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" table:style-name="ta1">
        <table:shapes>
          <draw:frame draw:z-index="0" draw:style-name="gr1" draw:text-style-name="P1" svg:width="11.3083in" svg:height="6.3606in" svg:x="3.1346in" svg:y="0.0394in">
            <draw:object draw:notify-on-update-of-ranges="PredictionTS.A1:PredictionTS.A1 PredictionTS.A2:PredictionTS.A999 PredictionTS.B1:PredictionTS.B1 PredictionTS.B2:PredictionTS.B999 PredictionTS.E1:PredictionTS.E1002 PredictionTS.A1:PredictionTS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723" calcext:value-type="float">
            <text:p>1.12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19796" calcext:value-type="float">
            <text:p>1.1979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106453" calcext:value-type="float">
            <text:p>1.06E-0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265387" calcext:value-type="float">
            <text:p>1.26538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2217688" calcext:value-type="float">
            <text:p>2.22E-0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35121" calcext:value-type="float">
            <text:p>1.3512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559153" calcext:value-type="float">
            <text:p>3.56E-01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458588" calcext:value-type="float">
            <text:p>1.45858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4959713" calcext:value-type="float">
            <text:p>4.96E-01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547327" calcext:value-type="float">
            <text:p>1.54732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6374556" calcext:value-type="float">
            <text:p>6.37E-01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638557" calcext:value-type="float">
            <text:p>1.63855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7791447" calcext:value-type="float">
            <text:p>7.79E-01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708233" calcext:value-type="float">
            <text:p>1.70823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9179743" calcext:value-type="float">
            <text:p>9.18E-01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809116" calcext:value-type="float">
            <text:p>1.80911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056804" calcext:value-type="float">
            <text:p>1.06E+00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860622" calcext:value-type="float">
            <text:p>1.86062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.169705" calcext:value-type="float">
            <text:p>1.17E+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00552" calcext:value-type="float">
            <text:p>1.90055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269749" calcext:value-type="float">
            <text:p>1.27E+0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972942" calcext:value-type="float">
            <text:p>1.972942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.369793" calcext:value-type="float">
            <text:p>1.37E+0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016429" calcext:value-type="float">
            <text:p>2.01642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.467358" calcext:value-type="float">
            <text:p>1.47E+0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.026855" calcext:value-type="float">
            <text:p>2.02685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.562522" calcext:value-type="float">
            <text:p>1.56E+0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058902" calcext:value-type="float">
            <text:p>2.058902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.657686" calcext:value-type="float">
            <text:p>1.66E+0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084281" calcext:value-type="float">
            <text:p>2.08428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.750564" calcext:value-type="float">
            <text:p>1.75E+0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077409" calcext:value-type="float">
            <text:p>2.07740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.83915" calcext:value-type="float">
            <text:p>1.84E+0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.095467" calcext:value-type="float">
            <text:p>2.095467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.927737" calcext:value-type="float">
            <text:p>1.93E+00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12069" calcext:value-type="float">
            <text:p>2.1206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.01444" calcext:value-type="float">
            <text:p>2.01E+0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092239" calcext:value-type="float">
            <text:p>2.092239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2.092959" calcext:value-type="float">
            <text:p>2.09E+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113834" calcext:value-type="float">
            <text:p>2.11383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171478" calcext:value-type="float">
            <text:p>2.17E+00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175516" calcext:value-type="float">
            <text:p>2.175516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2.249666" calcext:value-type="float">
            <text:p>2.25E+00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146341" calcext:value-type="float">
            <text:p>2.146341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2.315723" calcext:value-type="float">
            <text:p>2.32E+00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973359" calcext:value-type="float">
            <text:p>1.973359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381781" calcext:value-type="float">
            <text:p>2.38E+0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551941" calcext:value-type="float">
            <text:p>1.55194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2.447838" calcext:value-type="float">
            <text:p>2.45E+0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56384" calcext:value-type="float">
            <text:p>1.55638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500721" calcext:value-type="float">
            <text:p>2.50E+00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623806" calcext:value-type="float">
            <text:p>1.62380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.551565" calcext:value-type="float">
            <text:p>2.55E+00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673009" calcext:value-type="float">
            <text:p>1.673009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.60241" calcext:value-type="float">
            <text:p>2.60E+00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.694358" calcext:value-type="float">
            <text:p>1.69435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.639194" calcext:value-type="float">
            <text:p>2.64E+00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922679" calcext:value-type="float">
            <text:p>1.922679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670111" calcext:value-type="float">
            <text:p>2.67E+0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503032" calcext:value-type="float">
            <text:p>2.50303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701028" calcext:value-type="float">
            <text:p>2.70E+00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716882" calcext:value-type="float">
            <text:p>2.71688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731267" calcext:value-type="float">
            <text:p>2.73E+0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486448" calcext:value-type="float">
            <text:p>2.486448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760941" calcext:value-type="float">
            <text:p>2.76E+00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26091" calcext:value-type="float">
            <text:p>2.2609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790614" calcext:value-type="float">
            <text:p>2.79E+00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057427" calcext:value-type="float">
            <text:p>2.057427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2.822135" calcext:value-type="float">
            <text:p>2.82E+0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971679" calcext:value-type="float">
            <text:p>1.97167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856611" calcext:value-type="float">
            <text:p>2.86E+00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79968" calcext:value-type="float">
            <text:p>1.79968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891087" calcext:value-type="float">
            <text:p>2.89E+00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600486" calcext:value-type="float">
            <text:p>1.600486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2.920004" calcext:value-type="float">
            <text:p>2.92E+0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616022" calcext:value-type="float">
            <text:p>1.616022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.929671" calcext:value-type="float">
            <text:p>2.93E+00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333564" calcext:value-type="float">
            <text:p>1.33356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2.939339" calcext:value-type="float">
            <text:p>2.94E+0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637997" calcext:value-type="float">
            <text:p>0.863799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947648" calcext:value-type="float">
            <text:p>2.95E+00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9446621" calcext:value-type="float">
            <text:p>0.9446621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2.93596" calcext:value-type="float">
            <text:p>2.94E+00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115214" calcext:value-type="float">
            <text:p>1.115214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924272" calcext:value-type="float">
            <text:p>2.92E+00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.403554" calcext:value-type="float">
            <text:p>1.403554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912584" calcext:value-type="float">
            <text:p>2.91E+00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462749" calcext:value-type="float">
            <text:p>1.462749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.890297" calcext:value-type="float">
            <text:p>2.89E+0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612928" calcext:value-type="float">
            <text:p>1.61292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866873" calcext:value-type="float">
            <text:p>2.87E+0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90775" calcext:value-type="float">
            <text:p>1.9077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.843449" calcext:value-type="float">
            <text:p>2.84E+00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978482" calcext:value-type="float">
            <text:p>1.97848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2.829398" calcext:value-type="float">
            <text:p>2.83E+00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924053" calcext:value-type="float">
            <text:p>1.924053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.818595" calcext:value-type="float">
            <text:p>2.82E+00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778387" calcext:value-type="float">
            <text:p>1.778387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.807793" calcext:value-type="float">
            <text:p>2.81E+0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12337" calcext:value-type="float">
            <text:p>1.71233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802772" calcext:value-type="float">
            <text:p>2.80E+0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.75378" calcext:value-type="float">
            <text:p>1.7537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.801903" calcext:value-type="float">
            <text:p>2.80E+00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.839133" calcext:value-type="float">
            <text:p>1.839133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.801034" calcext:value-type="float">
            <text:p>2.80E+00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.891392" calcext:value-type="float">
            <text:p>1.891392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2.798934" calcext:value-type="float">
            <text:p>2.80E+00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.910943" calcext:value-type="float">
            <text:p>1.910943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.795146" calcext:value-type="float">
            <text:p>2.80E+0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132862" calcext:value-type="float">
            <text:p>2.132862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.791359" calcext:value-type="float">
            <text:p>2.79E+00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337755" calcext:value-type="float">
            <text:p>2.337755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788093" calcext:value-type="float">
            <text:p>2.79E+00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231664" calcext:value-type="float">
            <text:p>2.231664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.786305" calcext:value-type="float">
            <text:p>2.79E+00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.942674" calcext:value-type="float">
            <text:p>1.942674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.784516" calcext:value-type="float">
            <text:p>2.78E+0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385045" calcext:value-type="float">
            <text:p>1.385045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.78267" calcext:value-type="float">
            <text:p>2.78E+0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457481" calcext:value-type="float">
            <text:p>1.45748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780304" calcext:value-type="float">
            <text:p>2.78E+00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.404553" calcext:value-type="float">
            <text:p>1.404553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2.777937" calcext:value-type="float">
            <text:p>2.78E+00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22279" calcext:value-type="float">
            <text:p>1.22279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775571" calcext:value-type="float">
            <text:p>2.78E+00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250718" calcext:value-type="float">
            <text:p>1.250718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.756798" calcext:value-type="float">
            <text:p>2.76E+00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.574666" calcext:value-type="float">
            <text:p>1.57466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736979" calcext:value-type="float">
            <text:p>2.74E+0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18411" calcext:value-type="float">
            <text:p>2.1841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717161" calcext:value-type="float">
            <text:p>2.72E+00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252139" calcext:value-type="float">
            <text:p>2.252139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.698583" calcext:value-type="float">
            <text:p>2.70E+00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218385" calcext:value-type="float">
            <text:p>2.218385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2.680355" calcext:value-type="float">
            <text:p>2.68E+00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253153" calcext:value-type="float">
            <text:p>2.25315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2.662128" calcext:value-type="float">
            <text:p>2.66E+00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221007" calcext:value-type="float">
            <text:p>2.22100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2.653336" calcext:value-type="float">
            <text:p>2.65E+0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157055" calcext:value-type="float">
            <text:p>2.15705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65035" calcext:value-type="float">
            <text:p>2.65E+00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171751" calcext:value-type="float">
            <text:p>2.17175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.647363" calcext:value-type="float">
            <text:p>2.65E+00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116663" calcext:value-type="float">
            <text:p>2.11666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2.640688" calcext:value-type="float">
            <text:p>2.64E+00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920197" calcext:value-type="float">
            <text:p>1.920197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.62966" calcext:value-type="float">
            <text:p>2.63E+00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424369" calcext:value-type="float">
            <text:p>1.42436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2.618631" calcext:value-type="float">
            <text:p>2.62E+0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116807" calcext:value-type="float">
            <text:p>0.911680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602115" calcext:value-type="float">
            <text:p>2.60E+00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059005" calcext:value-type="float">
            <text:p>0.905900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2.572679" calcext:value-type="float">
            <text:p>2.57E+00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902862" calcext:value-type="float">
            <text:p>0.8902862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2.543244" calcext:value-type="float">
            <text:p>2.54E+00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70763" calcext:value-type="float">
            <text:p>0.870763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510392" calcext:value-type="float">
            <text:p>2.51E+00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8597073" calcext:value-type="float">
            <text:p>0.8597073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45614" calcext:value-type="float">
            <text:p>2.46E+0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830752" calcext:value-type="float">
            <text:p>0.88307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401887" calcext:value-type="float">
            <text:p>2.40E+00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9565514" calcext:value-type="float">
            <text:p>0.9565514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347634" calcext:value-type="float">
            <text:p>2.35E+00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364633" calcext:value-type="float">
            <text:p>0.936463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29244" calcext:value-type="float">
            <text:p>2.29E+00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350448" calcext:value-type="float">
            <text:p>0.9350448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237224" calcext:value-type="float">
            <text:p>2.24E+00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755455" calcext:value-type="float">
            <text:p>0.975545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2.182008" calcext:value-type="float">
            <text:p>2.18E+00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650293" calcext:value-type="float">
            <text:p>0.965029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.131352" calcext:value-type="float">
            <text:p>2.13E+00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423643" calcext:value-type="float">
            <text:p>0.942364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2.08172" calcext:value-type="float">
            <text:p>2.08E+00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263133" calcext:value-type="float">
            <text:p>0.926313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2.032087" calcext:value-type="float">
            <text:p>2.03E+00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009859" calcext:value-type="float">
            <text:p>0.900985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984751" calcext:value-type="float">
            <text:p>1.98E+00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8589412" calcext:value-type="float">
            <text:p>0.85894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938618" calcext:value-type="float">
            <text:p>1.94E+0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953609" calcext:value-type="float">
            <text:p>0.795360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892485" calcext:value-type="float">
            <text:p>1.89E+00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443494" calcext:value-type="float">
            <text:p>0.744349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846549" calcext:value-type="float">
            <text:p>1.85E+00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7199537" calcext:value-type="float">
            <text:p>0.719953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800816" calcext:value-type="float">
            <text:p>1.80E+00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592846" calcext:value-type="float">
            <text:p>0.659284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755082" calcext:value-type="float">
            <text:p>1.76E+00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856695" calcext:value-type="float">
            <text:p>0.585669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709056" calcext:value-type="float">
            <text:p>1.71E+00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975312" calcext:value-type="float">
            <text:p>0.597531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662453" calcext:value-type="float">
            <text:p>1.66E+00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969333" calcext:value-type="float">
            <text:p>0.596933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61585" calcext:value-type="float">
            <text:p>1.62E+00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62194" calcext:value-type="float">
            <text:p>0.56219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569323" calcext:value-type="float">
            <text:p>1.57E+00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985341" calcext:value-type="float">
            <text:p>0.598534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523154" calcext:value-type="float">
            <text:p>1.52E+0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104942" calcext:value-type="float">
            <text:p>0.610494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476984" calcext:value-type="float">
            <text:p>1.48E+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97407" calcext:value-type="float">
            <text:p>0.55974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30882" calcext:value-type="float">
            <text:p>1.43E+00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5795889" calcext:value-type="float">
            <text:p>0.5795889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389427" calcext:value-type="float">
            <text:p>1.39E+00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6072443" calcext:value-type="float">
            <text:p>0.6072443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.347971" calcext:value-type="float">
            <text:p>1.35E+00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6650976" calcext:value-type="float">
            <text:p>0.6650976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306516" calcext:value-type="float">
            <text:p>1.31E+00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6761182" calcext:value-type="float">
            <text:p>0.6761182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272045" calcext:value-type="float">
            <text:p>1.27E+00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966291" calcext:value-type="float">
            <text:p>0.696629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238771" calcext:value-type="float">
            <text:p>1.24E+00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7659263" calcext:value-type="float">
            <text:p>0.7659263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205497" calcext:value-type="float">
            <text:p>1.21E+00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7739488" calcext:value-type="float">
            <text:p>0.7739488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180923" calcext:value-type="float">
            <text:p>1.18E+00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792439" calcext:value-type="float">
            <text:p>0.792439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.160199" calcext:value-type="float">
            <text:p>1.16E+00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9686534" calcext:value-type="float">
            <text:p>0.9686534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.139476" calcext:value-type="float">
            <text:p>1.14E+0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93641" calcext:value-type="float">
            <text:p>1.09364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12394" calcext:value-type="float">
            <text:p>1.12E+00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49406" calcext:value-type="float">
            <text:p>1.049406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.112955" calcext:value-type="float">
            <text:p>1.11E+00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9627054" calcext:value-type="float">
            <text:p>0.9627054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10197" calcext:value-type="float">
            <text:p>1.10E+0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8630151" calcext:value-type="float">
            <text:p>0.8630151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.092646" calcext:value-type="float">
            <text:p>1.09E+00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8250602" calcext:value-type="float">
            <text:p>0.8250602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086124" calcext:value-type="float">
            <text:p>1.09E+00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145716" calcext:value-type="float">
            <text:p>0.7145716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079602" calcext:value-type="float">
            <text:p>1.08E+00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5179224" calcext:value-type="float">
            <text:p>0.5179224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.071424" calcext:value-type="float">
            <text:p>1.07E+00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5416185" calcext:value-type="float">
            <text:p>0.5416185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.057078" calcext:value-type="float">
            <text:p>1.06E+00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5666905" calcext:value-type="float">
            <text:p>0.5666905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.042732" calcext:value-type="float">
            <text:p>1.04E+00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6222191" calcext:value-type="float">
            <text:p>0.6222191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.027979" calcext:value-type="float">
            <text:p>1.03E+0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307718" calcext:value-type="float">
            <text:p>0.63077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005694" calcext:value-type="float">
            <text:p>1.01E+00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6408934" calcext:value-type="float">
            <text:p>0.6408934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9834094" calcext:value-type="float">
            <text:p>9.83E-01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6623858" calcext:value-type="float">
            <text:p>0.6623858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9611247" calcext:value-type="float">
            <text:p>9.61E-0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6814971" calcext:value-type="float">
            <text:p>0.6814971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9429808" calcext:value-type="float">
            <text:p>9.43E-01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6836976" calcext:value-type="float">
            <text:p>0.6836976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9253448" calcext:value-type="float">
            <text:p>9.25E-01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387892" calcext:value-type="float">
            <text:p>0.6387892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9077088" calcext:value-type="float">
            <text:p>9.08E-0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6270232" calcext:value-type="float">
            <text:p>0.6270232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8936539" calcext:value-type="float">
            <text:p>8.94E-01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6478736" calcext:value-type="float">
            <text:p>0.6478736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8809217" calcext:value-type="float">
            <text:p>8.81E-0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7290759" calcext:value-type="float">
            <text:p>0.7290759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8681896" calcext:value-type="float">
            <text:p>8.68E-01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7738971" calcext:value-type="float">
            <text:p>0.7738971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8575993" calcext:value-type="float">
            <text:p>8.58E-01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728643" calcext:value-type="float">
            <text:p>0.772864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486263" calcext:value-type="float">
            <text:p>8.49E-01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8336167" calcext:value-type="float">
            <text:p>0.8336167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8396534" calcext:value-type="float">
            <text:p>8.40E-01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9023536" calcext:value-type="float">
            <text:p>0.9023536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8334665" calcext:value-type="float">
            <text:p>8.33E-01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8940477" calcext:value-type="float">
            <text:p>0.8940477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8313011" calcext:value-type="float">
            <text:p>8.31E-01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7871505" calcext:value-type="float">
            <text:p>0.7871505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8291356" calcext:value-type="float">
            <text:p>8.29E-01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455548" calcext:value-type="float">
            <text:p>0.6455548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8273584" calcext:value-type="float">
            <text:p>8.27E-01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6535689" calcext:value-type="float">
            <text:p>0.6535689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8267534" calcext:value-type="float">
            <text:p>8.27E-01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6780309" calcext:value-type="float">
            <text:p>0.6780309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8261484" calcext:value-type="float">
            <text:p>8.26E-0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7278587" calcext:value-type="float">
            <text:p>0.7278587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8251158" calcext:value-type="float">
            <text:p>8.25E-01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7132737" calcext:value-type="float">
            <text:p>0.7132737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819667" calcext:value-type="float">
            <text:p>8.20E-0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426015" calcext:value-type="float">
            <text:p>0.742601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142183" calcext:value-type="float">
            <text:p>8.14E-01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866736" calcext:value-type="float">
            <text:p>0.866736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8087695" calcext:value-type="float">
            <text:p>8.09E-01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8657351" calcext:value-type="float">
            <text:p>0.8657351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805852" calcext:value-type="float">
            <text:p>8.06E-01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8372259" calcext:value-type="float">
            <text:p>0.8372259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8031316" calcext:value-type="float">
            <text:p>8.03E-01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7737693" calcext:value-type="float">
            <text:p>0.773769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8004112" calcext:value-type="float">
            <text:p>8.00E-01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7490563" calcext:value-type="float">
            <text:p>0.7490563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8001231" calcext:value-type="float">
            <text:p>8.00E-01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7284917" calcext:value-type="float">
            <text:p>0.7284917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8005726" calcext:value-type="float">
            <text:p>8.01E-0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707806" calcext:value-type="float">
            <text:p>0.707806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8010222" calcext:value-type="float">
            <text:p>8.01E-01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7250358" calcext:value-type="float">
            <text:p>0.7250358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8014717" calcext:value-type="float">
            <text:p>8.01E-01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7215452" calcext:value-type="float">
            <text:p>0.7215452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7997176" calcext:value-type="float">
            <text:p>8.00E-0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68434" calcext:value-type="float">
            <text:p>0.66843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961844" calcext:value-type="float">
            <text:p>7.96E-01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6062127" calcext:value-type="float">
            <text:p>0.6062127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7926512" calcext:value-type="float">
            <text:p>7.93E-01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5393845" calcext:value-type="float">
            <text:p>0.5393845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891179" calcext:value-type="float">
            <text:p>7.89E-01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4496462" calcext:value-type="float">
            <text:p>0.4496462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7855847" calcext:value-type="float">
            <text:p>7.86E-01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3652338" calcext:value-type="float">
            <text:p>0.3652338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7807623" calcext:value-type="float">
            <text:p>7.81E-01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2976265" calcext:value-type="float">
            <text:p>0.2976265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7748992" calcext:value-type="float">
            <text:p>7.75E-01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2525991" calcext:value-type="float">
            <text:p>0.2525991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7690361" calcext:value-type="float">
            <text:p>7.69E-01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2722843" calcext:value-type="float">
            <text:p>0.2722843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763173" calcext:value-type="float">
            <text:p>7.63E-01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2282485" calcext:value-type="float">
            <text:p>0.2282485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7573098" calcext:value-type="float">
            <text:p>7.57E-01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212356" calcext:value-type="float">
            <text:p>0.21235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7476255" calcext:value-type="float">
            <text:p>7.48E-0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2336" calcext:value-type="float">
            <text:p>0.268233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7348562" calcext:value-type="float">
            <text:p>7.35E-01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3069511" calcext:value-type="float">
            <text:p>0.3069511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7220869" calcext:value-type="float">
            <text:p>7.22E-01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3130485" calcext:value-type="float">
            <text:p>0.3130485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7093175" calcext:value-type="float">
            <text:p>7.09E-01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3525704" calcext:value-type="float">
            <text:p>0.3525704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6965482" calcext:value-type="float">
            <text:p>6.97E-01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3820019" calcext:value-type="float">
            <text:p>0.3820019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6817228" calcext:value-type="float">
            <text:p>6.82E-01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665092" calcext:value-type="float">
            <text:p>0.3665092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6652375" calcext:value-type="float">
            <text:p>6.65E-01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3617265" calcext:value-type="float">
            <text:p>0.3617265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6487521" calcext:value-type="float">
            <text:p>6.49E-01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382193" calcext:value-type="float">
            <text:p>0.382193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6322667" calcext:value-type="float">
            <text:p>6.32E-01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3732569" calcext:value-type="float">
            <text:p>0.3732569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6157813" calcext:value-type="float">
            <text:p>6.16E-01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3765282" calcext:value-type="float">
            <text:p>0.3765282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603165" calcext:value-type="float">
            <text:p>6.03E-0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115563" calcext:value-type="float">
            <text:p>0.411556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5936725" calcext:value-type="float">
            <text:p>5.94E-01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4472868" calcext:value-type="float">
            <text:p>0.4472868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5841799" calcext:value-type="float">
            <text:p>5.84E-01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4855449" calcext:value-type="float">
            <text:p>0.4855449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5746873" calcext:value-type="float">
            <text:p>5.75E-01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5056259" calcext:value-type="float">
            <text:p>0.5056259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5651948" calcext:value-type="float">
            <text:p>5.65E-01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5270626" calcext:value-type="float">
            <text:p>0.5270626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5565184" calcext:value-type="float">
            <text:p>5.57E-01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5566975" calcext:value-type="float">
            <text:p>0.556697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5485009" calcext:value-type="float">
            <text:p>5.49E-01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579426" calcext:value-type="float">
            <text:p>0.579426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5404835" calcext:value-type="float">
            <text:p>5.40E-01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5971063" calcext:value-type="float">
            <text:p>0.597106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5324661" calcext:value-type="float">
            <text:p>5.32E-01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617477" calcext:value-type="float">
            <text:p>0.617477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5244486" calcext:value-type="float">
            <text:p>5.24E-01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6365642" calcext:value-type="float">
            <text:p>0.6365642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519259" calcext:value-type="float">
            <text:p>5.19E-0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509479" calcext:value-type="float">
            <text:p>0.650947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5163524" calcext:value-type="float">
            <text:p>5.16E-01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6672611" calcext:value-type="float">
            <text:p>0.6672611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5134458" calcext:value-type="float">
            <text:p>5.13E-01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6744011" calcext:value-type="float">
            <text:p>0.6744011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5105391" calcext:value-type="float">
            <text:p>5.11E-01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6560113" calcext:value-type="float">
            <text:p>0.6560113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5076325" calcext:value-type="float">
            <text:p>5.08E-01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6526561" calcext:value-type="float">
            <text:p>0.652656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5085412" calcext:value-type="float">
            <text:p>5.09E-01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701325" calcext:value-type="float">
            <text:p>0.6701325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5125301" calcext:value-type="float">
            <text:p>5.13E-01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6828442" calcext:value-type="float">
            <text:p>0.6828442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5165191" calcext:value-type="float">
            <text:p>5.17E-01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7027617" calcext:value-type="float">
            <text:p>0.7027617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520508" calcext:value-type="float">
            <text:p>5.21E-01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7499396" calcext:value-type="float">
            <text:p>0.7499396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524497" calcext:value-type="float">
            <text:p>5.24E-01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7859312" calcext:value-type="float">
            <text:p>0.7859312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5314768" calcext:value-type="float">
            <text:p>5.31E-0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991085" calcext:value-type="float">
            <text:p>0.799108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5408712" calcext:value-type="float">
            <text:p>5.41E-01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8127678" calcext:value-type="float">
            <text:p>0.8127678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5502657" calcext:value-type="float">
            <text:p>5.50E-01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8236148" calcext:value-type="float">
            <text:p>0.8236148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5596601" calcext:value-type="float">
            <text:p>5.60E-01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830394" calcext:value-type="float">
            <text:p>0.830394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5690546" calcext:value-type="float">
            <text:p>5.69E-01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843574" calcext:value-type="float">
            <text:p>0.843574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5828743" calcext:value-type="float">
            <text:p>5.83E-01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8631897" calcext:value-type="float">
            <text:p>0.8631897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6002667" calcext:value-type="float">
            <text:p>6.00E-01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8758394" calcext:value-type="float">
            <text:p>0.8758394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6176591" calcext:value-type="float">
            <text:p>6.18E-01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9081128" calcext:value-type="float">
            <text:p>0.9081128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6350515" calcext:value-type="float">
            <text:p>6.35E-01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9948954" calcext:value-type="float">
            <text:p>0.9948954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652444" calcext:value-type="float">
            <text:p>6.52E-01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048532" calcext:value-type="float">
            <text:p>1.048532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6716827" calcext:value-type="float">
            <text:p>6.72E-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0196" calcext:value-type="float">
            <text:p>1.0501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924121" calcext:value-type="float">
            <text:p>6.92E-01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061242" calcext:value-type="float">
            <text:p>1.061242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7131415" calcext:value-type="float">
            <text:p>7.13E-01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045326" calcext:value-type="float">
            <text:p>1.045326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733871" calcext:value-type="float">
            <text:p>7.34E-01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9665678" calcext:value-type="float">
            <text:p>0.9665678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7546004" calcext:value-type="float">
            <text:p>7.55E-01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9362874" calcext:value-type="float">
            <text:p>0.9362874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7768508" calcext:value-type="float">
            <text:p>7.77E-01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9653136" calcext:value-type="float">
            <text:p>0.9653136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8003294" calcext:value-type="float">
            <text:p>8.00E-01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9935245" calcext:value-type="float">
            <text:p>0.9935245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8238079" calcext:value-type="float">
            <text:p>8.24E-01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026018" calcext:value-type="float">
            <text:p>1.026018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8472865" calcext:value-type="float">
            <text:p>8.47E-01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069511" calcext:value-type="float">
            <text:p>1.069511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870765" calcext:value-type="float">
            <text:p>8.71E-01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107429" calcext:value-type="float">
            <text:p>1.107429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8920215" calcext:value-type="float">
            <text:p>8.92E-0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136384" calcext:value-type="float">
            <text:p>1.13638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911484" calcext:value-type="float">
            <text:p>9.11E-01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1428" calcext:value-type="float">
            <text:p>1.1428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9309465" calcext:value-type="float">
            <text:p>9.31E-01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216388" calcext:value-type="float">
            <text:p>1.216388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0.9504091" calcext:value-type="float">
            <text:p>9.50E-01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461518" calcext:value-type="float">
            <text:p>1.461518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9698716" calcext:value-type="float">
            <text:p>9.70E-01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581824" calcext:value-type="float">
            <text:p>1.581824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9910487" calcext:value-type="float">
            <text:p>9.91E-01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536427" calcext:value-type="float">
            <text:p>1.536427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.01361" calcext:value-type="float">
            <text:p>1.01E+00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499682" calcext:value-type="float">
            <text:p>1.499682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.036172" calcext:value-type="float">
            <text:p>1.04E+00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436701" calcext:value-type="float">
            <text:p>1.436701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.058733" calcext:value-type="float">
            <text:p>1.06E+00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310162" calcext:value-type="float">
            <text:p>1.310162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.081294" calcext:value-type="float">
            <text:p>1.08E+00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231824" calcext:value-type="float">
            <text:p>1.231824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.105188" calcext:value-type="float">
            <text:p>1.11E+00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214594" calcext:value-type="float">
            <text:p>1.21459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30158" calcext:value-type="float">
            <text:p>1.13E+00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19483" calcext:value-type="float">
            <text:p>1.19483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155128" calcext:value-type="float">
            <text:p>1.16E+00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180208" calcext:value-type="float">
            <text:p>1.180208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180098" calcext:value-type="float">
            <text:p>1.18E+00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181903" calcext:value-type="float">
            <text:p>1.181903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.205068" calcext:value-type="float">
            <text:p>1.21E+00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175797" calcext:value-type="float">
            <text:p>1.175797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.221772" calcext:value-type="float">
            <text:p>1.22E+00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156616" calcext:value-type="float">
            <text:p>1.156616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.231802" calcext:value-type="float">
            <text:p>1.23E+00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119924" calcext:value-type="float">
            <text:p>1.119924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.241833" calcext:value-type="float">
            <text:p>1.24E+00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120624" calcext:value-type="float">
            <text:p>1.120624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.251864" calcext:value-type="float">
            <text:p>1.25E+00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.236867" calcext:value-type="float">
            <text:p>1.236867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.261894" calcext:value-type="float">
            <text:p>1.26E+00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.292721" calcext:value-type="float">
            <text:p>1.292721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267524" calcext:value-type="float">
            <text:p>1.27E+0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246595" calcext:value-type="float">
            <text:p>1.24659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2696" calcext:value-type="float">
            <text:p>1.27E+00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214552" calcext:value-type="float">
            <text:p>1.214552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271677" calcext:value-type="float">
            <text:p>1.27E+00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144034" calcext:value-type="float">
            <text:p>1.144034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273753" calcext:value-type="float">
            <text:p>1.27E+00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9729187" calcext:value-type="float">
            <text:p>0.9729187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27583" calcext:value-type="float">
            <text:p>1.28E+00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8700905" calcext:value-type="float">
            <text:p>0.8700905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274172" calcext:value-type="float">
            <text:p>1.27E+00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8508884" calcext:value-type="float">
            <text:p>0.8508884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269499" calcext:value-type="float">
            <text:p>1.27E+00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829144" calcext:value-type="float">
            <text:p>0.829144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264826" calcext:value-type="float">
            <text:p>1.26E+00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8031271" calcext:value-type="float">
            <text:p>0.8031271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260153" calcext:value-type="float">
            <text:p>1.26E+00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7763949" calcext:value-type="float">
            <text:p>0.7763949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255481" calcext:value-type="float">
            <text:p>1.26E+00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7540677" calcext:value-type="float">
            <text:p>0.7540677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242255" calcext:value-type="float">
            <text:p>1.24E+00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324909" calcext:value-type="float">
            <text:p>0.73249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22124" calcext:value-type="float">
            <text:p>1.22E+00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7215158" calcext:value-type="float">
            <text:p>0.7215158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201993" calcext:value-type="float">
            <text:p>1.20E+00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7111389" calcext:value-type="float">
            <text:p>0.7111389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181863" calcext:value-type="float">
            <text:p>1.18E+00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6409493" calcext:value-type="float">
            <text:p>0.6409493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161732" calcext:value-type="float">
            <text:p>1.16E+00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6029655" calcext:value-type="float">
            <text:p>0.6029655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139683" calcext:value-type="float">
            <text:p>1.14E+00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6166578" calcext:value-type="float">
            <text:p>0.6166578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116087" calcext:value-type="float">
            <text:p>1.12E+00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6345308" calcext:value-type="float">
            <text:p>0.6345308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1.09249" calcext:value-type="float">
            <text:p>1.09E+00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6479612" calcext:value-type="float">
            <text:p>0.6479612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1.068894" calcext:value-type="float">
            <text:p>1.07E+00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6308758" calcext:value-type="float">
            <text:p>0.6308758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1.045297" calcext:value-type="float">
            <text:p>1.05E+00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6261972" calcext:value-type="float">
            <text:p>0.6261972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.021353" calcext:value-type="float">
            <text:p>1.02E+00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6427074" calcext:value-type="float">
            <text:p>0.642707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997127" calcext:value-type="float">
            <text:p>9.97E-01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6638751" calcext:value-type="float">
            <text:p>0.6638751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9729015" calcext:value-type="float">
            <text:p>9.73E-01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66558" calcext:value-type="float">
            <text:p>0.66558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9486759" calcext:value-type="float">
            <text:p>9.49E-01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6196271" calcext:value-type="float">
            <text:p>0.6196271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0.9244503" calcext:value-type="float">
            <text:p>9.24E-01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6067702" calcext:value-type="float">
            <text:p>0.6067702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9043978" calcext:value-type="float">
            <text:p>9.04E-01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6347011" calcext:value-type="float">
            <text:p>0.6347011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8877146" calcext:value-type="float">
            <text:p>8.88E-01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64361" calcext:value-type="float">
            <text:p>0.64361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8710314" calcext:value-type="float">
            <text:p>8.71E-01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7010809" calcext:value-type="float">
            <text:p>0.7010809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8543482" calcext:value-type="float">
            <text:p>8.54E-01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935996" calcext:value-type="float">
            <text:p>0.935996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837665" calcext:value-type="float">
            <text:p>8.38E-01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096305" calcext:value-type="float">
            <text:p>1.096305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8272698" calcext:value-type="float">
            <text:p>8.27E-01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077324" calcext:value-type="float">
            <text:p>1.07732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8219514" calcext:value-type="float">
            <text:p>8.22E-01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095013" calcext:value-type="float">
            <text:p>1.095013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816633" calcext:value-type="float">
            <text:p>8.17E-01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014009" calcext:value-type="float">
            <text:p>1.014009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8113145" calcext:value-type="float">
            <text:p>8.11E-01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7323184" calcext:value-type="float">
            <text:p>0.7323184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0.8059961" calcext:value-type="float">
            <text:p>8.06E-01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6308149" calcext:value-type="float">
            <text:p>0.6308149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8103435" calcext:value-type="float">
            <text:p>8.10E-01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6849505" calcext:value-type="float">
            <text:p>0.6849505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8224946" calcext:value-type="float">
            <text:p>8.22E-01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7270442" calcext:value-type="float">
            <text:p>0.7270442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8346457" calcext:value-type="float">
            <text:p>8.35E-01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8294099" calcext:value-type="float">
            <text:p>0.8294099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8467969" calcext:value-type="float">
            <text:p>8.47E-01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112311" calcext:value-type="float">
            <text:p>1.112311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858948" calcext:value-type="float">
            <text:p>8.59E-01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295363" calcext:value-type="float">
            <text:p>1.295363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8679021" calcext:value-type="float">
            <text:p>8.68E-0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97926" calcext:value-type="float">
            <text:p>1.29792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742749" calcext:value-type="float">
            <text:p>8.74E-01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29884" calcext:value-type="float">
            <text:p>1.29884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0.8806478" calcext:value-type="float">
            <text:p>8.81E-01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299283" calcext:value-type="float">
            <text:p>1.299283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8870207" calcext:value-type="float">
            <text:p>8.87E-01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30708" calcext:value-type="float">
            <text:p>1.30708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8933936" calcext:value-type="float">
            <text:p>8.93E-01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318282" calcext:value-type="float">
            <text:p>1.318282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0.9101483" calcext:value-type="float">
            <text:p>9.10E-01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327895" calcext:value-type="float">
            <text:p>1.327895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935285" calcext:value-type="float">
            <text:p>9.35E-01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.335282" calcext:value-type="float">
            <text:p>1.335282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0.9604216" calcext:value-type="float">
            <text:p>9.60E-01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349461" calcext:value-type="float">
            <text:p>1.349461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0.9855583" calcext:value-type="float">
            <text:p>9.86E-01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379689" calcext:value-type="float">
            <text:p>1.379689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.010695" calcext:value-type="float">
            <text:p>1.01E+00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.397566" calcext:value-type="float">
            <text:p>1.397566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1.0355" calcext:value-type="float">
            <text:p>1.04E+0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99497" calcext:value-type="float">
            <text:p>1.3994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060037" calcext:value-type="float">
            <text:p>1.06E+00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.440125" calcext:value-type="float">
            <text:p>1.440125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.084573" calcext:value-type="float">
            <text:p>1.08E+00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341516" calcext:value-type="float">
            <text:p>1.341516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.10911" calcext:value-type="float">
            <text:p>1.11E+00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9743145" calcext:value-type="float">
            <text:p>0.974314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1.133647" calcext:value-type="float">
            <text:p>1.13E+00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8709251" calcext:value-type="float">
            <text:p>0.8709251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1.15619" calcext:value-type="float">
            <text:p>1.16E+00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027463" calcext:value-type="float">
            <text:p>1.027463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1.177122" calcext:value-type="float">
            <text:p>1.18E+00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.144346" calcext:value-type="float">
            <text:p>1.144346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.198055" calcext:value-type="float">
            <text:p>1.20E+00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.484926" calcext:value-type="float">
            <text:p>1.484926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1.218987" calcext:value-type="float">
            <text:p>1.22E+00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205658" calcext:value-type="float">
            <text:p>2.205658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.23992" calcext:value-type="float">
            <text:p>1.24E+00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.469488" calcext:value-type="float">
            <text:p>2.469488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1.258219" calcext:value-type="float">
            <text:p>1.26E+00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40053" calcext:value-type="float">
            <text:p>2.4005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274392" calcext:value-type="float">
            <text:p>1.27E+00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331552" calcext:value-type="float">
            <text:p>2.331552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1.290566" calcext:value-type="float">
            <text:p>1.29E+00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256893" calcext:value-type="float">
            <text:p>2.256893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1.306739" calcext:value-type="float">
            <text:p>1.31E+00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169798" calcext:value-type="float">
            <text:p>2.169798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.322912" calcext:value-type="float">
            <text:p>1.32E+00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089612" calcext:value-type="float">
            <text:p>2.089612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1.354389" calcext:value-type="float">
            <text:p>1.35E+00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019188" calcext:value-type="float">
            <text:p>2.019188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1.398221" calcext:value-type="float">
            <text:p>1.40E+00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.947458" calcext:value-type="float">
            <text:p>1.947458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1.442053" calcext:value-type="float">
            <text:p>1.44E+00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.852781" calcext:value-type="float">
            <text:p>1.852781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485886" calcext:value-type="float">
            <text:p>1.49E+00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720934" calcext:value-type="float">
            <text:p>1.720934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1.529718" calcext:value-type="float">
            <text:p>1.53E+00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.628575" calcext:value-type="float">
            <text:p>1.628575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.561227" calcext:value-type="float">
            <text:p>1.56E+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80783" calcext:value-type="float">
            <text:p>1.5807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82786" calcext:value-type="float">
            <text:p>1.58E+00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572042" calcext:value-type="float">
            <text:p>1.572042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.604346" calcext:value-type="float">
            <text:p>1.60E+00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437258" calcext:value-type="float">
            <text:p>1.437258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625905" calcext:value-type="float">
            <text:p>1.63E+00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025569" calcext:value-type="float">
            <text:p>1.025569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647464" calcext:value-type="float">
            <text:p>1.65E+00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8643501" calcext:value-type="float">
            <text:p>0.8643501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656342" calcext:value-type="float">
            <text:p>1.66E+00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9457915" calcext:value-type="float">
            <text:p>0.9457915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1.654981" calcext:value-type="float">
            <text:p>1.65E+00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04087" calcext:value-type="float">
            <text:p>1.04087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65362" calcext:value-type="float">
            <text:p>1.65E+00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.106264" calcext:value-type="float">
            <text:p>1.106264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1.652259" calcext:value-type="float">
            <text:p>1.65E+00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.107101" calcext:value-type="float">
            <text:p>1.107101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.650899" calcext:value-type="float">
            <text:p>1.65E+00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179005" calcext:value-type="float">
            <text:p>1.179005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.641966" calcext:value-type="float">
            <text:p>1.64E+00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335371" calcext:value-type="float">
            <text:p>1.33537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62692" calcext:value-type="float">
            <text:p>1.63E+00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.482138" calcext:value-type="float">
            <text:p>1.482138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1.611875" calcext:value-type="float">
            <text:p>1.61E+00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662744" calcext:value-type="float">
            <text:p>1.662744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596829" calcext:value-type="float">
            <text:p>1.60E+00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.912957" calcext:value-type="float">
            <text:p>1.912957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1.581784" calcext:value-type="float">
            <text:p>1.58E+00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078929" calcext:value-type="float">
            <text:p>2.078929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.57776" calcext:value-type="float">
            <text:p>1.58E+00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164962" calcext:value-type="float">
            <text:p>2.164962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1.582634" calcext:value-type="float">
            <text:p>1.58E+00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226778" calcext:value-type="float">
            <text:p>2.226778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.587509" calcext:value-type="float">
            <text:p>1.59E+00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475604" calcext:value-type="float">
            <text:p>2.475604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1.592384" calcext:value-type="float">
            <text:p>1.59E+00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191209" calcext:value-type="float">
            <text:p>3.191209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1.597258" calcext:value-type="float">
            <text:p>1.60E+00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.520991" calcext:value-type="float">
            <text:p>3.520991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1.618034" calcext:value-type="float">
            <text:p>1.62E+0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87808" calcext:value-type="float">
            <text:p>3.28780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651648" calcext:value-type="float">
            <text:p>1.65E+00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875351" calcext:value-type="float">
            <text:p>2.875351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1.685261" calcext:value-type="float">
            <text:p>1.69E+00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556352" calcext:value-type="float">
            <text:p>2.556352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1.718875" calcext:value-type="float">
            <text:p>1.72E+00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283105" calcext:value-type="float">
            <text:p>2.283105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.752489" calcext:value-type="float">
            <text:p>1.75E+00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112291" calcext:value-type="float">
            <text:p>2.112291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1.794439" calcext:value-type="float">
            <text:p>1.79E+00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156058" calcext:value-type="float">
            <text:p>2.156058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1.84312" calcext:value-type="float">
            <text:p>1.84E+00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226322" calcext:value-type="float">
            <text:p>2.226322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1.891801" calcext:value-type="float">
            <text:p>1.89E+00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.118626" calcext:value-type="float">
            <text:p>2.118626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1.940482" calcext:value-type="float">
            <text:p>1.94E+00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524633" calcext:value-type="float">
            <text:p>1.524633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1.989163" calcext:value-type="float">
            <text:p>1.99E+00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.4217" calcext:value-type="float">
            <text:p>1.4217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.019844" calcext:value-type="float">
            <text:p>2.02E+0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919556" calcext:value-type="float">
            <text:p>1.91955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035992" calcext:value-type="float">
            <text:p>2.04E+00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258465" calcext:value-type="float">
            <text:p>2.258465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2.05214" calcext:value-type="float">
            <text:p>2.05E+00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964262" calcext:value-type="float">
            <text:p>2.964262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.068288" calcext:value-type="float">
            <text:p>2.07E+00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4.386235" calcext:value-type="float">
            <text:p>4.386235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2.084435" calcext:value-type="float">
            <text:p>2.08E+00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.511477" calcext:value-type="float">
            <text:p>4.511477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2.101156" calcext:value-type="float">
            <text:p>2.10E+00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517817" calcext:value-type="float">
            <text:p>4.517817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2.118338" calcext:value-type="float">
            <text:p>2.12E+00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4.502608" calcext:value-type="float">
            <text:p>4.502608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135521" calcext:value-type="float">
            <text:p>2.14E+00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.381417" calcext:value-type="float">
            <text:p>4.381417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2.152703" calcext:value-type="float">
            <text:p>2.15E+00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872028" calcext:value-type="float">
            <text:p>3.872028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2.169886" calcext:value-type="float">
            <text:p>2.17E+00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.145076" calcext:value-type="float">
            <text:p>4.145076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2.22382" calcext:value-type="float">
            <text:p>2.22E+00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506686" calcext:value-type="float">
            <text:p>4.50668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307426" calcext:value-type="float">
            <text:p>2.31E+00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537687" calcext:value-type="float">
            <text:p>4.537687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391033" calcext:value-type="float">
            <text:p>2.39E+00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53984" calcext:value-type="float">
            <text:p>4.53984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2.474639" calcext:value-type="float">
            <text:p>2.47E+00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.540076" calcext:value-type="float">
            <text:p>4.540076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2.558246" calcext:value-type="float">
            <text:p>2.56E+00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54008" calcext:value-type="float">
            <text:p>4.54008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2.642463" calcext:value-type="float">
            <text:p>2.64E+00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54008" calcext:value-type="float">
            <text:p>4.54008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2.727175" calcext:value-type="float">
            <text:p>2.73E+00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540078" calcext:value-type="float">
            <text:p>4.540078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2.811887" calcext:value-type="float">
            <text:p>2.81E+00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540078" calcext:value-type="float">
            <text:p>4.540078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2.896599" calcext:value-type="float">
            <text:p>2.90E+00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54008" calcext:value-type="float">
            <text:p>4.54008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2.981311" calcext:value-type="float">
            <text:p>2.98E+00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540079" calcext:value-type="float">
            <text:p>4.540079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105445" calcext:value-type="float">
            <text:p>3.11E+0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540074" calcext:value-type="float">
            <text:p>4.54007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261409" calcext:value-type="float">
            <text:p>3.26E+00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540062" calcext:value-type="float">
            <text:p>4.540062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3.417373" calcext:value-type="float">
            <text:p>3.42E+00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539954" calcext:value-type="float">
            <text:p>4.539954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3.573336" calcext:value-type="float">
            <text:p>3.57E+00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4.535804" calcext:value-type="float">
            <text:p>4.535804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3.7293" calcext:value-type="float">
            <text:p>3.73E+00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509553" calcext:value-type="float">
            <text:p>4.509553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.853668" calcext:value-type="float">
            <text:p>3.85E+00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.505225" calcext:value-type="float">
            <text:p>4.505225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3.952529" calcext:value-type="float">
            <text:p>3.95E+00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.489004" calcext:value-type="float">
            <text:p>4.489004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051389" calcext:value-type="float">
            <text:p>4.05E+00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.440699" calcext:value-type="float">
            <text:p>4.440699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4.150249" calcext:value-type="float">
            <text:p>4.15E+00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4.334838" calcext:value-type="float">
            <text:p>4.334838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24911" calcext:value-type="float">
            <text:p>4.25E+00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4.312553" calcext:value-type="float">
            <text:p>4.31255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.285513" calcext:value-type="float">
            <text:p>4.29E+0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387685" calcext:value-type="float">
            <text:p>4.38768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271492" calcext:value-type="float">
            <text:p>4.27E+00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465801" calcext:value-type="float">
            <text:p>4.465801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4.25747" calcext:value-type="float">
            <text:p>4.26E+00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4.512861" calcext:value-type="float">
            <text:p>4.512861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243449" calcext:value-type="float">
            <text:p>4.24E+00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.530847" calcext:value-type="float">
            <text:p>4.530847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229428" calcext:value-type="float">
            <text:p>4.23E+00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533881" calcext:value-type="float">
            <text:p>4.533881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205621" calcext:value-type="float">
            <text:p>4.21E+00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.532675" calcext:value-type="float">
            <text:p>4.532675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173914" calcext:value-type="float">
            <text:p>4.17E+00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533838" calcext:value-type="float">
            <text:p>4.533838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142207" calcext:value-type="float">
            <text:p>4.14E+00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4.536256" calcext:value-type="float">
            <text:p>4.536256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1105" calcext:value-type="float">
            <text:p>4.11E+00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538443" calcext:value-type="float">
            <text:p>4.538443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078793" calcext:value-type="float">
            <text:p>4.08E+00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.538539" calcext:value-type="float">
            <text:p>4.538539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05883" calcext:value-type="float">
            <text:p>4.06E+00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536739" calcext:value-type="float">
            <text:p>4.53673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048348" calcext:value-type="float">
            <text:p>4.05E+00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4.530565" calcext:value-type="float">
            <text:p>4.530565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037866" calcext:value-type="float">
            <text:p>4.04E+00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.49279" calcext:value-type="float">
            <text:p>4.49279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027385" calcext:value-type="float">
            <text:p>4.03E+00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4.258341" calcext:value-type="float">
            <text:p>4.258341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016903" calcext:value-type="float">
            <text:p>4.02E+00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832088" calcext:value-type="float">
            <text:p>3.832088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004609" calcext:value-type="float">
            <text:p>4.00E+00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555593" calcext:value-type="float">
            <text:p>3.55559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990851" calcext:value-type="float">
            <text:p>3.99E+00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919182" calcext:value-type="float">
            <text:p>2.91918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977094" calcext:value-type="float">
            <text:p>3.98E+00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53031" calcext:value-type="float">
            <text:p>2.53031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963336" calcext:value-type="float">
            <text:p>3.96E+00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122063" calcext:value-type="float">
            <text:p>2.122063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3.949579" calcext:value-type="float">
            <text:p>3.95E+00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1.839276" calcext:value-type="float">
            <text:p>1.839276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3.909913" calcext:value-type="float">
            <text:p>3.91E+0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027797" calcext:value-type="float">
            <text:p>2.02779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849329" calcext:value-type="float">
            <text:p>3.85E+00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169598" calcext:value-type="float">
            <text:p>2.169598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3.788746" calcext:value-type="float">
            <text:p>3.79E+00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399862" calcext:value-type="float">
            <text:p>2.399862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3.728162" calcext:value-type="float">
            <text:p>3.73E+00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844434" calcext:value-type="float">
            <text:p>2.844434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667579" calcext:value-type="float">
            <text:p>3.67E+00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176624" calcext:value-type="float">
            <text:p>3.176624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597448" calcext:value-type="float">
            <text:p>3.60E+00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.176938" calcext:value-type="float">
            <text:p>3.176938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3.519609" calcext:value-type="float">
            <text:p>3.52E+00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120862" calcext:value-type="float">
            <text:p>3.120862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3.44177" calcext:value-type="float">
            <text:p>3.44E+00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.014817" calcext:value-type="float">
            <text:p>3.014817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363931" calcext:value-type="float">
            <text:p>3.36E+00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904578" calcext:value-type="float">
            <text:p>2.904578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286093" calcext:value-type="float">
            <text:p>3.29E+00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903615" calcext:value-type="float">
            <text:p>2.903615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3.234438" calcext:value-type="float">
            <text:p>3.23E+00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996678" calcext:value-type="float">
            <text:p>2.99667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203925" calcext:value-type="float">
            <text:p>3.20E+00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.096675" calcext:value-type="float">
            <text:p>3.096675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3.173411" calcext:value-type="float">
            <text:p>3.17E+00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201103" calcext:value-type="float">
            <text:p>3.201103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142897" calcext:value-type="float">
            <text:p>3.14E+00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311289" calcext:value-type="float">
            <text:p>3.311289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112383" calcext:value-type="float">
            <text:p>3.11E+00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440119" calcext:value-type="float">
            <text:p>3.440119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089468" calcext:value-type="float">
            <text:p>3.09E+00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582868" calcext:value-type="float">
            <text:p>3.582868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072688" calcext:value-type="float">
            <text:p>3.07E+00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843498" calcext:value-type="float">
            <text:p>3.843498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3.055908" calcext:value-type="float">
            <text:p>3.06E+00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4.149036" calcext:value-type="float">
            <text:p>4.149036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.039128" calcext:value-type="float">
            <text:p>3.04E+00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4.350484" calcext:value-type="float">
            <text:p>4.350484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3.022347" calcext:value-type="float">
            <text:p>3.02E+00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4.396697" calcext:value-type="float">
            <text:p>4.396697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.014306" calcext:value-type="float">
            <text:p>3.01E+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76706" calcext:value-type="float">
            <text:p>4.376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13319" calcext:value-type="float">
            <text:p>3.01E+00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4.386926" calcext:value-type="float">
            <text:p>4.386926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012333" calcext:value-type="float">
            <text:p>3.01E+00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.421718" calcext:value-type="float">
            <text:p>4.421718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011346" calcext:value-type="float">
            <text:p>3.01E+00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.454072" calcext:value-type="float">
            <text:p>4.454072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010359" calcext:value-type="float">
            <text:p>3.01E+00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4.445997" calcext:value-type="float">
            <text:p>4.445997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016714" calcext:value-type="float">
            <text:p>3.02E+00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4.394369" calcext:value-type="float">
            <text:p>4.394369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3.028996" calcext:value-type="float">
            <text:p>3.03E+00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4.321313" calcext:value-type="float">
            <text:p>4.321313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3.041278" calcext:value-type="float">
            <text:p>3.04E+00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4.222591" calcext:value-type="float">
            <text:p>4.222591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3.05356" calcext:value-type="float">
            <text:p>3.05E+00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4.090698" calcext:value-type="float">
            <text:p>4.090698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3.065841" calcext:value-type="float">
            <text:p>3.07E+00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.915986" calcext:value-type="float">
            <text:p>3.915986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3.074236" calcext:value-type="float">
            <text:p>3.07E+00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700525" calcext:value-type="float">
            <text:p>3.70052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3.079491" calcext:value-type="float">
            <text:p>3.08E+00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.263504" calcext:value-type="float">
            <text:p>3.263504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3.084746" calcext:value-type="float">
            <text:p>3.08E+00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790618" calcext:value-type="float">
            <text:p>2.790618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3.090002" calcext:value-type="float">
            <text:p>3.09E+00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.504408" calcext:value-type="float">
            <text:p>2.504408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095257" calcext:value-type="float">
            <text:p>3.10E+00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392206" calcext:value-type="float">
            <text:p>2.392206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3.088116" calcext:value-type="float">
            <text:p>3.09E+00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410349" calcext:value-type="float">
            <text:p>2.410349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3.070967" calcext:value-type="float">
            <text:p>3.07E+00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423045" calcext:value-type="float">
            <text:p>2.423045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3.053817" calcext:value-type="float">
            <text:p>3.05E+00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395313" calcext:value-type="float">
            <text:p>2.395313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3.036667" calcext:value-type="float">
            <text:p>3.04E+00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295515" calcext:value-type="float">
            <text:p>2.295515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3.019518" calcext:value-type="float">
            <text:p>3.02E+00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.283025" calcext:value-type="float">
            <text:p>2.283025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2.991327" calcext:value-type="float">
            <text:p>2.99E+00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373269" calcext:value-type="float">
            <text:p>2.37326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954224" calcext:value-type="float">
            <text:p>2.95E+00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460945" calcext:value-type="float">
            <text:p>2.460945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2.91712" calcext:value-type="float">
            <text:p>2.92E+00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610944" calcext:value-type="float">
            <text:p>2.610944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2.880016" calcext:value-type="float">
            <text:p>2.88E+00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.888023" calcext:value-type="float">
            <text:p>2.888023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2.842912" calcext:value-type="float">
            <text:p>2.84E+00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126533" calcext:value-type="float">
            <text:p>3.126533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2.811687" calcext:value-type="float">
            <text:p>2.81E+00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242093" calcext:value-type="float">
            <text:p>3.242093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2.785209" calcext:value-type="float">
            <text:p>2.79E+00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624905" calcext:value-type="float">
            <text:p>3.624905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2.75873" calcext:value-type="float">
            <text:p>2.76E+00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.16151" calcext:value-type="float">
            <text:p>4.16151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2.732252" calcext:value-type="float">
            <text:p>2.73E+00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429047" calcext:value-type="float">
            <text:p>4.429047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2.705773" calcext:value-type="float">
            <text:p>2.71E+00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.460004" calcext:value-type="float">
            <text:p>4.460004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696665" calcext:value-type="float">
            <text:p>2.70E+00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40892" calcext:value-type="float">
            <text:p>4.4089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701581" calcext:value-type="float">
            <text:p>2.70E+00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335911" calcext:value-type="float">
            <text:p>4.335911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2.706497" calcext:value-type="float">
            <text:p>2.71E+00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38918" calcext:value-type="float">
            <text:p>4.238918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.711413" calcext:value-type="float">
            <text:p>2.71E+00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.108883" calcext:value-type="float">
            <text:p>4.108883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2.716329" calcext:value-type="float">
            <text:p>2.72E+00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917153" calcext:value-type="float">
            <text:p>3.917153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2.728725" calcext:value-type="float">
            <text:p>2.73E+00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.659111" calcext:value-type="float">
            <text:p>3.65911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74716" calcext:value-type="float">
            <text:p>2.75E+00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.309021" calcext:value-type="float">
            <text:p>3.309021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2.765595" calcext:value-type="float">
            <text:p>2.77E+00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.940668" calcext:value-type="float">
            <text:p>2.940668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2.784031" calcext:value-type="float">
            <text:p>2.78E+00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657394" calcext:value-type="float">
            <text:p>2.657394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802466" calcext:value-type="float">
            <text:p>2.80E+00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.515401" calcext:value-type="float">
            <text:p>2.515401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2.806716" calcext:value-type="float">
            <text:p>2.81E+00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450165" calcext:value-type="float">
            <text:p>2.45016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799513" calcext:value-type="float">
            <text:p>2.80E+00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.393526" calcext:value-type="float">
            <text:p>2.393526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2.792311" calcext:value-type="float">
            <text:p>2.79E+00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354971" calcext:value-type="float">
            <text:p>2.354971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2.785109" calcext:value-type="float">
            <text:p>2.79E+00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.351134" calcext:value-type="float">
            <text:p>2.351134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2.777906" calcext:value-type="float">
            <text:p>2.78E+00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310252" calcext:value-type="float">
            <text:p>2.310252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2.756076" calcext:value-type="float">
            <text:p>2.76E+00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.223094" calcext:value-type="float">
            <text:p>2.223094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2.722436" calcext:value-type="float">
            <text:p>2.72E+00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.133716" calcext:value-type="float">
            <text:p>2.133716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688796" calcext:value-type="float">
            <text:p>2.69E+00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.012919" calcext:value-type="float">
            <text:p>2.012919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2.655157" calcext:value-type="float">
            <text:p>2.66E+00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.818956" calcext:value-type="float">
            <text:p>1.818956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621517" calcext:value-type="float">
            <text:p>2.62E+00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.677016" calcext:value-type="float">
            <text:p>1.677016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2.582095" calcext:value-type="float">
            <text:p>2.58E+00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612268" calcext:value-type="float">
            <text:p>1.61226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38006" calcext:value-type="float">
            <text:p>2.54E+00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545381" calcext:value-type="float">
            <text:p>1.545381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2.493916" calcext:value-type="float">
            <text:p>2.49E+00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471624" calcext:value-type="float">
            <text:p>1.471624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2.449827" calcext:value-type="float">
            <text:p>2.45E+00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.398886" calcext:value-type="float">
            <text:p>1.398886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2.405737" calcext:value-type="float">
            <text:p>2.41E+00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342799" calcext:value-type="float">
            <text:p>1.342799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2.355152" calcext:value-type="float">
            <text:p>2.36E+00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296586" calcext:value-type="float">
            <text:p>1.296586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2.299322" calcext:value-type="float">
            <text:p>2.30E+00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.276572" calcext:value-type="float">
            <text:p>1.276572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2.243493" calcext:value-type="float">
            <text:p>2.24E+00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191987" calcext:value-type="float">
            <text:p>1.191987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2.187663" calcext:value-type="float">
            <text:p>2.19E+00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9499049" calcext:value-type="float">
            <text:p>0.9499049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2.131833" calcext:value-type="float">
            <text:p>2.13E+00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8299892" calcext:value-type="float">
            <text:p>0.8299892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2.075282" calcext:value-type="float">
            <text:p>2.08E+00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8402125" calcext:value-type="float">
            <text:p>0.840212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.018148" calcext:value-type="float">
            <text:p>2.02E+00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8308148" calcext:value-type="float">
            <text:p>0.8308148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.961013" calcext:value-type="float">
            <text:p>1.96E+00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865066" calcext:value-type="float">
            <text:p>0.865066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1.903879" calcext:value-type="float">
            <text:p>1.90E+00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043396" calcext:value-type="float">
            <text:p>1.043396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1.846745" calcext:value-type="float">
            <text:p>1.85E+00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150489" calcext:value-type="float">
            <text:p>1.150489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1.790351" calcext:value-type="float">
            <text:p>1.79E+00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121124" calcext:value-type="float">
            <text:p>1.121124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1.734556" calcext:value-type="float">
            <text:p>1.73E+00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090981" calcext:value-type="float">
            <text:p>1.090981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1.67876" calcext:value-type="float">
            <text:p>1.68E+00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056887" calcext:value-type="float">
            <text:p>1.056887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1.622964" calcext:value-type="float">
            <text:p>1.62E+00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01819" calcext:value-type="float">
            <text:p>1.01819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1.567168" calcext:value-type="float">
            <text:p>1.57E+00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0.9813251" calcext:value-type="float">
            <text:p>0.9813251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.520893" calcext:value-type="float">
            <text:p>1.52E+00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9429181" calcext:value-type="float">
            <text:p>0.942918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.482304" calcext:value-type="float">
            <text:p>1.48E+00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9100285" calcext:value-type="float">
            <text:p>0.9100285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.443715" calcext:value-type="float">
            <text:p>1.44E+00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8574536" calcext:value-type="float">
            <text:p>0.8574536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.405126" calcext:value-type="float">
            <text:p>1.41E+00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7319303" calcext:value-type="float">
            <text:p>0.7319303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1.366538" calcext:value-type="float">
            <text:p>1.37E+00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6575572" calcext:value-type="float">
            <text:p>0.6575572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1.328644" calcext:value-type="float">
            <text:p>1.33E+00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651065" calcext:value-type="float">
            <text:p>0.65106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291311" calcext:value-type="float">
            <text:p>1.29E+00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6662887" calcext:value-type="float">
            <text:p>0.6662887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1.253978" calcext:value-type="float">
            <text:p>1.25E+00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6797408" calcext:value-type="float">
            <text:p>0.6797408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1.216646" calcext:value-type="float">
            <text:p>1.22E+00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5914446" calcext:value-type="float">
            <text:p>0.5914446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1.179313" calcext:value-type="float">
            <text:p>1.18E+00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5541489" calcext:value-type="float">
            <text:p>0.5541489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141597" calcext:value-type="float">
            <text:p>1.14E+00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823122" calcext:value-type="float">
            <text:p>0.582312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.103572" calcext:value-type="float">
            <text:p>1.10E+00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5895128" calcext:value-type="float">
            <text:p>0.5895128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1.065548" calcext:value-type="float">
            <text:p>1.07E+00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6223025" calcext:value-type="float">
            <text:p>0.6223025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1.027523" calcext:value-type="float">
            <text:p>1.03E+00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7725745" calcext:value-type="float">
            <text:p>0.7725745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9894982" calcext:value-type="float">
            <text:p>9.89E-01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8799911" calcext:value-type="float">
            <text:p>0.8799911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9557112" calcext:value-type="float">
            <text:p>9.56E-01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8712267" calcext:value-type="float">
            <text:p>0.8712267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9253455" calcext:value-type="float">
            <text:p>9.25E-01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8644421" calcext:value-type="float">
            <text:p>0.864442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8949799" calcext:value-type="float">
            <text:p>8.95E-01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8531001" calcext:value-type="float">
            <text:p>0.8531001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8646143" calcext:value-type="float">
            <text:p>8.65E-01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8288851" calcext:value-type="float">
            <text:p>0.8288851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8342487" calcext:value-type="float">
            <text:p>8.34E-01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8133646" calcext:value-type="float">
            <text:p>0.8133646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8152207" calcext:value-type="float">
            <text:p>8.15E-01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8097081" calcext:value-type="float">
            <text:p>0.809708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8053464" calcext:value-type="float">
            <text:p>8.05E-01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8202856" calcext:value-type="float">
            <text:p>0.8202856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0.795472" calcext:value-type="float">
            <text:p>7.95E-01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8028782" calcext:value-type="float">
            <text:p>0.8028782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7855977" calcext:value-type="float">
            <text:p>7.86E-01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7043159" calcext:value-type="float">
            <text:p>0.7043159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0.7757233" calcext:value-type="float">
            <text:p>7.76E-01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6597052" calcext:value-type="float">
            <text:p>0.6597052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767286" calcext:value-type="float">
            <text:p>7.67E-01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679304" calcext:value-type="float">
            <text:p>0.679304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7600089" calcext:value-type="float">
            <text:p>7.60E-01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6863826" calcext:value-type="float">
            <text:p>0.6863826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7527318" calcext:value-type="float">
            <text:p>7.53E-01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721478" calcext:value-type="float">
            <text:p>0.721478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7454547" calcext:value-type="float">
            <text:p>7.45E-01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8519707" calcext:value-type="float">
            <text:p>0.8519707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7381776" calcext:value-type="float">
            <text:p>7.38E-01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0.9379184" calcext:value-type="float">
            <text:p>0.9379184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0.7315237" calcext:value-type="float">
            <text:p>7.32E-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23635" calcext:value-type="float">
            <text:p>0.93236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25373" calcext:value-type="float">
            <text:p>7.25E-01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9184376" calcext:value-type="float">
            <text:p>0.9184376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7192223" calcext:value-type="float">
            <text:p>7.19E-01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9219031" calcext:value-type="float">
            <text:p>0.9219031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7130716" calcext:value-type="float">
            <text:p>7.13E-01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9796966" calcext:value-type="float">
            <text:p>0.9796966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0.7069208" calcext:value-type="float">
            <text:p>7.07E-01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008367" calcext:value-type="float">
            <text:p>1.008367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7068834" calcext:value-type="float">
            <text:p>7.07E-01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9881713" calcext:value-type="float">
            <text:p>0.9881713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0.7117815" calcext:value-type="float">
            <text:p>7.12E-01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9585128" calcext:value-type="float">
            <text:p>0.9585128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7166796" calcext:value-type="float">
            <text:p>7.17E-01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9372754" calcext:value-type="float">
            <text:p>0.9372754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7215777" calcext:value-type="float">
            <text:p>7.22E-01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9612768" calcext:value-type="float">
            <text:p>0.9612768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7264758" calcext:value-type="float">
            <text:p>7.26E-01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9665979" calcext:value-type="float">
            <text:p>0.9665979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0.730728" calcext:value-type="float">
            <text:p>7.31E-0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265487" calcext:value-type="float">
            <text:p>0.926548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344588" calcext:value-type="float">
            <text:p>7.34E-01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8965568" calcext:value-type="float">
            <text:p>0.8965568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0.7381896" calcext:value-type="float">
            <text:p>7.38E-01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8517261" calcext:value-type="float">
            <text:p>0.8517261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7419204" calcext:value-type="float">
            <text:p>7.42E-01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6942797" calcext:value-type="float">
            <text:p>0.6942797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.7456511" calcext:value-type="float">
            <text:p>7.46E-01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6063406" calcext:value-type="float">
            <text:p>0.6063406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7450264" calcext:value-type="float">
            <text:p>7.45E-01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6145596" calcext:value-type="float">
            <text:p>0.6145596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0.7408852" calcext:value-type="float">
            <text:p>7.41E-01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6164605" calcext:value-type="float">
            <text:p>0.6164605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736744" calcext:value-type="float">
            <text:p>7.37E-01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6170151" calcext:value-type="float">
            <text:p>0.6170151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0.7326028" calcext:value-type="float">
            <text:p>7.33E-01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6433854" calcext:value-type="float">
            <text:p>0.6433854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7284616" calcext:value-type="float">
            <text:p>7.28E-01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6593298" calcext:value-type="float">
            <text:p>0.6593298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.7183784" calcext:value-type="float">
            <text:p>7.18E-01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6500486" calcext:value-type="float">
            <text:p>0.650048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7034979" calcext:value-type="float">
            <text:p>7.03E-01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6256224" calcext:value-type="float">
            <text:p>0.6256224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0.6886174" calcext:value-type="float">
            <text:p>6.89E-01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5894036" calcext:value-type="float">
            <text:p>0.5894036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6737369" calcext:value-type="float">
            <text:p>6.74E-01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6039813" calcext:value-type="float">
            <text:p>0.6039813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0.6588564" calcext:value-type="float">
            <text:p>6.59E-01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5912638" calcext:value-type="float">
            <text:p>0.5912638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6461093" calcext:value-type="float">
            <text:p>6.46E-01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5008075" calcext:value-type="float">
            <text:p>0.500807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6350846" calcext:value-type="float">
            <text:p>6.35E-01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4137351" calcext:value-type="float">
            <text:p>0.4137351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62406" calcext:value-type="float">
            <text:p>6.24E-01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3636274" calcext:value-type="float">
            <text:p>0.3636274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6130353" calcext:value-type="float">
            <text:p>6.13E-01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256571" calcext:value-type="float">
            <text:p>0.256571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6020106" calcext:value-type="float">
            <text:p>6.02E-01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171511" calcext:value-type="float">
            <text:p>0.171511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0.5919058" calcext:value-type="float">
            <text:p>5.92E-01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505375" calcext:value-type="float">
            <text:p>0.150537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825437" calcext:value-type="float">
            <text:p>5.83E-01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1393426" calcext:value-type="float">
            <text:p>0.1393426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.5731816" calcext:value-type="float">
            <text:p>5.73E-01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1542554" calcext:value-type="float">
            <text:p>0.1542554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5638194" calcext:value-type="float">
            <text:p>5.64E-01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1465724" calcext:value-type="float">
            <text:p>0.1465724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0.5544573" calcext:value-type="float">
            <text:p>5.54E-01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1474579" calcext:value-type="float">
            <text:p>0.1474579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5419766" calcext:value-type="float">
            <text:p>5.42E-01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1770926" calcext:value-type="float">
            <text:p>0.1770926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0.5269781" calcext:value-type="float">
            <text:p>5.27E-01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2128174" calcext:value-type="float">
            <text:p>0.2128174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0.5119796" calcext:value-type="float">
            <text:p>5.12E-01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2666697" calcext:value-type="float">
            <text:p>0.2666697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.4969811" calcext:value-type="float">
            <text:p>4.97E-01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3020551" calcext:value-type="float">
            <text:p>0.3020551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4819827" calcext:value-type="float">
            <text:p>4.82E-01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3416648" calcext:value-type="float">
            <text:p>0.3416648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0.4678089" calcext:value-type="float">
            <text:p>4.68E-01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3964028" calcext:value-type="float">
            <text:p>0.396402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4543009" calcext:value-type="float">
            <text:p>4.54E-01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4392384" calcext:value-type="float">
            <text:p>0.4392384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0.440793" calcext:value-type="float">
            <text:p>4.41E-01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4698413" calcext:value-type="float">
            <text:p>0.4698413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0.427285" calcext:value-type="float">
            <text:p>4.27E-01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5113996" calcext:value-type="float">
            <text:p>0.5113996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.4137771" calcext:value-type="float">
            <text:p>4.14E-01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546397" calcext:value-type="float">
            <text:p>0.546397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0.4032992" calcext:value-type="float">
            <text:p>4.03E-01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5652443" calcext:value-type="float">
            <text:p>0.5652443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0.3952676" calcext:value-type="float">
            <text:p>3.95E-01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6003502" calcext:value-type="float">
            <text:p>0.6003502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387236" calcext:value-type="float">
            <text:p>3.87E-01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6258414" calcext:value-type="float">
            <text:p>0.6258414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0.3792043" calcext:value-type="float">
            <text:p>3.79E-01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5533187" calcext:value-type="float">
            <text:p>0.5533187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3711727" calcext:value-type="float">
            <text:p>3.71E-01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5258143" calcext:value-type="float">
            <text:p>0.5258143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.3674126" calcext:value-type="float">
            <text:p>3.67E-01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5559042" calcext:value-type="float">
            <text:p>0.555904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67101" calcext:value-type="float">
            <text:p>3.67E-01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5669171" calcext:value-type="float">
            <text:p>0.5669171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0.3667894" calcext:value-type="float">
            <text:p>3.67E-01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6109292" calcext:value-type="float">
            <text:p>0.6109292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3664778" calcext:value-type="float">
            <text:p>3.66E-01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7904482" calcext:value-type="float">
            <text:p>0.7904482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0.3661663" calcext:value-type="float">
            <text:p>3.66E-01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9219821" calcext:value-type="float">
            <text:p>0.9219821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0.3682372" calcext:value-type="float">
            <text:p>3.68E-01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9165514" calcext:value-type="float">
            <text:p>0.9165514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.3722317" calcext:value-type="float">
            <text:p>3.72E-01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9134713" calcext:value-type="float">
            <text:p>0.9134713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0.3762262" calcext:value-type="float">
            <text:p>3.76E-01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9024095" calcext:value-type="float">
            <text:p>0.9024095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3802206" calcext:value-type="float">
            <text:p>3.80E-01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874637" calcext:value-type="float">
            <text:p>0.874637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3842151" calcext:value-type="float">
            <text:p>3.84E-01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0.8622139" calcext:value-type="float">
            <text:p>0.8622139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0.3975183" calcext:value-type="float">
            <text:p>3.98E-01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674992" calcext:value-type="float">
            <text:p>0.867499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418337" calcext:value-type="float">
            <text:p>4.18E-01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0.8820207" calcext:value-type="float">
            <text:p>0.8820207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.4391557" calcext:value-type="float">
            <text:p>4.39E-01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8723243" calcext:value-type="float">
            <text:p>0.8723243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0.4599744" calcext:value-type="float">
            <text:p>4.60E-01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8031939" calcext:value-type="float">
            <text:p>0.8031939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0.480793" calcext:value-type="float">
            <text:p>4.81E-01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7768994" calcext:value-type="float">
            <text:p>0.776899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5001553" calcext:value-type="float">
            <text:p>5.00E-01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8037694" calcext:value-type="float">
            <text:p>0.8037694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0.5183418" calcext:value-type="float">
            <text:p>5.18E-01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8546566" calcext:value-type="float">
            <text:p>0.8546566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0.5365282" calcext:value-type="float">
            <text:p>5.37E-01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8243515" calcext:value-type="float">
            <text:p>0.8243515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.5547147" calcext:value-type="float">
            <text:p>5.55E-01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6482485" calcext:value-type="float">
            <text:p>0.6482485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5729011" calcext:value-type="float">
            <text:p>5.73E-01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0.6135675" calcext:value-type="float">
            <text:p>0.6135675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0.5897025" calcext:value-type="float">
            <text:p>5.90E-01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7200329" calcext:value-type="float">
            <text:p>0.720032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6053858" calcext:value-type="float">
            <text:p>6.05E-01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80998" calcext:value-type="float">
            <text:p>0.80998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0.621069" calcext:value-type="float">
            <text:p>6.21E-0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.056731" calcext:value-type="float">
            <text:p>1.056731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0.6367522" calcext:value-type="float">
            <text:p>6.37E-01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1.718818" calcext:value-type="float">
            <text:p>1.718818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.6524355" calcext:value-type="float">
            <text:p>6.52E-01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.033235" calcext:value-type="float">
            <text:p>2.033235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0.6710931" calcext:value-type="float">
            <text:p>6.71E-01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.007511" calcext:value-type="float">
            <text:p>2.00751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6921522" calcext:value-type="float">
            <text:p>6.92E-01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.998168" calcext:value-type="float">
            <text:p>1.998168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7132113" calcext:value-type="float">
            <text:p>7.13E-01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.913402" calcext:value-type="float">
            <text:p>1.913402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0.7342704" calcext:value-type="float">
            <text:p>7.34E-01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.647643" calcext:value-type="float">
            <text:p>1.647643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0.7553294" calcext:value-type="float">
            <text:p>7.55E-01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.538047" calcext:value-type="float">
            <text:p>1.538047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0.792453" calcext:value-type="float">
            <text:p>7.92E-01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633553" calcext:value-type="float">
            <text:p>1.63355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8425466" calcext:value-type="float">
            <text:p>8.43E-01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.741736" calcext:value-type="float">
            <text:p>1.741736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0.8926401" calcext:value-type="float">
            <text:p>8.93E-01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.780514" calcext:value-type="float">
            <text:p>1.780514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0.9427336" calcext:value-type="float">
            <text:p>9.43E-01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.694915" calcext:value-type="float">
            <text:p>1.694915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0.9928271" calcext:value-type="float">
            <text:p>9.93E-01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.741233" calcext:value-type="float">
            <text:p>1.741233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.03613" calcext:value-type="float">
            <text:p>1.04E+00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.923571" calcext:value-type="float">
            <text:p>1.923571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.073951" calcext:value-type="float">
            <text:p>1.07E+00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070036" calcext:value-type="float">
            <text:p>2.070036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.111772" calcext:value-type="float">
            <text:p>1.11E+00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.247686" calcext:value-type="float">
            <text:p>2.247686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.149592" calcext:value-type="float">
            <text:p>1.15E+00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47224" calcext:value-type="float">
            <text:p>2.4722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.187413" calcext:value-type="float">
            <text:p>1.19E+00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.611567" calcext:value-type="float">
            <text:p>2.611567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.227996" calcext:value-type="float">
            <text:p>1.23E+00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678116" calcext:value-type="float">
            <text:p>2.67811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.27081" calcext:value-type="float">
            <text:p>1.27E+00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.779648" calcext:value-type="float">
            <text:p>2.779648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.313624" calcext:value-type="float">
            <text:p>1.31E+00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950386" calcext:value-type="float">
            <text:p>2.950386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.356438" calcext:value-type="float">
            <text:p>1.36E+00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3.18917" calcext:value-type="float">
            <text:p>3.18917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.399252" calcext:value-type="float">
            <text:p>1.40E+00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3.363939" calcext:value-type="float">
            <text:p>3.363939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.453708" calcext:value-type="float">
            <text:p>1.45E+00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3.457511" calcext:value-type="float">
            <text:p>3.457511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.517563" calcext:value-type="float">
            <text:p>1.52E+00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3.186058" calcext:value-type="float">
            <text:p>3.186058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.581419" calcext:value-type="float">
            <text:p>1.58E+00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.76835" calcext:value-type="float">
            <text:p>2.76835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.645275" calcext:value-type="float">
            <text:p>1.65E+00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.521878" calcext:value-type="float">
            <text:p>2.521878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.70913" calcext:value-type="float">
            <text:p>1.71E+00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2.518945" calcext:value-type="float">
            <text:p>2.518945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.773946" calcext:value-type="float">
            <text:p>1.77E+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9287" calcext:value-type="float">
            <text:p>2.892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39537" calcext:value-type="float">
            <text:p>1.84E+00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3.621574" calcext:value-type="float">
            <text:p>3.621574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1.905128" calcext:value-type="float">
            <text:p>1.91E+00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4.207174" calcext:value-type="float">
            <text:p>4.207174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1.970719" calcext:value-type="float">
            <text:p>1.97E+00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4.44237" calcext:value-type="float">
            <text:p>4.44237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2.03631" calcext:value-type="float">
            <text:p>2.04E+00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525712" calcext:value-type="float">
            <text:p>4.525712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2.097272" calcext:value-type="float">
            <text:p>2.10E+00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.538355" calcext:value-type="float">
            <text:p>4.538355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.154496" calcext:value-type="float">
            <text:p>2.15E+00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.539732" calcext:value-type="float">
            <text:p>4.539732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2.21172" calcext:value-type="float">
            <text:p>2.21E+00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4.540027" calcext:value-type="float">
            <text:p>4.540027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2.268943" calcext:value-type="float">
            <text:p>2.27E+00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4.540078" calcext:value-type="float">
            <text:p>4.540078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2.326167" calcext:value-type="float">
            <text:p>2.33E+00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2.411298" calcext:value-type="float">
            <text:p>2.41E+00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51896" calcext:value-type="float">
            <text:p>2.52E+00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2.626622" calcext:value-type="float">
            <text:p>2.63E+00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2.734284" calcext:value-type="float">
            <text:p>2.73E+00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2.841946" calcext:value-type="float">
            <text:p>2.84E+00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2.987797" calcext:value-type="float">
            <text:p>2.99E+00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3.164479" calcext:value-type="float">
            <text:p>3.16E+00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3.341161" calcext:value-type="float">
            <text:p>3.34E+00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3.517844" calcext:value-type="float">
            <text:p>3.52E+00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3.694526" calcext:value-type="float">
            <text:p>3.69E+00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3.859689" calcext:value-type="float">
            <text:p>3.86E+00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4.015551" calcext:value-type="float">
            <text:p>4.02E+00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.171413" calcext:value-type="float">
            <text:p>4.17E+00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4.327276" calcext:value-type="float">
            <text:p>4.33E+00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4.483138" calcext:value-type="float">
            <text:p>4.48E+00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540079" calcext:value-type="float">
            <text:p>4.540079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4.637091" calcext:value-type="float">
            <text:p>4.64E+00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540078" calcext:value-type="float">
            <text:p>4.540078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4.789502" calcext:value-type="float">
            <text:p>4.79E+00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4.540079" calcext:value-type="float">
            <text:p>4.540079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4.941914" calcext:value-type="float">
            <text:p>4.94E+00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540074" calcext:value-type="float">
            <text:p>4.540074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5.094325" calcext:value-type="float">
            <text:p>5.09E+00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539987" calcext:value-type="float">
            <text:p>4.539987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5.246736" calcext:value-type="float">
            <text:p>5.25E+00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539949" calcext:value-type="float">
            <text:p>4.539949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5.335718" calcext:value-type="float">
            <text:p>5.34E+00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540058" calcext:value-type="float">
            <text:p>4.54005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.373491" calcext:value-type="float">
            <text:p>5.37E+00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4.540076" calcext:value-type="float">
            <text:p>4.540076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5.411263" calcext:value-type="float">
            <text:p>5.41E+00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5.449036" calcext:value-type="float">
            <text:p>5.45E+00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5.486808" calcext:value-type="float">
            <text:p>5.49E+00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5.506632" calcext:value-type="float">
            <text:p>5.51E+00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5.511964" calcext:value-type="float">
            <text:p>5.51E+00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5.517296" calcext:value-type="float">
            <text:p>5.52E+00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5.522628" calcext:value-type="float">
            <text:p>5.52E+00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5.527961" calcext:value-type="float">
            <text:p>5.53E+00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5.59054" calcext:value-type="float">
            <text:p>5.59E+00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5.69934" calcext:value-type="float">
            <text:p>5.70E+00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5.808139" calcext:value-type="float">
            <text:p>5.81E+00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5.916939" calcext:value-type="float">
            <text:p>5.92E+00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4.540079" calcext:value-type="float">
            <text:p>4.540079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6.025738" calcext:value-type="float">
            <text:p>6.03E+00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.540075" calcext:value-type="float">
            <text:p>4.540075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6.091508" calcext:value-type="float">
            <text:p>6.09E+00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.540076" calcext:value-type="float">
            <text:p>4.540076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6.122538" calcext:value-type="float">
            <text:p>6.12E+00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.540076" calcext:value-type="float">
            <text:p>4.540076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6.153567" calcext:value-type="float">
            <text:p>6.15E+00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4.540078" calcext:value-type="float">
            <text:p>4.540078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6.184597" calcext:value-type="float">
            <text:p>6.18E+00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.54008" calcext:value-type="float">
            <text:p>4.54008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6.215626" calcext:value-type="float">
            <text:p>6.22E+00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4.540081" calcext:value-type="float">
            <text:p>4.540081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6.211658" calcext:value-type="float">
            <text:p>6.21E+0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54008" calcext:value-type="float">
            <text:p>4.5400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.179433" calcext:value-type="float">
            <text:p>6.18E+00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.540078" calcext:value-type="float">
            <text:p>4.540078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6.147208" calcext:value-type="float">
            <text:p>6.15E+00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540073" calcext:value-type="float">
            <text:p>4.540073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6.114983" calcext:value-type="float">
            <text:p>6.11E+00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.540055" calcext:value-type="float">
            <text:p>4.540055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6.082758" calcext:value-type="float">
            <text:p>6.08E+00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.54002" calcext:value-type="float">
            <text:p>4.54002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6.052966" calcext:value-type="float">
            <text:p>6.05E+00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.539978" calcext:value-type="float">
            <text:p>4.539978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6.025138" calcext:value-type="float">
            <text:p>6.03E+00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.539908" calcext:value-type="float">
            <text:p>4.539908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5.99731" calcext:value-type="float">
            <text:p>6.00E+00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4.53958" calcext:value-type="float">
            <text:p>4.53958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5.969482" calcext:value-type="float">
            <text:p>5.97E+00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4.537274" calcext:value-type="float">
            <text:p>4.537274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5.941654" calcext:value-type="float">
            <text:p>5.94E+00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533707" calcext:value-type="float">
            <text:p>4.533707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5.8879" calcext:value-type="float">
            <text:p>5.89E+00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534293" calcext:value-type="float">
            <text:p>4.53429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5.813214" calcext:value-type="float">
            <text:p>5.81E+00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4.535415" calcext:value-type="float">
            <text:p>4.535415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738528" calcext:value-type="float">
            <text:p>5.74E+00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536827" calcext:value-type="float">
            <text:p>4.536827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5.663842" calcext:value-type="float">
            <text:p>5.66E+00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4.538062" calcext:value-type="float">
            <text:p>4.538062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5.589157" calcext:value-type="float">
            <text:p>5.59E+00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538277" calcext:value-type="float">
            <text:p>4.538277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5.501419" calcext:value-type="float">
            <text:p>5.50E+00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.537822" calcext:value-type="float">
            <text:p>4.537822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5.403143" calcext:value-type="float">
            <text:p>5.40E+00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4.537255" calcext:value-type="float">
            <text:p>4.537255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5.304868" calcext:value-type="float">
            <text:p>5.30E+00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4.53658" calcext:value-type="float">
            <text:p>4.53658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5.206593" calcext:value-type="float">
            <text:p>5.21E+00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4.53577" calcext:value-type="float">
            <text:p>4.53577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5.108317" calcext:value-type="float">
            <text:p>5.11E+00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4.534567" calcext:value-type="float">
            <text:p>4.534567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5.023638" calcext:value-type="float">
            <text:p>5.02E+00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.532763" calcext:value-type="float">
            <text:p>4.53276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.949935" calcext:value-type="float">
            <text:p>4.95E+00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4.525075" calcext:value-type="float">
            <text:p>4.525075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4.876232" calcext:value-type="float">
            <text:p>4.88E+00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.480652" calcext:value-type="float">
            <text:p>4.480652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4.80253" calcext:value-type="float">
            <text:p>4.80E+00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4.271846" calcext:value-type="float">
            <text:p>4.271846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728827" calcext:value-type="float">
            <text:p>4.73E+00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4.194072" calcext:value-type="float">
            <text:p>4.194072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.660224" calcext:value-type="float">
            <text:p>4.66E+00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.369208" calcext:value-type="float">
            <text:p>4.369208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4.595739" calcext:value-type="float">
            <text:p>4.60E+00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4.469323" calcext:value-type="float">
            <text:p>4.469323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4.531253" calcext:value-type="float">
            <text:p>4.53E+00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4.514391" calcext:value-type="float">
            <text:p>4.514391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4.466768" calcext:value-type="float">
            <text:p>4.47E+00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4.530849" calcext:value-type="float">
            <text:p>4.530849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4.402282" calcext:value-type="float">
            <text:p>4.40E+00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4.535393" calcext:value-type="float">
            <text:p>4.535393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.339864" calcext:value-type="float">
            <text:p>4.34E+00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536929" calcext:value-type="float">
            <text:p>4.53692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.279114" calcext:value-type="float">
            <text:p>4.28E+00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4.538426" calcext:value-type="float">
            <text:p>4.538426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4.218365" calcext:value-type="float">
            <text:p>4.22E+00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4.539413" calcext:value-type="float">
            <text:p>4.539413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4.157615" calcext:value-type="float">
            <text:p>4.16E+00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4.539963" calcext:value-type="float">
            <text:p>4.539963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4.096866" calcext:value-type="float">
            <text:p>4.10E+00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.540013" calcext:value-type="float">
            <text:p>4.540013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4.060341" calcext:value-type="float">
            <text:p>4.06E+00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.539941" calcext:value-type="float">
            <text:p>4.539941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4.043374" calcext:value-type="float">
            <text:p>4.04E+00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4.539788" calcext:value-type="float">
            <text:p>4.539788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4.026406" calcext:value-type="float">
            <text:p>4.03E+00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4.53946" calcext:value-type="float">
            <text:p>4.53946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4.009439" calcext:value-type="float">
            <text:p>4.01E+00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4.538779" calcext:value-type="float">
            <text:p>4.538779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3.992472" calcext:value-type="float">
            <text:p>3.99E+00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4.537184" calcext:value-type="float">
            <text:p>4.537184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3.990835" calcext:value-type="float">
            <text:p>3.99E+00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.53286" calcext:value-type="float">
            <text:p>4.5328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4.001574" calcext:value-type="float">
            <text:p>4.00E+00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4.50185" calcext:value-type="float">
            <text:p>4.50185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4.012314" calcext:value-type="float">
            <text:p>4.01E+00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3.988411" calcext:value-type="float">
            <text:p>3.988411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4.023053" calcext:value-type="float">
            <text:p>4.02E+00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.679648" calcext:value-type="float">
            <text:p>2.679648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4.033792" calcext:value-type="float">
            <text:p>4.03E+00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388273" calcext:value-type="float">
            <text:p>2.388273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4.016385" calcext:value-type="float">
            <text:p>4.02E+00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.397957" calcext:value-type="float">
            <text:p>2.397957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3.976254" calcext:value-type="float">
            <text:p>3.98E+00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407412" calcext:value-type="float">
            <text:p>2.407412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3.936122" calcext:value-type="float">
            <text:p>3.94E+00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414753" calcext:value-type="float">
            <text:p>2.414753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3.895991" calcext:value-type="float">
            <text:p>3.90E+00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.419599" calcext:value-type="float">
            <text:p>2.419599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3.855859" calcext:value-type="float">
            <text:p>3.86E+00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.428953" calcext:value-type="float">
            <text:p>2.428953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3.788177" calcext:value-type="float">
            <text:p>3.79E+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42536" calcext:value-type="float">
            <text:p>2.4425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69825" calcext:value-type="float">
            <text:p>3.70E+00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.490942" calcext:value-type="float">
            <text:p>2.490942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.608324" calcext:value-type="float">
            <text:p>3.61E+00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781599" calcext:value-type="float">
            <text:p>2.781599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3.518397" calcext:value-type="float">
            <text:p>3.52E+00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3.455331" calcext:value-type="float">
            <text:p>3.455331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3.428471" calcext:value-type="float">
            <text:p>3.43E+00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.636668" calcext:value-type="float">
            <text:p>3.636668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3.348822" calcext:value-type="float">
            <text:p>3.35E+00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3.341016" calcext:value-type="float">
            <text:p>3.341016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3.27747" calcext:value-type="float">
            <text:p>3.28E+00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.922755" calcext:value-type="float">
            <text:p>2.922755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3.206119" calcext:value-type="float">
            <text:p>3.21E+00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.572326" calcext:value-type="float">
            <text:p>2.572326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3.134768" calcext:value-type="float">
            <text:p>3.13E+00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.289999" calcext:value-type="float">
            <text:p>2.289999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3.063416" calcext:value-type="float">
            <text:p>3.06E+00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2.103235" calcext:value-type="float">
            <text:p>2.103235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3.005226" calcext:value-type="float">
            <text:p>3.01E+00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054044" calcext:value-type="float">
            <text:p>2.05404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.957662" calcext:value-type="float">
            <text:p>2.96E+00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2.021471" calcext:value-type="float">
            <text:p>2.021471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2.910098" calcext:value-type="float">
            <text:p>2.91E+00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.903454" calcext:value-type="float">
            <text:p>1.903454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2.862534" calcext:value-type="float">
            <text:p>2.86E+00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.564921" calcext:value-type="float">
            <text:p>1.564921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2.81497" calcext:value-type="float">
            <text:p>2.81E+00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.404541" calcext:value-type="float">
            <text:p>1.404541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2.759319" calcext:value-type="float">
            <text:p>2.76E+00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.483255" calcext:value-type="float">
            <text:p>1.483255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2.697139" calcext:value-type="float">
            <text:p>2.70E+00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.543" calcext:value-type="float">
            <text:p>1.543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2.63496" calcext:value-type="float">
            <text:p>2.63E+00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.668183" calcext:value-type="float">
            <text:p>1.668183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2.57278" calcext:value-type="float">
            <text:p>2.57E+00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.915707" calcext:value-type="float">
            <text:p>1.915707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2.510601" calcext:value-type="float">
            <text:p>2.51E+00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2.032184" calcext:value-type="float">
            <text:p>2.032184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2.450399" calcext:value-type="float">
            <text:p>2.45E+00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024618" calcext:value-type="float">
            <text:p>2.02461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.391794" calcext:value-type="float">
            <text:p>2.39E+00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.014584" calcext:value-type="float">
            <text:p>2.014584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.333189" calcext:value-type="float">
            <text:p>2.33E+00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.014806" calcext:value-type="float">
            <text:p>2.014806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2.274584" calcext:value-type="float">
            <text:p>2.27E+00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2.036381" calcext:value-type="float">
            <text:p>2.036381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2.215979" calcext:value-type="float">
            <text:p>2.22E+00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.038764" calcext:value-type="float">
            <text:p>2.038764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2.172652" calcext:value-type="float">
            <text:p>2.17E+00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.018271" calcext:value-type="float">
            <text:p>2.018271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2.14166" calcext:value-type="float">
            <text:p>2.14E+00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.993014" calcext:value-type="float">
            <text:p>1.993014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2.110668" calcext:value-type="float">
            <text:p>2.11E+00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.985166" calcext:value-type="float">
            <text:p>1.985166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2.079676" calcext:value-type="float">
            <text:p>2.08E+00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016047" calcext:value-type="float">
            <text:p>2.016047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2.048684" calcext:value-type="float">
            <text:p>2.05E+00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.014346" calcext:value-type="float">
            <text:p>2.014346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2.023143" calcext:value-type="float">
            <text:p>2.02E+00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972127" calcext:value-type="float">
            <text:p>1.97212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2.002003" calcext:value-type="float">
            <text:p>2.00E+00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.925983" calcext:value-type="float">
            <text:p>1.925983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980862" calcext:value-type="float">
            <text:p>1.98E+00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.88668" calcext:value-type="float">
            <text:p>1.88668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959722" calcext:value-type="float">
            <text:p>1.96E+00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.868154" calcext:value-type="float">
            <text:p>1.868154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938582" calcext:value-type="float">
            <text:p>1.94E+00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.834579" calcext:value-type="float">
            <text:p>1.834579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918711" calcext:value-type="float">
            <text:p>1.92E+00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.779293" calcext:value-type="float">
            <text:p>1.779293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899867" calcext:value-type="float">
            <text:p>1.90E+00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707721" calcext:value-type="float">
            <text:p>1.707721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881022" calcext:value-type="float">
            <text:p>1.88E+00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672768" calcext:value-type="float">
            <text:p>1.672768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862178" calcext:value-type="float">
            <text:p>1.86E+00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746953" calcext:value-type="float">
            <text:p>1.746953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.843333" calcext:value-type="float">
            <text:p>1.84E+00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.759146" calcext:value-type="float">
            <text:p>1.759146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.822403" calcext:value-type="float">
            <text:p>1.82E+00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676587" calcext:value-type="float">
            <text:p>1.6765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.799789" calcext:value-type="float">
            <text:p>1.80E+00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6366" calcext:value-type="float">
            <text:p>1.6366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.777176" calcext:value-type="float">
            <text:p>1.78E+00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465104" calcext:value-type="float">
            <text:p>1.465104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.754562" calcext:value-type="float">
            <text:p>1.75E+00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0.9654226" calcext:value-type="float">
            <text:p>0.9654226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.731948" calcext:value-type="float">
            <text:p>1.73E+00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7497137" calcext:value-type="float">
            <text:p>0.7497137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.706089" calcext:value-type="float">
            <text:p>1.71E+00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7831343" calcext:value-type="float">
            <text:p>0.7831343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.677612" calcext:value-type="float">
            <text:p>1.68E+00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8177262" calcext:value-type="float">
            <text:p>0.8177262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.649134" calcext:value-type="float">
            <text:p>1.65E+00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8533204" calcext:value-type="float">
            <text:p>0.8533204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.620657" calcext:value-type="float">
            <text:p>1.62E+00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8913072" calcext:value-type="float">
            <text:p>0.8913072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.592179" calcext:value-type="float">
            <text:p>1.59E+00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0.9322117" calcext:value-type="float">
            <text:p>0.9322117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5561" calcext:value-type="float">
            <text:p>1.56E+00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750362" calcext:value-type="float">
            <text:p>0.975036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513883" calcext:value-type="float">
            <text:p>1.51E+00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0.9959944" calcext:value-type="float">
            <text:p>0.9959944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.471666" calcext:value-type="float">
            <text:p>1.47E+00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083368" calcext:value-type="float">
            <text:p>1.083368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.429449" calcext:value-type="float">
            <text:p>1.43E+00</text:p>
          </table:table-cell>
          <table:table-cell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355081" calcext:value-type="float">
            <text:p>1.355081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.387233" calcext:value-type="float">
            <text:p>1.39E+00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505717" calcext:value-type="float">
            <text:p>1.505717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.356065" calcext:value-type="float">
            <text:p>1.36E+00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479982" calcext:value-type="float">
            <text:p>1.479982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.333817" calcext:value-type="float">
            <text:p>1.33E+00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457509" calcext:value-type="float">
            <text:p>1.457509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.311569" calcext:value-type="float">
            <text:p>1.31E+00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425062" calcext:value-type="float">
            <text:p>1.425062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.289322" calcext:value-type="float">
            <text:p>1.29E+00</text:p>
          </table:table-cell>
          <table:table-cell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369046" calcext:value-type="float">
            <text:p>1.369046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.267074" calcext:value-type="float">
            <text:p>1.27E+00</text:p>
          </table:table-cell>
          <table:table-cell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331284" calcext:value-type="float">
            <text:p>1.331284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.255684" calcext:value-type="float">
            <text:p>1.26E+00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316832" calcext:value-type="float">
            <text:p>1.3168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.253061" calcext:value-type="float">
            <text:p>1.25E+00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310376" calcext:value-type="float">
            <text:p>1.310376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.250437" calcext:value-type="float">
            <text:p>1.25E+00</text:p>
          </table:table-cell>
          <table:table-cell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280229" calcext:value-type="float">
            <text:p>1.280229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.247813" calcext:value-type="float">
            <text:p>1.25E+00</text:p>
          </table:table-cell>
          <table:table-cell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194937" calcext:value-type="float">
            <text:p>1.194937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.245189" calcext:value-type="float">
            <text:p>1.25E+00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153042" calcext:value-type="float">
            <text:p>1.153042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.241592" calcext:value-type="float">
            <text:p>1.24E+00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164832" calcext:value-type="float">
            <text:p>1.164832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.237209" calcext:value-type="float">
            <text:p>1.24E+00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144051" calcext:value-type="float">
            <text:p>1.144051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.232826" calcext:value-type="float">
            <text:p>1.23E+00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208603" calcext:value-type="float">
            <text:p>1.208603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.228443" calcext:value-type="float">
            <text:p>1.23E+00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.5099" calcext:value-type="float">
            <text:p>1.5099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.22406" calcext:value-type="float">
            <text:p>1.22E+00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.656683" calcext:value-type="float">
            <text:p>1.656683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.218628" calcext:value-type="float">
            <text:p>1.22E+00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585898" calcext:value-type="float">
            <text:p>1.58589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.212348" calcext:value-type="float">
            <text:p>1.21E+00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527286" calcext:value-type="float">
            <text:p>1.527286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.206069" calcext:value-type="float">
            <text:p>1.21E+00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429338" calcext:value-type="float">
            <text:p>1.429338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.19979" calcext:value-type="float">
            <text:p>1.20E+00</text:p>
          </table:table-cell>
          <table:table-cell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231583" calcext:value-type="float">
            <text:p>1.231583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.19351" calcext:value-type="float">
            <text:p>1.19E+00</text:p>
          </table:table-cell>
          <table:table-cell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106166" calcext:value-type="float">
            <text:p>1.106166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.189381" calcext:value-type="float">
            <text:p>1.19E+00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071099" calcext:value-type="float">
            <text:p>1.071099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.186988" calcext:value-type="float">
            <text:p>1.19E+00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.052705" calcext:value-type="float">
            <text:p>1.052705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.184595" calcext:value-type="float">
            <text:p>1.18E+00</text:p>
          </table:table-cell>
          <table:table-cell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9947646" calcext:value-type="float">
            <text:p>0.9947646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.182202" calcext:value-type="float">
            <text:p>1.18E+00</text:p>
          </table:table-cell>
          <table:table-cell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8376466" calcext:value-type="float">
            <text:p>0.8376466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.179809" calcext:value-type="float">
            <text:p>1.18E+00</text:p>
          </table:table-cell>
          <table:table-cell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7578643" calcext:value-type="float">
            <text:p>0.7578643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.168204" calcext:value-type="float">
            <text:p>1.17E+00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7630738" calcext:value-type="float">
            <text:p>0.763073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.149162" calcext:value-type="float">
            <text:p>1.15E+00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7747823" calcext:value-type="float">
            <text:p>0.7747823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.130121" calcext:value-type="float">
            <text:p>1.13E+00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7718873" calcext:value-type="float">
            <text:p>0.7718873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1.111079" calcext:value-type="float">
            <text:p>1.11E+00</text:p>
          </table:table-cell>
          <table:table-cell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0.7278152" calcext:value-type="float">
            <text:p>0.7278152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1.092037" calcext:value-type="float">
            <text:p>1.09E+00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7099055" calcext:value-type="float">
            <text:p>0.7099055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1.069414" calcext:value-type="float">
            <text:p>1.07E+00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7269691" calcext:value-type="float">
            <text:p>0.726969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1.0439" calcext:value-type="float">
            <text:p>1.04E+00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7433638" calcext:value-type="float">
            <text:p>0.7433638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1.018386" calcext:value-type="float">
            <text:p>1.02E+00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7601145" calcext:value-type="float">
            <text:p>0.7601145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0.9928716" calcext:value-type="float">
            <text:p>9.93E-01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7808927" calcext:value-type="float">
            <text:p>0.7808927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9673574" calcext:value-type="float">
            <text:p>9.67E-01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8026933" calcext:value-type="float">
            <text:p>0.8026933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0.9459834" calcext:value-type="float">
            <text:p>9.46E-01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8233326" calcext:value-type="float">
            <text:p>0.823332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9279519" calcext:value-type="float">
            <text:p>9.28E-01</text:p>
          </table:table-cell>
          <table:table-cell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8340053" calcext:value-type="float">
            <text:p>0.8340053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0.9099204" calcext:value-type="float">
            <text:p>9.10E-0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8714495" calcext:value-type="float">
            <text:p>0.8714495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0.8918889" calcext:value-type="float">
            <text:p>8.92E-01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0.9874694" calcext:value-type="float">
            <text:p>0.9874694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0.8738574" calcext:value-type="float">
            <text:p>8.74E-01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058822" calcext:value-type="float">
            <text:p>1.058822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8628732" calcext:value-type="float">
            <text:p>8.63E-01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055192" calcext:value-type="float">
            <text:p>1.055192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0.8575788" calcext:value-type="float">
            <text:p>8.58E-01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038064" calcext:value-type="float">
            <text:p>1.038064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0.8522845" calcext:value-type="float">
            <text:p>8.52E-01</text:p>
          </table:table-cell>
          <table:table-cell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053387" calcext:value-type="float">
            <text:p>1.053387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0.8469901" calcext:value-type="float">
            <text:p>8.47E-01</text:p>
          </table:table-cell>
          <table:table-cell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161618" calcext:value-type="float">
            <text:p>1.161618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0.8416957" calcext:value-type="float">
            <text:p>8.42E-01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214311" calcext:value-type="float">
            <text:p>1.214311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0.842035" calcext:value-type="float">
            <text:p>8.42E-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0659" calcext:value-type="float">
            <text:p>1.1806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469227" calcext:value-type="float">
            <text:p>8.47E-01</text:p>
          </table:table-cell>
          <table:table-cell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169137" calcext:value-type="float">
            <text:p>1.169137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0.8518105" calcext:value-type="float">
            <text:p>8.52E-01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105214" calcext:value-type="float">
            <text:p>1.105214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0.8566982" calcext:value-type="float">
            <text:p>8.57E-01</text:p>
          </table:table-cell>
          <table:table-cell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9110664" calcext:value-type="float">
            <text:p>0.9110664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0.861586" calcext:value-type="float">
            <text:p>8.62E-01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8140555" calcext:value-type="float">
            <text:p>0.8140555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0.8661089" calcext:value-type="float">
            <text:p>8.66E-01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8244021" calcext:value-type="float">
            <text:p>0.8244021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.8703372" calcext:value-type="float">
            <text:p>8.70E-01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8298026" calcext:value-type="float">
            <text:p>0.8298026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.8745654" calcext:value-type="float">
            <text:p>8.75E-01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847397" calcext:value-type="float">
            <text:p>0.847397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0.8787937" calcext:value-type="float">
            <text:p>8.79E-01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9000951" calcext:value-type="float">
            <text:p>0.9000951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0.883022" calcext:value-type="float">
            <text:p>8.83E-01</text:p>
          </table:table-cell>
          <table:table-cell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0.9321283" calcext:value-type="float">
            <text:p>0.9321283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0.8814873" calcext:value-type="float">
            <text:p>8.81E-01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315374" calcext:value-type="float">
            <text:p>0.931537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752997" calcext:value-type="float">
            <text:p>8.75E-01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932465" calcext:value-type="float">
            <text:p>0.932465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0.869112" calcext:value-type="float">
            <text:p>8.69E-01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9291749" calcext:value-type="float">
            <text:p>0.9291749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0.8629244" calcext:value-type="float">
            <text:p>8.63E-01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9155139" calcext:value-type="float">
            <text:p>0.9155139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0.8567368" calcext:value-type="float">
            <text:p>8.57E-01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094652" calcext:value-type="float">
            <text:p>0.9094652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0.8528014" calcext:value-type="float">
            <text:p>8.53E-01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9133616" calcext:value-type="float">
            <text:p>0.9133616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0.8506842" calcext:value-type="float">
            <text:p>8.51E-01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9186106" calcext:value-type="float">
            <text:p>0.9186106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0.8485671" calcext:value-type="float">
            <text:p>8.49E-01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920435" calcext:value-type="float">
            <text:p>0.920435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0.84645" calcext:value-type="float">
            <text:p>8.46E-01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9132369" calcext:value-type="float">
            <text:p>0.913236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0.8443328" calcext:value-type="float">
            <text:p>8.44E-01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0.9120732" calcext:value-type="float">
            <text:p>0.9120732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0.8428737" calcext:value-type="float">
            <text:p>8.43E-01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9192595" calcext:value-type="float">
            <text:p>0.919259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8419457" calcext:value-type="float">
            <text:p>8.42E-01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940061" calcext:value-type="float">
            <text:p>0.940061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0.8410178" calcext:value-type="float">
            <text:p>8.41E-01</text:p>
          </table:table-cell>
          <table:table-cell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21946" calcext:value-type="float">
            <text:p>0.921946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0.8400899" calcext:value-type="float">
            <text:p>8.40E-01</text:p>
          </table:table-cell>
          <table:table-cell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8160567" calcext:value-type="float">
            <text:p>0.8160567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0.8391619" calcext:value-type="float">
            <text:p>8.39E-01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7795979" calcext:value-type="float">
            <text:p>0.7795979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0.8391576" calcext:value-type="float">
            <text:p>8.39E-01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8234337" calcext:value-type="float">
            <text:p>0.8234337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8398989" calcext:value-type="float">
            <text:p>8.40E-01</text:p>
          </table:table-cell>
          <table:table-cell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8634337" calcext:value-type="float">
            <text:p>0.8634337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0.8406402" calcext:value-type="float">
            <text:p>8.41E-01</text:p>
          </table:table-cell>
          <table:table-cell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9223641" calcext:value-type="float">
            <text:p>0.9223641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0.8413815" calcext:value-type="float">
            <text:p>8.41E-01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03183" calcext:value-type="float">
            <text:p>1.03183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0.8421228" calcext:value-type="float">
            <text:p>8.42E-01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114414" calcext:value-type="float">
            <text:p>1.114414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0.8441389" calcext:value-type="float">
            <text:p>8.44E-01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151736" calcext:value-type="float">
            <text:p>1.15173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8471843" calcext:value-type="float">
            <text:p>8.47E-01</text:p>
          </table:table-cell>
          <table:table-cell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246132" calcext:value-type="float">
            <text:p>1.246132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0.8502297" calcext:value-type="float">
            <text:p>8.50E-01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10919" calcext:value-type="float">
            <text:p>1.10919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0.8532751" calcext:value-type="float">
            <text:p>8.53E-01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6488183" calcext:value-type="float">
            <text:p>0.6488183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0.8563205" calcext:value-type="float">
            <text:p>8.56E-01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5772841" calcext:value-type="float">
            <text:p>0.5772841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0.866238" calcext:value-type="float">
            <text:p>8.66E-01</text:p>
          </table:table-cell>
          <table:table-cell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8168572" calcext:value-type="float">
            <text:p>0.8168572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8817039" calcext:value-type="float">
            <text:p>8.82E-01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.098797" calcext:value-type="float">
            <text:p>1.098797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0.8971698" calcext:value-type="float">
            <text:p>8.97E-01</text:p>
          </table:table-cell>
          <table:table-cell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.664027" calcext:value-type="float">
            <text:p>1.664027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0.9126357" calcext:value-type="float">
            <text:p>9.13E-01</text:p>
          </table:table-cell>
          <table:table-cell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.430077" calcext:value-type="float">
            <text:p>2.430077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0.9281016" calcext:value-type="float">
            <text:p>9.28E-01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.754156" calcext:value-type="float">
            <text:p>2.754156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0.9468446" calcext:value-type="float">
            <text:p>9.47E-01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792658" calcext:value-type="float">
            <text:p>2.79265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9682334" calcext:value-type="float">
            <text:p>9.68E-01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2.902608" calcext:value-type="float">
            <text:p>2.902608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0.9896223" calcext:value-type="float">
            <text:p>9.90E-01</text:p>
          </table:table-cell>
          <table:table-cell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3.143563" calcext:value-type="float">
            <text:p>3.143563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011011" calcext:value-type="float">
            <text:p>1.01E+00</text:p>
          </table:table-cell>
          <table:table-cell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3.475782" calcext:value-type="float">
            <text:p>3.475782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0324" calcext:value-type="float">
            <text:p>1.03E+00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3.607283" calcext:value-type="float">
            <text:p>3.607283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083843" calcext:value-type="float">
            <text:p>1.08E+00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3.557558" calcext:value-type="float">
            <text:p>3.557558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.15955" calcext:value-type="float">
            <text:p>1.16E+00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3.580737" calcext:value-type="float">
            <text:p>3.580737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.235257" calcext:value-type="float">
            <text:p>1.24E+00</text:p>
          </table:table-cell>
          <table:table-cell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3.675049" calcext:value-type="float">
            <text:p>3.675049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.310964" calcext:value-type="float">
            <text:p>1.31E+00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3.784365" calcext:value-type="float">
            <text:p>3.784365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.386672" calcext:value-type="float">
            <text:p>1.39E+00</text:p>
          </table:table-cell>
          <table:table-cell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3.758254" calcext:value-type="float">
            <text:p>3.758254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461486" calcext:value-type="float">
            <text:p>1.46E+00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614666" calcext:value-type="float">
            <text:p>3.61466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535579" calcext:value-type="float">
            <text:p>1.54E+00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3.648723" calcext:value-type="float">
            <text:p>3.648723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.609672" calcext:value-type="float">
            <text:p>1.61E+00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3.848323" calcext:value-type="float">
            <text:p>3.848323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.683765" calcext:value-type="float">
            <text:p>1.68E+00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4.057762" calcext:value-type="float">
            <text:p>4.057762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1.757859" calcext:value-type="float">
            <text:p>1.76E+00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4.014374" calcext:value-type="float">
            <text:p>4.014374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1.819956" calcext:value-type="float">
            <text:p>1.82E+00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3.72604" calcext:value-type="float">
            <text:p>3.72604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1.872369" calcext:value-type="float">
            <text:p>1.87E+00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3.253778" calcext:value-type="float">
            <text:p>3.253778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1.924782" calcext:value-type="float">
            <text:p>1.92E+00</text:p>
          </table:table-cell>
          <table:table-cell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769661" calcext:value-type="float">
            <text:p>2.769661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1.977195" calcext:value-type="float">
            <text:p>1.98E+00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438189" calcext:value-type="float">
            <text:p>2.438189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029608" calcext:value-type="float">
            <text:p>2.03E+00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258508" calcext:value-type="float">
            <text:p>2.258508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2.066553" calcext:value-type="float">
            <text:p>2.07E+00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189839" calcext:value-type="float">
            <text:p>2.18983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.091011" calcext:value-type="float">
            <text:p>2.09E+00</text:p>
          </table:table-cell>
          <table:table-cell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.116262" calcext:value-type="float">
            <text:p>2.116262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2.115469" calcext:value-type="float">
            <text:p>2.12E+00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039671" calcext:value-type="float">
            <text:p>2.039671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2.139927" calcext:value-type="float">
            <text:p>2.14E+00</text:p>
          </table:table-cell>
          <table:table-cell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1.976741" calcext:value-type="float">
            <text:p>1.976741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2.164385" calcext:value-type="float">
            <text:p>2.16E+00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.91338" calcext:value-type="float">
            <text:p>1.9133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2.16583" calcext:value-type="float">
            <text:p>2.17E+00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.83865" calcext:value-type="float">
            <text:p>1.83865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2.148695" calcext:value-type="float">
            <text:p>2.15E+00</text:p>
          </table:table-cell>
          <table:table-cell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768336" calcext:value-type="float">
            <text:p>1.768336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2.131561" calcext:value-type="float">
            <text:p>2.13E+00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.667481" calcext:value-type="float">
            <text:p>1.667481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2.114426" calcext:value-type="float">
            <text:p>2.11E+00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.497918" calcext:value-type="float">
            <text:p>1.497918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2.097292" calcext:value-type="float">
            <text:p>2.10E+00</text:p>
          </table:table-cell>
          <table:table-cell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.382502" calcext:value-type="float">
            <text:p>1.382502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2.070942" calcext:value-type="float">
            <text:p>2.07E+00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33661" calcext:value-type="float">
            <text:p>1.3366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.037153" calcext:value-type="float">
            <text:p>2.04E+00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.288544" calcext:value-type="float">
            <text:p>1.288544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2.003364" calcext:value-type="float">
            <text:p>2.00E+00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239263" calcext:value-type="float">
            <text:p>1.239263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1.969576" calcext:value-type="float">
            <text:p>1.97E+00</text:p>
          </table:table-cell>
          <table:table-cell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.200515" calcext:value-type="float">
            <text:p>1.200515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1.935787" calcext:value-type="float">
            <text:p>1.94E+00</text:p>
          </table:table-cell>
          <table:table-cell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.169002" calcext:value-type="float">
            <text:p>1.16900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.896295" calcext:value-type="float">
            <text:p>1.90E+00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13678" calcext:value-type="float">
            <text:p>1.13678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.8522" calcext:value-type="float">
            <text:p>1.85E+00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100049" calcext:value-type="float">
            <text:p>1.100049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1.808105" calcext:value-type="float">
            <text:p>1.81E+00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064906" calcext:value-type="float">
            <text:p>1.064906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1.76401" calcext:value-type="float">
            <text:p>1.76E+00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.049086" calcext:value-type="float">
            <text:p>1.049086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1.719914" calcext:value-type="float">
            <text:p>1.72E+00</text:p>
          </table:table-cell>
          <table:table-cell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0297" calcext:value-type="float">
            <text:p>1.0297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1.675552" calcext:value-type="float">
            <text:p>1.68E+00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931283" calcext:value-type="float">
            <text:p>0.993128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.630973" calcext:value-type="float">
            <text:p>1.63E+00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9651178" calcext:value-type="float">
            <text:p>0.9651178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.586394" calcext:value-type="float">
            <text:p>1.59E+00</text:p>
          </table:table-cell>
          <table:table-cell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911408" calcext:value-type="float">
            <text:p>0.911408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1.541815" calcext:value-type="float">
            <text:p>1.54E+00</text:p>
          </table:table-cell>
          <table:table-cell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7636013" calcext:value-type="float">
            <text:p>0.7636013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1.497237" calcext:value-type="float">
            <text:p>1.50E+00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6760329" calcext:value-type="float">
            <text:p>0.6760329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1.45312" calcext:value-type="float">
            <text:p>1.45E+00</text:p>
          </table:table-cell>
          <table:table-cell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6693964" calcext:value-type="float">
            <text:p>0.6693964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1.409376" calcext:value-type="float">
            <text:p>1.41E+00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6762835" calcext:value-type="float">
            <text:p>0.6762835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1.365632" calcext:value-type="float">
            <text:p>1.37E+00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6811985" calcext:value-type="float">
            <text:p>0.6811985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.321888" calcext:value-type="float">
            <text:p>1.32E+00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6225657" calcext:value-type="float">
            <text:p>0.6225657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1.278144" calcext:value-type="float">
            <text:p>1.28E+00</text:p>
          </table:table-cell>
          <table:table-cell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5966117" calcext:value-type="float">
            <text:p>0.5966117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1.234152" calcext:value-type="float">
            <text:p>1.23E+00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6180482" calcext:value-type="float">
            <text:p>0.618048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1.189962" calcext:value-type="float">
            <text:p>1.19E+00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6343909" calcext:value-type="float">
            <text:p>0.6343909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1.145771" calcext:value-type="float">
            <text:p>1.15E+00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6482478" calcext:value-type="float">
            <text:p>0.6482478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1.101581" calcext:value-type="float">
            <text:p>1.10E+00</text:p>
          </table:table-cell>
          <table:table-cell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666192" calcext:value-type="float">
            <text:p>0.666192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1.05739" calcext:value-type="float">
            <text:p>1.06E+00</text:p>
          </table:table-cell>
          <table:table-cell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6834574" calcext:value-type="float">
            <text:p>0.6834574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1.018466" calcext:value-type="float">
            <text:p>1.02E+00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6970679" calcext:value-type="float">
            <text:p>0.6970679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0.9837934" calcext:value-type="float">
            <text:p>9.84E-01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7081683" calcext:value-type="float">
            <text:p>0.7081683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9491208" calcext:value-type="float">
            <text:p>9.49E-01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7211821" calcext:value-type="float">
            <text:p>0.7211821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0.9144482" calcext:value-type="float">
            <text:p>9.14E-01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7455796" calcext:value-type="float">
            <text:p>0.7455796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8797757" calcext:value-type="float">
            <text:p>8.80E-01</text:p>
          </table:table-cell>
          <table:table-cell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7676465" calcext:value-type="float">
            <text:p>0.7676465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0.8543984" calcext:value-type="float">
            <text:p>8.54E-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20721" calcext:value-type="float">
            <text:p>0.78207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6526" calcext:value-type="float">
            <text:p>8.37E-01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7997474" calcext:value-type="float">
            <text:p>0.7997474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0.8186535" calcext:value-type="float">
            <text:p>8.19E-01</text:p>
          </table:table-cell>
          <table:table-cell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8075802" calcext:value-type="float">
            <text:p>0.8075802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800781" calcext:value-type="float">
            <text:p>8.01E-01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7927599" calcext:value-type="float">
            <text:p>0.7927599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0.7829085" calcext:value-type="float">
            <text:p>7.83E-01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7965005" calcext:value-type="float">
            <text:p>0.7965005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772407" calcext:value-type="float">
            <text:p>7.72E-01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8236805" calcext:value-type="float">
            <text:p>0.8236805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7678564" calcext:value-type="float">
            <text:p>7.68E-01</text:p>
          </table:table-cell>
          <table:table-cell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8498016" calcext:value-type="float">
            <text:p>0.8498016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7633058" calcext:value-type="float">
            <text:p>7.63E-01</text:p>
          </table:table-cell>
          <table:table-cell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8799438" calcext:value-type="float">
            <text:p>0.8799438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0.7587553" calcext:value-type="float">
            <text:p>7.59E-01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0.9231688" calcext:value-type="float">
            <text:p>0.9231688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7542047" calcext:value-type="float">
            <text:p>7.54E-01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9628714" calcext:value-type="float">
            <text:p>0.9628714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.7544219" calcext:value-type="float">
            <text:p>7.54E-0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38899" calcext:value-type="float">
            <text:p>0.993889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7584882" calcext:value-type="float">
            <text:p>7.58E-01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0.9888457" calcext:value-type="float">
            <text:p>0.9888457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0.7625546" calcext:value-type="float">
            <text:p>7.63E-01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082119" calcext:value-type="float">
            <text:p>1.082119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766621" calcext:value-type="float">
            <text:p>7.67E-01</text:p>
          </table:table-cell>
          <table:table-cell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.465461" calcext:value-type="float">
            <text:p>1.465461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0.7706874" calcext:value-type="float">
            <text:p>7.71E-01</text:p>
          </table:table-cell>
          <table:table-cell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664303" calcext:value-type="float">
            <text:p>1.664303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7797726" calcext:value-type="float">
            <text:p>7.80E-01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.594126" calcext:value-type="float">
            <text:p>1.594126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0.79291" calcext:value-type="float">
            <text:p>7.93E-01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532014" calcext:value-type="float">
            <text:p>1.532014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8060473" calcext:value-type="float">
            <text:p>8.06E-01</text:p>
          </table:table-cell>
          <table:table-cell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.440501" calcext:value-type="float">
            <text:p>1.440501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8191847" calcext:value-type="float">
            <text:p>8.19E-01</text:p>
          </table:table-cell>
          <table:table-cell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277849" calcext:value-type="float">
            <text:p>1.277849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832322" calcext:value-type="float">
            <text:p>8.32E-01</text:p>
          </table:table-cell>
          <table:table-cell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168588" calcext:value-type="float">
            <text:p>1.168588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0.8487307" calcext:value-type="float">
            <text:p>8.49E-01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125755" calcext:value-type="float">
            <text:p>1.12575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8677806" calcext:value-type="float">
            <text:p>8.68E-01</text:p>
          </table:table-cell>
          <table:table-cell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093904" calcext:value-type="float">
            <text:p>1.093904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0.8868305" calcext:value-type="float">
            <text:p>8.87E-01</text:p>
          </table:table-cell>
          <table:table-cell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029892" calcext:value-type="float">
            <text:p>1.029892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9058804" calcext:value-type="float">
            <text:p>9.06E-01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8902717" calcext:value-type="float">
            <text:p>0.8902717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0.9249302" calcext:value-type="float">
            <text:p>9.25E-01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8127183" calcext:value-type="float">
            <text:p>0.8127183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9322276" calcext:value-type="float">
            <text:p>9.32E-01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8050554" calcext:value-type="float">
            <text:p>0.8050554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9300363" calcext:value-type="float">
            <text:p>9.30E-01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7861891" calcext:value-type="float">
            <text:p>0.7861891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927845" calcext:value-type="float">
            <text:p>9.28E-01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7759875" calcext:value-type="float">
            <text:p>0.7759875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0.9256537" calcext:value-type="float">
            <text:p>9.26E-01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8208172" calcext:value-type="float">
            <text:p>0.8208172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9234624" calcext:value-type="float">
            <text:p>9.23E-01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8389252" calcext:value-type="float">
            <text:p>0.8389252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9139007" calcext:value-type="float">
            <text:p>9.14E-01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7956057" calcext:value-type="float">
            <text:p>0.795605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8983885" calcext:value-type="float">
            <text:p>8.98E-01</text:p>
          </table:table-cell>
          <table:table-cell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7642481" calcext:value-type="float">
            <text:p>0.7642481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8828763" calcext:value-type="float">
            <text:p>8.83E-01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7407844" calcext:value-type="float">
            <text:p>0.7407844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8673641" calcext:value-type="float">
            <text:p>8.67E-01</text:p>
          </table:table-cell>
          <table:table-cell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6159434" calcext:value-type="float">
            <text:p>0.6159434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8518519" calcext:value-type="float">
            <text:p>8.52E-01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5496167" calcext:value-type="float">
            <text:p>0.5496167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8359565" calcext:value-type="float">
            <text:p>8.36E-01</text:p>
          </table:table-cell>
          <table:table-cell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5712291" calcext:value-type="float">
            <text:p>0.5712291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8197518" calcext:value-type="float">
            <text:p>8.20E-01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5806318" calcext:value-type="float">
            <text:p>0.5806318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803547" calcext:value-type="float">
            <text:p>8.04E-01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5859156" calcext:value-type="float">
            <text:p>0.5859156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7873423" calcext:value-type="float">
            <text:p>7.87E-01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6343426" calcext:value-type="float">
            <text:p>0.6343426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7711375" calcext:value-type="float">
            <text:p>7.71E-01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6653222" calcext:value-type="float">
            <text:p>0.6653222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7523939" calcext:value-type="float">
            <text:p>7.52E-01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6513946" calcext:value-type="float">
            <text:p>0.651394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7316005" calcext:value-type="float">
            <text:p>7.32E-01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6256415" calcext:value-type="float">
            <text:p>0.6256415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710807" calcext:value-type="float">
            <text:p>7.11E-01</text:p>
          </table:table-cell>
          <table:table-cell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5890018" calcext:value-type="float">
            <text:p>0.5890018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6900136" calcext:value-type="float">
            <text:p>6.90E-01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5873723" calcext:value-type="float">
            <text:p>0.5873723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6692202" calcext:value-type="float">
            <text:p>6.69E-01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5645347" calcext:value-type="float">
            <text:p>0.5645347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6528172" calcext:value-type="float">
            <text:p>6.53E-01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486302" calcext:value-type="float">
            <text:p>0.486302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.6399588" calcext:value-type="float">
            <text:p>6.40E-01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4226174" calcext:value-type="float">
            <text:p>0.4226174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6271005" calcext:value-type="float">
            <text:p>6.27E-01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4136092" calcext:value-type="float">
            <text:p>0.4136092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6142421" calcext:value-type="float">
            <text:p>6.14E-01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3334527" calcext:value-type="float">
            <text:p>0.3334527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6013838" calcext:value-type="float">
            <text:p>6.01E-01</text:p>
          </table:table-cell>
          <table:table-cell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2881991" calcext:value-type="float">
            <text:p>0.2881991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0.5896631" calcext:value-type="float">
            <text:p>5.90E-01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322237" calcext:value-type="float">
            <text:p>0.32223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5788609" calcext:value-type="float">
            <text:p>5.79E-01</text:p>
          </table:table-cell>
          <table:table-cell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3496111" calcext:value-type="float">
            <text:p>0.3496111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0.5680587" calcext:value-type="float">
            <text:p>5.68E-01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3651867" calcext:value-type="float">
            <text:p>0.3651867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0.5572565" calcext:value-type="float">
            <text:p>5.57E-01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3928635" calcext:value-type="float">
            <text:p>0.3928635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0.5464543" calcext:value-type="float">
            <text:p>5.46E-01</text:p>
          </table:table-cell>
          <table:table-cell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4154411" calcext:value-type="float">
            <text:p>0.4154411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0.5334871" calcext:value-type="float">
            <text:p>5.33E-01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4220065" calcext:value-type="float">
            <text:p>0.4220065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0.5187722" calcext:value-type="float">
            <text:p>5.19E-01</text:p>
          </table:table-cell>
          <table:table-cell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4224692" calcext:value-type="float">
            <text:p>0.4224692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0.5040572" calcext:value-type="float">
            <text:p>5.04E-01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4117169" calcext:value-type="float">
            <text:p>0.4117169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0.4893422" calcext:value-type="float">
            <text:p>4.89E-01</text:p>
          </table:table-cell>
          <table:table-cell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4184276" calcext:value-type="float">
            <text:p>0.4184276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0.4746272" calcext:value-type="float">
            <text:p>4.75E-01</text:p>
          </table:table-cell>
          <table:table-cell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4198001" calcext:value-type="float">
            <text:p>0.4198001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0.4630543" calcext:value-type="float">
            <text:p>4.63E-01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4004216" calcext:value-type="float">
            <text:p>0.400421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4540181" calcext:value-type="float">
            <text:p>4.54E-01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382019" calcext:value-type="float">
            <text:p>0.38201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0.4449819" calcext:value-type="float">
            <text:p>4.45E-01</text:p>
          </table:table-cell>
          <table:table-cell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3669799" calcext:value-type="float">
            <text:p>0.3669799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0.4359458" calcext:value-type="float">
            <text:p>4.36E-01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3470778" calcext:value-type="float">
            <text:p>0.3470778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0.4269096" calcext:value-type="float">
            <text:p>4.27E-01</text:p>
          </table:table-cell>
          <table:table-cell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3291061" calcext:value-type="float">
            <text:p>0.3291061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0.4199007" calcext:value-type="float">
            <text:p>4.20E-01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3169949" calcext:value-type="float">
            <text:p>0.3169949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4145287" calcext:value-type="float">
            <text:p>4.15E-01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3183365" calcext:value-type="float">
            <text:p>0.3183365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0.4091566" calcext:value-type="float">
            <text:p>4.09E-01</text:p>
          </table:table-cell>
          <table:table-cell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3523321" calcext:value-type="float">
            <text:p>0.3523321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0.4037846" calcext:value-type="float">
            <text:p>4.04E-01</text:p>
          </table:table-cell>
          <table:table-cell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3505056" calcext:value-type="float">
            <text:p>0.3505056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0.3984125" calcext:value-type="float">
            <text:p>3.98E-01</text:p>
          </table:table-cell>
          <table:table-cell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3614305" calcext:value-type="float">
            <text:p>0.3614305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0.3931188" calcext:value-type="float">
            <text:p>3.93E-01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4079335" calcext:value-type="float">
            <text:p>0.407933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878884" calcext:value-type="float">
            <text:p>3.88E-01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4417399" calcext:value-type="float">
            <text:p>0.4417399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0.3826579" calcext:value-type="float">
            <text:p>3.83E-01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4605874" calcext:value-type="float">
            <text:p>0.4605874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0.3774275" calcext:value-type="float">
            <text:p>3.77E-01</text:p>
          </table:table-cell>
          <table:table-cell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5023616" calcext:value-type="float">
            <text:p>0.5023616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0.372197" calcext:value-type="float">
            <text:p>3.72E-01</text:p>
          </table:table-cell>
          <table:table-cell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534591" calcext:value-type="float">
            <text:p>0.534591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3671546" calcext:value-type="float">
            <text:p>3.67E-01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5395551" calcext:value-type="float">
            <text:p>0.5395551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362264" calcext:value-type="float">
            <text:p>3.62E-01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5376489" calcext:value-type="float">
            <text:p>0.5376489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0.3573734" calcext:value-type="float">
            <text:p>3.57E-01</text:p>
          </table:table-cell>
          <table:table-cell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5280782" calcext:value-type="float">
            <text:p>0.5280782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0.3524828" calcext:value-type="float">
            <text:p>3.52E-01</text:p>
          </table:table-cell>
          <table:table-cell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5424785" calcext:value-type="float">
            <text:p>0.5424785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0.3475922" calcext:value-type="float">
            <text:p>3.48E-01</text:p>
          </table:table-cell>
          <table:table-cell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5472416" calcext:value-type="float">
            <text:p>0.5472416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0.3457883" calcext:value-type="float">
            <text:p>3.46E-01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5242498" calcext:value-type="float">
            <text:p>0.524249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3464765" calcext:value-type="float">
            <text:p>3.46E-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5089728" calcext:value-type="float">
            <text:p>0.5089728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0.3471647" calcext:value-type="float">
            <text:p>3.47E-01</text:p>
          </table:table-cell>
          <table:table-cell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5085202" calcext:value-type="float">
            <text:p>0.5085202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0.3478529" calcext:value-type="float">
            <text:p>3.48E-01</text:p>
          </table:table-cell>
          <table:table-cell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4787928" calcext:value-type="float">
            <text:p>0.4787928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0.3485411" calcext:value-type="float">
            <text:p>3.49E-01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4628526" calcext:value-type="float">
            <text:p>0.4628526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0.3500028" calcext:value-type="float">
            <text:p>3.50E-01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4781354" calcext:value-type="float">
            <text:p>0.4781354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0.3520891" calcext:value-type="float">
            <text:p>3.52E-01</text:p>
          </table:table-cell>
          <table:table-cell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486054" calcext:value-type="float">
            <text:p>0.486054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0.3541753" calcext:value-type="float">
            <text:p>3.54E-01</text:p>
          </table:table-cell>
          <table:table-cell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4839379" calcext:value-type="float">
            <text:p>0.4839379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0.3562616" calcext:value-type="float">
            <text:p>3.56E-01</text:p>
          </table:table-cell>
          <table:table-cell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5040882" calcext:value-type="float">
            <text:p>0.5040882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0.3583478" calcext:value-type="float">
            <text:p>3.58E-01</text:p>
          </table:table-cell>
          <table:table-cell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515274" calcext:value-type="float">
            <text:p>0.515274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0.3589391" calcext:value-type="float">
            <text:p>3.59E-01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5002084" calcext:value-type="float">
            <text:p>0.500208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583236" calcext:value-type="float">
            <text:p>3.58E-01</text:p>
          </table:table-cell>
          <table:table-cell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4882812" calcext:value-type="float">
            <text:p>0.4882812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0.357708" calcext:value-type="float">
            <text:p>3.58E-01</text:p>
          </table:table-cell>
          <table:table-cell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4824614" calcext:value-type="float">
            <text:p>0.4824614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0.3570924" calcext:value-type="float">
            <text:p>3.57E-01</text:p>
          </table:table-cell>
          <table:table-cell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4647302" calcext:value-type="float">
            <text:p>0.4647302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0.3564768" calcext:value-type="float">
            <text:p>3.56E-01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4519702" calcext:value-type="float">
            <text:p>0.4519702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0.3566665" calcext:value-type="float">
            <text:p>3.57E-01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4524192" calcext:value-type="float">
            <text:p>0.4524192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0.3575064" calcext:value-type="float">
            <text:p>3.58E-01</text:p>
          </table:table-cell>
          <table:table-cell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4474268" calcext:value-type="float">
            <text:p>0.4474268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0.3583463" calcext:value-type="float">
            <text:p>3.58E-01</text:p>
          </table:table-cell>
          <table:table-cell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4325436" calcext:value-type="float">
            <text:p>0.4325436</text:p>
          </table:table-cell>
          <table:table-cell/>
          <table:table-cell office:value-type="float" office:value="9.97" calcext:value-type="float">
            <text:p>9.97</text:p>
          </table:table-cell>
          <table:table-cell office:value-type="float" office:value="0.3591862" calcext:value-type="float">
            <text:p>3.59E-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.98" calcext:value-type="float">
            <text:p>9.98</text:p>
          </table:table-cell>
          <table:table-cell office:value-type="float" office:value="0.3600261" calcext:value-type="float">
            <text:p>3.60E-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.99" calcext:value-type="float">
            <text:p>9.99</text:p>
          </table:table-cell>
          <table:table-cell office:value-type="float" office:value="0.3600316" calcext:value-type="float">
            <text:p>3.60E-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593636" calcext:value-type="float">
            <text:p>3.59E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5T15:55:10.882152675</dc:date>
    <meta:editing-duration>PT8M15S</meta:editing-duration>
    <meta:editing-cycles>1</meta:editing-cycles>
    <meta:document-statistic meta:table-count="1" meta:cell-count="400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24cm" svg:height="16.157cm" xlink:href=".." xlink:type="simple" chart:class="chart:scatter" chart:style-name="ch1">
        <chart:legend chart:legend-position="end" svg:x="25.872cm" svg:y="7.53cm" style:legend-expansion="high" chart:style-name="ch2"/>
        <chart:plot-area chart:style-name="ch3" table:cell-range-address="PredictionTS.A1:PredictionTS.B999 PredictionTS.E1:PredictionTS.E1002" chart:data-source-has-labels="row" svg:x="0.574cm" svg:y="0.323cm" svg:width="24.724cm" svg:height="15.511cm">
          <chartooo:coordinate-region svg:x="1.01cm" svg:y="0.523cm" svg:width="24.101cm" svg:height="1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.B2:PredictionTS.B999" chart:label-cell-address="PredictionTS.B1:PredictionTS.B1" chart:class="chart:scatter">
            <chart:domain table:cell-range-address="PredictionTS.A2:PredictionTS.A999"/>
            <chart:data-point chart:repeated="998"/>
          </chart:series>
          <chart:series chart:style-name="ch7" chart:values-cell-range-address="PredictionTS.E1:PredictionTS.E1002" chart:class="chart:scatter">
            <chart:domain table:cell-range-address="PredictionTS.A1:PredictionTS.A1002"/>
            <chart:data-point chart:repeated="10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</text:p>
                <draw:g>
                  <svg:desc>PredictionTS.B1:PredictionT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.A2:PredictionTS.A999</svg:desc>
                </draw:g>
              </table:table-cell>
              <table:table-cell office:value-type="float" office:value="1.12723">
                <text:p>1.12723</text:p>
                <draw:g>
                  <svg:desc>PredictionTS.B2:PredictionTS.B999</svg:desc>
                </draw:g>
              </table:table-cell>
              <table:table-cell office:value-type="float" office:value="NaN">
                <text:p>NaN</text:p>
                <draw:g>
                  <svg:desc>PredictionTS.A1:PredictionTS.A1002</svg:desc>
                </draw:g>
              </table:table-cell>
              <table:table-cell office:value-type="float" office:value="NaN">
                <text:p>NaN</text:p>
                <draw:g>
                  <svg:desc>PredictionTS.E1:PredictionTS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19796">
                <text:p>1.19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265387">
                <text:p>1.265387</text:p>
              </table:table-cell>
              <table:table-cell office:value-type="float" office:value="0.01">
                <text:p>0.01</text:p>
              </table:table-cell>
              <table:table-cell office:value-type="float" office:value="0.106453">
                <text:p>0.106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35121">
                <text:p>1.35121</text:p>
              </table:table-cell>
              <table:table-cell office:value-type="float" office:value="0.02">
                <text:p>0.02</text:p>
              </table:table-cell>
              <table:table-cell office:value-type="float" office:value="0.2217688">
                <text:p>0.2217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458588">
                <text:p>1.458588</text:p>
              </table:table-cell>
              <table:table-cell office:value-type="float" office:value="0.03">
                <text:p>0.03</text:p>
              </table:table-cell>
              <table:table-cell office:value-type="float" office:value="0.3559153">
                <text:p>0.3559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547327">
                <text:p>1.547327</text:p>
              </table:table-cell>
              <table:table-cell office:value-type="float" office:value="0.04">
                <text:p>0.04</text:p>
              </table:table-cell>
              <table:table-cell office:value-type="float" office:value="0.4959713">
                <text:p>0.4959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638557">
                <text:p>1.638557</text:p>
              </table:table-cell>
              <table:table-cell office:value-type="float" office:value="0.05">
                <text:p>0.05</text:p>
              </table:table-cell>
              <table:table-cell office:value-type="float" office:value="0.6374556">
                <text:p>0.637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708233">
                <text:p>1.708233</text:p>
              </table:table-cell>
              <table:table-cell office:value-type="float" office:value="0.06">
                <text:p>0.06</text:p>
              </table:table-cell>
              <table:table-cell office:value-type="float" office:value="0.7791447">
                <text:p>0.7791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809116">
                <text:p>1.809116</text:p>
              </table:table-cell>
              <table:table-cell office:value-type="float" office:value="0.07">
                <text:p>0.07</text:p>
              </table:table-cell>
              <table:table-cell office:value-type="float" office:value="0.9179743">
                <text:p>0.9179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860622">
                <text:p>1.860622</text:p>
              </table:table-cell>
              <table:table-cell office:value-type="float" office:value="0.08">
                <text:p>0.08</text:p>
              </table:table-cell>
              <table:table-cell office:value-type="float" office:value="1.056804">
                <text:p>1.056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900552">
                <text:p>1.900552</text:p>
              </table:table-cell>
              <table:table-cell office:value-type="float" office:value="0.09">
                <text:p>0.09</text:p>
              </table:table-cell>
              <table:table-cell office:value-type="float" office:value="1.169705">
                <text:p>1.169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972942">
                <text:p>1.972942</text:p>
              </table:table-cell>
              <table:table-cell office:value-type="float" office:value="0.1">
                <text:p>0.1</text:p>
              </table:table-cell>
              <table:table-cell office:value-type="float" office:value="1.269749">
                <text:p>1.269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016429">
                <text:p>2.016429</text:p>
              </table:table-cell>
              <table:table-cell office:value-type="float" office:value="0.11">
                <text:p>0.11</text:p>
              </table:table-cell>
              <table:table-cell office:value-type="float" office:value="1.369793">
                <text:p>1.369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026855">
                <text:p>2.026855</text:p>
              </table:table-cell>
              <table:table-cell office:value-type="float" office:value="0.12">
                <text:p>0.12</text:p>
              </table:table-cell>
              <table:table-cell office:value-type="float" office:value="1.467358">
                <text:p>1.467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058902">
                <text:p>2.058902</text:p>
              </table:table-cell>
              <table:table-cell office:value-type="float" office:value="0.13">
                <text:p>0.13</text:p>
              </table:table-cell>
              <table:table-cell office:value-type="float" office:value="1.562522">
                <text:p>1.562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084281">
                <text:p>2.084281</text:p>
              </table:table-cell>
              <table:table-cell office:value-type="float" office:value="0.14">
                <text:p>0.14</text:p>
              </table:table-cell>
              <table:table-cell office:value-type="float" office:value="1.657686">
                <text:p>1.657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077409">
                <text:p>2.077409</text:p>
              </table:table-cell>
              <table:table-cell office:value-type="float" office:value="0.15">
                <text:p>0.15</text:p>
              </table:table-cell>
              <table:table-cell office:value-type="float" office:value="1.750564">
                <text:p>1.750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095467">
                <text:p>2.095467</text:p>
              </table:table-cell>
              <table:table-cell office:value-type="float" office:value="0.16">
                <text:p>0.16</text:p>
              </table:table-cell>
              <table:table-cell office:value-type="float" office:value="1.83915">
                <text:p>1.83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12069">
                <text:p>2.12069</text:p>
              </table:table-cell>
              <table:table-cell office:value-type="float" office:value="0.17">
                <text:p>0.17</text:p>
              </table:table-cell>
              <table:table-cell office:value-type="float" office:value="1.927737">
                <text:p>1.927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092239">
                <text:p>2.092239</text:p>
              </table:table-cell>
              <table:table-cell office:value-type="float" office:value="0.18">
                <text:p>0.18</text:p>
              </table:table-cell>
              <table:table-cell office:value-type="float" office:value="2.01444">
                <text:p>2.01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113834">
                <text:p>2.113834</text:p>
              </table:table-cell>
              <table:table-cell office:value-type="float" office:value="0.19">
                <text:p>0.19</text:p>
              </table:table-cell>
              <table:table-cell office:value-type="float" office:value="2.092959">
                <text:p>2.092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175516">
                <text:p>2.175516</text:p>
              </table:table-cell>
              <table:table-cell office:value-type="float" office:value="0.2">
                <text:p>0.2</text:p>
              </table:table-cell>
              <table:table-cell office:value-type="float" office:value="2.171478">
                <text:p>2.171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146341">
                <text:p>2.146341</text:p>
              </table:table-cell>
              <table:table-cell office:value-type="float" office:value="0.21">
                <text:p>0.21</text:p>
              </table:table-cell>
              <table:table-cell office:value-type="float" office:value="2.249666">
                <text:p>2.249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973359">
                <text:p>1.973359</text:p>
              </table:table-cell>
              <table:table-cell office:value-type="float" office:value="0.22">
                <text:p>0.22</text:p>
              </table:table-cell>
              <table:table-cell office:value-type="float" office:value="2.315723">
                <text:p>2.315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551941">
                <text:p>1.551941</text:p>
              </table:table-cell>
              <table:table-cell office:value-type="float" office:value="0.23">
                <text:p>0.23</text:p>
              </table:table-cell>
              <table:table-cell office:value-type="float" office:value="2.381781">
                <text:p>2.381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.556384">
                <text:p>1.556384</text:p>
              </table:table-cell>
              <table:table-cell office:value-type="float" office:value="0.24">
                <text:p>0.24</text:p>
              </table:table-cell>
              <table:table-cell office:value-type="float" office:value="2.447838">
                <text:p>2.447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.623806">
                <text:p>1.623806</text:p>
              </table:table-cell>
              <table:table-cell office:value-type="float" office:value="0.25">
                <text:p>0.25</text:p>
              </table:table-cell>
              <table:table-cell office:value-type="float" office:value="2.500721">
                <text:p>2.5007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.673009">
                <text:p>1.673009</text:p>
              </table:table-cell>
              <table:table-cell office:value-type="float" office:value="0.26">
                <text:p>0.26</text:p>
              </table:table-cell>
              <table:table-cell office:value-type="float" office:value="2.551565">
                <text:p>2.551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.694358">
                <text:p>1.694358</text:p>
              </table:table-cell>
              <table:table-cell office:value-type="float" office:value="0.27">
                <text:p>0.27</text:p>
              </table:table-cell>
              <table:table-cell office:value-type="float" office:value="2.60241">
                <text:p>2.60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.922679">
                <text:p>1.922679</text:p>
              </table:table-cell>
              <table:table-cell office:value-type="float" office:value="0.28">
                <text:p>0.28</text:p>
              </table:table-cell>
              <table:table-cell office:value-type="float" office:value="2.639194">
                <text:p>2.639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503032">
                <text:p>2.503032</text:p>
              </table:table-cell>
              <table:table-cell office:value-type="float" office:value="0.29">
                <text:p>0.29</text:p>
              </table:table-cell>
              <table:table-cell office:value-type="float" office:value="2.670111">
                <text:p>2.670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716882">
                <text:p>2.716882</text:p>
              </table:table-cell>
              <table:table-cell office:value-type="float" office:value="0.3">
                <text:p>0.3</text:p>
              </table:table-cell>
              <table:table-cell office:value-type="float" office:value="2.701028">
                <text:p>2.701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486448">
                <text:p>2.486448</text:p>
              </table:table-cell>
              <table:table-cell office:value-type="float" office:value="0.31">
                <text:p>0.31</text:p>
              </table:table-cell>
              <table:table-cell office:value-type="float" office:value="2.731267">
                <text:p>2.731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26091">
                <text:p>2.26091</text:p>
              </table:table-cell>
              <table:table-cell office:value-type="float" office:value="0.32">
                <text:p>0.32</text:p>
              </table:table-cell>
              <table:table-cell office:value-type="float" office:value="2.760941">
                <text:p>2.760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057427">
                <text:p>2.057427</text:p>
              </table:table-cell>
              <table:table-cell office:value-type="float" office:value="0.33">
                <text:p>0.33</text:p>
              </table:table-cell>
              <table:table-cell office:value-type="float" office:value="2.790614">
                <text:p>2.790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.971679">
                <text:p>1.971679</text:p>
              </table:table-cell>
              <table:table-cell office:value-type="float" office:value="0.34">
                <text:p>0.34</text:p>
              </table:table-cell>
              <table:table-cell office:value-type="float" office:value="2.822135">
                <text:p>2.822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79968">
                <text:p>1.79968</text:p>
              </table:table-cell>
              <table:table-cell office:value-type="float" office:value="0.35">
                <text:p>0.35</text:p>
              </table:table-cell>
              <table:table-cell office:value-type="float" office:value="2.856611">
                <text:p>2.856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600486">
                <text:p>1.600486</text:p>
              </table:table-cell>
              <table:table-cell office:value-type="float" office:value="0.36">
                <text:p>0.36</text:p>
              </table:table-cell>
              <table:table-cell office:value-type="float" office:value="2.891087">
                <text:p>2.891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616022">
                <text:p>1.616022</text:p>
              </table:table-cell>
              <table:table-cell office:value-type="float" office:value="0.37">
                <text:p>0.37</text:p>
              </table:table-cell>
              <table:table-cell office:value-type="float" office:value="2.920004">
                <text:p>2.92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333564">
                <text:p>1.333564</text:p>
              </table:table-cell>
              <table:table-cell office:value-type="float" office:value="0.38">
                <text:p>0.38</text:p>
              </table:table-cell>
              <table:table-cell office:value-type="float" office:value="2.929671">
                <text:p>2.929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8637997">
                <text:p>0.8637997</text:p>
              </table:table-cell>
              <table:table-cell office:value-type="float" office:value="0.39">
                <text:p>0.39</text:p>
              </table:table-cell>
              <table:table-cell office:value-type="float" office:value="2.939339">
                <text:p>2.939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9446621">
                <text:p>0.9446621</text:p>
              </table:table-cell>
              <table:table-cell office:value-type="float" office:value="0.4">
                <text:p>0.4</text:p>
              </table:table-cell>
              <table:table-cell office:value-type="float" office:value="2.947648">
                <text:p>2.947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115214">
                <text:p>1.115214</text:p>
              </table:table-cell>
              <table:table-cell office:value-type="float" office:value="0.41">
                <text:p>0.41</text:p>
              </table:table-cell>
              <table:table-cell office:value-type="float" office:value="2.93596">
                <text:p>2.93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403554">
                <text:p>1.403554</text:p>
              </table:table-cell>
              <table:table-cell office:value-type="float" office:value="0.42">
                <text:p>0.42</text:p>
              </table:table-cell>
              <table:table-cell office:value-type="float" office:value="2.924272">
                <text:p>2.924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.462749">
                <text:p>1.462749</text:p>
              </table:table-cell>
              <table:table-cell office:value-type="float" office:value="0.43">
                <text:p>0.43</text:p>
              </table:table-cell>
              <table:table-cell office:value-type="float" office:value="2.912584">
                <text:p>2.912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.612928">
                <text:p>1.612928</text:p>
              </table:table-cell>
              <table:table-cell office:value-type="float" office:value="0.44">
                <text:p>0.44</text:p>
              </table:table-cell>
              <table:table-cell office:value-type="float" office:value="2.890297">
                <text:p>2.890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.90775">
                <text:p>1.90775</text:p>
              </table:table-cell>
              <table:table-cell office:value-type="float" office:value="0.45">
                <text:p>0.45</text:p>
              </table:table-cell>
              <table:table-cell office:value-type="float" office:value="2.866873">
                <text:p>2.866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.978482">
                <text:p>1.978482</text:p>
              </table:table-cell>
              <table:table-cell office:value-type="float" office:value="0.46">
                <text:p>0.46</text:p>
              </table:table-cell>
              <table:table-cell office:value-type="float" office:value="2.843449">
                <text:p>2.843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.924053">
                <text:p>1.924053</text:p>
              </table:table-cell>
              <table:table-cell office:value-type="float" office:value="0.47">
                <text:p>0.47</text:p>
              </table:table-cell>
              <table:table-cell office:value-type="float" office:value="2.829398">
                <text:p>2.829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.778387">
                <text:p>1.778387</text:p>
              </table:table-cell>
              <table:table-cell office:value-type="float" office:value="0.48">
                <text:p>0.48</text:p>
              </table:table-cell>
              <table:table-cell office:value-type="float" office:value="2.818595">
                <text:p>2.818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712337">
                <text:p>1.712337</text:p>
              </table:table-cell>
              <table:table-cell office:value-type="float" office:value="0.49">
                <text:p>0.49</text:p>
              </table:table-cell>
              <table:table-cell office:value-type="float" office:value="2.807793">
                <text:p>2.8077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1.75378">
                <text:p>1.75378</text:p>
              </table:table-cell>
              <table:table-cell office:value-type="float" office:value="0.5">
                <text:p>0.5</text:p>
              </table:table-cell>
              <table:table-cell office:value-type="float" office:value="2.802772">
                <text:p>2.802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1.839133">
                <text:p>1.839133</text:p>
              </table:table-cell>
              <table:table-cell office:value-type="float" office:value="0.51">
                <text:p>0.51</text:p>
              </table:table-cell>
              <table:table-cell office:value-type="float" office:value="2.801903">
                <text:p>2.8019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1.891392">
                <text:p>1.891392</text:p>
              </table:table-cell>
              <table:table-cell office:value-type="float" office:value="0.52">
                <text:p>0.52</text:p>
              </table:table-cell>
              <table:table-cell office:value-type="float" office:value="2.801034">
                <text:p>2.801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1.910943">
                <text:p>1.910943</text:p>
              </table:table-cell>
              <table:table-cell office:value-type="float" office:value="0.53">
                <text:p>0.53</text:p>
              </table:table-cell>
              <table:table-cell office:value-type="float" office:value="2.798934">
                <text:p>2.798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.132862">
                <text:p>2.132862</text:p>
              </table:table-cell>
              <table:table-cell office:value-type="float" office:value="0.54">
                <text:p>0.54</text:p>
              </table:table-cell>
              <table:table-cell office:value-type="float" office:value="2.795146">
                <text:p>2.795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.337755">
                <text:p>2.337755</text:p>
              </table:table-cell>
              <table:table-cell office:value-type="float" office:value="0.55">
                <text:p>0.55</text:p>
              </table:table-cell>
              <table:table-cell office:value-type="float" office:value="2.791359">
                <text:p>2.791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.231664">
                <text:p>2.231664</text:p>
              </table:table-cell>
              <table:table-cell office:value-type="float" office:value="0.56">
                <text:p>0.56</text:p>
              </table:table-cell>
              <table:table-cell office:value-type="float" office:value="2.788093">
                <text:p>2.788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.942674">
                <text:p>1.942674</text:p>
              </table:table-cell>
              <table:table-cell office:value-type="float" office:value="0.57">
                <text:p>0.57</text:p>
              </table:table-cell>
              <table:table-cell office:value-type="float" office:value="2.786305">
                <text:p>2.786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.385045">
                <text:p>1.385045</text:p>
              </table:table-cell>
              <table:table-cell office:value-type="float" office:value="0.58">
                <text:p>0.58</text:p>
              </table:table-cell>
              <table:table-cell office:value-type="float" office:value="2.784516">
                <text:p>2.784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457481">
                <text:p>1.457481</text:p>
              </table:table-cell>
              <table:table-cell office:value-type="float" office:value="0.59">
                <text:p>0.59</text:p>
              </table:table-cell>
              <table:table-cell office:value-type="float" office:value="2.78267">
                <text:p>2.78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404553">
                <text:p>1.404553</text:p>
              </table:table-cell>
              <table:table-cell office:value-type="float" office:value="0.6">
                <text:p>0.6</text:p>
              </table:table-cell>
              <table:table-cell office:value-type="float" office:value="2.780304">
                <text:p>2.780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22279">
                <text:p>1.22279</text:p>
              </table:table-cell>
              <table:table-cell office:value-type="float" office:value="0.61">
                <text:p>0.61</text:p>
              </table:table-cell>
              <table:table-cell office:value-type="float" office:value="2.777937">
                <text:p>2.777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.250718">
                <text:p>1.250718</text:p>
              </table:table-cell>
              <table:table-cell office:value-type="float" office:value="0.62">
                <text:p>0.62</text:p>
              </table:table-cell>
              <table:table-cell office:value-type="float" office:value="2.775571">
                <text:p>2.7755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.574666">
                <text:p>1.574666</text:p>
              </table:table-cell>
              <table:table-cell office:value-type="float" office:value="0.63">
                <text:p>0.63</text:p>
              </table:table-cell>
              <table:table-cell office:value-type="float" office:value="2.756798">
                <text:p>2.756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.18411">
                <text:p>2.18411</text:p>
              </table:table-cell>
              <table:table-cell office:value-type="float" office:value="0.64">
                <text:p>0.64</text:p>
              </table:table-cell>
              <table:table-cell office:value-type="float" office:value="2.736979">
                <text:p>2.736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.252139">
                <text:p>2.252139</text:p>
              </table:table-cell>
              <table:table-cell office:value-type="float" office:value="0.65">
                <text:p>0.65</text:p>
              </table:table-cell>
              <table:table-cell office:value-type="float" office:value="2.717161">
                <text:p>2.7171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.218385">
                <text:p>2.218385</text:p>
              </table:table-cell>
              <table:table-cell office:value-type="float" office:value="0.66">
                <text:p>0.66</text:p>
              </table:table-cell>
              <table:table-cell office:value-type="float" office:value="2.698583">
                <text:p>2.698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.253153">
                <text:p>2.253153</text:p>
              </table:table-cell>
              <table:table-cell office:value-type="float" office:value="0.67">
                <text:p>0.67</text:p>
              </table:table-cell>
              <table:table-cell office:value-type="float" office:value="2.680355">
                <text:p>2.680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.221007">
                <text:p>2.221007</text:p>
              </table:table-cell>
              <table:table-cell office:value-type="float" office:value="0.68">
                <text:p>0.68</text:p>
              </table:table-cell>
              <table:table-cell office:value-type="float" office:value="2.662128">
                <text:p>2.66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.157055">
                <text:p>2.157055</text:p>
              </table:table-cell>
              <table:table-cell office:value-type="float" office:value="0.69">
                <text:p>0.69</text:p>
              </table:table-cell>
              <table:table-cell office:value-type="float" office:value="2.653336">
                <text:p>2.653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.171751">
                <text:p>2.171751</text:p>
              </table:table-cell>
              <table:table-cell office:value-type="float" office:value="0.7">
                <text:p>0.7</text:p>
              </table:table-cell>
              <table:table-cell office:value-type="float" office:value="2.65035">
                <text:p>2.65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.116663">
                <text:p>2.116663</text:p>
              </table:table-cell>
              <table:table-cell office:value-type="float" office:value="0.71">
                <text:p>0.71</text:p>
              </table:table-cell>
              <table:table-cell office:value-type="float" office:value="2.647363">
                <text:p>2.647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920197">
                <text:p>1.920197</text:p>
              </table:table-cell>
              <table:table-cell office:value-type="float" office:value="0.72">
                <text:p>0.72</text:p>
              </table:table-cell>
              <table:table-cell office:value-type="float" office:value="2.640688">
                <text:p>2.640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424369">
                <text:p>1.424369</text:p>
              </table:table-cell>
              <table:table-cell office:value-type="float" office:value="0.73">
                <text:p>0.73</text:p>
              </table:table-cell>
              <table:table-cell office:value-type="float" office:value="2.62966">
                <text:p>2.629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9116807">
                <text:p>0.9116807</text:p>
              </table:table-cell>
              <table:table-cell office:value-type="float" office:value="0.74">
                <text:p>0.74</text:p>
              </table:table-cell>
              <table:table-cell office:value-type="float" office:value="2.618631">
                <text:p>2.618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9059005">
                <text:p>0.9059005</text:p>
              </table:table-cell>
              <table:table-cell office:value-type="float" office:value="0.75">
                <text:p>0.75</text:p>
              </table:table-cell>
              <table:table-cell office:value-type="float" office:value="2.602115">
                <text:p>2.602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8902862">
                <text:p>0.8902862</text:p>
              </table:table-cell>
              <table:table-cell office:value-type="float" office:value="0.76">
                <text:p>0.76</text:p>
              </table:table-cell>
              <table:table-cell office:value-type="float" office:value="2.572679">
                <text:p>2.572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870763">
                <text:p>0.870763</text:p>
              </table:table-cell>
              <table:table-cell office:value-type="float" office:value="0.77">
                <text:p>0.77</text:p>
              </table:table-cell>
              <table:table-cell office:value-type="float" office:value="2.543244">
                <text:p>2.543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8597073">
                <text:p>0.8597073</text:p>
              </table:table-cell>
              <table:table-cell office:value-type="float" office:value="0.78">
                <text:p>0.78</text:p>
              </table:table-cell>
              <table:table-cell office:value-type="float" office:value="2.510392">
                <text:p>2.510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830752">
                <text:p>0.8830752</text:p>
              </table:table-cell>
              <table:table-cell office:value-type="float" office:value="0.79">
                <text:p>0.79</text:p>
              </table:table-cell>
              <table:table-cell office:value-type="float" office:value="2.45614">
                <text:p>2.45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9565514">
                <text:p>0.9565514</text:p>
              </table:table-cell>
              <table:table-cell office:value-type="float" office:value="0.8">
                <text:p>0.8</text:p>
              </table:table-cell>
              <table:table-cell office:value-type="float" office:value="2.401887">
                <text:p>2.4018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9364633">
                <text:p>0.9364633</text:p>
              </table:table-cell>
              <table:table-cell office:value-type="float" office:value="0.81">
                <text:p>0.81</text:p>
              </table:table-cell>
              <table:table-cell office:value-type="float" office:value="2.347634">
                <text:p>2.347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9350448">
                <text:p>0.9350448</text:p>
              </table:table-cell>
              <table:table-cell office:value-type="float" office:value="0.82">
                <text:p>0.82</text:p>
              </table:table-cell>
              <table:table-cell office:value-type="float" office:value="2.29244">
                <text:p>2.29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9755455">
                <text:p>0.9755455</text:p>
              </table:table-cell>
              <table:table-cell office:value-type="float" office:value="0.83">
                <text:p>0.83</text:p>
              </table:table-cell>
              <table:table-cell office:value-type="float" office:value="2.237224">
                <text:p>2.237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9650293">
                <text:p>0.9650293</text:p>
              </table:table-cell>
              <table:table-cell office:value-type="float" office:value="0.84">
                <text:p>0.84</text:p>
              </table:table-cell>
              <table:table-cell office:value-type="float" office:value="2.182008">
                <text:p>2.182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9423643">
                <text:p>0.9423643</text:p>
              </table:table-cell>
              <table:table-cell office:value-type="float" office:value="0.85">
                <text:p>0.85</text:p>
              </table:table-cell>
              <table:table-cell office:value-type="float" office:value="2.131352">
                <text:p>2.131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9263133">
                <text:p>0.9263133</text:p>
              </table:table-cell>
              <table:table-cell office:value-type="float" office:value="0.86">
                <text:p>0.86</text:p>
              </table:table-cell>
              <table:table-cell office:value-type="float" office:value="2.08172">
                <text:p>2.08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9009859">
                <text:p>0.9009859</text:p>
              </table:table-cell>
              <table:table-cell office:value-type="float" office:value="0.87">
                <text:p>0.87</text:p>
              </table:table-cell>
              <table:table-cell office:value-type="float" office:value="2.032087">
                <text:p>2.032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8589412">
                <text:p>0.8589412</text:p>
              </table:table-cell>
              <table:table-cell office:value-type="float" office:value="0.88">
                <text:p>0.88</text:p>
              </table:table-cell>
              <table:table-cell office:value-type="float" office:value="1.984751">
                <text:p>1.9847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7953609">
                <text:p>0.7953609</text:p>
              </table:table-cell>
              <table:table-cell office:value-type="float" office:value="0.89">
                <text:p>0.89</text:p>
              </table:table-cell>
              <table:table-cell office:value-type="float" office:value="1.938618">
                <text:p>1.9386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7443494">
                <text:p>0.7443494</text:p>
              </table:table-cell>
              <table:table-cell office:value-type="float" office:value="0.9">
                <text:p>0.9</text:p>
              </table:table-cell>
              <table:table-cell office:value-type="float" office:value="1.892485">
                <text:p>1.892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7199537">
                <text:p>0.7199537</text:p>
              </table:table-cell>
              <table:table-cell office:value-type="float" office:value="0.91">
                <text:p>0.91</text:p>
              </table:table-cell>
              <table:table-cell office:value-type="float" office:value="1.846549">
                <text:p>1.846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6592846">
                <text:p>0.6592846</text:p>
              </table:table-cell>
              <table:table-cell office:value-type="float" office:value="0.92">
                <text:p>0.92</text:p>
              </table:table-cell>
              <table:table-cell office:value-type="float" office:value="1.800816">
                <text:p>1.800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5856695">
                <text:p>0.5856695</text:p>
              </table:table-cell>
              <table:table-cell office:value-type="float" office:value="0.93">
                <text:p>0.93</text:p>
              </table:table-cell>
              <table:table-cell office:value-type="float" office:value="1.755082">
                <text:p>1.755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5975312">
                <text:p>0.5975312</text:p>
              </table:table-cell>
              <table:table-cell office:value-type="float" office:value="0.94">
                <text:p>0.94</text:p>
              </table:table-cell>
              <table:table-cell office:value-type="float" office:value="1.709056">
                <text:p>1.709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5969333">
                <text:p>0.5969333</text:p>
              </table:table-cell>
              <table:table-cell office:value-type="float" office:value="0.95">
                <text:p>0.95</text:p>
              </table:table-cell>
              <table:table-cell office:value-type="float" office:value="1.662453">
                <text:p>1.662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562194">
                <text:p>0.562194</text:p>
              </table:table-cell>
              <table:table-cell office:value-type="float" office:value="0.96">
                <text:p>0.96</text:p>
              </table:table-cell>
              <table:table-cell office:value-type="float" office:value="1.61585">
                <text:p>1.61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5985341">
                <text:p>0.5985341</text:p>
              </table:table-cell>
              <table:table-cell office:value-type="float" office:value="0.97">
                <text:p>0.97</text:p>
              </table:table-cell>
              <table:table-cell office:value-type="float" office:value="1.569323">
                <text:p>1.5693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6104942">
                <text:p>0.6104942</text:p>
              </table:table-cell>
              <table:table-cell office:value-type="float" office:value="0.98">
                <text:p>0.98</text:p>
              </table:table-cell>
              <table:table-cell office:value-type="float" office:value="1.523154">
                <text:p>1.523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5597407">
                <text:p>0.5597407</text:p>
              </table:table-cell>
              <table:table-cell office:value-type="float" office:value="0.99">
                <text:p>0.99</text:p>
              </table:table-cell>
              <table:table-cell office:value-type="float" office:value="1.476984">
                <text:p>1.476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5795889">
                <text:p>0.5795889</text:p>
              </table:table-cell>
              <table:table-cell office:value-type="float" office:value="1">
                <text:p>1</text:p>
              </table:table-cell>
              <table:table-cell office:value-type="float" office:value="1.430882">
                <text:p>1.4308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6072443">
                <text:p>0.6072443</text:p>
              </table:table-cell>
              <table:table-cell office:value-type="float" office:value="1.01">
                <text:p>1.01</text:p>
              </table:table-cell>
              <table:table-cell office:value-type="float" office:value="1.389427">
                <text:p>1.3894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6650976">
                <text:p>0.6650976</text:p>
              </table:table-cell>
              <table:table-cell office:value-type="float" office:value="1.02">
                <text:p>1.02</text:p>
              </table:table-cell>
              <table:table-cell office:value-type="float" office:value="1.347971">
                <text:p>1.3479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6761182">
                <text:p>0.6761182</text:p>
              </table:table-cell>
              <table:table-cell office:value-type="float" office:value="1.03">
                <text:p>1.03</text:p>
              </table:table-cell>
              <table:table-cell office:value-type="float" office:value="1.306516">
                <text:p>1.3065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6966291">
                <text:p>0.6966291</text:p>
              </table:table-cell>
              <table:table-cell office:value-type="float" office:value="1.04">
                <text:p>1.04</text:p>
              </table:table-cell>
              <table:table-cell office:value-type="float" office:value="1.272045">
                <text:p>1.272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7659263">
                <text:p>0.7659263</text:p>
              </table:table-cell>
              <table:table-cell office:value-type="float" office:value="1.05">
                <text:p>1.05</text:p>
              </table:table-cell>
              <table:table-cell office:value-type="float" office:value="1.238771">
                <text:p>1.2387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7739488">
                <text:p>0.7739488</text:p>
              </table:table-cell>
              <table:table-cell office:value-type="float" office:value="1.06">
                <text:p>1.06</text:p>
              </table:table-cell>
              <table:table-cell office:value-type="float" office:value="1.205497">
                <text:p>1.205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792439">
                <text:p>0.792439</text:p>
              </table:table-cell>
              <table:table-cell office:value-type="float" office:value="1.07">
                <text:p>1.07</text:p>
              </table:table-cell>
              <table:table-cell office:value-type="float" office:value="1.180923">
                <text:p>1.180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9686534">
                <text:p>0.9686534</text:p>
              </table:table-cell>
              <table:table-cell office:value-type="float" office:value="1.08">
                <text:p>1.08</text:p>
              </table:table-cell>
              <table:table-cell office:value-type="float" office:value="1.160199">
                <text:p>1.160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093641">
                <text:p>1.093641</text:p>
              </table:table-cell>
              <table:table-cell office:value-type="float" office:value="1.09">
                <text:p>1.09</text:p>
              </table:table-cell>
              <table:table-cell office:value-type="float" office:value="1.139476">
                <text:p>1.139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049406">
                <text:p>1.049406</text:p>
              </table:table-cell>
              <table:table-cell office:value-type="float" office:value="1.1">
                <text:p>1.1</text:p>
              </table:table-cell>
              <table:table-cell office:value-type="float" office:value="1.12394">
                <text:p>1.123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9627054">
                <text:p>0.9627054</text:p>
              </table:table-cell>
              <table:table-cell office:value-type="float" office:value="1.11">
                <text:p>1.11</text:p>
              </table:table-cell>
              <table:table-cell office:value-type="float" office:value="1.112955">
                <text:p>1.1129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8630151">
                <text:p>0.8630151</text:p>
              </table:table-cell>
              <table:table-cell office:value-type="float" office:value="1.12">
                <text:p>1.12</text:p>
              </table:table-cell>
              <table:table-cell office:value-type="float" office:value="1.10197">
                <text:p>1.10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8250602">
                <text:p>0.8250602</text:p>
              </table:table-cell>
              <table:table-cell office:value-type="float" office:value="1.13">
                <text:p>1.13</text:p>
              </table:table-cell>
              <table:table-cell office:value-type="float" office:value="1.092646">
                <text:p>1.0926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7145716">
                <text:p>0.7145716</text:p>
              </table:table-cell>
              <table:table-cell office:value-type="float" office:value="1.14">
                <text:p>1.14</text:p>
              </table:table-cell>
              <table:table-cell office:value-type="float" office:value="1.086124">
                <text:p>1.086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5179224">
                <text:p>0.5179224</text:p>
              </table:table-cell>
              <table:table-cell office:value-type="float" office:value="1.15">
                <text:p>1.15</text:p>
              </table:table-cell>
              <table:table-cell office:value-type="float" office:value="1.079602">
                <text:p>1.07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5416185">
                <text:p>0.5416185</text:p>
              </table:table-cell>
              <table:table-cell office:value-type="float" office:value="1.16">
                <text:p>1.16</text:p>
              </table:table-cell>
              <table:table-cell office:value-type="float" office:value="1.071424">
                <text:p>1.0714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5666905">
                <text:p>0.5666905</text:p>
              </table:table-cell>
              <table:table-cell office:value-type="float" office:value="1.17">
                <text:p>1.17</text:p>
              </table:table-cell>
              <table:table-cell office:value-type="float" office:value="1.057078">
                <text:p>1.057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6222191">
                <text:p>0.6222191</text:p>
              </table:table-cell>
              <table:table-cell office:value-type="float" office:value="1.18">
                <text:p>1.18</text:p>
              </table:table-cell>
              <table:table-cell office:value-type="float" office:value="1.042732">
                <text:p>1.042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6307718">
                <text:p>0.6307718</text:p>
              </table:table-cell>
              <table:table-cell office:value-type="float" office:value="1.19">
                <text:p>1.19</text:p>
              </table:table-cell>
              <table:table-cell office:value-type="float" office:value="1.027979">
                <text:p>1.0279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6408934">
                <text:p>0.6408934</text:p>
              </table:table-cell>
              <table:table-cell office:value-type="float" office:value="1.2">
                <text:p>1.2</text:p>
              </table:table-cell>
              <table:table-cell office:value-type="float" office:value="1.005694">
                <text:p>1.005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6623858">
                <text:p>0.6623858</text:p>
              </table:table-cell>
              <table:table-cell office:value-type="float" office:value="1.21">
                <text:p>1.21</text:p>
              </table:table-cell>
              <table:table-cell office:value-type="float" office:value="0.9834094">
                <text:p>0.9834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6814971">
                <text:p>0.6814971</text:p>
              </table:table-cell>
              <table:table-cell office:value-type="float" office:value="1.22">
                <text:p>1.22</text:p>
              </table:table-cell>
              <table:table-cell office:value-type="float" office:value="0.9611247">
                <text:p>0.96112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6836976">
                <text:p>0.6836976</text:p>
              </table:table-cell>
              <table:table-cell office:value-type="float" office:value="1.23">
                <text:p>1.23</text:p>
              </table:table-cell>
              <table:table-cell office:value-type="float" office:value="0.9429808">
                <text:p>0.94298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6387892">
                <text:p>0.6387892</text:p>
              </table:table-cell>
              <table:table-cell office:value-type="float" office:value="1.24">
                <text:p>1.24</text:p>
              </table:table-cell>
              <table:table-cell office:value-type="float" office:value="0.9253448">
                <text:p>0.92534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6270232">
                <text:p>0.6270232</text:p>
              </table:table-cell>
              <table:table-cell office:value-type="float" office:value="1.25">
                <text:p>1.25</text:p>
              </table:table-cell>
              <table:table-cell office:value-type="float" office:value="0.9077088">
                <text:p>0.90770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6478736">
                <text:p>0.6478736</text:p>
              </table:table-cell>
              <table:table-cell office:value-type="float" office:value="1.26">
                <text:p>1.26</text:p>
              </table:table-cell>
              <table:table-cell office:value-type="float" office:value="0.8936539">
                <text:p>0.8936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7290759">
                <text:p>0.7290759</text:p>
              </table:table-cell>
              <table:table-cell office:value-type="float" office:value="1.27">
                <text:p>1.27</text:p>
              </table:table-cell>
              <table:table-cell office:value-type="float" office:value="0.8809217">
                <text:p>0.88092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7738971">
                <text:p>0.7738971</text:p>
              </table:table-cell>
              <table:table-cell office:value-type="float" office:value="1.28">
                <text:p>1.28</text:p>
              </table:table-cell>
              <table:table-cell office:value-type="float" office:value="0.8681896">
                <text:p>0.86818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7728643">
                <text:p>0.7728643</text:p>
              </table:table-cell>
              <table:table-cell office:value-type="float" office:value="1.29">
                <text:p>1.29</text:p>
              </table:table-cell>
              <table:table-cell office:value-type="float" office:value="0.8575993">
                <text:p>0.85759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8336167">
                <text:p>0.8336167</text:p>
              </table:table-cell>
              <table:table-cell office:value-type="float" office:value="1.3">
                <text:p>1.3</text:p>
              </table:table-cell>
              <table:table-cell office:value-type="float" office:value="0.8486263">
                <text:p>0.8486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23536">
                <text:p>0.9023536</text:p>
              </table:table-cell>
              <table:table-cell office:value-type="float" office:value="1.31">
                <text:p>1.31</text:p>
              </table:table-cell>
              <table:table-cell office:value-type="float" office:value="0.8396534">
                <text:p>0.83965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940477">
                <text:p>0.8940477</text:p>
              </table:table-cell>
              <table:table-cell office:value-type="float" office:value="1.32">
                <text:p>1.32</text:p>
              </table:table-cell>
              <table:table-cell office:value-type="float" office:value="0.8334665">
                <text:p>0.8334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7871505">
                <text:p>0.7871505</text:p>
              </table:table-cell>
              <table:table-cell office:value-type="float" office:value="1.33">
                <text:p>1.33</text:p>
              </table:table-cell>
              <table:table-cell office:value-type="float" office:value="0.8313011">
                <text:p>0.8313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6455548">
                <text:p>0.6455548</text:p>
              </table:table-cell>
              <table:table-cell office:value-type="float" office:value="1.34">
                <text:p>1.34</text:p>
              </table:table-cell>
              <table:table-cell office:value-type="float" office:value="0.8291356">
                <text:p>0.8291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6535689">
                <text:p>0.6535689</text:p>
              </table:table-cell>
              <table:table-cell office:value-type="float" office:value="1.35">
                <text:p>1.35</text:p>
              </table:table-cell>
              <table:table-cell office:value-type="float" office:value="0.8273584">
                <text:p>0.82735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6780309">
                <text:p>0.6780309</text:p>
              </table:table-cell>
              <table:table-cell office:value-type="float" office:value="1.36">
                <text:p>1.36</text:p>
              </table:table-cell>
              <table:table-cell office:value-type="float" office:value="0.8267534">
                <text:p>0.8267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7278587">
                <text:p>0.7278587</text:p>
              </table:table-cell>
              <table:table-cell office:value-type="float" office:value="1.37">
                <text:p>1.37</text:p>
              </table:table-cell>
              <table:table-cell office:value-type="float" office:value="0.8261484">
                <text:p>0.82614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7132737">
                <text:p>0.7132737</text:p>
              </table:table-cell>
              <table:table-cell office:value-type="float" office:value="1.38">
                <text:p>1.38</text:p>
              </table:table-cell>
              <table:table-cell office:value-type="float" office:value="0.8251158">
                <text:p>0.8251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7426015">
                <text:p>0.7426015</text:p>
              </table:table-cell>
              <table:table-cell office:value-type="float" office:value="1.39">
                <text:p>1.39</text:p>
              </table:table-cell>
              <table:table-cell office:value-type="float" office:value="0.819667">
                <text:p>0.819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866736">
                <text:p>0.866736</text:p>
              </table:table-cell>
              <table:table-cell office:value-type="float" office:value="1.4">
                <text:p>1.4</text:p>
              </table:table-cell>
              <table:table-cell office:value-type="float" office:value="0.8142183">
                <text:p>0.8142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8657351">
                <text:p>0.8657351</text:p>
              </table:table-cell>
              <table:table-cell office:value-type="float" office:value="1.41">
                <text:p>1.41</text:p>
              </table:table-cell>
              <table:table-cell office:value-type="float" office:value="0.8087695">
                <text:p>0.8087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8372259">
                <text:p>0.8372259</text:p>
              </table:table-cell>
              <table:table-cell office:value-type="float" office:value="1.42">
                <text:p>1.42</text:p>
              </table:table-cell>
              <table:table-cell office:value-type="float" office:value="0.805852">
                <text:p>0.8058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7737693">
                <text:p>0.7737693</text:p>
              </table:table-cell>
              <table:table-cell office:value-type="float" office:value="1.43">
                <text:p>1.43</text:p>
              </table:table-cell>
              <table:table-cell office:value-type="float" office:value="0.8031316">
                <text:p>0.8031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7490563">
                <text:p>0.7490563</text:p>
              </table:table-cell>
              <table:table-cell office:value-type="float" office:value="1.44">
                <text:p>1.44</text:p>
              </table:table-cell>
              <table:table-cell office:value-type="float" office:value="0.8004112">
                <text:p>0.8004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7284917">
                <text:p>0.7284917</text:p>
              </table:table-cell>
              <table:table-cell office:value-type="float" office:value="1.45">
                <text:p>1.45</text:p>
              </table:table-cell>
              <table:table-cell office:value-type="float" office:value="0.8001231">
                <text:p>0.80012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707806">
                <text:p>0.707806</text:p>
              </table:table-cell>
              <table:table-cell office:value-type="float" office:value="1.46">
                <text:p>1.46</text:p>
              </table:table-cell>
              <table:table-cell office:value-type="float" office:value="0.8005726">
                <text:p>0.80057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7250358">
                <text:p>0.7250358</text:p>
              </table:table-cell>
              <table:table-cell office:value-type="float" office:value="1.47">
                <text:p>1.47</text:p>
              </table:table-cell>
              <table:table-cell office:value-type="float" office:value="0.8010222">
                <text:p>0.80102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7215452">
                <text:p>0.7215452</text:p>
              </table:table-cell>
              <table:table-cell office:value-type="float" office:value="1.48">
                <text:p>1.48</text:p>
              </table:table-cell>
              <table:table-cell office:value-type="float" office:value="0.8014717">
                <text:p>0.80147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668434">
                <text:p>0.668434</text:p>
              </table:table-cell>
              <table:table-cell office:value-type="float" office:value="1.49">
                <text:p>1.49</text:p>
              </table:table-cell>
              <table:table-cell office:value-type="float" office:value="0.7997176">
                <text:p>0.7997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6062127">
                <text:p>0.6062127</text:p>
              </table:table-cell>
              <table:table-cell office:value-type="float" office:value="1.5">
                <text:p>1.5</text:p>
              </table:table-cell>
              <table:table-cell office:value-type="float" office:value="0.7961844">
                <text:p>0.7961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5393845">
                <text:p>0.5393845</text:p>
              </table:table-cell>
              <table:table-cell office:value-type="float" office:value="1.51">
                <text:p>1.51</text:p>
              </table:table-cell>
              <table:table-cell office:value-type="float" office:value="0.7926512">
                <text:p>0.7926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4496462">
                <text:p>0.4496462</text:p>
              </table:table-cell>
              <table:table-cell office:value-type="float" office:value="1.52">
                <text:p>1.52</text:p>
              </table:table-cell>
              <table:table-cell office:value-type="float" office:value="0.7891179">
                <text:p>0.7891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3652338">
                <text:p>0.3652338</text:p>
              </table:table-cell>
              <table:table-cell office:value-type="float" office:value="1.53">
                <text:p>1.53</text:p>
              </table:table-cell>
              <table:table-cell office:value-type="float" office:value="0.7855847">
                <text:p>0.7855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2976265">
                <text:p>0.2976265</text:p>
              </table:table-cell>
              <table:table-cell office:value-type="float" office:value="1.54">
                <text:p>1.54</text:p>
              </table:table-cell>
              <table:table-cell office:value-type="float" office:value="0.7807623">
                <text:p>0.7807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2525991">
                <text:p>0.2525991</text:p>
              </table:table-cell>
              <table:table-cell office:value-type="float" office:value="1.55">
                <text:p>1.55</text:p>
              </table:table-cell>
              <table:table-cell office:value-type="float" office:value="0.7748992">
                <text:p>0.77489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2722843">
                <text:p>0.2722843</text:p>
              </table:table-cell>
              <table:table-cell office:value-type="float" office:value="1.56">
                <text:p>1.56</text:p>
              </table:table-cell>
              <table:table-cell office:value-type="float" office:value="0.7690361">
                <text:p>0.76903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2282485">
                <text:p>0.2282485</text:p>
              </table:table-cell>
              <table:table-cell office:value-type="float" office:value="1.57">
                <text:p>1.57</text:p>
              </table:table-cell>
              <table:table-cell office:value-type="float" office:value="0.763173">
                <text:p>0.763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212356">
                <text:p>0.212356</text:p>
              </table:table-cell>
              <table:table-cell office:value-type="float" office:value="1.58">
                <text:p>1.58</text:p>
              </table:table-cell>
              <table:table-cell office:value-type="float" office:value="0.7573098">
                <text:p>0.75730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2682336">
                <text:p>0.2682336</text:p>
              </table:table-cell>
              <table:table-cell office:value-type="float" office:value="1.59">
                <text:p>1.59</text:p>
              </table:table-cell>
              <table:table-cell office:value-type="float" office:value="0.7476255">
                <text:p>0.74762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3069511">
                <text:p>0.3069511</text:p>
              </table:table-cell>
              <table:table-cell office:value-type="float" office:value="1.6">
                <text:p>1.6</text:p>
              </table:table-cell>
              <table:table-cell office:value-type="float" office:value="0.7348562">
                <text:p>0.73485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3130485">
                <text:p>0.3130485</text:p>
              </table:table-cell>
              <table:table-cell office:value-type="float" office:value="1.61">
                <text:p>1.61</text:p>
              </table:table-cell>
              <table:table-cell office:value-type="float" office:value="0.7220869">
                <text:p>0.7220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3525704">
                <text:p>0.3525704</text:p>
              </table:table-cell>
              <table:table-cell office:value-type="float" office:value="1.62">
                <text:p>1.62</text:p>
              </table:table-cell>
              <table:table-cell office:value-type="float" office:value="0.7093175">
                <text:p>0.70931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3820019">
                <text:p>0.3820019</text:p>
              </table:table-cell>
              <table:table-cell office:value-type="float" office:value="1.63">
                <text:p>1.63</text:p>
              </table:table-cell>
              <table:table-cell office:value-type="float" office:value="0.6965482">
                <text:p>0.69654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3665092">
                <text:p>0.3665092</text:p>
              </table:table-cell>
              <table:table-cell office:value-type="float" office:value="1.64">
                <text:p>1.64</text:p>
              </table:table-cell>
              <table:table-cell office:value-type="float" office:value="0.6817228">
                <text:p>0.68172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3617265">
                <text:p>0.3617265</text:p>
              </table:table-cell>
              <table:table-cell office:value-type="float" office:value="1.65">
                <text:p>1.65</text:p>
              </table:table-cell>
              <table:table-cell office:value-type="float" office:value="0.6652375">
                <text:p>0.6652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382193">
                <text:p>0.382193</text:p>
              </table:table-cell>
              <table:table-cell office:value-type="float" office:value="1.66">
                <text:p>1.66</text:p>
              </table:table-cell>
              <table:table-cell office:value-type="float" office:value="0.6487521">
                <text:p>0.64875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3732569">
                <text:p>0.3732569</text:p>
              </table:table-cell>
              <table:table-cell office:value-type="float" office:value="1.67">
                <text:p>1.67</text:p>
              </table:table-cell>
              <table:table-cell office:value-type="float" office:value="0.6322667">
                <text:p>0.6322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3765282">
                <text:p>0.3765282</text:p>
              </table:table-cell>
              <table:table-cell office:value-type="float" office:value="1.68">
                <text:p>1.68</text:p>
              </table:table-cell>
              <table:table-cell office:value-type="float" office:value="0.6157813">
                <text:p>0.61578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4115563">
                <text:p>0.4115563</text:p>
              </table:table-cell>
              <table:table-cell office:value-type="float" office:value="1.69">
                <text:p>1.69</text:p>
              </table:table-cell>
              <table:table-cell office:value-type="float" office:value="0.603165">
                <text:p>0.603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4472868">
                <text:p>0.4472868</text:p>
              </table:table-cell>
              <table:table-cell office:value-type="float" office:value="1.7">
                <text:p>1.7</text:p>
              </table:table-cell>
              <table:table-cell office:value-type="float" office:value="0.5936725">
                <text:p>0.5936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4855449">
                <text:p>0.4855449</text:p>
              </table:table-cell>
              <table:table-cell office:value-type="float" office:value="1.71">
                <text:p>1.71</text:p>
              </table:table-cell>
              <table:table-cell office:value-type="float" office:value="0.5841799">
                <text:p>0.58417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5056259">
                <text:p>0.5056259</text:p>
              </table:table-cell>
              <table:table-cell office:value-type="float" office:value="1.72">
                <text:p>1.72</text:p>
              </table:table-cell>
              <table:table-cell office:value-type="float" office:value="0.5746873">
                <text:p>0.5746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5270626">
                <text:p>0.5270626</text:p>
              </table:table-cell>
              <table:table-cell office:value-type="float" office:value="1.73">
                <text:p>1.73</text:p>
              </table:table-cell>
              <table:table-cell office:value-type="float" office:value="0.5651948">
                <text:p>0.56519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5566975">
                <text:p>0.5566975</text:p>
              </table:table-cell>
              <table:table-cell office:value-type="float" office:value="1.74">
                <text:p>1.74</text:p>
              </table:table-cell>
              <table:table-cell office:value-type="float" office:value="0.5565184">
                <text:p>0.55651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579426">
                <text:p>0.579426</text:p>
              </table:table-cell>
              <table:table-cell office:value-type="float" office:value="1.75">
                <text:p>1.75</text:p>
              </table:table-cell>
              <table:table-cell office:value-type="float" office:value="0.5485009">
                <text:p>0.5485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5971063">
                <text:p>0.5971063</text:p>
              </table:table-cell>
              <table:table-cell office:value-type="float" office:value="1.76">
                <text:p>1.76</text:p>
              </table:table-cell>
              <table:table-cell office:value-type="float" office:value="0.5404835">
                <text:p>0.54048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617477">
                <text:p>0.617477</text:p>
              </table:table-cell>
              <table:table-cell office:value-type="float" office:value="1.77">
                <text:p>1.77</text:p>
              </table:table-cell>
              <table:table-cell office:value-type="float" office:value="0.5324661">
                <text:p>0.53246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6365642">
                <text:p>0.6365642</text:p>
              </table:table-cell>
              <table:table-cell office:value-type="float" office:value="1.78">
                <text:p>1.78</text:p>
              </table:table-cell>
              <table:table-cell office:value-type="float" office:value="0.5244486">
                <text:p>0.5244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6509479">
                <text:p>0.6509479</text:p>
              </table:table-cell>
              <table:table-cell office:value-type="float" office:value="1.79">
                <text:p>1.79</text:p>
              </table:table-cell>
              <table:table-cell office:value-type="float" office:value="0.519259">
                <text:p>0.5192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6672611">
                <text:p>0.6672611</text:p>
              </table:table-cell>
              <table:table-cell office:value-type="float" office:value="1.8">
                <text:p>1.8</text:p>
              </table:table-cell>
              <table:table-cell office:value-type="float" office:value="0.5163524">
                <text:p>0.51635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6744011">
                <text:p>0.6744011</text:p>
              </table:table-cell>
              <table:table-cell office:value-type="float" office:value="1.81">
                <text:p>1.81</text:p>
              </table:table-cell>
              <table:table-cell office:value-type="float" office:value="0.5134458">
                <text:p>0.51344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6560113">
                <text:p>0.6560113</text:p>
              </table:table-cell>
              <table:table-cell office:value-type="float" office:value="1.82">
                <text:p>1.82</text:p>
              </table:table-cell>
              <table:table-cell office:value-type="float" office:value="0.5105391">
                <text:p>0.51053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6526561">
                <text:p>0.6526561</text:p>
              </table:table-cell>
              <table:table-cell office:value-type="float" office:value="1.83">
                <text:p>1.83</text:p>
              </table:table-cell>
              <table:table-cell office:value-type="float" office:value="0.5076325">
                <text:p>0.50763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6701325">
                <text:p>0.6701325</text:p>
              </table:table-cell>
              <table:table-cell office:value-type="float" office:value="1.84">
                <text:p>1.84</text:p>
              </table:table-cell>
              <table:table-cell office:value-type="float" office:value="0.5085412">
                <text:p>0.5085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6828442">
                <text:p>0.6828442</text:p>
              </table:table-cell>
              <table:table-cell office:value-type="float" office:value="1.85">
                <text:p>1.85</text:p>
              </table:table-cell>
              <table:table-cell office:value-type="float" office:value="0.5125301">
                <text:p>0.51253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7027617">
                <text:p>0.7027617</text:p>
              </table:table-cell>
              <table:table-cell office:value-type="float" office:value="1.86">
                <text:p>1.86</text:p>
              </table:table-cell>
              <table:table-cell office:value-type="float" office:value="0.5165191">
                <text:p>0.51651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7499396">
                <text:p>0.7499396</text:p>
              </table:table-cell>
              <table:table-cell office:value-type="float" office:value="1.87">
                <text:p>1.87</text:p>
              </table:table-cell>
              <table:table-cell office:value-type="float" office:value="0.520508">
                <text:p>0.520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7859312">
                <text:p>0.7859312</text:p>
              </table:table-cell>
              <table:table-cell office:value-type="float" office:value="1.88">
                <text:p>1.88</text:p>
              </table:table-cell>
              <table:table-cell office:value-type="float" office:value="0.524497">
                <text:p>0.5244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7991085">
                <text:p>0.7991085</text:p>
              </table:table-cell>
              <table:table-cell office:value-type="float" office:value="1.89">
                <text:p>1.89</text:p>
              </table:table-cell>
              <table:table-cell office:value-type="float" office:value="0.5314768">
                <text:p>0.53147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8127678">
                <text:p>0.8127678</text:p>
              </table:table-cell>
              <table:table-cell office:value-type="float" office:value="1.9">
                <text:p>1.9</text:p>
              </table:table-cell>
              <table:table-cell office:value-type="float" office:value="0.5408712">
                <text:p>0.54087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8236148">
                <text:p>0.8236148</text:p>
              </table:table-cell>
              <table:table-cell office:value-type="float" office:value="1.91">
                <text:p>1.91</text:p>
              </table:table-cell>
              <table:table-cell office:value-type="float" office:value="0.5502657">
                <text:p>0.55026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830394">
                <text:p>0.830394</text:p>
              </table:table-cell>
              <table:table-cell office:value-type="float" office:value="1.92">
                <text:p>1.92</text:p>
              </table:table-cell>
              <table:table-cell office:value-type="float" office:value="0.5596601">
                <text:p>0.5596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843574">
                <text:p>0.843574</text:p>
              </table:table-cell>
              <table:table-cell office:value-type="float" office:value="1.93">
                <text:p>1.93</text:p>
              </table:table-cell>
              <table:table-cell office:value-type="float" office:value="0.5690546">
                <text:p>0.56905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8631897">
                <text:p>0.8631897</text:p>
              </table:table-cell>
              <table:table-cell office:value-type="float" office:value="1.94">
                <text:p>1.94</text:p>
              </table:table-cell>
              <table:table-cell office:value-type="float" office:value="0.5828743">
                <text:p>0.58287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8758394">
                <text:p>0.8758394</text:p>
              </table:table-cell>
              <table:table-cell office:value-type="float" office:value="1.95">
                <text:p>1.95</text:p>
              </table:table-cell>
              <table:table-cell office:value-type="float" office:value="0.6002667">
                <text:p>0.6002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9081128">
                <text:p>0.9081128</text:p>
              </table:table-cell>
              <table:table-cell office:value-type="float" office:value="1.96">
                <text:p>1.96</text:p>
              </table:table-cell>
              <table:table-cell office:value-type="float" office:value="0.6176591">
                <text:p>0.61765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9948954">
                <text:p>0.9948954</text:p>
              </table:table-cell>
              <table:table-cell office:value-type="float" office:value="1.97">
                <text:p>1.97</text:p>
              </table:table-cell>
              <table:table-cell office:value-type="float" office:value="0.6350515">
                <text:p>0.63505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048532">
                <text:p>1.048532</text:p>
              </table:table-cell>
              <table:table-cell office:value-type="float" office:value="1.98">
                <text:p>1.98</text:p>
              </table:table-cell>
              <table:table-cell office:value-type="float" office:value="0.652444">
                <text:p>0.652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050196">
                <text:p>1.050196</text:p>
              </table:table-cell>
              <table:table-cell office:value-type="float" office:value="1.99">
                <text:p>1.99</text:p>
              </table:table-cell>
              <table:table-cell office:value-type="float" office:value="0.6716827">
                <text:p>0.67168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061242">
                <text:p>1.061242</text:p>
              </table:table-cell>
              <table:table-cell office:value-type="float" office:value="2">
                <text:p>2</text:p>
              </table:table-cell>
              <table:table-cell office:value-type="float" office:value="0.6924121">
                <text:p>0.69241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1.045326">
                <text:p>1.045326</text:p>
              </table:table-cell>
              <table:table-cell office:value-type="float" office:value="2.01">
                <text:p>2.01</text:p>
              </table:table-cell>
              <table:table-cell office:value-type="float" office:value="0.7131415">
                <text:p>0.71314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9665678">
                <text:p>0.9665678</text:p>
              </table:table-cell>
              <table:table-cell office:value-type="float" office:value="2.02">
                <text:p>2.02</text:p>
              </table:table-cell>
              <table:table-cell office:value-type="float" office:value="0.733871">
                <text:p>0.7338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9362874">
                <text:p>0.9362874</text:p>
              </table:table-cell>
              <table:table-cell office:value-type="float" office:value="2.03">
                <text:p>2.03</text:p>
              </table:table-cell>
              <table:table-cell office:value-type="float" office:value="0.7546004">
                <text:p>0.75460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9653136">
                <text:p>0.9653136</text:p>
              </table:table-cell>
              <table:table-cell office:value-type="float" office:value="2.04">
                <text:p>2.04</text:p>
              </table:table-cell>
              <table:table-cell office:value-type="float" office:value="0.7768508">
                <text:p>0.77685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9935245">
                <text:p>0.9935245</text:p>
              </table:table-cell>
              <table:table-cell office:value-type="float" office:value="2.05">
                <text:p>2.05</text:p>
              </table:table-cell>
              <table:table-cell office:value-type="float" office:value="0.8003294">
                <text:p>0.80032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026018">
                <text:p>1.026018</text:p>
              </table:table-cell>
              <table:table-cell office:value-type="float" office:value="2.06">
                <text:p>2.06</text:p>
              </table:table-cell>
              <table:table-cell office:value-type="float" office:value="0.8238079">
                <text:p>0.82380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069511">
                <text:p>1.069511</text:p>
              </table:table-cell>
              <table:table-cell office:value-type="float" office:value="2.07">
                <text:p>2.07</text:p>
              </table:table-cell>
              <table:table-cell office:value-type="float" office:value="0.8472865">
                <text:p>0.84728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1.107429">
                <text:p>1.107429</text:p>
              </table:table-cell>
              <table:table-cell office:value-type="float" office:value="2.08">
                <text:p>2.08</text:p>
              </table:table-cell>
              <table:table-cell office:value-type="float" office:value="0.870765">
                <text:p>0.8707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1.136384">
                <text:p>1.136384</text:p>
              </table:table-cell>
              <table:table-cell office:value-type="float" office:value="2.09">
                <text:p>2.09</text:p>
              </table:table-cell>
              <table:table-cell office:value-type="float" office:value="0.8920215">
                <text:p>0.8920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1428">
                <text:p>1.1428</text:p>
              </table:table-cell>
              <table:table-cell office:value-type="float" office:value="2.1">
                <text:p>2.1</text:p>
              </table:table-cell>
              <table:table-cell office:value-type="float" office:value="0.911484">
                <text:p>0.9114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216388">
                <text:p>1.216388</text:p>
              </table:table-cell>
              <table:table-cell office:value-type="float" office:value="2.11">
                <text:p>2.11</text:p>
              </table:table-cell>
              <table:table-cell office:value-type="float" office:value="0.9309465">
                <text:p>0.93094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461518">
                <text:p>1.461518</text:p>
              </table:table-cell>
              <table:table-cell office:value-type="float" office:value="2.12">
                <text:p>2.12</text:p>
              </table:table-cell>
              <table:table-cell office:value-type="float" office:value="0.9504091">
                <text:p>0.95040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581824">
                <text:p>1.581824</text:p>
              </table:table-cell>
              <table:table-cell office:value-type="float" office:value="2.13">
                <text:p>2.13</text:p>
              </table:table-cell>
              <table:table-cell office:value-type="float" office:value="0.9698716">
                <text:p>0.96987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536427">
                <text:p>1.536427</text:p>
              </table:table-cell>
              <table:table-cell office:value-type="float" office:value="2.14">
                <text:p>2.14</text:p>
              </table:table-cell>
              <table:table-cell office:value-type="float" office:value="0.9910487">
                <text:p>0.99104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499682">
                <text:p>1.499682</text:p>
              </table:table-cell>
              <table:table-cell office:value-type="float" office:value="2.15">
                <text:p>2.15</text:p>
              </table:table-cell>
              <table:table-cell office:value-type="float" office:value="1.01361">
                <text:p>1.013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436701">
                <text:p>1.436701</text:p>
              </table:table-cell>
              <table:table-cell office:value-type="float" office:value="2.16">
                <text:p>2.16</text:p>
              </table:table-cell>
              <table:table-cell office:value-type="float" office:value="1.036172">
                <text:p>1.0361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310162">
                <text:p>1.310162</text:p>
              </table:table-cell>
              <table:table-cell office:value-type="float" office:value="2.17">
                <text:p>2.17</text:p>
              </table:table-cell>
              <table:table-cell office:value-type="float" office:value="1.058733">
                <text:p>1.0587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231824">
                <text:p>1.231824</text:p>
              </table:table-cell>
              <table:table-cell office:value-type="float" office:value="2.18">
                <text:p>2.18</text:p>
              </table:table-cell>
              <table:table-cell office:value-type="float" office:value="1.081294">
                <text:p>1.0812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214594">
                <text:p>1.214594</text:p>
              </table:table-cell>
              <table:table-cell office:value-type="float" office:value="2.19">
                <text:p>2.19</text:p>
              </table:table-cell>
              <table:table-cell office:value-type="float" office:value="1.105188">
                <text:p>1.105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19483">
                <text:p>1.19483</text:p>
              </table:table-cell>
              <table:table-cell office:value-type="float" office:value="2.2">
                <text:p>2.2</text:p>
              </table:table-cell>
              <table:table-cell office:value-type="float" office:value="1.130158">
                <text:p>1.130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180208">
                <text:p>1.180208</text:p>
              </table:table-cell>
              <table:table-cell office:value-type="float" office:value="2.21">
                <text:p>2.21</text:p>
              </table:table-cell>
              <table:table-cell office:value-type="float" office:value="1.155128">
                <text:p>1.1551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181903">
                <text:p>1.181903</text:p>
              </table:table-cell>
              <table:table-cell office:value-type="float" office:value="2.22">
                <text:p>2.22</text:p>
              </table:table-cell>
              <table:table-cell office:value-type="float" office:value="1.180098">
                <text:p>1.1800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175797">
                <text:p>1.175797</text:p>
              </table:table-cell>
              <table:table-cell office:value-type="float" office:value="2.23">
                <text:p>2.23</text:p>
              </table:table-cell>
              <table:table-cell office:value-type="float" office:value="1.205068">
                <text:p>1.2050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156616">
                <text:p>1.156616</text:p>
              </table:table-cell>
              <table:table-cell office:value-type="float" office:value="2.24">
                <text:p>2.24</text:p>
              </table:table-cell>
              <table:table-cell office:value-type="float" office:value="1.221772">
                <text:p>1.2217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119924">
                <text:p>1.119924</text:p>
              </table:table-cell>
              <table:table-cell office:value-type="float" office:value="2.25">
                <text:p>2.25</text:p>
              </table:table-cell>
              <table:table-cell office:value-type="float" office:value="1.231802">
                <text:p>1.2318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120624">
                <text:p>1.120624</text:p>
              </table:table-cell>
              <table:table-cell office:value-type="float" office:value="2.26">
                <text:p>2.26</text:p>
              </table:table-cell>
              <table:table-cell office:value-type="float" office:value="1.241833">
                <text:p>1.2418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236867">
                <text:p>1.236867</text:p>
              </table:table-cell>
              <table:table-cell office:value-type="float" office:value="2.27">
                <text:p>2.27</text:p>
              </table:table-cell>
              <table:table-cell office:value-type="float" office:value="1.251864">
                <text:p>1.251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292721">
                <text:p>1.292721</text:p>
              </table:table-cell>
              <table:table-cell office:value-type="float" office:value="2.28">
                <text:p>2.28</text:p>
              </table:table-cell>
              <table:table-cell office:value-type="float" office:value="1.261894">
                <text:p>1.2618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246595">
                <text:p>1.246595</text:p>
              </table:table-cell>
              <table:table-cell office:value-type="float" office:value="2.29">
                <text:p>2.29</text:p>
              </table:table-cell>
              <table:table-cell office:value-type="float" office:value="1.267524">
                <text:p>1.267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214552">
                <text:p>1.214552</text:p>
              </table:table-cell>
              <table:table-cell office:value-type="float" office:value="2.3">
                <text:p>2.3</text:p>
              </table:table-cell>
              <table:table-cell office:value-type="float" office:value="1.2696">
                <text:p>1.2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144034">
                <text:p>1.144034</text:p>
              </table:table-cell>
              <table:table-cell office:value-type="float" office:value="2.31">
                <text:p>2.31</text:p>
              </table:table-cell>
              <table:table-cell office:value-type="float" office:value="1.271677">
                <text:p>1.2716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9729187">
                <text:p>0.9729187</text:p>
              </table:table-cell>
              <table:table-cell office:value-type="float" office:value="2.32">
                <text:p>2.32</text:p>
              </table:table-cell>
              <table:table-cell office:value-type="float" office:value="1.273753">
                <text:p>1.2737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8700905">
                <text:p>0.8700905</text:p>
              </table:table-cell>
              <table:table-cell office:value-type="float" office:value="2.33">
                <text:p>2.33</text:p>
              </table:table-cell>
              <table:table-cell office:value-type="float" office:value="1.27583">
                <text:p>1.275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8508884">
                <text:p>0.8508884</text:p>
              </table:table-cell>
              <table:table-cell office:value-type="float" office:value="2.34">
                <text:p>2.34</text:p>
              </table:table-cell>
              <table:table-cell office:value-type="float" office:value="1.274172">
                <text:p>1.2741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829144">
                <text:p>0.829144</text:p>
              </table:table-cell>
              <table:table-cell office:value-type="float" office:value="2.35">
                <text:p>2.35</text:p>
              </table:table-cell>
              <table:table-cell office:value-type="float" office:value="1.269499">
                <text:p>1.2694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8031271">
                <text:p>0.8031271</text:p>
              </table:table-cell>
              <table:table-cell office:value-type="float" office:value="2.36">
                <text:p>2.36</text:p>
              </table:table-cell>
              <table:table-cell office:value-type="float" office:value="1.264826">
                <text:p>1.264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7763949">
                <text:p>0.7763949</text:p>
              </table:table-cell>
              <table:table-cell office:value-type="float" office:value="2.37">
                <text:p>2.37</text:p>
              </table:table-cell>
              <table:table-cell office:value-type="float" office:value="1.260153">
                <text:p>1.2601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7540677">
                <text:p>0.7540677</text:p>
              </table:table-cell>
              <table:table-cell office:value-type="float" office:value="2.38">
                <text:p>2.38</text:p>
              </table:table-cell>
              <table:table-cell office:value-type="float" office:value="1.255481">
                <text:p>1.2554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7324909">
                <text:p>0.7324909</text:p>
              </table:table-cell>
              <table:table-cell office:value-type="float" office:value="2.39">
                <text:p>2.39</text:p>
              </table:table-cell>
              <table:table-cell office:value-type="float" office:value="1.242255">
                <text:p>1.2422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7215158">
                <text:p>0.7215158</text:p>
              </table:table-cell>
              <table:table-cell office:value-type="float" office:value="2.4">
                <text:p>2.4</text:p>
              </table:table-cell>
              <table:table-cell office:value-type="float" office:value="1.222124">
                <text:p>1.222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7111389">
                <text:p>0.7111389</text:p>
              </table:table-cell>
              <table:table-cell office:value-type="float" office:value="2.41">
                <text:p>2.41</text:p>
              </table:table-cell>
              <table:table-cell office:value-type="float" office:value="1.201993">
                <text:p>1.2019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6409493">
                <text:p>0.6409493</text:p>
              </table:table-cell>
              <table:table-cell office:value-type="float" office:value="2.42">
                <text:p>2.42</text:p>
              </table:table-cell>
              <table:table-cell office:value-type="float" office:value="1.181863">
                <text:p>1.1818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6029655">
                <text:p>0.6029655</text:p>
              </table:table-cell>
              <table:table-cell office:value-type="float" office:value="2.43">
                <text:p>2.43</text:p>
              </table:table-cell>
              <table:table-cell office:value-type="float" office:value="1.161732">
                <text:p>1.1617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6166578">
                <text:p>0.6166578</text:p>
              </table:table-cell>
              <table:table-cell office:value-type="float" office:value="2.44">
                <text:p>2.44</text:p>
              </table:table-cell>
              <table:table-cell office:value-type="float" office:value="1.139683">
                <text:p>1.139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6345308">
                <text:p>0.6345308</text:p>
              </table:table-cell>
              <table:table-cell office:value-type="float" office:value="2.45">
                <text:p>2.45</text:p>
              </table:table-cell>
              <table:table-cell office:value-type="float" office:value="1.116087">
                <text:p>1.1160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6479612">
                <text:p>0.6479612</text:p>
              </table:table-cell>
              <table:table-cell office:value-type="float" office:value="2.46">
                <text:p>2.46</text:p>
              </table:table-cell>
              <table:table-cell office:value-type="float" office:value="1.09249">
                <text:p>1.092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6308758">
                <text:p>0.6308758</text:p>
              </table:table-cell>
              <table:table-cell office:value-type="float" office:value="2.47">
                <text:p>2.47</text:p>
              </table:table-cell>
              <table:table-cell office:value-type="float" office:value="1.068894">
                <text:p>1.0688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6261972">
                <text:p>0.6261972</text:p>
              </table:table-cell>
              <table:table-cell office:value-type="float" office:value="2.48">
                <text:p>2.48</text:p>
              </table:table-cell>
              <table:table-cell office:value-type="float" office:value="1.045297">
                <text:p>1.045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6427074">
                <text:p>0.6427074</text:p>
              </table:table-cell>
              <table:table-cell office:value-type="float" office:value="2.49">
                <text:p>2.49</text:p>
              </table:table-cell>
              <table:table-cell office:value-type="float" office:value="1.021353">
                <text:p>1.0213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6638751">
                <text:p>0.6638751</text:p>
              </table:table-cell>
              <table:table-cell office:value-type="float" office:value="2.5">
                <text:p>2.5</text:p>
              </table:table-cell>
              <table:table-cell office:value-type="float" office:value="0.997127">
                <text:p>0.9971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66558">
                <text:p>0.66558</text:p>
              </table:table-cell>
              <table:table-cell office:value-type="float" office:value="2.51">
                <text:p>2.51</text:p>
              </table:table-cell>
              <table:table-cell office:value-type="float" office:value="0.9729015">
                <text:p>0.97290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6196271">
                <text:p>0.6196271</text:p>
              </table:table-cell>
              <table:table-cell office:value-type="float" office:value="2.52">
                <text:p>2.52</text:p>
              </table:table-cell>
              <table:table-cell office:value-type="float" office:value="0.9486759">
                <text:p>0.94867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6067702">
                <text:p>0.6067702</text:p>
              </table:table-cell>
              <table:table-cell office:value-type="float" office:value="2.53">
                <text:p>2.53</text:p>
              </table:table-cell>
              <table:table-cell office:value-type="float" office:value="0.9244503">
                <text:p>0.9244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6347011">
                <text:p>0.6347011</text:p>
              </table:table-cell>
              <table:table-cell office:value-type="float" office:value="2.54">
                <text:p>2.54</text:p>
              </table:table-cell>
              <table:table-cell office:value-type="float" office:value="0.9043978">
                <text:p>0.90439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64361">
                <text:p>0.64361</text:p>
              </table:table-cell>
              <table:table-cell office:value-type="float" office:value="2.55">
                <text:p>2.55</text:p>
              </table:table-cell>
              <table:table-cell office:value-type="float" office:value="0.8877146">
                <text:p>0.88771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7010809">
                <text:p>0.7010809</text:p>
              </table:table-cell>
              <table:table-cell office:value-type="float" office:value="2.56">
                <text:p>2.56</text:p>
              </table:table-cell>
              <table:table-cell office:value-type="float" office:value="0.8710314">
                <text:p>0.87103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935996">
                <text:p>0.935996</text:p>
              </table:table-cell>
              <table:table-cell office:value-type="float" office:value="2.57">
                <text:p>2.57</text:p>
              </table:table-cell>
              <table:table-cell office:value-type="float" office:value="0.8543482">
                <text:p>0.85434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096305">
                <text:p>1.096305</text:p>
              </table:table-cell>
              <table:table-cell office:value-type="float" office:value="2.58">
                <text:p>2.58</text:p>
              </table:table-cell>
              <table:table-cell office:value-type="float" office:value="0.837665">
                <text:p>0.8376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077324">
                <text:p>1.077324</text:p>
              </table:table-cell>
              <table:table-cell office:value-type="float" office:value="2.59">
                <text:p>2.59</text:p>
              </table:table-cell>
              <table:table-cell office:value-type="float" office:value="0.8272698">
                <text:p>0.82726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095013">
                <text:p>1.095013</text:p>
              </table:table-cell>
              <table:table-cell office:value-type="float" office:value="2.6">
                <text:p>2.6</text:p>
              </table:table-cell>
              <table:table-cell office:value-type="float" office:value="0.8219514">
                <text:p>0.82195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1.014009">
                <text:p>1.014009</text:p>
              </table:table-cell>
              <table:table-cell office:value-type="float" office:value="2.61">
                <text:p>2.61</text:p>
              </table:table-cell>
              <table:table-cell office:value-type="float" office:value="0.816633">
                <text:p>0.8166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7323184">
                <text:p>0.7323184</text:p>
              </table:table-cell>
              <table:table-cell office:value-type="float" office:value="2.62">
                <text:p>2.62</text:p>
              </table:table-cell>
              <table:table-cell office:value-type="float" office:value="0.8113145">
                <text:p>0.81131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6308149">
                <text:p>0.6308149</text:p>
              </table:table-cell>
              <table:table-cell office:value-type="float" office:value="2.63">
                <text:p>2.63</text:p>
              </table:table-cell>
              <table:table-cell office:value-type="float" office:value="0.8059961">
                <text:p>0.80599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6849505">
                <text:p>0.6849505</text:p>
              </table:table-cell>
              <table:table-cell office:value-type="float" office:value="2.64">
                <text:p>2.64</text:p>
              </table:table-cell>
              <table:table-cell office:value-type="float" office:value="0.8103435">
                <text:p>0.81034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7270442">
                <text:p>0.7270442</text:p>
              </table:table-cell>
              <table:table-cell office:value-type="float" office:value="2.65">
                <text:p>2.65</text:p>
              </table:table-cell>
              <table:table-cell office:value-type="float" office:value="0.8224946">
                <text:p>0.82249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8294099">
                <text:p>0.8294099</text:p>
              </table:table-cell>
              <table:table-cell office:value-type="float" office:value="2.66">
                <text:p>2.66</text:p>
              </table:table-cell>
              <table:table-cell office:value-type="float" office:value="0.8346457">
                <text:p>0.8346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112311">
                <text:p>1.112311</text:p>
              </table:table-cell>
              <table:table-cell office:value-type="float" office:value="2.67">
                <text:p>2.67</text:p>
              </table:table-cell>
              <table:table-cell office:value-type="float" office:value="0.8467969">
                <text:p>0.8467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1.295363">
                <text:p>1.295363</text:p>
              </table:table-cell>
              <table:table-cell office:value-type="float" office:value="2.68">
                <text:p>2.68</text:p>
              </table:table-cell>
              <table:table-cell office:value-type="float" office:value="0.858948">
                <text:p>0.8589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1.297926">
                <text:p>1.297926</text:p>
              </table:table-cell>
              <table:table-cell office:value-type="float" office:value="2.69">
                <text:p>2.69</text:p>
              </table:table-cell>
              <table:table-cell office:value-type="float" office:value="0.8679021">
                <text:p>0.86790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1.29884">
                <text:p>1.29884</text:p>
              </table:table-cell>
              <table:table-cell office:value-type="float" office:value="2.7">
                <text:p>2.7</text:p>
              </table:table-cell>
              <table:table-cell office:value-type="float" office:value="0.8742749">
                <text:p>0.87427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1.299283">
                <text:p>1.299283</text:p>
              </table:table-cell>
              <table:table-cell office:value-type="float" office:value="2.71">
                <text:p>2.71</text:p>
              </table:table-cell>
              <table:table-cell office:value-type="float" office:value="0.8806478">
                <text:p>0.88064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1.30708">
                <text:p>1.30708</text:p>
              </table:table-cell>
              <table:table-cell office:value-type="float" office:value="2.72">
                <text:p>2.72</text:p>
              </table:table-cell>
              <table:table-cell office:value-type="float" office:value="0.8870207">
                <text:p>0.88702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1.318282">
                <text:p>1.318282</text:p>
              </table:table-cell>
              <table:table-cell office:value-type="float" office:value="2.73">
                <text:p>2.73</text:p>
              </table:table-cell>
              <table:table-cell office:value-type="float" office:value="0.8933936">
                <text:p>0.89339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1.327895">
                <text:p>1.327895</text:p>
              </table:table-cell>
              <table:table-cell office:value-type="float" office:value="2.74">
                <text:p>2.74</text:p>
              </table:table-cell>
              <table:table-cell office:value-type="float" office:value="0.9101483">
                <text:p>0.91014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1.335282">
                <text:p>1.335282</text:p>
              </table:table-cell>
              <table:table-cell office:value-type="float" office:value="2.75">
                <text:p>2.75</text:p>
              </table:table-cell>
              <table:table-cell office:value-type="float" office:value="0.935285">
                <text:p>0.9352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1.349461">
                <text:p>1.349461</text:p>
              </table:table-cell>
              <table:table-cell office:value-type="float" office:value="2.76">
                <text:p>2.76</text:p>
              </table:table-cell>
              <table:table-cell office:value-type="float" office:value="0.9604216">
                <text:p>0.96042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1.379689">
                <text:p>1.379689</text:p>
              </table:table-cell>
              <table:table-cell office:value-type="float" office:value="2.77">
                <text:p>2.77</text:p>
              </table:table-cell>
              <table:table-cell office:value-type="float" office:value="0.9855583">
                <text:p>0.98555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1.397566">
                <text:p>1.397566</text:p>
              </table:table-cell>
              <table:table-cell office:value-type="float" office:value="2.78">
                <text:p>2.78</text:p>
              </table:table-cell>
              <table:table-cell office:value-type="float" office:value="1.010695">
                <text:p>1.0106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1.399497">
                <text:p>1.399497</text:p>
              </table:table-cell>
              <table:table-cell office:value-type="float" office:value="2.79">
                <text:p>2.79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1.440125">
                <text:p>1.440125</text:p>
              </table:table-cell>
              <table:table-cell office:value-type="float" office:value="2.8">
                <text:p>2.8</text:p>
              </table:table-cell>
              <table:table-cell office:value-type="float" office:value="1.060037">
                <text:p>1.0600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1.341516">
                <text:p>1.341516</text:p>
              </table:table-cell>
              <table:table-cell office:value-type="float" office:value="2.81">
                <text:p>2.81</text:p>
              </table:table-cell>
              <table:table-cell office:value-type="float" office:value="1.084573">
                <text:p>1.0845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9743145">
                <text:p>0.9743145</text:p>
              </table:table-cell>
              <table:table-cell office:value-type="float" office:value="2.82">
                <text:p>2.82</text:p>
              </table:table-cell>
              <table:table-cell office:value-type="float" office:value="1.10911">
                <text:p>1.109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8709251">
                <text:p>0.8709251</text:p>
              </table:table-cell>
              <table:table-cell office:value-type="float" office:value="2.83">
                <text:p>2.83</text:p>
              </table:table-cell>
              <table:table-cell office:value-type="float" office:value="1.133647">
                <text:p>1.133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1.027463">
                <text:p>1.027463</text:p>
              </table:table-cell>
              <table:table-cell office:value-type="float" office:value="2.84">
                <text:p>2.84</text:p>
              </table:table-cell>
              <table:table-cell office:value-type="float" office:value="1.15619">
                <text:p>1.156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1.144346">
                <text:p>1.144346</text:p>
              </table:table-cell>
              <table:table-cell office:value-type="float" office:value="2.85">
                <text:p>2.85</text:p>
              </table:table-cell>
              <table:table-cell office:value-type="float" office:value="1.177122">
                <text:p>1.177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1.484926">
                <text:p>1.484926</text:p>
              </table:table-cell>
              <table:table-cell office:value-type="float" office:value="2.86">
                <text:p>2.86</text:p>
              </table:table-cell>
              <table:table-cell office:value-type="float" office:value="1.198055">
                <text:p>1.198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2.205658">
                <text:p>2.205658</text:p>
              </table:table-cell>
              <table:table-cell office:value-type="float" office:value="2.87">
                <text:p>2.87</text:p>
              </table:table-cell>
              <table:table-cell office:value-type="float" office:value="1.218987">
                <text:p>1.2189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2.469488">
                <text:p>2.469488</text:p>
              </table:table-cell>
              <table:table-cell office:value-type="float" office:value="2.88">
                <text:p>2.88</text:p>
              </table:table-cell>
              <table:table-cell office:value-type="float" office:value="1.23992">
                <text:p>1.239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40053">
                <text:p>2.40053</text:p>
              </table:table-cell>
              <table:table-cell office:value-type="float" office:value="2.89">
                <text:p>2.89</text:p>
              </table:table-cell>
              <table:table-cell office:value-type="float" office:value="1.258219">
                <text:p>1.2582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331552">
                <text:p>2.331552</text:p>
              </table:table-cell>
              <table:table-cell office:value-type="float" office:value="2.9">
                <text:p>2.9</text:p>
              </table:table-cell>
              <table:table-cell office:value-type="float" office:value="1.274392">
                <text:p>1.2743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256893">
                <text:p>2.256893</text:p>
              </table:table-cell>
              <table:table-cell office:value-type="float" office:value="2.91">
                <text:p>2.91</text:p>
              </table:table-cell>
              <table:table-cell office:value-type="float" office:value="1.290566">
                <text:p>1.2905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2.169798">
                <text:p>2.169798</text:p>
              </table:table-cell>
              <table:table-cell office:value-type="float" office:value="2.92">
                <text:p>2.92</text:p>
              </table:table-cell>
              <table:table-cell office:value-type="float" office:value="1.306739">
                <text:p>1.3067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2.089612">
                <text:p>2.089612</text:p>
              </table:table-cell>
              <table:table-cell office:value-type="float" office:value="2.93">
                <text:p>2.93</text:p>
              </table:table-cell>
              <table:table-cell office:value-type="float" office:value="1.322912">
                <text:p>1.3229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2.019188">
                <text:p>2.019188</text:p>
              </table:table-cell>
              <table:table-cell office:value-type="float" office:value="2.94">
                <text:p>2.94</text:p>
              </table:table-cell>
              <table:table-cell office:value-type="float" office:value="1.354389">
                <text:p>1.3543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1.947458">
                <text:p>1.947458</text:p>
              </table:table-cell>
              <table:table-cell office:value-type="float" office:value="2.95">
                <text:p>2.95</text:p>
              </table:table-cell>
              <table:table-cell office:value-type="float" office:value="1.398221">
                <text:p>1.3982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1.852781">
                <text:p>1.852781</text:p>
              </table:table-cell>
              <table:table-cell office:value-type="float" office:value="2.96">
                <text:p>2.96</text:p>
              </table:table-cell>
              <table:table-cell office:value-type="float" office:value="1.442053">
                <text:p>1.4420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.720934">
                <text:p>1.720934</text:p>
              </table:table-cell>
              <table:table-cell office:value-type="float" office:value="2.97">
                <text:p>2.97</text:p>
              </table:table-cell>
              <table:table-cell office:value-type="float" office:value="1.485886">
                <text:p>1.4858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.628575">
                <text:p>1.628575</text:p>
              </table:table-cell>
              <table:table-cell office:value-type="float" office:value="2.98">
                <text:p>2.98</text:p>
              </table:table-cell>
              <table:table-cell office:value-type="float" office:value="1.529718">
                <text:p>1.5297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.580783">
                <text:p>1.580783</text:p>
              </table:table-cell>
              <table:table-cell office:value-type="float" office:value="2.99">
                <text:p>2.99</text:p>
              </table:table-cell>
              <table:table-cell office:value-type="float" office:value="1.561227">
                <text:p>1.5612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.572042">
                <text:p>1.572042</text:p>
              </table:table-cell>
              <table:table-cell office:value-type="float" office:value="3">
                <text:p>3</text:p>
              </table:table-cell>
              <table:table-cell office:value-type="float" office:value="1.582786">
                <text:p>1.5827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.437258">
                <text:p>1.437258</text:p>
              </table:table-cell>
              <table:table-cell office:value-type="float" office:value="3.01">
                <text:p>3.01</text:p>
              </table:table-cell>
              <table:table-cell office:value-type="float" office:value="1.604346">
                <text:p>1.6043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.025569">
                <text:p>1.025569</text:p>
              </table:table-cell>
              <table:table-cell office:value-type="float" office:value="3.02">
                <text:p>3.02</text:p>
              </table:table-cell>
              <table:table-cell office:value-type="float" office:value="1.625905">
                <text:p>1.6259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8643501">
                <text:p>0.8643501</text:p>
              </table:table-cell>
              <table:table-cell office:value-type="float" office:value="3.03">
                <text:p>3.03</text:p>
              </table:table-cell>
              <table:table-cell office:value-type="float" office:value="1.647464">
                <text:p>1.6474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9457915">
                <text:p>0.9457915</text:p>
              </table:table-cell>
              <table:table-cell office:value-type="float" office:value="3.04">
                <text:p>3.04</text:p>
              </table:table-cell>
              <table:table-cell office:value-type="float" office:value="1.656342">
                <text:p>1.6563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.04087">
                <text:p>1.04087</text:p>
              </table:table-cell>
              <table:table-cell office:value-type="float" office:value="3.05">
                <text:p>3.05</text:p>
              </table:table-cell>
              <table:table-cell office:value-type="float" office:value="1.654981">
                <text:p>1.6549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1.106264">
                <text:p>1.106264</text:p>
              </table:table-cell>
              <table:table-cell office:value-type="float" office:value="3.06">
                <text:p>3.06</text:p>
              </table:table-cell>
              <table:table-cell office:value-type="float" office:value="1.65362">
                <text:p>1.653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1.107101">
                <text:p>1.107101</text:p>
              </table:table-cell>
              <table:table-cell office:value-type="float" office:value="3.07">
                <text:p>3.07</text:p>
              </table:table-cell>
              <table:table-cell office:value-type="float" office:value="1.652259">
                <text:p>1.6522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1.179005">
                <text:p>1.179005</text:p>
              </table:table-cell>
              <table:table-cell office:value-type="float" office:value="3.08">
                <text:p>3.08</text:p>
              </table:table-cell>
              <table:table-cell office:value-type="float" office:value="1.650899">
                <text:p>1.6508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1.335371">
                <text:p>1.335371</text:p>
              </table:table-cell>
              <table:table-cell office:value-type="float" office:value="3.09">
                <text:p>3.09</text:p>
              </table:table-cell>
              <table:table-cell office:value-type="float" office:value="1.641966">
                <text:p>1.6419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1.482138">
                <text:p>1.482138</text:p>
              </table:table-cell>
              <table:table-cell office:value-type="float" office:value="3.1">
                <text:p>3.1</text:p>
              </table:table-cell>
              <table:table-cell office:value-type="float" office:value="1.62692">
                <text:p>1.626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1.662744">
                <text:p>1.662744</text:p>
              </table:table-cell>
              <table:table-cell office:value-type="float" office:value="3.11">
                <text:p>3.11</text:p>
              </table:table-cell>
              <table:table-cell office:value-type="float" office:value="1.611875">
                <text:p>1.611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1.912957">
                <text:p>1.912957</text:p>
              </table:table-cell>
              <table:table-cell office:value-type="float" office:value="3.12">
                <text:p>3.12</text:p>
              </table:table-cell>
              <table:table-cell office:value-type="float" office:value="1.596829">
                <text:p>1.5968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2.078929">
                <text:p>2.078929</text:p>
              </table:table-cell>
              <table:table-cell office:value-type="float" office:value="3.13">
                <text:p>3.13</text:p>
              </table:table-cell>
              <table:table-cell office:value-type="float" office:value="1.581784">
                <text:p>1.5817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2.164962">
                <text:p>2.164962</text:p>
              </table:table-cell>
              <table:table-cell office:value-type="float" office:value="3.14">
                <text:p>3.14</text:p>
              </table:table-cell>
              <table:table-cell office:value-type="float" office:value="1.57776">
                <text:p>1.577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2.226778">
                <text:p>2.226778</text:p>
              </table:table-cell>
              <table:table-cell office:value-type="float" office:value="3.15">
                <text:p>3.15</text:p>
              </table:table-cell>
              <table:table-cell office:value-type="float" office:value="1.582634">
                <text:p>1.5826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2.475604">
                <text:p>2.475604</text:p>
              </table:table-cell>
              <table:table-cell office:value-type="float" office:value="3.16">
                <text:p>3.16</text:p>
              </table:table-cell>
              <table:table-cell office:value-type="float" office:value="1.587509">
                <text:p>1.5875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3.191209">
                <text:p>3.191209</text:p>
              </table:table-cell>
              <table:table-cell office:value-type="float" office:value="3.17">
                <text:p>3.17</text:p>
              </table:table-cell>
              <table:table-cell office:value-type="float" office:value="1.592384">
                <text:p>1.5923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3.520991">
                <text:p>3.520991</text:p>
              </table:table-cell>
              <table:table-cell office:value-type="float" office:value="3.18">
                <text:p>3.18</text:p>
              </table:table-cell>
              <table:table-cell office:value-type="float" office:value="1.597258">
                <text:p>1.597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3.287808">
                <text:p>3.287808</text:p>
              </table:table-cell>
              <table:table-cell office:value-type="float" office:value="3.19">
                <text:p>3.19</text:p>
              </table:table-cell>
              <table:table-cell office:value-type="float" office:value="1.618034">
                <text:p>1.6180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2.875351">
                <text:p>2.875351</text:p>
              </table:table-cell>
              <table:table-cell office:value-type="float" office:value="3.2">
                <text:p>3.2</text:p>
              </table:table-cell>
              <table:table-cell office:value-type="float" office:value="1.651648">
                <text:p>1.6516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2.556352">
                <text:p>2.556352</text:p>
              </table:table-cell>
              <table:table-cell office:value-type="float" office:value="3.21">
                <text:p>3.21</text:p>
              </table:table-cell>
              <table:table-cell office:value-type="float" office:value="1.685261">
                <text:p>1.6852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2.283105">
                <text:p>2.283105</text:p>
              </table:table-cell>
              <table:table-cell office:value-type="float" office:value="3.22">
                <text:p>3.22</text:p>
              </table:table-cell>
              <table:table-cell office:value-type="float" office:value="1.718875">
                <text:p>1.718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2.112291">
                <text:p>2.112291</text:p>
              </table:table-cell>
              <table:table-cell office:value-type="float" office:value="3.23">
                <text:p>3.23</text:p>
              </table:table-cell>
              <table:table-cell office:value-type="float" office:value="1.752489">
                <text:p>1.7524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2.156058">
                <text:p>2.156058</text:p>
              </table:table-cell>
              <table:table-cell office:value-type="float" office:value="3.24">
                <text:p>3.24</text:p>
              </table:table-cell>
              <table:table-cell office:value-type="float" office:value="1.794439">
                <text:p>1.7944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2.226322">
                <text:p>2.226322</text:p>
              </table:table-cell>
              <table:table-cell office:value-type="float" office:value="3.25">
                <text:p>3.25</text:p>
              </table:table-cell>
              <table:table-cell office:value-type="float" office:value="1.84312">
                <text:p>1.843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2.118626">
                <text:p>2.118626</text:p>
              </table:table-cell>
              <table:table-cell office:value-type="float" office:value="3.26">
                <text:p>3.26</text:p>
              </table:table-cell>
              <table:table-cell office:value-type="float" office:value="1.891801">
                <text:p>1.8918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1.524633">
                <text:p>1.524633</text:p>
              </table:table-cell>
              <table:table-cell office:value-type="float" office:value="3.27">
                <text:p>3.27</text:p>
              </table:table-cell>
              <table:table-cell office:value-type="float" office:value="1.940482">
                <text:p>1.9404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1.4217">
                <text:p>1.4217</text:p>
              </table:table-cell>
              <table:table-cell office:value-type="float" office:value="3.28">
                <text:p>3.28</text:p>
              </table:table-cell>
              <table:table-cell office:value-type="float" office:value="1.989163">
                <text:p>1.9891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1.919556">
                <text:p>1.919556</text:p>
              </table:table-cell>
              <table:table-cell office:value-type="float" office:value="3.29">
                <text:p>3.29</text:p>
              </table:table-cell>
              <table:table-cell office:value-type="float" office:value="2.019844">
                <text:p>2.0198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258465">
                <text:p>2.258465</text:p>
              </table:table-cell>
              <table:table-cell office:value-type="float" office:value="3.3">
                <text:p>3.3</text:p>
              </table:table-cell>
              <table:table-cell office:value-type="float" office:value="2.035992">
                <text:p>2.0359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2.964262">
                <text:p>2.964262</text:p>
              </table:table-cell>
              <table:table-cell office:value-type="float" office:value="3.31">
                <text:p>3.31</text:p>
              </table:table-cell>
              <table:table-cell office:value-type="float" office:value="2.05214">
                <text:p>2.052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4.386235">
                <text:p>4.386235</text:p>
              </table:table-cell>
              <table:table-cell office:value-type="float" office:value="3.32">
                <text:p>3.32</text:p>
              </table:table-cell>
              <table:table-cell office:value-type="float" office:value="2.068288">
                <text:p>2.0682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4.511477">
                <text:p>4.511477</text:p>
              </table:table-cell>
              <table:table-cell office:value-type="float" office:value="3.33">
                <text:p>3.33</text:p>
              </table:table-cell>
              <table:table-cell office:value-type="float" office:value="2.084435">
                <text:p>2.0844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4.517817">
                <text:p>4.517817</text:p>
              </table:table-cell>
              <table:table-cell office:value-type="float" office:value="3.34">
                <text:p>3.34</text:p>
              </table:table-cell>
              <table:table-cell office:value-type="float" office:value="2.101156">
                <text:p>2.1011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4.502608">
                <text:p>4.502608</text:p>
              </table:table-cell>
              <table:table-cell office:value-type="float" office:value="3.35">
                <text:p>3.35</text:p>
              </table:table-cell>
              <table:table-cell office:value-type="float" office:value="2.118338">
                <text:p>2.1183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4.381417">
                <text:p>4.381417</text:p>
              </table:table-cell>
              <table:table-cell office:value-type="float" office:value="3.36">
                <text:p>3.36</text:p>
              </table:table-cell>
              <table:table-cell office:value-type="float" office:value="2.135521">
                <text:p>2.1355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3.872028">
                <text:p>3.872028</text:p>
              </table:table-cell>
              <table:table-cell office:value-type="float" office:value="3.37">
                <text:p>3.37</text:p>
              </table:table-cell>
              <table:table-cell office:value-type="float" office:value="2.152703">
                <text:p>2.1527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4.145076">
                <text:p>4.145076</text:p>
              </table:table-cell>
              <table:table-cell office:value-type="float" office:value="3.38">
                <text:p>3.38</text:p>
              </table:table-cell>
              <table:table-cell office:value-type="float" office:value="2.169886">
                <text:p>2.1698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4.506686">
                <text:p>4.506686</text:p>
              </table:table-cell>
              <table:table-cell office:value-type="float" office:value="3.39">
                <text:p>3.39</text:p>
              </table:table-cell>
              <table:table-cell office:value-type="float" office:value="2.22382">
                <text:p>2.223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4.537687">
                <text:p>4.537687</text:p>
              </table:table-cell>
              <table:table-cell office:value-type="float" office:value="3.4">
                <text:p>3.4</text:p>
              </table:table-cell>
              <table:table-cell office:value-type="float" office:value="2.307426">
                <text:p>2.3074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4.53984">
                <text:p>4.53984</text:p>
              </table:table-cell>
              <table:table-cell office:value-type="float" office:value="3.41">
                <text:p>3.41</text:p>
              </table:table-cell>
              <table:table-cell office:value-type="float" office:value="2.391033">
                <text:p>2.3910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4.540076">
                <text:p>4.540076</text:p>
              </table:table-cell>
              <table:table-cell office:value-type="float" office:value="3.42">
                <text:p>3.42</text:p>
              </table:table-cell>
              <table:table-cell office:value-type="float" office:value="2.474639">
                <text:p>2.4746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4.54008">
                <text:p>4.54008</text:p>
              </table:table-cell>
              <table:table-cell office:value-type="float" office:value="3.43">
                <text:p>3.43</text:p>
              </table:table-cell>
              <table:table-cell office:value-type="float" office:value="2.558246">
                <text:p>2.5582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4.54008">
                <text:p>4.54008</text:p>
              </table:table-cell>
              <table:table-cell office:value-type="float" office:value="3.44">
                <text:p>3.44</text:p>
              </table:table-cell>
              <table:table-cell office:value-type="float" office:value="2.642463">
                <text:p>2.6424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4.540078">
                <text:p>4.540078</text:p>
              </table:table-cell>
              <table:table-cell office:value-type="float" office:value="3.45">
                <text:p>3.45</text:p>
              </table:table-cell>
              <table:table-cell office:value-type="float" office:value="2.727175">
                <text:p>2.727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4.540078">
                <text:p>4.540078</text:p>
              </table:table-cell>
              <table:table-cell office:value-type="float" office:value="3.46">
                <text:p>3.46</text:p>
              </table:table-cell>
              <table:table-cell office:value-type="float" office:value="2.811887">
                <text:p>2.8118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4.54008">
                <text:p>4.54008</text:p>
              </table:table-cell>
              <table:table-cell office:value-type="float" office:value="3.47">
                <text:p>3.47</text:p>
              </table:table-cell>
              <table:table-cell office:value-type="float" office:value="2.896599">
                <text:p>2.8965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4.540079">
                <text:p>4.540079</text:p>
              </table:table-cell>
              <table:table-cell office:value-type="float" office:value="3.48">
                <text:p>3.48</text:p>
              </table:table-cell>
              <table:table-cell office:value-type="float" office:value="2.981311">
                <text:p>2.9813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4.540074">
                <text:p>4.540074</text:p>
              </table:table-cell>
              <table:table-cell office:value-type="float" office:value="3.49">
                <text:p>3.49</text:p>
              </table:table-cell>
              <table:table-cell office:value-type="float" office:value="3.105445">
                <text:p>3.1054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4.540062">
                <text:p>4.540062</text:p>
              </table:table-cell>
              <table:table-cell office:value-type="float" office:value="3.5">
                <text:p>3.5</text:p>
              </table:table-cell>
              <table:table-cell office:value-type="float" office:value="3.261409">
                <text:p>3.2614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4.539954">
                <text:p>4.539954</text:p>
              </table:table-cell>
              <table:table-cell office:value-type="float" office:value="3.51">
                <text:p>3.51</text:p>
              </table:table-cell>
              <table:table-cell office:value-type="float" office:value="3.417373">
                <text:p>3.4173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4.535804">
                <text:p>4.535804</text:p>
              </table:table-cell>
              <table:table-cell office:value-type="float" office:value="3.52">
                <text:p>3.52</text:p>
              </table:table-cell>
              <table:table-cell office:value-type="float" office:value="3.573336">
                <text:p>3.5733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4.509553">
                <text:p>4.509553</text:p>
              </table:table-cell>
              <table:table-cell office:value-type="float" office:value="3.53">
                <text:p>3.53</text:p>
              </table:table-cell>
              <table:table-cell office:value-type="float" office:value="3.7293">
                <text:p>3.72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4.505225">
                <text:p>4.505225</text:p>
              </table:table-cell>
              <table:table-cell office:value-type="float" office:value="3.54">
                <text:p>3.54</text:p>
              </table:table-cell>
              <table:table-cell office:value-type="float" office:value="3.853668">
                <text:p>3.8536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4.489004">
                <text:p>4.489004</text:p>
              </table:table-cell>
              <table:table-cell office:value-type="float" office:value="3.55">
                <text:p>3.55</text:p>
              </table:table-cell>
              <table:table-cell office:value-type="float" office:value="3.952529">
                <text:p>3.9525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4.440699">
                <text:p>4.440699</text:p>
              </table:table-cell>
              <table:table-cell office:value-type="float" office:value="3.56">
                <text:p>3.56</text:p>
              </table:table-cell>
              <table:table-cell office:value-type="float" office:value="4.051389">
                <text:p>4.0513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4.334838">
                <text:p>4.334838</text:p>
              </table:table-cell>
              <table:table-cell office:value-type="float" office:value="3.57">
                <text:p>3.57</text:p>
              </table:table-cell>
              <table:table-cell office:value-type="float" office:value="4.150249">
                <text:p>4.1502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4.312553">
                <text:p>4.312553</text:p>
              </table:table-cell>
              <table:table-cell office:value-type="float" office:value="3.58">
                <text:p>3.58</text:p>
              </table:table-cell>
              <table:table-cell office:value-type="float" office:value="4.24911">
                <text:p>4.249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4.387685">
                <text:p>4.387685</text:p>
              </table:table-cell>
              <table:table-cell office:value-type="float" office:value="3.59">
                <text:p>3.59</text:p>
              </table:table-cell>
              <table:table-cell office:value-type="float" office:value="4.285513">
                <text:p>4.2855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4.465801">
                <text:p>4.465801</text:p>
              </table:table-cell>
              <table:table-cell office:value-type="float" office:value="3.6">
                <text:p>3.6</text:p>
              </table:table-cell>
              <table:table-cell office:value-type="float" office:value="4.271492">
                <text:p>4.2714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4.512861">
                <text:p>4.512861</text:p>
              </table:table-cell>
              <table:table-cell office:value-type="float" office:value="3.61">
                <text:p>3.61</text:p>
              </table:table-cell>
              <table:table-cell office:value-type="float" office:value="4.25747">
                <text:p>4.257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4.530847">
                <text:p>4.530847</text:p>
              </table:table-cell>
              <table:table-cell office:value-type="float" office:value="3.62">
                <text:p>3.62</text:p>
              </table:table-cell>
              <table:table-cell office:value-type="float" office:value="4.243449">
                <text:p>4.2434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4.533881">
                <text:p>4.533881</text:p>
              </table:table-cell>
              <table:table-cell office:value-type="float" office:value="3.63">
                <text:p>3.63</text:p>
              </table:table-cell>
              <table:table-cell office:value-type="float" office:value="4.229428">
                <text:p>4.2294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4.532675">
                <text:p>4.532675</text:p>
              </table:table-cell>
              <table:table-cell office:value-type="float" office:value="3.64">
                <text:p>3.64</text:p>
              </table:table-cell>
              <table:table-cell office:value-type="float" office:value="4.205621">
                <text:p>4.2056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4.533838">
                <text:p>4.533838</text:p>
              </table:table-cell>
              <table:table-cell office:value-type="float" office:value="3.65">
                <text:p>3.65</text:p>
              </table:table-cell>
              <table:table-cell office:value-type="float" office:value="4.173914">
                <text:p>4.1739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4.536256">
                <text:p>4.536256</text:p>
              </table:table-cell>
              <table:table-cell office:value-type="float" office:value="3.66">
                <text:p>3.66</text:p>
              </table:table-cell>
              <table:table-cell office:value-type="float" office:value="4.142207">
                <text:p>4.1422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4.538443">
                <text:p>4.538443</text:p>
              </table:table-cell>
              <table:table-cell office:value-type="float" office:value="3.67">
                <text:p>3.67</text:p>
              </table:table-cell>
              <table:table-cell office:value-type="float" office:value="4.1105">
                <text:p>4.11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4.538539">
                <text:p>4.538539</text:p>
              </table:table-cell>
              <table:table-cell office:value-type="float" office:value="3.68">
                <text:p>3.68</text:p>
              </table:table-cell>
              <table:table-cell office:value-type="float" office:value="4.078793">
                <text:p>4.0787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4.536739">
                <text:p>4.536739</text:p>
              </table:table-cell>
              <table:table-cell office:value-type="float" office:value="3.69">
                <text:p>3.69</text:p>
              </table:table-cell>
              <table:table-cell office:value-type="float" office:value="4.05883">
                <text:p>4.058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4.530565">
                <text:p>4.530565</text:p>
              </table:table-cell>
              <table:table-cell office:value-type="float" office:value="3.7">
                <text:p>3.7</text:p>
              </table:table-cell>
              <table:table-cell office:value-type="float" office:value="4.048348">
                <text:p>4.0483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4.49279">
                <text:p>4.49279</text:p>
              </table:table-cell>
              <table:table-cell office:value-type="float" office:value="3.71">
                <text:p>3.71</text:p>
              </table:table-cell>
              <table:table-cell office:value-type="float" office:value="4.037866">
                <text:p>4.0378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4.258341">
                <text:p>4.258341</text:p>
              </table:table-cell>
              <table:table-cell office:value-type="float" office:value="3.72">
                <text:p>3.72</text:p>
              </table:table-cell>
              <table:table-cell office:value-type="float" office:value="4.027385">
                <text:p>4.0273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3.832088">
                <text:p>3.832088</text:p>
              </table:table-cell>
              <table:table-cell office:value-type="float" office:value="3.73">
                <text:p>3.73</text:p>
              </table:table-cell>
              <table:table-cell office:value-type="float" office:value="4.016903">
                <text:p>4.0169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3.555593">
                <text:p>3.555593</text:p>
              </table:table-cell>
              <table:table-cell office:value-type="float" office:value="3.74">
                <text:p>3.74</text:p>
              </table:table-cell>
              <table:table-cell office:value-type="float" office:value="4.004609">
                <text:p>4.0046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919182">
                <text:p>2.919182</text:p>
              </table:table-cell>
              <table:table-cell office:value-type="float" office:value="3.75">
                <text:p>3.75</text:p>
              </table:table-cell>
              <table:table-cell office:value-type="float" office:value="3.990851">
                <text:p>3.990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53031">
                <text:p>2.53031</text:p>
              </table:table-cell>
              <table:table-cell office:value-type="float" office:value="3.76">
                <text:p>3.76</text:p>
              </table:table-cell>
              <table:table-cell office:value-type="float" office:value="3.977094">
                <text:p>3.9770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122063">
                <text:p>2.122063</text:p>
              </table:table-cell>
              <table:table-cell office:value-type="float" office:value="3.77">
                <text:p>3.77</text:p>
              </table:table-cell>
              <table:table-cell office:value-type="float" office:value="3.963336">
                <text:p>3.9633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1.839276">
                <text:p>1.839276</text:p>
              </table:table-cell>
              <table:table-cell office:value-type="float" office:value="3.78">
                <text:p>3.78</text:p>
              </table:table-cell>
              <table:table-cell office:value-type="float" office:value="3.949579">
                <text:p>3.9495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027797">
                <text:p>2.027797</text:p>
              </table:table-cell>
              <table:table-cell office:value-type="float" office:value="3.79">
                <text:p>3.79</text:p>
              </table:table-cell>
              <table:table-cell office:value-type="float" office:value="3.909913">
                <text:p>3.9099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169598">
                <text:p>2.169598</text:p>
              </table:table-cell>
              <table:table-cell office:value-type="float" office:value="3.8">
                <text:p>3.8</text:p>
              </table:table-cell>
              <table:table-cell office:value-type="float" office:value="3.849329">
                <text:p>3.8493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399862">
                <text:p>2.399862</text:p>
              </table:table-cell>
              <table:table-cell office:value-type="float" office:value="3.81">
                <text:p>3.81</text:p>
              </table:table-cell>
              <table:table-cell office:value-type="float" office:value="3.788746">
                <text:p>3.7887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844434">
                <text:p>2.844434</text:p>
              </table:table-cell>
              <table:table-cell office:value-type="float" office:value="3.82">
                <text:p>3.82</text:p>
              </table:table-cell>
              <table:table-cell office:value-type="float" office:value="3.728162">
                <text:p>3.7281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3.176624">
                <text:p>3.176624</text:p>
              </table:table-cell>
              <table:table-cell office:value-type="float" office:value="3.83">
                <text:p>3.83</text:p>
              </table:table-cell>
              <table:table-cell office:value-type="float" office:value="3.667579">
                <text:p>3.667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3.176938">
                <text:p>3.176938</text:p>
              </table:table-cell>
              <table:table-cell office:value-type="float" office:value="3.84">
                <text:p>3.84</text:p>
              </table:table-cell>
              <table:table-cell office:value-type="float" office:value="3.597448">
                <text:p>3.5974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3.120862">
                <text:p>3.120862</text:p>
              </table:table-cell>
              <table:table-cell office:value-type="float" office:value="3.85">
                <text:p>3.85</text:p>
              </table:table-cell>
              <table:table-cell office:value-type="float" office:value="3.519609">
                <text:p>3.5196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3.014817">
                <text:p>3.014817</text:p>
              </table:table-cell>
              <table:table-cell office:value-type="float" office:value="3.86">
                <text:p>3.86</text:p>
              </table:table-cell>
              <table:table-cell office:value-type="float" office:value="3.44177">
                <text:p>3.441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904578">
                <text:p>2.904578</text:p>
              </table:table-cell>
              <table:table-cell office:value-type="float" office:value="3.87">
                <text:p>3.87</text:p>
              </table:table-cell>
              <table:table-cell office:value-type="float" office:value="3.363931">
                <text:p>3.3639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903615">
                <text:p>2.903615</text:p>
              </table:table-cell>
              <table:table-cell office:value-type="float" office:value="3.88">
                <text:p>3.88</text:p>
              </table:table-cell>
              <table:table-cell office:value-type="float" office:value="3.286093">
                <text:p>3.2860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996678">
                <text:p>2.996678</text:p>
              </table:table-cell>
              <table:table-cell office:value-type="float" office:value="3.89">
                <text:p>3.89</text:p>
              </table:table-cell>
              <table:table-cell office:value-type="float" office:value="3.234438">
                <text:p>3.2344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3.096675">
                <text:p>3.096675</text:p>
              </table:table-cell>
              <table:table-cell office:value-type="float" office:value="3.9">
                <text:p>3.9</text:p>
              </table:table-cell>
              <table:table-cell office:value-type="float" office:value="3.203925">
                <text:p>3.2039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3.201103">
                <text:p>3.201103</text:p>
              </table:table-cell>
              <table:table-cell office:value-type="float" office:value="3.91">
                <text:p>3.91</text:p>
              </table:table-cell>
              <table:table-cell office:value-type="float" office:value="3.173411">
                <text:p>3.1734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3.311289">
                <text:p>3.311289</text:p>
              </table:table-cell>
              <table:table-cell office:value-type="float" office:value="3.92">
                <text:p>3.92</text:p>
              </table:table-cell>
              <table:table-cell office:value-type="float" office:value="3.142897">
                <text:p>3.1428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3.440119">
                <text:p>3.440119</text:p>
              </table:table-cell>
              <table:table-cell office:value-type="float" office:value="3.93">
                <text:p>3.93</text:p>
              </table:table-cell>
              <table:table-cell office:value-type="float" office:value="3.112383">
                <text:p>3.1123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3.582868">
                <text:p>3.582868</text:p>
              </table:table-cell>
              <table:table-cell office:value-type="float" office:value="3.94">
                <text:p>3.94</text:p>
              </table:table-cell>
              <table:table-cell office:value-type="float" office:value="3.089468">
                <text:p>3.0894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3.843498">
                <text:p>3.843498</text:p>
              </table:table-cell>
              <table:table-cell office:value-type="float" office:value="3.95">
                <text:p>3.95</text:p>
              </table:table-cell>
              <table:table-cell office:value-type="float" office:value="3.072688">
                <text:p>3.0726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4.149036">
                <text:p>4.149036</text:p>
              </table:table-cell>
              <table:table-cell office:value-type="float" office:value="3.96">
                <text:p>3.96</text:p>
              </table:table-cell>
              <table:table-cell office:value-type="float" office:value="3.055908">
                <text:p>3.0559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4.350484">
                <text:p>4.350484</text:p>
              </table:table-cell>
              <table:table-cell office:value-type="float" office:value="3.97">
                <text:p>3.97</text:p>
              </table:table-cell>
              <table:table-cell office:value-type="float" office:value="3.039128">
                <text:p>3.0391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4.396697">
                <text:p>4.396697</text:p>
              </table:table-cell>
              <table:table-cell office:value-type="float" office:value="3.98">
                <text:p>3.98</text:p>
              </table:table-cell>
              <table:table-cell office:value-type="float" office:value="3.022347">
                <text:p>3.0223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4.376706">
                <text:p>4.376706</text:p>
              </table:table-cell>
              <table:table-cell office:value-type="float" office:value="3.99">
                <text:p>3.99</text:p>
              </table:table-cell>
              <table:table-cell office:value-type="float" office:value="3.014306">
                <text:p>3.0143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4.386926">
                <text:p>4.386926</text:p>
              </table:table-cell>
              <table:table-cell office:value-type="float" office:value="4">
                <text:p>4</text:p>
              </table:table-cell>
              <table:table-cell office:value-type="float" office:value="3.013319">
                <text:p>3.0133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4.421718">
                <text:p>4.421718</text:p>
              </table:table-cell>
              <table:table-cell office:value-type="float" office:value="4.01">
                <text:p>4.01</text:p>
              </table:table-cell>
              <table:table-cell office:value-type="float" office:value="3.012333">
                <text:p>3.012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4.454072">
                <text:p>4.454072</text:p>
              </table:table-cell>
              <table:table-cell office:value-type="float" office:value="4.02">
                <text:p>4.02</text:p>
              </table:table-cell>
              <table:table-cell office:value-type="float" office:value="3.011346">
                <text:p>3.0113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4.445997">
                <text:p>4.445997</text:p>
              </table:table-cell>
              <table:table-cell office:value-type="float" office:value="4.03">
                <text:p>4.03</text:p>
              </table:table-cell>
              <table:table-cell office:value-type="float" office:value="3.010359">
                <text:p>3.0103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4.394369">
                <text:p>4.394369</text:p>
              </table:table-cell>
              <table:table-cell office:value-type="float" office:value="4.04">
                <text:p>4.04</text:p>
              </table:table-cell>
              <table:table-cell office:value-type="float" office:value="3.016714">
                <text:p>3.0167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4.321313">
                <text:p>4.321313</text:p>
              </table:table-cell>
              <table:table-cell office:value-type="float" office:value="4.05">
                <text:p>4.05</text:p>
              </table:table-cell>
              <table:table-cell office:value-type="float" office:value="3.028996">
                <text:p>3.0289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4.222591">
                <text:p>4.222591</text:p>
              </table:table-cell>
              <table:table-cell office:value-type="float" office:value="4.06">
                <text:p>4.06</text:p>
              </table:table-cell>
              <table:table-cell office:value-type="float" office:value="3.041278">
                <text:p>3.0412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4.090698">
                <text:p>4.090698</text:p>
              </table:table-cell>
              <table:table-cell office:value-type="float" office:value="4.07">
                <text:p>4.07</text:p>
              </table:table-cell>
              <table:table-cell office:value-type="float" office:value="3.05356">
                <text:p>3.053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3.915986">
                <text:p>3.915986</text:p>
              </table:table-cell>
              <table:table-cell office:value-type="float" office:value="4.08">
                <text:p>4.08</text:p>
              </table:table-cell>
              <table:table-cell office:value-type="float" office:value="3.065841">
                <text:p>3.0658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3.700525">
                <text:p>3.700525</text:p>
              </table:table-cell>
              <table:table-cell office:value-type="float" office:value="4.09">
                <text:p>4.09</text:p>
              </table:table-cell>
              <table:table-cell office:value-type="float" office:value="3.074236">
                <text:p>3.0742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3.263504">
                <text:p>3.263504</text:p>
              </table:table-cell>
              <table:table-cell office:value-type="float" office:value="4.1">
                <text:p>4.1</text:p>
              </table:table-cell>
              <table:table-cell office:value-type="float" office:value="3.079491">
                <text:p>3.0794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790618">
                <text:p>2.790618</text:p>
              </table:table-cell>
              <table:table-cell office:value-type="float" office:value="4.11">
                <text:p>4.11</text:p>
              </table:table-cell>
              <table:table-cell office:value-type="float" office:value="3.084746">
                <text:p>3.0847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.504408">
                <text:p>2.504408</text:p>
              </table:table-cell>
              <table:table-cell office:value-type="float" office:value="4.12">
                <text:p>4.12</text:p>
              </table:table-cell>
              <table:table-cell office:value-type="float" office:value="3.090002">
                <text:p>3.0900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.392206">
                <text:p>2.392206</text:p>
              </table:table-cell>
              <table:table-cell office:value-type="float" office:value="4.13">
                <text:p>4.13</text:p>
              </table:table-cell>
              <table:table-cell office:value-type="float" office:value="3.095257">
                <text:p>3.0952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.410349">
                <text:p>2.410349</text:p>
              </table:table-cell>
              <table:table-cell office:value-type="float" office:value="4.14">
                <text:p>4.14</text:p>
              </table:table-cell>
              <table:table-cell office:value-type="float" office:value="3.088116">
                <text:p>3.0881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.423045">
                <text:p>2.423045</text:p>
              </table:table-cell>
              <table:table-cell office:value-type="float" office:value="4.15">
                <text:p>4.15</text:p>
              </table:table-cell>
              <table:table-cell office:value-type="float" office:value="3.070967">
                <text:p>3.0709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.395313">
                <text:p>2.395313</text:p>
              </table:table-cell>
              <table:table-cell office:value-type="float" office:value="4.16">
                <text:p>4.16</text:p>
              </table:table-cell>
              <table:table-cell office:value-type="float" office:value="3.053817">
                <text:p>3.0538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295515">
                <text:p>2.295515</text:p>
              </table:table-cell>
              <table:table-cell office:value-type="float" office:value="4.17">
                <text:p>4.17</text:p>
              </table:table-cell>
              <table:table-cell office:value-type="float" office:value="3.036667">
                <text:p>3.03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283025">
                <text:p>2.283025</text:p>
              </table:table-cell>
              <table:table-cell office:value-type="float" office:value="4.18">
                <text:p>4.18</text:p>
              </table:table-cell>
              <table:table-cell office:value-type="float" office:value="3.019518">
                <text:p>3.0195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373269">
                <text:p>2.373269</text:p>
              </table:table-cell>
              <table:table-cell office:value-type="float" office:value="4.19">
                <text:p>4.19</text:p>
              </table:table-cell>
              <table:table-cell office:value-type="float" office:value="2.991327">
                <text:p>2.9913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460945">
                <text:p>2.460945</text:p>
              </table:table-cell>
              <table:table-cell office:value-type="float" office:value="4.2">
                <text:p>4.2</text:p>
              </table:table-cell>
              <table:table-cell office:value-type="float" office:value="2.954224">
                <text:p>2.9542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610944">
                <text:p>2.610944</text:p>
              </table:table-cell>
              <table:table-cell office:value-type="float" office:value="4.21">
                <text:p>4.21</text:p>
              </table:table-cell>
              <table:table-cell office:value-type="float" office:value="2.91712">
                <text:p>2.917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888023">
                <text:p>2.888023</text:p>
              </table:table-cell>
              <table:table-cell office:value-type="float" office:value="4.22">
                <text:p>4.22</text:p>
              </table:table-cell>
              <table:table-cell office:value-type="float" office:value="2.880016">
                <text:p>2.8800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3.126533">
                <text:p>3.126533</text:p>
              </table:table-cell>
              <table:table-cell office:value-type="float" office:value="4.23">
                <text:p>4.23</text:p>
              </table:table-cell>
              <table:table-cell office:value-type="float" office:value="2.842912">
                <text:p>2.8429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3.242093">
                <text:p>3.242093</text:p>
              </table:table-cell>
              <table:table-cell office:value-type="float" office:value="4.24">
                <text:p>4.24</text:p>
              </table:table-cell>
              <table:table-cell office:value-type="float" office:value="2.811687">
                <text:p>2.8116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3.624905">
                <text:p>3.624905</text:p>
              </table:table-cell>
              <table:table-cell office:value-type="float" office:value="4.25">
                <text:p>4.25</text:p>
              </table:table-cell>
              <table:table-cell office:value-type="float" office:value="2.785209">
                <text:p>2.7852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4.16151">
                <text:p>4.16151</text:p>
              </table:table-cell>
              <table:table-cell office:value-type="float" office:value="4.26">
                <text:p>4.26</text:p>
              </table:table-cell>
              <table:table-cell office:value-type="float" office:value="2.75873">
                <text:p>2.758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4.429047">
                <text:p>4.429047</text:p>
              </table:table-cell>
              <table:table-cell office:value-type="float" office:value="4.27">
                <text:p>4.27</text:p>
              </table:table-cell>
              <table:table-cell office:value-type="float" office:value="2.732252">
                <text:p>2.732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4.460004">
                <text:p>4.460004</text:p>
              </table:table-cell>
              <table:table-cell office:value-type="float" office:value="4.28">
                <text:p>4.28</text:p>
              </table:table-cell>
              <table:table-cell office:value-type="float" office:value="2.705773">
                <text:p>2.7057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4.40892">
                <text:p>4.40892</text:p>
              </table:table-cell>
              <table:table-cell office:value-type="float" office:value="4.29">
                <text:p>4.29</text:p>
              </table:table-cell>
              <table:table-cell office:value-type="float" office:value="2.696665">
                <text:p>2.6966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4.335911">
                <text:p>4.335911</text:p>
              </table:table-cell>
              <table:table-cell office:value-type="float" office:value="4.3">
                <text:p>4.3</text:p>
              </table:table-cell>
              <table:table-cell office:value-type="float" office:value="2.701581">
                <text:p>2.7015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4.238918">
                <text:p>4.238918</text:p>
              </table:table-cell>
              <table:table-cell office:value-type="float" office:value="4.31">
                <text:p>4.31</text:p>
              </table:table-cell>
              <table:table-cell office:value-type="float" office:value="2.706497">
                <text:p>2.7064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4.108883">
                <text:p>4.108883</text:p>
              </table:table-cell>
              <table:table-cell office:value-type="float" office:value="4.32">
                <text:p>4.32</text:p>
              </table:table-cell>
              <table:table-cell office:value-type="float" office:value="2.711413">
                <text:p>2.711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3.917153">
                <text:p>3.917153</text:p>
              </table:table-cell>
              <table:table-cell office:value-type="float" office:value="4.33">
                <text:p>4.33</text:p>
              </table:table-cell>
              <table:table-cell office:value-type="float" office:value="2.716329">
                <text:p>2.7163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3.659111">
                <text:p>3.659111</text:p>
              </table:table-cell>
              <table:table-cell office:value-type="float" office:value="4.34">
                <text:p>4.34</text:p>
              </table:table-cell>
              <table:table-cell office:value-type="float" office:value="2.728725">
                <text:p>2.7287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3.309021">
                <text:p>3.309021</text:p>
              </table:table-cell>
              <table:table-cell office:value-type="float" office:value="4.35">
                <text:p>4.35</text:p>
              </table:table-cell>
              <table:table-cell office:value-type="float" office:value="2.74716">
                <text:p>2.747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940668">
                <text:p>2.940668</text:p>
              </table:table-cell>
              <table:table-cell office:value-type="float" office:value="4.36">
                <text:p>4.36</text:p>
              </table:table-cell>
              <table:table-cell office:value-type="float" office:value="2.765595">
                <text:p>2.7655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657394">
                <text:p>2.657394</text:p>
              </table:table-cell>
              <table:table-cell office:value-type="float" office:value="4.37">
                <text:p>4.37</text:p>
              </table:table-cell>
              <table:table-cell office:value-type="float" office:value="2.784031">
                <text:p>2.7840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515401">
                <text:p>2.515401</text:p>
              </table:table-cell>
              <table:table-cell office:value-type="float" office:value="4.38">
                <text:p>4.38</text:p>
              </table:table-cell>
              <table:table-cell office:value-type="float" office:value="2.802466">
                <text:p>2.8024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450165">
                <text:p>2.450165</text:p>
              </table:table-cell>
              <table:table-cell office:value-type="float" office:value="4.39">
                <text:p>4.39</text:p>
              </table:table-cell>
              <table:table-cell office:value-type="float" office:value="2.806716">
                <text:p>2.8067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393526">
                <text:p>2.393526</text:p>
              </table:table-cell>
              <table:table-cell office:value-type="float" office:value="4.4">
                <text:p>4.4</text:p>
              </table:table-cell>
              <table:table-cell office:value-type="float" office:value="2.799513">
                <text:p>2.7995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354971">
                <text:p>2.354971</text:p>
              </table:table-cell>
              <table:table-cell office:value-type="float" office:value="4.41">
                <text:p>4.41</text:p>
              </table:table-cell>
              <table:table-cell office:value-type="float" office:value="2.792311">
                <text:p>2.792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351134">
                <text:p>2.351134</text:p>
              </table:table-cell>
              <table:table-cell office:value-type="float" office:value="4.42">
                <text:p>4.42</text:p>
              </table:table-cell>
              <table:table-cell office:value-type="float" office:value="2.785109">
                <text:p>2.7851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310252">
                <text:p>2.310252</text:p>
              </table:table-cell>
              <table:table-cell office:value-type="float" office:value="4.43">
                <text:p>4.43</text:p>
              </table:table-cell>
              <table:table-cell office:value-type="float" office:value="2.777906">
                <text:p>2.7779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.223094">
                <text:p>2.223094</text:p>
              </table:table-cell>
              <table:table-cell office:value-type="float" office:value="4.44">
                <text:p>4.44</text:p>
              </table:table-cell>
              <table:table-cell office:value-type="float" office:value="2.756076">
                <text:p>2.756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.133716">
                <text:p>2.133716</text:p>
              </table:table-cell>
              <table:table-cell office:value-type="float" office:value="4.45">
                <text:p>4.45</text:p>
              </table:table-cell>
              <table:table-cell office:value-type="float" office:value="2.722436">
                <text:p>2.7224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.012919">
                <text:p>2.012919</text:p>
              </table:table-cell>
              <table:table-cell office:value-type="float" office:value="4.46">
                <text:p>4.46</text:p>
              </table:table-cell>
              <table:table-cell office:value-type="float" office:value="2.688796">
                <text:p>2.6887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1.818956">
                <text:p>1.818956</text:p>
              </table:table-cell>
              <table:table-cell office:value-type="float" office:value="4.47">
                <text:p>4.47</text:p>
              </table:table-cell>
              <table:table-cell office:value-type="float" office:value="2.655157">
                <text:p>2.6551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.677016">
                <text:p>1.677016</text:p>
              </table:table-cell>
              <table:table-cell office:value-type="float" office:value="4.48">
                <text:p>4.48</text:p>
              </table:table-cell>
              <table:table-cell office:value-type="float" office:value="2.621517">
                <text:p>2.6215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.612268">
                <text:p>1.612268</text:p>
              </table:table-cell>
              <table:table-cell office:value-type="float" office:value="4.49">
                <text:p>4.49</text:p>
              </table:table-cell>
              <table:table-cell office:value-type="float" office:value="2.582095">
                <text:p>2.5820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1.545381">
                <text:p>1.545381</text:p>
              </table:table-cell>
              <table:table-cell office:value-type="float" office:value="4.5">
                <text:p>4.5</text:p>
              </table:table-cell>
              <table:table-cell office:value-type="float" office:value="2.538006">
                <text:p>2.5380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1.471624">
                <text:p>1.471624</text:p>
              </table:table-cell>
              <table:table-cell office:value-type="float" office:value="4.51">
                <text:p>4.51</text:p>
              </table:table-cell>
              <table:table-cell office:value-type="float" office:value="2.493916">
                <text:p>2.4939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1.398886">
                <text:p>1.398886</text:p>
              </table:table-cell>
              <table:table-cell office:value-type="float" office:value="4.52">
                <text:p>4.52</text:p>
              </table:table-cell>
              <table:table-cell office:value-type="float" office:value="2.449827">
                <text:p>2.4498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1.342799">
                <text:p>1.342799</text:p>
              </table:table-cell>
              <table:table-cell office:value-type="float" office:value="4.53">
                <text:p>4.53</text:p>
              </table:table-cell>
              <table:table-cell office:value-type="float" office:value="2.405737">
                <text:p>2.4057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1.296586">
                <text:p>1.296586</text:p>
              </table:table-cell>
              <table:table-cell office:value-type="float" office:value="4.54">
                <text:p>4.54</text:p>
              </table:table-cell>
              <table:table-cell office:value-type="float" office:value="2.355152">
                <text:p>2.3551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1.276572">
                <text:p>1.276572</text:p>
              </table:table-cell>
              <table:table-cell office:value-type="float" office:value="4.55">
                <text:p>4.55</text:p>
              </table:table-cell>
              <table:table-cell office:value-type="float" office:value="2.299322">
                <text:p>2.2993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.191987">
                <text:p>1.191987</text:p>
              </table:table-cell>
              <table:table-cell office:value-type="float" office:value="4.56">
                <text:p>4.56</text:p>
              </table:table-cell>
              <table:table-cell office:value-type="float" office:value="2.243493">
                <text:p>2.2434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9499049">
                <text:p>0.9499049</text:p>
              </table:table-cell>
              <table:table-cell office:value-type="float" office:value="4.57">
                <text:p>4.57</text:p>
              </table:table-cell>
              <table:table-cell office:value-type="float" office:value="2.187663">
                <text:p>2.1876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8299892">
                <text:p>0.8299892</text:p>
              </table:table-cell>
              <table:table-cell office:value-type="float" office:value="4.58">
                <text:p>4.58</text:p>
              </table:table-cell>
              <table:table-cell office:value-type="float" office:value="2.131833">
                <text:p>2.1318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8402125">
                <text:p>0.8402125</text:p>
              </table:table-cell>
              <table:table-cell office:value-type="float" office:value="4.59">
                <text:p>4.59</text:p>
              </table:table-cell>
              <table:table-cell office:value-type="float" office:value="2.075282">
                <text:p>2.0752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8308148">
                <text:p>0.8308148</text:p>
              </table:table-cell>
              <table:table-cell office:value-type="float" office:value="4.6">
                <text:p>4.6</text:p>
              </table:table-cell>
              <table:table-cell office:value-type="float" office:value="2.018148">
                <text:p>2.0181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865066">
                <text:p>0.865066</text:p>
              </table:table-cell>
              <table:table-cell office:value-type="float" office:value="4.61">
                <text:p>4.61</text:p>
              </table:table-cell>
              <table:table-cell office:value-type="float" office:value="1.961013">
                <text:p>1.9610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.043396">
                <text:p>1.043396</text:p>
              </table:table-cell>
              <table:table-cell office:value-type="float" office:value="4.62">
                <text:p>4.62</text:p>
              </table:table-cell>
              <table:table-cell office:value-type="float" office:value="1.903879">
                <text:p>1.9038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.150489">
                <text:p>1.150489</text:p>
              </table:table-cell>
              <table:table-cell office:value-type="float" office:value="4.63">
                <text:p>4.63</text:p>
              </table:table-cell>
              <table:table-cell office:value-type="float" office:value="1.846745">
                <text:p>1.8467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.121124">
                <text:p>1.121124</text:p>
              </table:table-cell>
              <table:table-cell office:value-type="float" office:value="4.64">
                <text:p>4.64</text:p>
              </table:table-cell>
              <table:table-cell office:value-type="float" office:value="1.790351">
                <text:p>1.7903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.090981">
                <text:p>1.090981</text:p>
              </table:table-cell>
              <table:table-cell office:value-type="float" office:value="4.65">
                <text:p>4.65</text:p>
              </table:table-cell>
              <table:table-cell office:value-type="float" office:value="1.734556">
                <text:p>1.7345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.056887">
                <text:p>1.056887</text:p>
              </table:table-cell>
              <table:table-cell office:value-type="float" office:value="4.66">
                <text:p>4.66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.01819">
                <text:p>1.01819</text:p>
              </table:table-cell>
              <table:table-cell office:value-type="float" office:value="4.67">
                <text:p>4.67</text:p>
              </table:table-cell>
              <table:table-cell office:value-type="float" office:value="1.622964">
                <text:p>1.6229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9813251">
                <text:p>0.9813251</text:p>
              </table:table-cell>
              <table:table-cell office:value-type="float" office:value="4.68">
                <text:p>4.68</text:p>
              </table:table-cell>
              <table:table-cell office:value-type="float" office:value="1.567168">
                <text:p>1.5671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9429181">
                <text:p>0.9429181</text:p>
              </table:table-cell>
              <table:table-cell office:value-type="float" office:value="4.69">
                <text:p>4.69</text:p>
              </table:table-cell>
              <table:table-cell office:value-type="float" office:value="1.520893">
                <text:p>1.5208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9100285">
                <text:p>0.9100285</text:p>
              </table:table-cell>
              <table:table-cell office:value-type="float" office:value="4.7">
                <text:p>4.7</text:p>
              </table:table-cell>
              <table:table-cell office:value-type="float" office:value="1.482304">
                <text:p>1.4823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8574536">
                <text:p>0.8574536</text:p>
              </table:table-cell>
              <table:table-cell office:value-type="float" office:value="4.71">
                <text:p>4.71</text:p>
              </table:table-cell>
              <table:table-cell office:value-type="float" office:value="1.443715">
                <text:p>1.4437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7319303">
                <text:p>0.7319303</text:p>
              </table:table-cell>
              <table:table-cell office:value-type="float" office:value="4.72">
                <text:p>4.72</text:p>
              </table:table-cell>
              <table:table-cell office:value-type="float" office:value="1.405126">
                <text:p>1.4051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6575572">
                <text:p>0.6575572</text:p>
              </table:table-cell>
              <table:table-cell office:value-type="float" office:value="4.73">
                <text:p>4.73</text:p>
              </table:table-cell>
              <table:table-cell office:value-type="float" office:value="1.366538">
                <text:p>1.3665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651065">
                <text:p>0.651065</text:p>
              </table:table-cell>
              <table:table-cell office:value-type="float" office:value="4.74">
                <text:p>4.74</text:p>
              </table:table-cell>
              <table:table-cell office:value-type="float" office:value="1.328644">
                <text:p>1.3286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6662887">
                <text:p>0.6662887</text:p>
              </table:table-cell>
              <table:table-cell office:value-type="float" office:value="4.75">
                <text:p>4.75</text:p>
              </table:table-cell>
              <table:table-cell office:value-type="float" office:value="1.291311">
                <text:p>1.2913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6797408">
                <text:p>0.6797408</text:p>
              </table:table-cell>
              <table:table-cell office:value-type="float" office:value="4.76">
                <text:p>4.76</text:p>
              </table:table-cell>
              <table:table-cell office:value-type="float" office:value="1.253978">
                <text:p>1.2539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5914446">
                <text:p>0.5914446</text:p>
              </table:table-cell>
              <table:table-cell office:value-type="float" office:value="4.77">
                <text:p>4.77</text:p>
              </table:table-cell>
              <table:table-cell office:value-type="float" office:value="1.216646">
                <text:p>1.2166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5541489">
                <text:p>0.5541489</text:p>
              </table:table-cell>
              <table:table-cell office:value-type="float" office:value="4.78">
                <text:p>4.78</text:p>
              </table:table-cell>
              <table:table-cell office:value-type="float" office:value="1.179313">
                <text:p>1.1793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5823122">
                <text:p>0.5823122</text:p>
              </table:table-cell>
              <table:table-cell office:value-type="float" office:value="4.79">
                <text:p>4.79</text:p>
              </table:table-cell>
              <table:table-cell office:value-type="float" office:value="1.141597">
                <text:p>1.1415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5895128">
                <text:p>0.5895128</text:p>
              </table:table-cell>
              <table:table-cell office:value-type="float" office:value="4.8">
                <text:p>4.8</text:p>
              </table:table-cell>
              <table:table-cell office:value-type="float" office:value="1.103572">
                <text:p>1.1035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6223025">
                <text:p>0.6223025</text:p>
              </table:table-cell>
              <table:table-cell office:value-type="float" office:value="4.81">
                <text:p>4.81</text:p>
              </table:table-cell>
              <table:table-cell office:value-type="float" office:value="1.065548">
                <text:p>1.0655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7725745">
                <text:p>0.7725745</text:p>
              </table:table-cell>
              <table:table-cell office:value-type="float" office:value="4.82">
                <text:p>4.82</text:p>
              </table:table-cell>
              <table:table-cell office:value-type="float" office:value="1.027523">
                <text:p>1.0275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8799911">
                <text:p>0.8799911</text:p>
              </table:table-cell>
              <table:table-cell office:value-type="float" office:value="4.83">
                <text:p>4.83</text:p>
              </table:table-cell>
              <table:table-cell office:value-type="float" office:value="0.9894982">
                <text:p>0.98949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8712267">
                <text:p>0.8712267</text:p>
              </table:table-cell>
              <table:table-cell office:value-type="float" office:value="4.84">
                <text:p>4.84</text:p>
              </table:table-cell>
              <table:table-cell office:value-type="float" office:value="0.9557112">
                <text:p>0.95571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8644421">
                <text:p>0.8644421</text:p>
              </table:table-cell>
              <table:table-cell office:value-type="float" office:value="4.85">
                <text:p>4.85</text:p>
              </table:table-cell>
              <table:table-cell office:value-type="float" office:value="0.9253455">
                <text:p>0.92534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8531001">
                <text:p>0.8531001</text:p>
              </table:table-cell>
              <table:table-cell office:value-type="float" office:value="4.86">
                <text:p>4.86</text:p>
              </table:table-cell>
              <table:table-cell office:value-type="float" office:value="0.8949799">
                <text:p>0.89497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8288851">
                <text:p>0.8288851</text:p>
              </table:table-cell>
              <table:table-cell office:value-type="float" office:value="4.87">
                <text:p>4.87</text:p>
              </table:table-cell>
              <table:table-cell office:value-type="float" office:value="0.8646143">
                <text:p>0.86461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8133646">
                <text:p>0.8133646</text:p>
              </table:table-cell>
              <table:table-cell office:value-type="float" office:value="4.88">
                <text:p>4.88</text:p>
              </table:table-cell>
              <table:table-cell office:value-type="float" office:value="0.8342487">
                <text:p>0.83424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8097081">
                <text:p>0.8097081</text:p>
              </table:table-cell>
              <table:table-cell office:value-type="float" office:value="4.89">
                <text:p>4.89</text:p>
              </table:table-cell>
              <table:table-cell office:value-type="float" office:value="0.8152207">
                <text:p>0.81522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8202856">
                <text:p>0.8202856</text:p>
              </table:table-cell>
              <table:table-cell office:value-type="float" office:value="4.9">
                <text:p>4.9</text:p>
              </table:table-cell>
              <table:table-cell office:value-type="float" office:value="0.8053464">
                <text:p>0.80534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8028782">
                <text:p>0.8028782</text:p>
              </table:table-cell>
              <table:table-cell office:value-type="float" office:value="4.91">
                <text:p>4.91</text:p>
              </table:table-cell>
              <table:table-cell office:value-type="float" office:value="0.795472">
                <text:p>0.7954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7043159">
                <text:p>0.7043159</text:p>
              </table:table-cell>
              <table:table-cell office:value-type="float" office:value="4.92">
                <text:p>4.92</text:p>
              </table:table-cell>
              <table:table-cell office:value-type="float" office:value="0.7855977">
                <text:p>0.78559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6597052">
                <text:p>0.6597052</text:p>
              </table:table-cell>
              <table:table-cell office:value-type="float" office:value="4.93">
                <text:p>4.93</text:p>
              </table:table-cell>
              <table:table-cell office:value-type="float" office:value="0.7757233">
                <text:p>0.77572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679304">
                <text:p>0.679304</text:p>
              </table:table-cell>
              <table:table-cell office:value-type="float" office:value="4.94">
                <text:p>4.94</text:p>
              </table:table-cell>
              <table:table-cell office:value-type="float" office:value="0.767286">
                <text:p>0.7672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6863826">
                <text:p>0.6863826</text:p>
              </table:table-cell>
              <table:table-cell office:value-type="float" office:value="4.95">
                <text:p>4.95</text:p>
              </table:table-cell>
              <table:table-cell office:value-type="float" office:value="0.7600089">
                <text:p>0.76000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721478">
                <text:p>0.721478</text:p>
              </table:table-cell>
              <table:table-cell office:value-type="float" office:value="4.96">
                <text:p>4.96</text:p>
              </table:table-cell>
              <table:table-cell office:value-type="float" office:value="0.7527318">
                <text:p>0.75273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8519707">
                <text:p>0.8519707</text:p>
              </table:table-cell>
              <table:table-cell office:value-type="float" office:value="4.97">
                <text:p>4.97</text:p>
              </table:table-cell>
              <table:table-cell office:value-type="float" office:value="0.7454547">
                <text:p>0.74545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9379184">
                <text:p>0.9379184</text:p>
              </table:table-cell>
              <table:table-cell office:value-type="float" office:value="4.98">
                <text:p>4.98</text:p>
              </table:table-cell>
              <table:table-cell office:value-type="float" office:value="0.7381776">
                <text:p>0.73817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9323635">
                <text:p>0.9323635</text:p>
              </table:table-cell>
              <table:table-cell office:value-type="float" office:value="4.99">
                <text:p>4.99</text:p>
              </table:table-cell>
              <table:table-cell office:value-type="float" office:value="0.7315237">
                <text:p>0.73152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9184376">
                <text:p>0.9184376</text:p>
              </table:table-cell>
              <table:table-cell office:value-type="float" office:value="5">
                <text:p>5</text:p>
              </table:table-cell>
              <table:table-cell office:value-type="float" office:value="0.725373">
                <text:p>0.7253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9219031">
                <text:p>0.9219031</text:p>
              </table:table-cell>
              <table:table-cell office:value-type="float" office:value="5.01">
                <text:p>5.01</text:p>
              </table:table-cell>
              <table:table-cell office:value-type="float" office:value="0.7192223">
                <text:p>0.71922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9796966">
                <text:p>0.9796966</text:p>
              </table:table-cell>
              <table:table-cell office:value-type="float" office:value="5.02">
                <text:p>5.02</text:p>
              </table:table-cell>
              <table:table-cell office:value-type="float" office:value="0.7130716">
                <text:p>0.71307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1.008367">
                <text:p>1.008367</text:p>
              </table:table-cell>
              <table:table-cell office:value-type="float" office:value="5.03">
                <text:p>5.03</text:p>
              </table:table-cell>
              <table:table-cell office:value-type="float" office:value="0.7069208">
                <text:p>0.70692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9881713">
                <text:p>0.9881713</text:p>
              </table:table-cell>
              <table:table-cell office:value-type="float" office:value="5.04">
                <text:p>5.04</text:p>
              </table:table-cell>
              <table:table-cell office:value-type="float" office:value="0.7068834">
                <text:p>0.70688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9585128">
                <text:p>0.9585128</text:p>
              </table:table-cell>
              <table:table-cell office:value-type="float" office:value="5.05">
                <text:p>5.05</text:p>
              </table:table-cell>
              <table:table-cell office:value-type="float" office:value="0.7117815">
                <text:p>0.71178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9372754">
                <text:p>0.9372754</text:p>
              </table:table-cell>
              <table:table-cell office:value-type="float" office:value="5.06">
                <text:p>5.06</text:p>
              </table:table-cell>
              <table:table-cell office:value-type="float" office:value="0.7166796">
                <text:p>0.71667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9612768">
                <text:p>0.9612768</text:p>
              </table:table-cell>
              <table:table-cell office:value-type="float" office:value="5.07">
                <text:p>5.07</text:p>
              </table:table-cell>
              <table:table-cell office:value-type="float" office:value="0.7215777">
                <text:p>0.72157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9665979">
                <text:p>0.9665979</text:p>
              </table:table-cell>
              <table:table-cell office:value-type="float" office:value="5.08">
                <text:p>5.08</text:p>
              </table:table-cell>
              <table:table-cell office:value-type="float" office:value="0.7264758">
                <text:p>0.72647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9265487">
                <text:p>0.9265487</text:p>
              </table:table-cell>
              <table:table-cell office:value-type="float" office:value="5.09">
                <text:p>5.09</text:p>
              </table:table-cell>
              <table:table-cell office:value-type="float" office:value="0.730728">
                <text:p>0.7307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8965568">
                <text:p>0.8965568</text:p>
              </table:table-cell>
              <table:table-cell office:value-type="float" office:value="5.1">
                <text:p>5.1</text:p>
              </table:table-cell>
              <table:table-cell office:value-type="float" office:value="0.7344588">
                <text:p>0.73445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8517261">
                <text:p>0.8517261</text:p>
              </table:table-cell>
              <table:table-cell office:value-type="float" office:value="5.11">
                <text:p>5.11</text:p>
              </table:table-cell>
              <table:table-cell office:value-type="float" office:value="0.7381896">
                <text:p>0.73818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6942797">
                <text:p>0.6942797</text:p>
              </table:table-cell>
              <table:table-cell office:value-type="float" office:value="5.12">
                <text:p>5.12</text:p>
              </table:table-cell>
              <table:table-cell office:value-type="float" office:value="0.7419204">
                <text:p>0.74192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6063406">
                <text:p>0.6063406</text:p>
              </table:table-cell>
              <table:table-cell office:value-type="float" office:value="5.13">
                <text:p>5.13</text:p>
              </table:table-cell>
              <table:table-cell office:value-type="float" office:value="0.7456511">
                <text:p>0.74565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6145596">
                <text:p>0.6145596</text:p>
              </table:table-cell>
              <table:table-cell office:value-type="float" office:value="5.14">
                <text:p>5.14</text:p>
              </table:table-cell>
              <table:table-cell office:value-type="float" office:value="0.7450264">
                <text:p>0.74502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6164605">
                <text:p>0.6164605</text:p>
              </table:table-cell>
              <table:table-cell office:value-type="float" office:value="5.15">
                <text:p>5.15</text:p>
              </table:table-cell>
              <table:table-cell office:value-type="float" office:value="0.7408852">
                <text:p>0.74088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6170151">
                <text:p>0.6170151</text:p>
              </table:table-cell>
              <table:table-cell office:value-type="float" office:value="5.16">
                <text:p>5.16</text:p>
              </table:table-cell>
              <table:table-cell office:value-type="float" office:value="0.736744">
                <text:p>0.7367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6433854">
                <text:p>0.6433854</text:p>
              </table:table-cell>
              <table:table-cell office:value-type="float" office:value="5.17">
                <text:p>5.17</text:p>
              </table:table-cell>
              <table:table-cell office:value-type="float" office:value="0.7326028">
                <text:p>0.73260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6593298">
                <text:p>0.6593298</text:p>
              </table:table-cell>
              <table:table-cell office:value-type="float" office:value="5.18">
                <text:p>5.18</text:p>
              </table:table-cell>
              <table:table-cell office:value-type="float" office:value="0.7284616">
                <text:p>0.72846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6500486">
                <text:p>0.6500486</text:p>
              </table:table-cell>
              <table:table-cell office:value-type="float" office:value="5.19">
                <text:p>5.19</text:p>
              </table:table-cell>
              <table:table-cell office:value-type="float" office:value="0.7183784">
                <text:p>0.71837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6256224">
                <text:p>0.6256224</text:p>
              </table:table-cell>
              <table:table-cell office:value-type="float" office:value="5.2">
                <text:p>5.2</text:p>
              </table:table-cell>
              <table:table-cell office:value-type="float" office:value="0.7034979">
                <text:p>0.70349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5894036">
                <text:p>0.5894036</text:p>
              </table:table-cell>
              <table:table-cell office:value-type="float" office:value="5.21">
                <text:p>5.21</text:p>
              </table:table-cell>
              <table:table-cell office:value-type="float" office:value="0.6886174">
                <text:p>0.68861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6039813">
                <text:p>0.6039813</text:p>
              </table:table-cell>
              <table:table-cell office:value-type="float" office:value="5.22">
                <text:p>5.22</text:p>
              </table:table-cell>
              <table:table-cell office:value-type="float" office:value="0.6737369">
                <text:p>0.67373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5912638">
                <text:p>0.5912638</text:p>
              </table:table-cell>
              <table:table-cell office:value-type="float" office:value="5.23">
                <text:p>5.23</text:p>
              </table:table-cell>
              <table:table-cell office:value-type="float" office:value="0.6588564">
                <text:p>0.65885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5008075">
                <text:p>0.5008075</text:p>
              </table:table-cell>
              <table:table-cell office:value-type="float" office:value="5.24">
                <text:p>5.24</text:p>
              </table:table-cell>
              <table:table-cell office:value-type="float" office:value="0.6461093">
                <text:p>0.64610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4137351">
                <text:p>0.4137351</text:p>
              </table:table-cell>
              <table:table-cell office:value-type="float" office:value="5.25">
                <text:p>5.25</text:p>
              </table:table-cell>
              <table:table-cell office:value-type="float" office:value="0.6350846">
                <text:p>0.63508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3636274">
                <text:p>0.3636274</text:p>
              </table:table-cell>
              <table:table-cell office:value-type="float" office:value="5.26">
                <text:p>5.26</text:p>
              </table:table-cell>
              <table:table-cell office:value-type="float" office:value="0.62406">
                <text:p>0.624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256571">
                <text:p>0.256571</text:p>
              </table:table-cell>
              <table:table-cell office:value-type="float" office:value="5.27">
                <text:p>5.27</text:p>
              </table:table-cell>
              <table:table-cell office:value-type="float" office:value="0.6130353">
                <text:p>0.61303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171511">
                <text:p>0.171511</text:p>
              </table:table-cell>
              <table:table-cell office:value-type="float" office:value="5.28">
                <text:p>5.28</text:p>
              </table:table-cell>
              <table:table-cell office:value-type="float" office:value="0.6020106">
                <text:p>0.60201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1505375">
                <text:p>0.1505375</text:p>
              </table:table-cell>
              <table:table-cell office:value-type="float" office:value="5.29">
                <text:p>5.29</text:p>
              </table:table-cell>
              <table:table-cell office:value-type="float" office:value="0.5919058">
                <text:p>0.59190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1393426">
                <text:p>0.1393426</text:p>
              </table:table-cell>
              <table:table-cell office:value-type="float" office:value="5.3">
                <text:p>5.3</text:p>
              </table:table-cell>
              <table:table-cell office:value-type="float" office:value="0.5825437">
                <text:p>0.58254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1542554">
                <text:p>0.1542554</text:p>
              </table:table-cell>
              <table:table-cell office:value-type="float" office:value="5.31">
                <text:p>5.31</text:p>
              </table:table-cell>
              <table:table-cell office:value-type="float" office:value="0.5731816">
                <text:p>0.57318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1465724">
                <text:p>0.1465724</text:p>
              </table:table-cell>
              <table:table-cell office:value-type="float" office:value="5.32">
                <text:p>5.32</text:p>
              </table:table-cell>
              <table:table-cell office:value-type="float" office:value="0.5638194">
                <text:p>0.56381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1474579">
                <text:p>0.1474579</text:p>
              </table:table-cell>
              <table:table-cell office:value-type="float" office:value="5.33">
                <text:p>5.33</text:p>
              </table:table-cell>
              <table:table-cell office:value-type="float" office:value="0.5544573">
                <text:p>0.55445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1770926">
                <text:p>0.1770926</text:p>
              </table:table-cell>
              <table:table-cell office:value-type="float" office:value="5.34">
                <text:p>5.34</text:p>
              </table:table-cell>
              <table:table-cell office:value-type="float" office:value="0.5419766">
                <text:p>0.54197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2128174">
                <text:p>0.2128174</text:p>
              </table:table-cell>
              <table:table-cell office:value-type="float" office:value="5.35">
                <text:p>5.35</text:p>
              </table:table-cell>
              <table:table-cell office:value-type="float" office:value="0.5269781">
                <text:p>0.52697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2666697">
                <text:p>0.2666697</text:p>
              </table:table-cell>
              <table:table-cell office:value-type="float" office:value="5.36">
                <text:p>5.36</text:p>
              </table:table-cell>
              <table:table-cell office:value-type="float" office:value="0.5119796">
                <text:p>0.51197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3020551">
                <text:p>0.3020551</text:p>
              </table:table-cell>
              <table:table-cell office:value-type="float" office:value="5.37">
                <text:p>5.37</text:p>
              </table:table-cell>
              <table:table-cell office:value-type="float" office:value="0.4969811">
                <text:p>0.49698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3416648">
                <text:p>0.3416648</text:p>
              </table:table-cell>
              <table:table-cell office:value-type="float" office:value="5.38">
                <text:p>5.38</text:p>
              </table:table-cell>
              <table:table-cell office:value-type="float" office:value="0.4819827">
                <text:p>0.48198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3964028">
                <text:p>0.3964028</text:p>
              </table:table-cell>
              <table:table-cell office:value-type="float" office:value="5.39">
                <text:p>5.39</text:p>
              </table:table-cell>
              <table:table-cell office:value-type="float" office:value="0.4678089">
                <text:p>0.46780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4392384">
                <text:p>0.4392384</text:p>
              </table:table-cell>
              <table:table-cell office:value-type="float" office:value="5.4">
                <text:p>5.4</text:p>
              </table:table-cell>
              <table:table-cell office:value-type="float" office:value="0.4543009">
                <text:p>0.45430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4698413">
                <text:p>0.4698413</text:p>
              </table:table-cell>
              <table:table-cell office:value-type="float" office:value="5.41">
                <text:p>5.41</text:p>
              </table:table-cell>
              <table:table-cell office:value-type="float" office:value="0.440793">
                <text:p>0.4407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5113996">
                <text:p>0.5113996</text:p>
              </table:table-cell>
              <table:table-cell office:value-type="float" office:value="5.42">
                <text:p>5.42</text:p>
              </table:table-cell>
              <table:table-cell office:value-type="float" office:value="0.427285">
                <text:p>0.4272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546397">
                <text:p>0.546397</text:p>
              </table:table-cell>
              <table:table-cell office:value-type="float" office:value="5.43">
                <text:p>5.43</text:p>
              </table:table-cell>
              <table:table-cell office:value-type="float" office:value="0.4137771">
                <text:p>0.41377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5652443">
                <text:p>0.5652443</text:p>
              </table:table-cell>
              <table:table-cell office:value-type="float" office:value="5.44">
                <text:p>5.44</text:p>
              </table:table-cell>
              <table:table-cell office:value-type="float" office:value="0.4032992">
                <text:p>0.40329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6003502">
                <text:p>0.6003502</text:p>
              </table:table-cell>
              <table:table-cell office:value-type="float" office:value="5.45">
                <text:p>5.45</text:p>
              </table:table-cell>
              <table:table-cell office:value-type="float" office:value="0.3952676">
                <text:p>0.39526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6258414">
                <text:p>0.6258414</text:p>
              </table:table-cell>
              <table:table-cell office:value-type="float" office:value="5.46">
                <text:p>5.46</text:p>
              </table:table-cell>
              <table:table-cell office:value-type="float" office:value="0.387236">
                <text:p>0.3872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5533187">
                <text:p>0.5533187</text:p>
              </table:table-cell>
              <table:table-cell office:value-type="float" office:value="5.47">
                <text:p>5.47</text:p>
              </table:table-cell>
              <table:table-cell office:value-type="float" office:value="0.3792043">
                <text:p>0.37920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5258143">
                <text:p>0.5258143</text:p>
              </table:table-cell>
              <table:table-cell office:value-type="float" office:value="5.48">
                <text:p>5.48</text:p>
              </table:table-cell>
              <table:table-cell office:value-type="float" office:value="0.3711727">
                <text:p>0.37117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5559042">
                <text:p>0.5559042</text:p>
              </table:table-cell>
              <table:table-cell office:value-type="float" office:value="5.49">
                <text:p>5.49</text:p>
              </table:table-cell>
              <table:table-cell office:value-type="float" office:value="0.3674126">
                <text:p>0.36741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5669171">
                <text:p>0.5669171</text:p>
              </table:table-cell>
              <table:table-cell office:value-type="float" office:value="5.5">
                <text:p>5.5</text:p>
              </table:table-cell>
              <table:table-cell office:value-type="float" office:value="0.367101">
                <text:p>0.3671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6109292">
                <text:p>0.6109292</text:p>
              </table:table-cell>
              <table:table-cell office:value-type="float" office:value="5.51">
                <text:p>5.51</text:p>
              </table:table-cell>
              <table:table-cell office:value-type="float" office:value="0.3667894">
                <text:p>0.36678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7904482">
                <text:p>0.7904482</text:p>
              </table:table-cell>
              <table:table-cell office:value-type="float" office:value="5.52">
                <text:p>5.52</text:p>
              </table:table-cell>
              <table:table-cell office:value-type="float" office:value="0.3664778">
                <text:p>0.36647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9219821">
                <text:p>0.9219821</text:p>
              </table:table-cell>
              <table:table-cell office:value-type="float" office:value="5.53">
                <text:p>5.53</text:p>
              </table:table-cell>
              <table:table-cell office:value-type="float" office:value="0.3661663">
                <text:p>0.36616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9165514">
                <text:p>0.9165514</text:p>
              </table:table-cell>
              <table:table-cell office:value-type="float" office:value="5.54">
                <text:p>5.54</text:p>
              </table:table-cell>
              <table:table-cell office:value-type="float" office:value="0.3682372">
                <text:p>0.36823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9134713">
                <text:p>0.9134713</text:p>
              </table:table-cell>
              <table:table-cell office:value-type="float" office:value="5.55">
                <text:p>5.55</text:p>
              </table:table-cell>
              <table:table-cell office:value-type="float" office:value="0.3722317">
                <text:p>0.37223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9024095">
                <text:p>0.9024095</text:p>
              </table:table-cell>
              <table:table-cell office:value-type="float" office:value="5.56">
                <text:p>5.56</text:p>
              </table:table-cell>
              <table:table-cell office:value-type="float" office:value="0.3762262">
                <text:p>0.37622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874637">
                <text:p>0.874637</text:p>
              </table:table-cell>
              <table:table-cell office:value-type="float" office:value="5.57">
                <text:p>5.57</text:p>
              </table:table-cell>
              <table:table-cell office:value-type="float" office:value="0.3802206">
                <text:p>0.38022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8622139">
                <text:p>0.8622139</text:p>
              </table:table-cell>
              <table:table-cell office:value-type="float" office:value="5.58">
                <text:p>5.58</text:p>
              </table:table-cell>
              <table:table-cell office:value-type="float" office:value="0.3842151">
                <text:p>0.38421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8674992">
                <text:p>0.8674992</text:p>
              </table:table-cell>
              <table:table-cell office:value-type="float" office:value="5.59">
                <text:p>5.59</text:p>
              </table:table-cell>
              <table:table-cell office:value-type="float" office:value="0.3975183">
                <text:p>0.39751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8820207">
                <text:p>0.8820207</text:p>
              </table:table-cell>
              <table:table-cell office:value-type="float" office:value="5.6">
                <text:p>5.6</text:p>
              </table:table-cell>
              <table:table-cell office:value-type="float" office:value="0.418337">
                <text:p>0.4183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8723243">
                <text:p>0.8723243</text:p>
              </table:table-cell>
              <table:table-cell office:value-type="float" office:value="5.61">
                <text:p>5.61</text:p>
              </table:table-cell>
              <table:table-cell office:value-type="float" office:value="0.4391557">
                <text:p>0.43915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8031939">
                <text:p>0.8031939</text:p>
              </table:table-cell>
              <table:table-cell office:value-type="float" office:value="5.62">
                <text:p>5.62</text:p>
              </table:table-cell>
              <table:table-cell office:value-type="float" office:value="0.4599744">
                <text:p>0.45997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7768994">
                <text:p>0.7768994</text:p>
              </table:table-cell>
              <table:table-cell office:value-type="float" office:value="5.63">
                <text:p>5.63</text:p>
              </table:table-cell>
              <table:table-cell office:value-type="float" office:value="0.480793">
                <text:p>0.4807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8037694">
                <text:p>0.8037694</text:p>
              </table:table-cell>
              <table:table-cell office:value-type="float" office:value="5.64">
                <text:p>5.64</text:p>
              </table:table-cell>
              <table:table-cell office:value-type="float" office:value="0.5001553">
                <text:p>0.50015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8546566">
                <text:p>0.8546566</text:p>
              </table:table-cell>
              <table:table-cell office:value-type="float" office:value="5.65">
                <text:p>5.65</text:p>
              </table:table-cell>
              <table:table-cell office:value-type="float" office:value="0.5183418">
                <text:p>0.51834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8243515">
                <text:p>0.8243515</text:p>
              </table:table-cell>
              <table:table-cell office:value-type="float" office:value="5.66">
                <text:p>5.66</text:p>
              </table:table-cell>
              <table:table-cell office:value-type="float" office:value="0.5365282">
                <text:p>0.53652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6482485">
                <text:p>0.6482485</text:p>
              </table:table-cell>
              <table:table-cell office:value-type="float" office:value="5.67">
                <text:p>5.67</text:p>
              </table:table-cell>
              <table:table-cell office:value-type="float" office:value="0.5547147">
                <text:p>0.55471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6135675">
                <text:p>0.6135675</text:p>
              </table:table-cell>
              <table:table-cell office:value-type="float" office:value="5.68">
                <text:p>5.68</text:p>
              </table:table-cell>
              <table:table-cell office:value-type="float" office:value="0.5729011">
                <text:p>0.57290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7200329">
                <text:p>0.7200329</text:p>
              </table:table-cell>
              <table:table-cell office:value-type="float" office:value="5.69">
                <text:p>5.69</text:p>
              </table:table-cell>
              <table:table-cell office:value-type="float" office:value="0.5897025">
                <text:p>0.58970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80998">
                <text:p>0.80998</text:p>
              </table:table-cell>
              <table:table-cell office:value-type="float" office:value="5.7">
                <text:p>5.7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1.056731">
                <text:p>1.056731</text:p>
              </table:table-cell>
              <table:table-cell office:value-type="float" office:value="5.71">
                <text:p>5.71</text:p>
              </table:table-cell>
              <table:table-cell office:value-type="float" office:value="0.621069">
                <text:p>0.6210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1.718818">
                <text:p>1.718818</text:p>
              </table:table-cell>
              <table:table-cell office:value-type="float" office:value="5.72">
                <text:p>5.72</text:p>
              </table:table-cell>
              <table:table-cell office:value-type="float" office:value="0.6367522">
                <text:p>0.63675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.033235">
                <text:p>2.033235</text:p>
              </table:table-cell>
              <table:table-cell office:value-type="float" office:value="5.73">
                <text:p>5.73</text:p>
              </table:table-cell>
              <table:table-cell office:value-type="float" office:value="0.6524355">
                <text:p>0.65243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.007511">
                <text:p>2.007511</text:p>
              </table:table-cell>
              <table:table-cell office:value-type="float" office:value="5.74">
                <text:p>5.74</text:p>
              </table:table-cell>
              <table:table-cell office:value-type="float" office:value="0.6710931">
                <text:p>0.67109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1.998168">
                <text:p>1.998168</text:p>
              </table:table-cell>
              <table:table-cell office:value-type="float" office:value="5.75">
                <text:p>5.75</text:p>
              </table:table-cell>
              <table:table-cell office:value-type="float" office:value="0.6921522">
                <text:p>0.69215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1.913402">
                <text:p>1.913402</text:p>
              </table:table-cell>
              <table:table-cell office:value-type="float" office:value="5.76">
                <text:p>5.76</text:p>
              </table:table-cell>
              <table:table-cell office:value-type="float" office:value="0.7132113">
                <text:p>0.71321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1.647643">
                <text:p>1.647643</text:p>
              </table:table-cell>
              <table:table-cell office:value-type="float" office:value="5.77">
                <text:p>5.77</text:p>
              </table:table-cell>
              <table:table-cell office:value-type="float" office:value="0.7342704">
                <text:p>0.73427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1.538047">
                <text:p>1.538047</text:p>
              </table:table-cell>
              <table:table-cell office:value-type="float" office:value="5.78">
                <text:p>5.78</text:p>
              </table:table-cell>
              <table:table-cell office:value-type="float" office:value="0.7553294">
                <text:p>0.75532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1.633553">
                <text:p>1.633553</text:p>
              </table:table-cell>
              <table:table-cell office:value-type="float" office:value="5.79">
                <text:p>5.79</text:p>
              </table:table-cell>
              <table:table-cell office:value-type="float" office:value="0.792453">
                <text:p>0.7924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1.741736">
                <text:p>1.741736</text:p>
              </table:table-cell>
              <table:table-cell office:value-type="float" office:value="5.8">
                <text:p>5.8</text:p>
              </table:table-cell>
              <table:table-cell office:value-type="float" office:value="0.8425466">
                <text:p>0.84254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1.780514">
                <text:p>1.780514</text:p>
              </table:table-cell>
              <table:table-cell office:value-type="float" office:value="5.81">
                <text:p>5.81</text:p>
              </table:table-cell>
              <table:table-cell office:value-type="float" office:value="0.8926401">
                <text:p>0.89264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1.694915">
                <text:p>1.694915</text:p>
              </table:table-cell>
              <table:table-cell office:value-type="float" office:value="5.82">
                <text:p>5.82</text:p>
              </table:table-cell>
              <table:table-cell office:value-type="float" office:value="0.9427336">
                <text:p>0.94273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1.741233">
                <text:p>1.741233</text:p>
              </table:table-cell>
              <table:table-cell office:value-type="float" office:value="5.83">
                <text:p>5.83</text:p>
              </table:table-cell>
              <table:table-cell office:value-type="float" office:value="0.9928271">
                <text:p>0.99282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1.923571">
                <text:p>1.923571</text:p>
              </table:table-cell>
              <table:table-cell office:value-type="float" office:value="5.84">
                <text:p>5.84</text:p>
              </table:table-cell>
              <table:table-cell office:value-type="float" office:value="1.03613">
                <text:p>1.036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.070036">
                <text:p>2.070036</text:p>
              </table:table-cell>
              <table:table-cell office:value-type="float" office:value="5.85">
                <text:p>5.85</text:p>
              </table:table-cell>
              <table:table-cell office:value-type="float" office:value="1.073951">
                <text:p>1.0739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.247686">
                <text:p>2.247686</text:p>
              </table:table-cell>
              <table:table-cell office:value-type="float" office:value="5.86">
                <text:p>5.86</text:p>
              </table:table-cell>
              <table:table-cell office:value-type="float" office:value="1.111772">
                <text:p>1.1117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.47224">
                <text:p>2.47224</text:p>
              </table:table-cell>
              <table:table-cell office:value-type="float" office:value="5.87">
                <text:p>5.87</text:p>
              </table:table-cell>
              <table:table-cell office:value-type="float" office:value="1.149592">
                <text:p>1.1495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.611567">
                <text:p>2.611567</text:p>
              </table:table-cell>
              <table:table-cell office:value-type="float" office:value="5.88">
                <text:p>5.88</text:p>
              </table:table-cell>
              <table:table-cell office:value-type="float" office:value="1.187413">
                <text:p>1.187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.678116">
                <text:p>2.678116</text:p>
              </table:table-cell>
              <table:table-cell office:value-type="float" office:value="5.89">
                <text:p>5.89</text:p>
              </table:table-cell>
              <table:table-cell office:value-type="float" office:value="1.227996">
                <text:p>1.2279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779648">
                <text:p>2.779648</text:p>
              </table:table-cell>
              <table:table-cell office:value-type="float" office:value="5.9">
                <text:p>5.9</text:p>
              </table:table-cell>
              <table:table-cell office:value-type="float" office:value="1.27081">
                <text:p>1.270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.950386">
                <text:p>2.950386</text:p>
              </table:table-cell>
              <table:table-cell office:value-type="float" office:value="5.91">
                <text:p>5.91</text:p>
              </table:table-cell>
              <table:table-cell office:value-type="float" office:value="1.313624">
                <text:p>1.3136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3.18917">
                <text:p>3.18917</text:p>
              </table:table-cell>
              <table:table-cell office:value-type="float" office:value="5.92">
                <text:p>5.92</text:p>
              </table:table-cell>
              <table:table-cell office:value-type="float" office:value="1.356438">
                <text:p>1.3564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3.363939">
                <text:p>3.363939</text:p>
              </table:table-cell>
              <table:table-cell office:value-type="float" office:value="5.93">
                <text:p>5.93</text:p>
              </table:table-cell>
              <table:table-cell office:value-type="float" office:value="1.399252">
                <text:p>1.399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3.457511">
                <text:p>3.457511</text:p>
              </table:table-cell>
              <table:table-cell office:value-type="float" office:value="5.94">
                <text:p>5.94</text:p>
              </table:table-cell>
              <table:table-cell office:value-type="float" office:value="1.453708">
                <text:p>1.4537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3.186058">
                <text:p>3.186058</text:p>
              </table:table-cell>
              <table:table-cell office:value-type="float" office:value="5.95">
                <text:p>5.95</text:p>
              </table:table-cell>
              <table:table-cell office:value-type="float" office:value="1.517563">
                <text:p>1.5175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.76835">
                <text:p>2.76835</text:p>
              </table:table-cell>
              <table:table-cell office:value-type="float" office:value="5.96">
                <text:p>5.96</text:p>
              </table:table-cell>
              <table:table-cell office:value-type="float" office:value="1.581419">
                <text:p>1.5814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.521878">
                <text:p>2.521878</text:p>
              </table:table-cell>
              <table:table-cell office:value-type="float" office:value="5.97">
                <text:p>5.97</text:p>
              </table:table-cell>
              <table:table-cell office:value-type="float" office:value="1.645275">
                <text:p>1.6452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2.518945">
                <text:p>2.518945</text:p>
              </table:table-cell>
              <table:table-cell office:value-type="float" office:value="5.98">
                <text:p>5.98</text:p>
              </table:table-cell>
              <table:table-cell office:value-type="float" office:value="1.70913">
                <text:p>1.709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2.89287">
                <text:p>2.89287</text:p>
              </table:table-cell>
              <table:table-cell office:value-type="float" office:value="5.99">
                <text:p>5.99</text:p>
              </table:table-cell>
              <table:table-cell office:value-type="float" office:value="1.773946">
                <text:p>1.7739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3.621574">
                <text:p>3.621574</text:p>
              </table:table-cell>
              <table:table-cell office:value-type="float" office:value="6">
                <text:p>6</text:p>
              </table:table-cell>
              <table:table-cell office:value-type="float" office:value="1.839537">
                <text:p>1.8395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4.207174">
                <text:p>4.207174</text:p>
              </table:table-cell>
              <table:table-cell office:value-type="float" office:value="6.01">
                <text:p>6.01</text:p>
              </table:table-cell>
              <table:table-cell office:value-type="float" office:value="1.905128">
                <text:p>1.9051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4.44237">
                <text:p>4.44237</text:p>
              </table:table-cell>
              <table:table-cell office:value-type="float" office:value="6.02">
                <text:p>6.02</text:p>
              </table:table-cell>
              <table:table-cell office:value-type="float" office:value="1.970719">
                <text:p>1.9707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4.525712">
                <text:p>4.525712</text:p>
              </table:table-cell>
              <table:table-cell office:value-type="float" office:value="6.03">
                <text:p>6.03</text:p>
              </table:table-cell>
              <table:table-cell office:value-type="float" office:value="2.03631">
                <text:p>2.036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4.538355">
                <text:p>4.538355</text:p>
              </table:table-cell>
              <table:table-cell office:value-type="float" office:value="6.04">
                <text:p>6.04</text:p>
              </table:table-cell>
              <table:table-cell office:value-type="float" office:value="2.097272">
                <text:p>2.0972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4.539732">
                <text:p>4.539732</text:p>
              </table:table-cell>
              <table:table-cell office:value-type="float" office:value="6.05">
                <text:p>6.05</text:p>
              </table:table-cell>
              <table:table-cell office:value-type="float" office:value="2.154496">
                <text:p>2.1544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4.540027">
                <text:p>4.540027</text:p>
              </table:table-cell>
              <table:table-cell office:value-type="float" office:value="6.06">
                <text:p>6.06</text:p>
              </table:table-cell>
              <table:table-cell office:value-type="float" office:value="2.21172">
                <text:p>2.211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4.540078">
                <text:p>4.540078</text:p>
              </table:table-cell>
              <table:table-cell office:value-type="float" office:value="6.07">
                <text:p>6.07</text:p>
              </table:table-cell>
              <table:table-cell office:value-type="float" office:value="2.268943">
                <text:p>2.2689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4.540081">
                <text:p>4.540081</text:p>
              </table:table-cell>
              <table:table-cell office:value-type="float" office:value="6.08">
                <text:p>6.08</text:p>
              </table:table-cell>
              <table:table-cell office:value-type="float" office:value="2.326167">
                <text:p>2.3261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4.540081">
                <text:p>4.540081</text:p>
              </table:table-cell>
              <table:table-cell office:value-type="float" office:value="6.09">
                <text:p>6.09</text:p>
              </table:table-cell>
              <table:table-cell office:value-type="float" office:value="2.411298">
                <text:p>2.4112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4.540081">
                <text:p>4.540081</text:p>
              </table:table-cell>
              <table:table-cell office:value-type="float" office:value="6.1">
                <text:p>6.1</text:p>
              </table:table-cell>
              <table:table-cell office:value-type="float" office:value="2.51896">
                <text:p>2.518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4.540081">
                <text:p>4.540081</text:p>
              </table:table-cell>
              <table:table-cell office:value-type="float" office:value="6.11">
                <text:p>6.11</text:p>
              </table:table-cell>
              <table:table-cell office:value-type="float" office:value="2.626622">
                <text:p>2.6266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4.540081">
                <text:p>4.540081</text:p>
              </table:table-cell>
              <table:table-cell office:value-type="float" office:value="6.12">
                <text:p>6.12</text:p>
              </table:table-cell>
              <table:table-cell office:value-type="float" office:value="2.734284">
                <text:p>2.7342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4.540081">
                <text:p>4.540081</text:p>
              </table:table-cell>
              <table:table-cell office:value-type="float" office:value="6.13">
                <text:p>6.13</text:p>
              </table:table-cell>
              <table:table-cell office:value-type="float" office:value="2.841946">
                <text:p>2.8419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4.540081">
                <text:p>4.540081</text:p>
              </table:table-cell>
              <table:table-cell office:value-type="float" office:value="6.14">
                <text:p>6.14</text:p>
              </table:table-cell>
              <table:table-cell office:value-type="float" office:value="2.987797">
                <text:p>2.9877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4.540081">
                <text:p>4.540081</text:p>
              </table:table-cell>
              <table:table-cell office:value-type="float" office:value="6.15">
                <text:p>6.15</text:p>
              </table:table-cell>
              <table:table-cell office:value-type="float" office:value="3.164479">
                <text:p>3.1644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4.540081">
                <text:p>4.540081</text:p>
              </table:table-cell>
              <table:table-cell office:value-type="float" office:value="6.16">
                <text:p>6.16</text:p>
              </table:table-cell>
              <table:table-cell office:value-type="float" office:value="3.341161">
                <text:p>3.3411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4.540081">
                <text:p>4.540081</text:p>
              </table:table-cell>
              <table:table-cell office:value-type="float" office:value="6.17">
                <text:p>6.17</text:p>
              </table:table-cell>
              <table:table-cell office:value-type="float" office:value="3.517844">
                <text:p>3.5178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4.540081">
                <text:p>4.540081</text:p>
              </table:table-cell>
              <table:table-cell office:value-type="float" office:value="6.18">
                <text:p>6.18</text:p>
              </table:table-cell>
              <table:table-cell office:value-type="float" office:value="3.694526">
                <text:p>3.6945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4.540081">
                <text:p>4.540081</text:p>
              </table:table-cell>
              <table:table-cell office:value-type="float" office:value="6.19">
                <text:p>6.19</text:p>
              </table:table-cell>
              <table:table-cell office:value-type="float" office:value="3.859689">
                <text:p>3.8596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4.540081">
                <text:p>4.540081</text:p>
              </table:table-cell>
              <table:table-cell office:value-type="float" office:value="6.2">
                <text:p>6.2</text:p>
              </table:table-cell>
              <table:table-cell office:value-type="float" office:value="4.015551">
                <text:p>4.0155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4.540081">
                <text:p>4.540081</text:p>
              </table:table-cell>
              <table:table-cell office:value-type="float" office:value="6.21">
                <text:p>6.21</text:p>
              </table:table-cell>
              <table:table-cell office:value-type="float" office:value="4.171413">
                <text:p>4.1714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4.540081">
                <text:p>4.540081</text:p>
              </table:table-cell>
              <table:table-cell office:value-type="float" office:value="6.22">
                <text:p>6.22</text:p>
              </table:table-cell>
              <table:table-cell office:value-type="float" office:value="4.327276">
                <text:p>4.3272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4.540079">
                <text:p>4.540079</text:p>
              </table:table-cell>
              <table:table-cell office:value-type="float" office:value="6.23">
                <text:p>6.23</text:p>
              </table:table-cell>
              <table:table-cell office:value-type="float" office:value="4.483138">
                <text:p>4.4831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540078">
                <text:p>4.540078</text:p>
              </table:table-cell>
              <table:table-cell office:value-type="float" office:value="6.24">
                <text:p>6.24</text:p>
              </table:table-cell>
              <table:table-cell office:value-type="float" office:value="4.637091">
                <text:p>4.6370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540079">
                <text:p>4.540079</text:p>
              </table:table-cell>
              <table:table-cell office:value-type="float" office:value="6.25">
                <text:p>6.25</text:p>
              </table:table-cell>
              <table:table-cell office:value-type="float" office:value="4.789502">
                <text:p>4.7895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540074">
                <text:p>4.540074</text:p>
              </table:table-cell>
              <table:table-cell office:value-type="float" office:value="6.26">
                <text:p>6.26</text:p>
              </table:table-cell>
              <table:table-cell office:value-type="float" office:value="4.941914">
                <text:p>4.9419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539987">
                <text:p>4.539987</text:p>
              </table:table-cell>
              <table:table-cell office:value-type="float" office:value="6.27">
                <text:p>6.27</text:p>
              </table:table-cell>
              <table:table-cell office:value-type="float" office:value="5.094325">
                <text:p>5.0943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539949">
                <text:p>4.539949</text:p>
              </table:table-cell>
              <table:table-cell office:value-type="float" office:value="6.28">
                <text:p>6.28</text:p>
              </table:table-cell>
              <table:table-cell office:value-type="float" office:value="5.246736">
                <text:p>5.2467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4.540058">
                <text:p>4.540058</text:p>
              </table:table-cell>
              <table:table-cell office:value-type="float" office:value="6.29">
                <text:p>6.29</text:p>
              </table:table-cell>
              <table:table-cell office:value-type="float" office:value="5.335718">
                <text:p>5.3357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4.540076">
                <text:p>4.540076</text:p>
              </table:table-cell>
              <table:table-cell office:value-type="float" office:value="6.3">
                <text:p>6.3</text:p>
              </table:table-cell>
              <table:table-cell office:value-type="float" office:value="5.373491">
                <text:p>5.3734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4.540081">
                <text:p>4.540081</text:p>
              </table:table-cell>
              <table:table-cell office:value-type="float" office:value="6.31">
                <text:p>6.31</text:p>
              </table:table-cell>
              <table:table-cell office:value-type="float" office:value="5.411263">
                <text:p>5.4112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4.540081">
                <text:p>4.540081</text:p>
              </table:table-cell>
              <table:table-cell office:value-type="float" office:value="6.32">
                <text:p>6.32</text:p>
              </table:table-cell>
              <table:table-cell office:value-type="float" office:value="5.449036">
                <text:p>5.4490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4.540081">
                <text:p>4.540081</text:p>
              </table:table-cell>
              <table:table-cell office:value-type="float" office:value="6.33">
                <text:p>6.33</text:p>
              </table:table-cell>
              <table:table-cell office:value-type="float" office:value="5.486808">
                <text:p>5.4868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4.540081">
                <text:p>4.540081</text:p>
              </table:table-cell>
              <table:table-cell office:value-type="float" office:value="6.34">
                <text:p>6.34</text:p>
              </table:table-cell>
              <table:table-cell office:value-type="float" office:value="5.506632">
                <text:p>5.5066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4.540081">
                <text:p>4.540081</text:p>
              </table:table-cell>
              <table:table-cell office:value-type="float" office:value="6.35">
                <text:p>6.35</text:p>
              </table:table-cell>
              <table:table-cell office:value-type="float" office:value="5.511964">
                <text:p>5.5119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4.540081">
                <text:p>4.540081</text:p>
              </table:table-cell>
              <table:table-cell office:value-type="float" office:value="6.36">
                <text:p>6.36</text:p>
              </table:table-cell>
              <table:table-cell office:value-type="float" office:value="5.517296">
                <text:p>5.5172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4.540081">
                <text:p>4.540081</text:p>
              </table:table-cell>
              <table:table-cell office:value-type="float" office:value="6.37">
                <text:p>6.37</text:p>
              </table:table-cell>
              <table:table-cell office:value-type="float" office:value="5.522628">
                <text:p>5.5226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4.540081">
                <text:p>4.540081</text:p>
              </table:table-cell>
              <table:table-cell office:value-type="float" office:value="6.38">
                <text:p>6.38</text:p>
              </table:table-cell>
              <table:table-cell office:value-type="float" office:value="5.527961">
                <text:p>5.5279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4.540081">
                <text:p>4.540081</text:p>
              </table:table-cell>
              <table:table-cell office:value-type="float" office:value="6.39">
                <text:p>6.39</text:p>
              </table:table-cell>
              <table:table-cell office:value-type="float" office:value="5.59054">
                <text:p>5.590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4.540081">
                <text:p>4.540081</text:p>
              </table:table-cell>
              <table:table-cell office:value-type="float" office:value="6.4">
                <text:p>6.4</text:p>
              </table:table-cell>
              <table:table-cell office:value-type="float" office:value="5.69934">
                <text:p>5.699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4.540081">
                <text:p>4.540081</text:p>
              </table:table-cell>
              <table:table-cell office:value-type="float" office:value="6.41">
                <text:p>6.41</text:p>
              </table:table-cell>
              <table:table-cell office:value-type="float" office:value="5.808139">
                <text:p>5.8081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4.540079">
                <text:p>4.540079</text:p>
              </table:table-cell>
              <table:table-cell office:value-type="float" office:value="6.42">
                <text:p>6.42</text:p>
              </table:table-cell>
              <table:table-cell office:value-type="float" office:value="5.916939">
                <text:p>5.9169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4.540075">
                <text:p>4.540075</text:p>
              </table:table-cell>
              <table:table-cell office:value-type="float" office:value="6.43">
                <text:p>6.43</text:p>
              </table:table-cell>
              <table:table-cell office:value-type="float" office:value="6.025738">
                <text:p>6.0257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4.540076">
                <text:p>4.540076</text:p>
              </table:table-cell>
              <table:table-cell office:value-type="float" office:value="6.44">
                <text:p>6.44</text:p>
              </table:table-cell>
              <table:table-cell office:value-type="float" office:value="6.091508">
                <text:p>6.0915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4.540076">
                <text:p>4.540076</text:p>
              </table:table-cell>
              <table:table-cell office:value-type="float" office:value="6.45">
                <text:p>6.45</text:p>
              </table:table-cell>
              <table:table-cell office:value-type="float" office:value="6.122538">
                <text:p>6.1225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4.540078">
                <text:p>4.540078</text:p>
              </table:table-cell>
              <table:table-cell office:value-type="float" office:value="6.46">
                <text:p>6.46</text:p>
              </table:table-cell>
              <table:table-cell office:value-type="float" office:value="6.153567">
                <text:p>6.1535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4.54008">
                <text:p>4.54008</text:p>
              </table:table-cell>
              <table:table-cell office:value-type="float" office:value="6.47">
                <text:p>6.47</text:p>
              </table:table-cell>
              <table:table-cell office:value-type="float" office:value="6.184597">
                <text:p>6.1845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4.540081">
                <text:p>4.540081</text:p>
              </table:table-cell>
              <table:table-cell office:value-type="float" office:value="6.48">
                <text:p>6.48</text:p>
              </table:table-cell>
              <table:table-cell office:value-type="float" office:value="6.215626">
                <text:p>6.2156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4.54008">
                <text:p>4.54008</text:p>
              </table:table-cell>
              <table:table-cell office:value-type="float" office:value="6.49">
                <text:p>6.49</text:p>
              </table:table-cell>
              <table:table-cell office:value-type="float" office:value="6.211658">
                <text:p>6.2116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4.540078">
                <text:p>4.540078</text:p>
              </table:table-cell>
              <table:table-cell office:value-type="float" office:value="6.5">
                <text:p>6.5</text:p>
              </table:table-cell>
              <table:table-cell office:value-type="float" office:value="6.179433">
                <text:p>6.1794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4.540073">
                <text:p>4.540073</text:p>
              </table:table-cell>
              <table:table-cell office:value-type="float" office:value="6.51">
                <text:p>6.51</text:p>
              </table:table-cell>
              <table:table-cell office:value-type="float" office:value="6.147208">
                <text:p>6.1472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4.540055">
                <text:p>4.540055</text:p>
              </table:table-cell>
              <table:table-cell office:value-type="float" office:value="6.52">
                <text:p>6.52</text:p>
              </table:table-cell>
              <table:table-cell office:value-type="float" office:value="6.114983">
                <text:p>6.1149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4.54002">
                <text:p>4.54002</text:p>
              </table:table-cell>
              <table:table-cell office:value-type="float" office:value="6.53">
                <text:p>6.53</text:p>
              </table:table-cell>
              <table:table-cell office:value-type="float" office:value="6.082758">
                <text:p>6.08275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4.539978">
                <text:p>4.539978</text:p>
              </table:table-cell>
              <table:table-cell office:value-type="float" office:value="6.54">
                <text:p>6.54</text:p>
              </table:table-cell>
              <table:table-cell office:value-type="float" office:value="6.052966">
                <text:p>6.0529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4.539908">
                <text:p>4.539908</text:p>
              </table:table-cell>
              <table:table-cell office:value-type="float" office:value="6.55">
                <text:p>6.55</text:p>
              </table:table-cell>
              <table:table-cell office:value-type="float" office:value="6.025138">
                <text:p>6.0251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4.53958">
                <text:p>4.53958</text:p>
              </table:table-cell>
              <table:table-cell office:value-type="float" office:value="6.56">
                <text:p>6.56</text:p>
              </table:table-cell>
              <table:table-cell office:value-type="float" office:value="5.99731">
                <text:p>5.997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4.537274">
                <text:p>4.537274</text:p>
              </table:table-cell>
              <table:table-cell office:value-type="float" office:value="6.57">
                <text:p>6.57</text:p>
              </table:table-cell>
              <table:table-cell office:value-type="float" office:value="5.969482">
                <text:p>5.9694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4.533707">
                <text:p>4.533707</text:p>
              </table:table-cell>
              <table:table-cell office:value-type="float" office:value="6.58">
                <text:p>6.58</text:p>
              </table:table-cell>
              <table:table-cell office:value-type="float" office:value="5.941654">
                <text:p>5.9416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4.534293">
                <text:p>4.534293</text:p>
              </table:table-cell>
              <table:table-cell office:value-type="float" office:value="6.59">
                <text:p>6.59</text:p>
              </table:table-cell>
              <table:table-cell office:value-type="float" office:value="5.8879">
                <text:p>5.88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4.535415">
                <text:p>4.535415</text:p>
              </table:table-cell>
              <table:table-cell office:value-type="float" office:value="6.6">
                <text:p>6.6</text:p>
              </table:table-cell>
              <table:table-cell office:value-type="float" office:value="5.813214">
                <text:p>5.8132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4.536827">
                <text:p>4.536827</text:p>
              </table:table-cell>
              <table:table-cell office:value-type="float" office:value="6.61">
                <text:p>6.61</text:p>
              </table:table-cell>
              <table:table-cell office:value-type="float" office:value="5.738528">
                <text:p>5.7385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4.538062">
                <text:p>4.538062</text:p>
              </table:table-cell>
              <table:table-cell office:value-type="float" office:value="6.62">
                <text:p>6.62</text:p>
              </table:table-cell>
              <table:table-cell office:value-type="float" office:value="5.663842">
                <text:p>5.6638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4.538277">
                <text:p>4.538277</text:p>
              </table:table-cell>
              <table:table-cell office:value-type="float" office:value="6.63">
                <text:p>6.63</text:p>
              </table:table-cell>
              <table:table-cell office:value-type="float" office:value="5.589157">
                <text:p>5.58915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4.537822">
                <text:p>4.537822</text:p>
              </table:table-cell>
              <table:table-cell office:value-type="float" office:value="6.64">
                <text:p>6.64</text:p>
              </table:table-cell>
              <table:table-cell office:value-type="float" office:value="5.501419">
                <text:p>5.5014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4.537255">
                <text:p>4.537255</text:p>
              </table:table-cell>
              <table:table-cell office:value-type="float" office:value="6.65">
                <text:p>6.65</text:p>
              </table:table-cell>
              <table:table-cell office:value-type="float" office:value="5.403143">
                <text:p>5.4031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4.53658">
                <text:p>4.53658</text:p>
              </table:table-cell>
              <table:table-cell office:value-type="float" office:value="6.66">
                <text:p>6.66</text:p>
              </table:table-cell>
              <table:table-cell office:value-type="float" office:value="5.304868">
                <text:p>5.3048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4.53577">
                <text:p>4.53577</text:p>
              </table:table-cell>
              <table:table-cell office:value-type="float" office:value="6.67">
                <text:p>6.67</text:p>
              </table:table-cell>
              <table:table-cell office:value-type="float" office:value="5.206593">
                <text:p>5.2065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4.534567">
                <text:p>4.534567</text:p>
              </table:table-cell>
              <table:table-cell office:value-type="float" office:value="6.68">
                <text:p>6.68</text:p>
              </table:table-cell>
              <table:table-cell office:value-type="float" office:value="5.108317">
                <text:p>5.1083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4.532763">
                <text:p>4.532763</text:p>
              </table:table-cell>
              <table:table-cell office:value-type="float" office:value="6.69">
                <text:p>6.69</text:p>
              </table:table-cell>
              <table:table-cell office:value-type="float" office:value="5.023638">
                <text:p>5.0236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4.525075">
                <text:p>4.525075</text:p>
              </table:table-cell>
              <table:table-cell office:value-type="float" office:value="6.7">
                <text:p>6.7</text:p>
              </table:table-cell>
              <table:table-cell office:value-type="float" office:value="4.949935">
                <text:p>4.9499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4.480652">
                <text:p>4.480652</text:p>
              </table:table-cell>
              <table:table-cell office:value-type="float" office:value="6.71">
                <text:p>6.71</text:p>
              </table:table-cell>
              <table:table-cell office:value-type="float" office:value="4.876232">
                <text:p>4.8762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4.271846">
                <text:p>4.271846</text:p>
              </table:table-cell>
              <table:table-cell office:value-type="float" office:value="6.72">
                <text:p>6.72</text:p>
              </table:table-cell>
              <table:table-cell office:value-type="float" office:value="4.80253">
                <text:p>4.802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4.194072">
                <text:p>4.194072</text:p>
              </table:table-cell>
              <table:table-cell office:value-type="float" office:value="6.73">
                <text:p>6.73</text:p>
              </table:table-cell>
              <table:table-cell office:value-type="float" office:value="4.728827">
                <text:p>4.7288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4.369208">
                <text:p>4.369208</text:p>
              </table:table-cell>
              <table:table-cell office:value-type="float" office:value="6.74">
                <text:p>6.74</text:p>
              </table:table-cell>
              <table:table-cell office:value-type="float" office:value="4.660224">
                <text:p>4.6602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4.469323">
                <text:p>4.469323</text:p>
              </table:table-cell>
              <table:table-cell office:value-type="float" office:value="6.75">
                <text:p>6.75</text:p>
              </table:table-cell>
              <table:table-cell office:value-type="float" office:value="4.595739">
                <text:p>4.5957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4.514391">
                <text:p>4.514391</text:p>
              </table:table-cell>
              <table:table-cell office:value-type="float" office:value="6.76">
                <text:p>6.76</text:p>
              </table:table-cell>
              <table:table-cell office:value-type="float" office:value="4.531253">
                <text:p>4.5312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4.530849">
                <text:p>4.530849</text:p>
              </table:table-cell>
              <table:table-cell office:value-type="float" office:value="6.77">
                <text:p>6.77</text:p>
              </table:table-cell>
              <table:table-cell office:value-type="float" office:value="4.466768">
                <text:p>4.4667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4.535393">
                <text:p>4.535393</text:p>
              </table:table-cell>
              <table:table-cell office:value-type="float" office:value="6.78">
                <text:p>6.78</text:p>
              </table:table-cell>
              <table:table-cell office:value-type="float" office:value="4.402282">
                <text:p>4.4022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4.536929">
                <text:p>4.536929</text:p>
              </table:table-cell>
              <table:table-cell office:value-type="float" office:value="6.79">
                <text:p>6.79</text:p>
              </table:table-cell>
              <table:table-cell office:value-type="float" office:value="4.339864">
                <text:p>4.3398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4.538426">
                <text:p>4.538426</text:p>
              </table:table-cell>
              <table:table-cell office:value-type="float" office:value="6.8">
                <text:p>6.8</text:p>
              </table:table-cell>
              <table:table-cell office:value-type="float" office:value="4.279114">
                <text:p>4.2791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4.539413">
                <text:p>4.539413</text:p>
              </table:table-cell>
              <table:table-cell office:value-type="float" office:value="6.81">
                <text:p>6.81</text:p>
              </table:table-cell>
              <table:table-cell office:value-type="float" office:value="4.218365">
                <text:p>4.2183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4.539963">
                <text:p>4.539963</text:p>
              </table:table-cell>
              <table:table-cell office:value-type="float" office:value="6.82">
                <text:p>6.82</text:p>
              </table:table-cell>
              <table:table-cell office:value-type="float" office:value="4.157615">
                <text:p>4.1576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4.540013">
                <text:p>4.540013</text:p>
              </table:table-cell>
              <table:table-cell office:value-type="float" office:value="6.83">
                <text:p>6.83</text:p>
              </table:table-cell>
              <table:table-cell office:value-type="float" office:value="4.096866">
                <text:p>4.0968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4.539941">
                <text:p>4.539941</text:p>
              </table:table-cell>
              <table:table-cell office:value-type="float" office:value="6.84">
                <text:p>6.84</text:p>
              </table:table-cell>
              <table:table-cell office:value-type="float" office:value="4.060341">
                <text:p>4.0603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4.539788">
                <text:p>4.539788</text:p>
              </table:table-cell>
              <table:table-cell office:value-type="float" office:value="6.85">
                <text:p>6.85</text:p>
              </table:table-cell>
              <table:table-cell office:value-type="float" office:value="4.043374">
                <text:p>4.04337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4.53946">
                <text:p>4.53946</text:p>
              </table:table-cell>
              <table:table-cell office:value-type="float" office:value="6.86">
                <text:p>6.86</text:p>
              </table:table-cell>
              <table:table-cell office:value-type="float" office:value="4.026406">
                <text:p>4.0264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4.538779">
                <text:p>4.538779</text:p>
              </table:table-cell>
              <table:table-cell office:value-type="float" office:value="6.87">
                <text:p>6.87</text:p>
              </table:table-cell>
              <table:table-cell office:value-type="float" office:value="4.009439">
                <text:p>4.0094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4.537184">
                <text:p>4.537184</text:p>
              </table:table-cell>
              <table:table-cell office:value-type="float" office:value="6.88">
                <text:p>6.88</text:p>
              </table:table-cell>
              <table:table-cell office:value-type="float" office:value="3.992472">
                <text:p>3.9924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4.53286">
                <text:p>4.53286</text:p>
              </table:table-cell>
              <table:table-cell office:value-type="float" office:value="6.89">
                <text:p>6.89</text:p>
              </table:table-cell>
              <table:table-cell office:value-type="float" office:value="3.990835">
                <text:p>3.9908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4.50185">
                <text:p>4.50185</text:p>
              </table:table-cell>
              <table:table-cell office:value-type="float" office:value="6.9">
                <text:p>6.9</text:p>
              </table:table-cell>
              <table:table-cell office:value-type="float" office:value="4.001574">
                <text:p>4.0015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3.988411">
                <text:p>3.988411</text:p>
              </table:table-cell>
              <table:table-cell office:value-type="float" office:value="6.91">
                <text:p>6.91</text:p>
              </table:table-cell>
              <table:table-cell office:value-type="float" office:value="4.012314">
                <text:p>4.0123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.679648">
                <text:p>2.679648</text:p>
              </table:table-cell>
              <table:table-cell office:value-type="float" office:value="6.92">
                <text:p>6.92</text:p>
              </table:table-cell>
              <table:table-cell office:value-type="float" office:value="4.023053">
                <text:p>4.0230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.388273">
                <text:p>2.388273</text:p>
              </table:table-cell>
              <table:table-cell office:value-type="float" office:value="6.93">
                <text:p>6.93</text:p>
              </table:table-cell>
              <table:table-cell office:value-type="float" office:value="4.033792">
                <text:p>4.033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.397957">
                <text:p>2.397957</text:p>
              </table:table-cell>
              <table:table-cell office:value-type="float" office:value="6.94">
                <text:p>6.94</text:p>
              </table:table-cell>
              <table:table-cell office:value-type="float" office:value="4.016385">
                <text:p>4.0163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.407412">
                <text:p>2.407412</text:p>
              </table:table-cell>
              <table:table-cell office:value-type="float" office:value="6.95">
                <text:p>6.95</text:p>
              </table:table-cell>
              <table:table-cell office:value-type="float" office:value="3.976254">
                <text:p>3.9762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.414753">
                <text:p>2.414753</text:p>
              </table:table-cell>
              <table:table-cell office:value-type="float" office:value="6.96">
                <text:p>6.96</text:p>
              </table:table-cell>
              <table:table-cell office:value-type="float" office:value="3.936122">
                <text:p>3.9361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.419599">
                <text:p>2.419599</text:p>
              </table:table-cell>
              <table:table-cell office:value-type="float" office:value="6.97">
                <text:p>6.97</text:p>
              </table:table-cell>
              <table:table-cell office:value-type="float" office:value="3.895991">
                <text:p>3.8959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.428953">
                <text:p>2.428953</text:p>
              </table:table-cell>
              <table:table-cell office:value-type="float" office:value="6.98">
                <text:p>6.98</text:p>
              </table:table-cell>
              <table:table-cell office:value-type="float" office:value="3.855859">
                <text:p>3.8558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.442536">
                <text:p>2.442536</text:p>
              </table:table-cell>
              <table:table-cell office:value-type="float" office:value="6.99">
                <text:p>6.99</text:p>
              </table:table-cell>
              <table:table-cell office:value-type="float" office:value="3.788177">
                <text:p>3.7881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.490942">
                <text:p>2.490942</text:p>
              </table:table-cell>
              <table:table-cell office:value-type="float" office:value="7">
                <text:p>7</text:p>
              </table:table-cell>
              <table:table-cell office:value-type="float" office:value="3.69825">
                <text:p>3.698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.781599">
                <text:p>2.781599</text:p>
              </table:table-cell>
              <table:table-cell office:value-type="float" office:value="7.01">
                <text:p>7.01</text:p>
              </table:table-cell>
              <table:table-cell office:value-type="float" office:value="3.608324">
                <text:p>3.6083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3.455331">
                <text:p>3.455331</text:p>
              </table:table-cell>
              <table:table-cell office:value-type="float" office:value="7.02">
                <text:p>7.02</text:p>
              </table:table-cell>
              <table:table-cell office:value-type="float" office:value="3.518397">
                <text:p>3.5183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3.636668">
                <text:p>3.636668</text:p>
              </table:table-cell>
              <table:table-cell office:value-type="float" office:value="7.03">
                <text:p>7.03</text:p>
              </table:table-cell>
              <table:table-cell office:value-type="float" office:value="3.428471">
                <text:p>3.42847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3.341016">
                <text:p>3.341016</text:p>
              </table:table-cell>
              <table:table-cell office:value-type="float" office:value="7.04">
                <text:p>7.04</text:p>
              </table:table-cell>
              <table:table-cell office:value-type="float" office:value="3.348822">
                <text:p>3.3488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2.922755">
                <text:p>2.922755</text:p>
              </table:table-cell>
              <table:table-cell office:value-type="float" office:value="7.05">
                <text:p>7.05</text:p>
              </table:table-cell>
              <table:table-cell office:value-type="float" office:value="3.27747">
                <text:p>3.277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2.572326">
                <text:p>2.572326</text:p>
              </table:table-cell>
              <table:table-cell office:value-type="float" office:value="7.06">
                <text:p>7.06</text:p>
              </table:table-cell>
              <table:table-cell office:value-type="float" office:value="3.206119">
                <text:p>3.2061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2.289999">
                <text:p>2.289999</text:p>
              </table:table-cell>
              <table:table-cell office:value-type="float" office:value="7.07">
                <text:p>7.07</text:p>
              </table:table-cell>
              <table:table-cell office:value-type="float" office:value="3.134768">
                <text:p>3.1347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2.103235">
                <text:p>2.103235</text:p>
              </table:table-cell>
              <table:table-cell office:value-type="float" office:value="7.08">
                <text:p>7.08</text:p>
              </table:table-cell>
              <table:table-cell office:value-type="float" office:value="3.063416">
                <text:p>3.0634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2.054044">
                <text:p>2.054044</text:p>
              </table:table-cell>
              <table:table-cell office:value-type="float" office:value="7.09">
                <text:p>7.09</text:p>
              </table:table-cell>
              <table:table-cell office:value-type="float" office:value="3.005226">
                <text:p>3.0052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2.021471">
                <text:p>2.021471</text:p>
              </table:table-cell>
              <table:table-cell office:value-type="float" office:value="7.1">
                <text:p>7.1</text:p>
              </table:table-cell>
              <table:table-cell office:value-type="float" office:value="2.957662">
                <text:p>2.9576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1.903454">
                <text:p>1.903454</text:p>
              </table:table-cell>
              <table:table-cell office:value-type="float" office:value="7.11">
                <text:p>7.11</text:p>
              </table:table-cell>
              <table:table-cell office:value-type="float" office:value="2.910098">
                <text:p>2.9100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1.564921">
                <text:p>1.564921</text:p>
              </table:table-cell>
              <table:table-cell office:value-type="float" office:value="7.12">
                <text:p>7.12</text:p>
              </table:table-cell>
              <table:table-cell office:value-type="float" office:value="2.862534">
                <text:p>2.8625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1.404541">
                <text:p>1.404541</text:p>
              </table:table-cell>
              <table:table-cell office:value-type="float" office:value="7.13">
                <text:p>7.13</text:p>
              </table:table-cell>
              <table:table-cell office:value-type="float" office:value="2.81497">
                <text:p>2.8149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1.483255">
                <text:p>1.483255</text:p>
              </table:table-cell>
              <table:table-cell office:value-type="float" office:value="7.14">
                <text:p>7.14</text:p>
              </table:table-cell>
              <table:table-cell office:value-type="float" office:value="2.759319">
                <text:p>2.7593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1.543">
                <text:p>1.543</text:p>
              </table:table-cell>
              <table:table-cell office:value-type="float" office:value="7.15">
                <text:p>7.15</text:p>
              </table:table-cell>
              <table:table-cell office:value-type="float" office:value="2.697139">
                <text:p>2.6971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.668183">
                <text:p>1.668183</text:p>
              </table:table-cell>
              <table:table-cell office:value-type="float" office:value="7.16">
                <text:p>7.16</text:p>
              </table:table-cell>
              <table:table-cell office:value-type="float" office:value="2.63496">
                <text:p>2.634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1.915707">
                <text:p>1.915707</text:p>
              </table:table-cell>
              <table:table-cell office:value-type="float" office:value="7.17">
                <text:p>7.17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2.032184">
                <text:p>2.032184</text:p>
              </table:table-cell>
              <table:table-cell office:value-type="float" office:value="7.18">
                <text:p>7.18</text:p>
              </table:table-cell>
              <table:table-cell office:value-type="float" office:value="2.510601">
                <text:p>2.5106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2.024618">
                <text:p>2.024618</text:p>
              </table:table-cell>
              <table:table-cell office:value-type="float" office:value="7.19">
                <text:p>7.19</text:p>
              </table:table-cell>
              <table:table-cell office:value-type="float" office:value="2.450399">
                <text:p>2.4503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2.014584">
                <text:p>2.014584</text:p>
              </table:table-cell>
              <table:table-cell office:value-type="float" office:value="7.2">
                <text:p>7.2</text:p>
              </table:table-cell>
              <table:table-cell office:value-type="float" office:value="2.391794">
                <text:p>2.3917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2.014806">
                <text:p>2.014806</text:p>
              </table:table-cell>
              <table:table-cell office:value-type="float" office:value="7.21">
                <text:p>7.21</text:p>
              </table:table-cell>
              <table:table-cell office:value-type="float" office:value="2.333189">
                <text:p>2.3331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2.036381">
                <text:p>2.036381</text:p>
              </table:table-cell>
              <table:table-cell office:value-type="float" office:value="7.22">
                <text:p>7.22</text:p>
              </table:table-cell>
              <table:table-cell office:value-type="float" office:value="2.274584">
                <text:p>2.2745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2.038764">
                <text:p>2.038764</text:p>
              </table:table-cell>
              <table:table-cell office:value-type="float" office:value="7.23">
                <text:p>7.23</text:p>
              </table:table-cell>
              <table:table-cell office:value-type="float" office:value="2.215979">
                <text:p>2.2159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2.018271">
                <text:p>2.018271</text:p>
              </table:table-cell>
              <table:table-cell office:value-type="float" office:value="7.24">
                <text:p>7.24</text:p>
              </table:table-cell>
              <table:table-cell office:value-type="float" office:value="2.172652">
                <text:p>2.1726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1.993014">
                <text:p>1.993014</text:p>
              </table:table-cell>
              <table:table-cell office:value-type="float" office:value="7.25">
                <text:p>7.25</text:p>
              </table:table-cell>
              <table:table-cell office:value-type="float" office:value="2.14166">
                <text:p>2.141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1.985166">
                <text:p>1.985166</text:p>
              </table:table-cell>
              <table:table-cell office:value-type="float" office:value="7.26">
                <text:p>7.26</text:p>
              </table:table-cell>
              <table:table-cell office:value-type="float" office:value="2.110668">
                <text:p>2.1106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2.016047">
                <text:p>2.016047</text:p>
              </table:table-cell>
              <table:table-cell office:value-type="float" office:value="7.27">
                <text:p>7.27</text:p>
              </table:table-cell>
              <table:table-cell office:value-type="float" office:value="2.079676">
                <text:p>2.0796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2.014346">
                <text:p>2.014346</text:p>
              </table:table-cell>
              <table:table-cell office:value-type="float" office:value="7.28">
                <text:p>7.28</text:p>
              </table:table-cell>
              <table:table-cell office:value-type="float" office:value="2.048684">
                <text:p>2.0486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1.972127">
                <text:p>1.972127</text:p>
              </table:table-cell>
              <table:table-cell office:value-type="float" office:value="7.29">
                <text:p>7.29</text:p>
              </table:table-cell>
              <table:table-cell office:value-type="float" office:value="2.023143">
                <text:p>2.0231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1.925983">
                <text:p>1.925983</text:p>
              </table:table-cell>
              <table:table-cell office:value-type="float" office:value="7.3">
                <text:p>7.3</text:p>
              </table:table-cell>
              <table:table-cell office:value-type="float" office:value="2.002003">
                <text:p>2.0020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1.88668">
                <text:p>1.88668</text:p>
              </table:table-cell>
              <table:table-cell office:value-type="float" office:value="7.31">
                <text:p>7.31</text:p>
              </table:table-cell>
              <table:table-cell office:value-type="float" office:value="1.980862">
                <text:p>1.9808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1.868154">
                <text:p>1.868154</text:p>
              </table:table-cell>
              <table:table-cell office:value-type="float" office:value="7.32">
                <text:p>7.32</text:p>
              </table:table-cell>
              <table:table-cell office:value-type="float" office:value="1.959722">
                <text:p>1.9597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1.834579">
                <text:p>1.834579</text:p>
              </table:table-cell>
              <table:table-cell office:value-type="float" office:value="7.33">
                <text:p>7.33</text:p>
              </table:table-cell>
              <table:table-cell office:value-type="float" office:value="1.938582">
                <text:p>1.9385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1.779293">
                <text:p>1.779293</text:p>
              </table:table-cell>
              <table:table-cell office:value-type="float" office:value="7.34">
                <text:p>7.34</text:p>
              </table:table-cell>
              <table:table-cell office:value-type="float" office:value="1.918711">
                <text:p>1.9187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707721">
                <text:p>1.707721</text:p>
              </table:table-cell>
              <table:table-cell office:value-type="float" office:value="7.35">
                <text:p>7.35</text:p>
              </table:table-cell>
              <table:table-cell office:value-type="float" office:value="1.899867">
                <text:p>1.8998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672768">
                <text:p>1.672768</text:p>
              </table:table-cell>
              <table:table-cell office:value-type="float" office:value="7.36">
                <text:p>7.36</text:p>
              </table:table-cell>
              <table:table-cell office:value-type="float" office:value="1.881022">
                <text:p>1.8810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.746953">
                <text:p>1.746953</text:p>
              </table:table-cell>
              <table:table-cell office:value-type="float" office:value="7.37">
                <text:p>7.37</text:p>
              </table:table-cell>
              <table:table-cell office:value-type="float" office:value="1.862178">
                <text:p>1.8621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.759146">
                <text:p>1.759146</text:p>
              </table:table-cell>
              <table:table-cell office:value-type="float" office:value="7.38">
                <text:p>7.38</text:p>
              </table:table-cell>
              <table:table-cell office:value-type="float" office:value="1.843333">
                <text:p>1.84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676587">
                <text:p>1.676587</text:p>
              </table:table-cell>
              <table:table-cell office:value-type="float" office:value="7.39">
                <text:p>7.39</text:p>
              </table:table-cell>
              <table:table-cell office:value-type="float" office:value="1.822403">
                <text:p>1.8224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6366">
                <text:p>1.6366</text:p>
              </table:table-cell>
              <table:table-cell office:value-type="float" office:value="7.4">
                <text:p>7.4</text:p>
              </table:table-cell>
              <table:table-cell office:value-type="float" office:value="1.799789">
                <text:p>1.7997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465104">
                <text:p>1.465104</text:p>
              </table:table-cell>
              <table:table-cell office:value-type="float" office:value="7.41">
                <text:p>7.41</text:p>
              </table:table-cell>
              <table:table-cell office:value-type="float" office:value="1.777176">
                <text:p>1.7771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0.9654226">
                <text:p>0.9654226</text:p>
              </table:table-cell>
              <table:table-cell office:value-type="float" office:value="7.42">
                <text:p>7.42</text:p>
              </table:table-cell>
              <table:table-cell office:value-type="float" office:value="1.754562">
                <text:p>1.7545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0.7497137">
                <text:p>0.7497137</text:p>
              </table:table-cell>
              <table:table-cell office:value-type="float" office:value="7.43">
                <text:p>7.43</text:p>
              </table:table-cell>
              <table:table-cell office:value-type="float" office:value="1.731948">
                <text:p>1.7319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0.7831343">
                <text:p>0.7831343</text:p>
              </table:table-cell>
              <table:table-cell office:value-type="float" office:value="7.44">
                <text:p>7.44</text:p>
              </table:table-cell>
              <table:table-cell office:value-type="float" office:value="1.706089">
                <text:p>1.7060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0.8177262">
                <text:p>0.8177262</text:p>
              </table:table-cell>
              <table:table-cell office:value-type="float" office:value="7.45">
                <text:p>7.45</text:p>
              </table:table-cell>
              <table:table-cell office:value-type="float" office:value="1.677612">
                <text:p>1.6776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0.8533204">
                <text:p>0.8533204</text:p>
              </table:table-cell>
              <table:table-cell office:value-type="float" office:value="7.46">
                <text:p>7.46</text:p>
              </table:table-cell>
              <table:table-cell office:value-type="float" office:value="1.649134">
                <text:p>1.6491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0.8913072">
                <text:p>0.8913072</text:p>
              </table:table-cell>
              <table:table-cell office:value-type="float" office:value="7.47">
                <text:p>7.47</text:p>
              </table:table-cell>
              <table:table-cell office:value-type="float" office:value="1.620657">
                <text:p>1.6206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0.9322117">
                <text:p>0.9322117</text:p>
              </table:table-cell>
              <table:table-cell office:value-type="float" office:value="7.48">
                <text:p>7.48</text:p>
              </table:table-cell>
              <table:table-cell office:value-type="float" office:value="1.592179">
                <text:p>1.59217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0.9750362">
                <text:p>0.9750362</text:p>
              </table:table-cell>
              <table:table-cell office:value-type="float" office:value="7.49">
                <text:p>7.49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0.9959944">
                <text:p>0.9959944</text:p>
              </table:table-cell>
              <table:table-cell office:value-type="float" office:value="7.5">
                <text:p>7.5</text:p>
              </table:table-cell>
              <table:table-cell office:value-type="float" office:value="1.513883">
                <text:p>1.5138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083368">
                <text:p>1.083368</text:p>
              </table:table-cell>
              <table:table-cell office:value-type="float" office:value="7.51">
                <text:p>7.51</text:p>
              </table:table-cell>
              <table:table-cell office:value-type="float" office:value="1.471666">
                <text:p>1.4716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355081">
                <text:p>1.355081</text:p>
              </table:table-cell>
              <table:table-cell office:value-type="float" office:value="7.52">
                <text:p>7.52</text:p>
              </table:table-cell>
              <table:table-cell office:value-type="float" office:value="1.429449">
                <text:p>1.4294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505717">
                <text:p>1.505717</text:p>
              </table:table-cell>
              <table:table-cell office:value-type="float" office:value="7.53">
                <text:p>7.53</text:p>
              </table:table-cell>
              <table:table-cell office:value-type="float" office:value="1.387233">
                <text:p>1.3872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479982">
                <text:p>1.479982</text:p>
              </table:table-cell>
              <table:table-cell office:value-type="float" office:value="7.54">
                <text:p>7.54</text:p>
              </table:table-cell>
              <table:table-cell office:value-type="float" office:value="1.356065">
                <text:p>1.35606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457509">
                <text:p>1.457509</text:p>
              </table:table-cell>
              <table:table-cell office:value-type="float" office:value="7.55">
                <text:p>7.55</text:p>
              </table:table-cell>
              <table:table-cell office:value-type="float" office:value="1.333817">
                <text:p>1.3338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425062">
                <text:p>1.425062</text:p>
              </table:table-cell>
              <table:table-cell office:value-type="float" office:value="7.56">
                <text:p>7.56</text:p>
              </table:table-cell>
              <table:table-cell office:value-type="float" office:value="1.311569">
                <text:p>1.31156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369046">
                <text:p>1.369046</text:p>
              </table:table-cell>
              <table:table-cell office:value-type="float" office:value="7.57">
                <text:p>7.57</text:p>
              </table:table-cell>
              <table:table-cell office:value-type="float" office:value="1.289322">
                <text:p>1.2893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331284">
                <text:p>1.331284</text:p>
              </table:table-cell>
              <table:table-cell office:value-type="float" office:value="7.58">
                <text:p>7.58</text:p>
              </table:table-cell>
              <table:table-cell office:value-type="float" office:value="1.267074">
                <text:p>1.2670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316832">
                <text:p>1.316832</text:p>
              </table:table-cell>
              <table:table-cell office:value-type="float" office:value="7.59">
                <text:p>7.59</text:p>
              </table:table-cell>
              <table:table-cell office:value-type="float" office:value="1.255684">
                <text:p>1.2556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310376">
                <text:p>1.310376</text:p>
              </table:table-cell>
              <table:table-cell office:value-type="float" office:value="7.6">
                <text:p>7.6</text:p>
              </table:table-cell>
              <table:table-cell office:value-type="float" office:value="1.253061">
                <text:p>1.2530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280229">
                <text:p>1.280229</text:p>
              </table:table-cell>
              <table:table-cell office:value-type="float" office:value="7.61">
                <text:p>7.61</text:p>
              </table:table-cell>
              <table:table-cell office:value-type="float" office:value="1.250437">
                <text:p>1.2504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194937">
                <text:p>1.194937</text:p>
              </table:table-cell>
              <table:table-cell office:value-type="float" office:value="7.62">
                <text:p>7.62</text:p>
              </table:table-cell>
              <table:table-cell office:value-type="float" office:value="1.247813">
                <text:p>1.2478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153042">
                <text:p>1.153042</text:p>
              </table:table-cell>
              <table:table-cell office:value-type="float" office:value="7.63">
                <text:p>7.63</text:p>
              </table:table-cell>
              <table:table-cell office:value-type="float" office:value="1.245189">
                <text:p>1.2451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164832">
                <text:p>1.164832</text:p>
              </table:table-cell>
              <table:table-cell office:value-type="float" office:value="7.64">
                <text:p>7.64</text:p>
              </table:table-cell>
              <table:table-cell office:value-type="float" office:value="1.241592">
                <text:p>1.2415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144051">
                <text:p>1.144051</text:p>
              </table:table-cell>
              <table:table-cell office:value-type="float" office:value="7.65">
                <text:p>7.65</text:p>
              </table:table-cell>
              <table:table-cell office:value-type="float" office:value="1.237209">
                <text:p>1.2372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208603">
                <text:p>1.208603</text:p>
              </table:table-cell>
              <table:table-cell office:value-type="float" office:value="7.66">
                <text:p>7.66</text:p>
              </table:table-cell>
              <table:table-cell office:value-type="float" office:value="1.232826">
                <text:p>1.2328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.5099">
                <text:p>1.5099</text:p>
              </table:table-cell>
              <table:table-cell office:value-type="float" office:value="7.67">
                <text:p>7.67</text:p>
              </table:table-cell>
              <table:table-cell office:value-type="float" office:value="1.228443">
                <text:p>1.2284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.656683">
                <text:p>1.656683</text:p>
              </table:table-cell>
              <table:table-cell office:value-type="float" office:value="7.68">
                <text:p>7.68</text:p>
              </table:table-cell>
              <table:table-cell office:value-type="float" office:value="1.22406">
                <text:p>1.224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585898">
                <text:p>1.585898</text:p>
              </table:table-cell>
              <table:table-cell office:value-type="float" office:value="7.69">
                <text:p>7.69</text:p>
              </table:table-cell>
              <table:table-cell office:value-type="float" office:value="1.218628">
                <text:p>1.2186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527286">
                <text:p>1.527286</text:p>
              </table:table-cell>
              <table:table-cell office:value-type="float" office:value="7.7">
                <text:p>7.7</text:p>
              </table:table-cell>
              <table:table-cell office:value-type="float" office:value="1.212348">
                <text:p>1.2123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429338">
                <text:p>1.429338</text:p>
              </table:table-cell>
              <table:table-cell office:value-type="float" office:value="7.71">
                <text:p>7.71</text:p>
              </table:table-cell>
              <table:table-cell office:value-type="float" office:value="1.206069">
                <text:p>1.2060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231583">
                <text:p>1.231583</text:p>
              </table:table-cell>
              <table:table-cell office:value-type="float" office:value="7.72">
                <text:p>7.72</text:p>
              </table:table-cell>
              <table:table-cell office:value-type="float" office:value="1.19979">
                <text:p>1.199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.106166">
                <text:p>1.106166</text:p>
              </table:table-cell>
              <table:table-cell office:value-type="float" office:value="7.73">
                <text:p>7.73</text:p>
              </table:table-cell>
              <table:table-cell office:value-type="float" office:value="1.19351">
                <text:p>1.193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.071099">
                <text:p>1.071099</text:p>
              </table:table-cell>
              <table:table-cell office:value-type="float" office:value="7.74">
                <text:p>7.74</text:p>
              </table:table-cell>
              <table:table-cell office:value-type="float" office:value="1.189381">
                <text:p>1.18938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.052705">
                <text:p>1.052705</text:p>
              </table:table-cell>
              <table:table-cell office:value-type="float" office:value="7.75">
                <text:p>7.75</text:p>
              </table:table-cell>
              <table:table-cell office:value-type="float" office:value="1.186988">
                <text:p>1.1869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0.9947646">
                <text:p>0.9947646</text:p>
              </table:table-cell>
              <table:table-cell office:value-type="float" office:value="7.76">
                <text:p>7.76</text:p>
              </table:table-cell>
              <table:table-cell office:value-type="float" office:value="1.184595">
                <text:p>1.1845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0.8376466">
                <text:p>0.8376466</text:p>
              </table:table-cell>
              <table:table-cell office:value-type="float" office:value="7.77">
                <text:p>7.77</text:p>
              </table:table-cell>
              <table:table-cell office:value-type="float" office:value="1.182202">
                <text:p>1.18220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0.7578643">
                <text:p>0.7578643</text:p>
              </table:table-cell>
              <table:table-cell office:value-type="float" office:value="7.78">
                <text:p>7.78</text:p>
              </table:table-cell>
              <table:table-cell office:value-type="float" office:value="1.179809">
                <text:p>1.1798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7630738">
                <text:p>0.7630738</text:p>
              </table:table-cell>
              <table:table-cell office:value-type="float" office:value="7.79">
                <text:p>7.79</text:p>
              </table:table-cell>
              <table:table-cell office:value-type="float" office:value="1.168204">
                <text:p>1.1682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7747823">
                <text:p>0.7747823</text:p>
              </table:table-cell>
              <table:table-cell office:value-type="float" office:value="7.8">
                <text:p>7.8</text:p>
              </table:table-cell>
              <table:table-cell office:value-type="float" office:value="1.149162">
                <text:p>1.1491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7718873">
                <text:p>0.7718873</text:p>
              </table:table-cell>
              <table:table-cell office:value-type="float" office:value="7.81">
                <text:p>7.81</text:p>
              </table:table-cell>
              <table:table-cell office:value-type="float" office:value="1.130121">
                <text:p>1.1301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7278152">
                <text:p>0.7278152</text:p>
              </table:table-cell>
              <table:table-cell office:value-type="float" office:value="7.82">
                <text:p>7.82</text:p>
              </table:table-cell>
              <table:table-cell office:value-type="float" office:value="1.111079">
                <text:p>1.1110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7099055">
                <text:p>0.7099055</text:p>
              </table:table-cell>
              <table:table-cell office:value-type="float" office:value="7.83">
                <text:p>7.83</text:p>
              </table:table-cell>
              <table:table-cell office:value-type="float" office:value="1.092037">
                <text:p>1.0920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7269691">
                <text:p>0.7269691</text:p>
              </table:table-cell>
              <table:table-cell office:value-type="float" office:value="7.84">
                <text:p>7.84</text:p>
              </table:table-cell>
              <table:table-cell office:value-type="float" office:value="1.069414">
                <text:p>1.0694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7433638">
                <text:p>0.7433638</text:p>
              </table:table-cell>
              <table:table-cell office:value-type="float" office:value="7.85">
                <text:p>7.85</text:p>
              </table:table-cell>
              <table:table-cell office:value-type="float" office:value="1.0439">
                <text:p>1.043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7601145">
                <text:p>0.7601145</text:p>
              </table:table-cell>
              <table:table-cell office:value-type="float" office:value="7.86">
                <text:p>7.86</text:p>
              </table:table-cell>
              <table:table-cell office:value-type="float" office:value="1.018386">
                <text:p>1.0183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7808927">
                <text:p>0.7808927</text:p>
              </table:table-cell>
              <table:table-cell office:value-type="float" office:value="7.87">
                <text:p>7.87</text:p>
              </table:table-cell>
              <table:table-cell office:value-type="float" office:value="0.9928716">
                <text:p>0.99287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0.8026933">
                <text:p>0.8026933</text:p>
              </table:table-cell>
              <table:table-cell office:value-type="float" office:value="7.88">
                <text:p>7.88</text:p>
              </table:table-cell>
              <table:table-cell office:value-type="float" office:value="0.9673574">
                <text:p>0.96735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0.8233326">
                <text:p>0.8233326</text:p>
              </table:table-cell>
              <table:table-cell office:value-type="float" office:value="7.89">
                <text:p>7.89</text:p>
              </table:table-cell>
              <table:table-cell office:value-type="float" office:value="0.9459834">
                <text:p>0.94598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0.8340053">
                <text:p>0.8340053</text:p>
              </table:table-cell>
              <table:table-cell office:value-type="float" office:value="7.9">
                <text:p>7.9</text:p>
              </table:table-cell>
              <table:table-cell office:value-type="float" office:value="0.9279519">
                <text:p>0.92795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0.8714495">
                <text:p>0.8714495</text:p>
              </table:table-cell>
              <table:table-cell office:value-type="float" office:value="7.91">
                <text:p>7.91</text:p>
              </table:table-cell>
              <table:table-cell office:value-type="float" office:value="0.9099204">
                <text:p>0.9099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0.9874694">
                <text:p>0.9874694</text:p>
              </table:table-cell>
              <table:table-cell office:value-type="float" office:value="7.92">
                <text:p>7.92</text:p>
              </table:table-cell>
              <table:table-cell office:value-type="float" office:value="0.8918889">
                <text:p>0.891888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.058822">
                <text:p>1.058822</text:p>
              </table:table-cell>
              <table:table-cell office:value-type="float" office:value="7.93">
                <text:p>7.93</text:p>
              </table:table-cell>
              <table:table-cell office:value-type="float" office:value="0.8738574">
                <text:p>0.87385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055192">
                <text:p>1.055192</text:p>
              </table:table-cell>
              <table:table-cell office:value-type="float" office:value="7.94">
                <text:p>7.94</text:p>
              </table:table-cell>
              <table:table-cell office:value-type="float" office:value="0.8628732">
                <text:p>0.86287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038064">
                <text:p>1.038064</text:p>
              </table:table-cell>
              <table:table-cell office:value-type="float" office:value="7.95">
                <text:p>7.95</text:p>
              </table:table-cell>
              <table:table-cell office:value-type="float" office:value="0.8575788">
                <text:p>0.85757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053387">
                <text:p>1.053387</text:p>
              </table:table-cell>
              <table:table-cell office:value-type="float" office:value="7.96">
                <text:p>7.96</text:p>
              </table:table-cell>
              <table:table-cell office:value-type="float" office:value="0.8522845">
                <text:p>0.85228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161618">
                <text:p>1.161618</text:p>
              </table:table-cell>
              <table:table-cell office:value-type="float" office:value="7.97">
                <text:p>7.97</text:p>
              </table:table-cell>
              <table:table-cell office:value-type="float" office:value="0.8469901">
                <text:p>0.84699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214311">
                <text:p>1.214311</text:p>
              </table:table-cell>
              <table:table-cell office:value-type="float" office:value="7.98">
                <text:p>7.98</text:p>
              </table:table-cell>
              <table:table-cell office:value-type="float" office:value="0.8416957">
                <text:p>0.84169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180659">
                <text:p>1.180659</text:p>
              </table:table-cell>
              <table:table-cell office:value-type="float" office:value="7.99">
                <text:p>7.99</text:p>
              </table:table-cell>
              <table:table-cell office:value-type="float" office:value="0.842035">
                <text:p>0.8420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169137">
                <text:p>1.169137</text:p>
              </table:table-cell>
              <table:table-cell office:value-type="float" office:value="8">
                <text:p>8</text:p>
              </table:table-cell>
              <table:table-cell office:value-type="float" office:value="0.8469227">
                <text:p>0.84692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105214">
                <text:p>1.105214</text:p>
              </table:table-cell>
              <table:table-cell office:value-type="float" office:value="8.01">
                <text:p>8.01</text:p>
              </table:table-cell>
              <table:table-cell office:value-type="float" office:value="0.8518105">
                <text:p>0.85181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0.9110664">
                <text:p>0.9110664</text:p>
              </table:table-cell>
              <table:table-cell office:value-type="float" office:value="8.02">
                <text:p>8.02</text:p>
              </table:table-cell>
              <table:table-cell office:value-type="float" office:value="0.8566982">
                <text:p>0.85669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0.8140555">
                <text:p>0.8140555</text:p>
              </table:table-cell>
              <table:table-cell office:value-type="float" office:value="8.03">
                <text:p>8.03</text:p>
              </table:table-cell>
              <table:table-cell office:value-type="float" office:value="0.861586">
                <text:p>0.8615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0.8244021">
                <text:p>0.8244021</text:p>
              </table:table-cell>
              <table:table-cell office:value-type="float" office:value="8.04">
                <text:p>8.04</text:p>
              </table:table-cell>
              <table:table-cell office:value-type="float" office:value="0.8661089">
                <text:p>0.86610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0.8298026">
                <text:p>0.8298026</text:p>
              </table:table-cell>
              <table:table-cell office:value-type="float" office:value="8.05">
                <text:p>8.05</text:p>
              </table:table-cell>
              <table:table-cell office:value-type="float" office:value="0.8703372">
                <text:p>0.87033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0.847397">
                <text:p>0.847397</text:p>
              </table:table-cell>
              <table:table-cell office:value-type="float" office:value="8.06">
                <text:p>8.06</text:p>
              </table:table-cell>
              <table:table-cell office:value-type="float" office:value="0.8745654">
                <text:p>0.87456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0.9000951">
                <text:p>0.9000951</text:p>
              </table:table-cell>
              <table:table-cell office:value-type="float" office:value="8.07">
                <text:p>8.07</text:p>
              </table:table-cell>
              <table:table-cell office:value-type="float" office:value="0.8787937">
                <text:p>0.87879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0.9321283">
                <text:p>0.9321283</text:p>
              </table:table-cell>
              <table:table-cell office:value-type="float" office:value="8.08">
                <text:p>8.08</text:p>
              </table:table-cell>
              <table:table-cell office:value-type="float" office:value="0.883022">
                <text:p>0.8830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0.9315374">
                <text:p>0.9315374</text:p>
              </table:table-cell>
              <table:table-cell office:value-type="float" office:value="8.09">
                <text:p>8.09</text:p>
              </table:table-cell>
              <table:table-cell office:value-type="float" office:value="0.8814873">
                <text:p>0.88148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0.932465">
                <text:p>0.932465</text:p>
              </table:table-cell>
              <table:table-cell office:value-type="float" office:value="8.1">
                <text:p>8.1</text:p>
              </table:table-cell>
              <table:table-cell office:value-type="float" office:value="0.8752997">
                <text:p>0.87529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0.9291749">
                <text:p>0.9291749</text:p>
              </table:table-cell>
              <table:table-cell office:value-type="float" office:value="8.11">
                <text:p>8.11</text:p>
              </table:table-cell>
              <table:table-cell office:value-type="float" office:value="0.869112">
                <text:p>0.8691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0.9155139">
                <text:p>0.9155139</text:p>
              </table:table-cell>
              <table:table-cell office:value-type="float" office:value="8.12">
                <text:p>8.12</text:p>
              </table:table-cell>
              <table:table-cell office:value-type="float" office:value="0.8629244">
                <text:p>0.86292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0.9094652">
                <text:p>0.9094652</text:p>
              </table:table-cell>
              <table:table-cell office:value-type="float" office:value="8.13">
                <text:p>8.13</text:p>
              </table:table-cell>
              <table:table-cell office:value-type="float" office:value="0.8567368">
                <text:p>0.85673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0.9133616">
                <text:p>0.9133616</text:p>
              </table:table-cell>
              <table:table-cell office:value-type="float" office:value="8.14">
                <text:p>8.14</text:p>
              </table:table-cell>
              <table:table-cell office:value-type="float" office:value="0.8528014">
                <text:p>0.85280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0.9186106">
                <text:p>0.9186106</text:p>
              </table:table-cell>
              <table:table-cell office:value-type="float" office:value="8.15">
                <text:p>8.15</text:p>
              </table:table-cell>
              <table:table-cell office:value-type="float" office:value="0.8506842">
                <text:p>0.85068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0.920435">
                <text:p>0.920435</text:p>
              </table:table-cell>
              <table:table-cell office:value-type="float" office:value="8.16">
                <text:p>8.16</text:p>
              </table:table-cell>
              <table:table-cell office:value-type="float" office:value="0.8485671">
                <text:p>0.84856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0.9132369">
                <text:p>0.9132369</text:p>
              </table:table-cell>
              <table:table-cell office:value-type="float" office:value="8.17">
                <text:p>8.17</text:p>
              </table:table-cell>
              <table:table-cell office:value-type="float" office:value="0.84645">
                <text:p>0.846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0.9120732">
                <text:p>0.9120732</text:p>
              </table:table-cell>
              <table:table-cell office:value-type="float" office:value="8.18">
                <text:p>8.18</text:p>
              </table:table-cell>
              <table:table-cell office:value-type="float" office:value="0.8443328">
                <text:p>0.84433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0.9192595">
                <text:p>0.9192595</text:p>
              </table:table-cell>
              <table:table-cell office:value-type="float" office:value="8.19">
                <text:p>8.19</text:p>
              </table:table-cell>
              <table:table-cell office:value-type="float" office:value="0.8428737">
                <text:p>0.842873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0.940061">
                <text:p>0.940061</text:p>
              </table:table-cell>
              <table:table-cell office:value-type="float" office:value="8.2">
                <text:p>8.2</text:p>
              </table:table-cell>
              <table:table-cell office:value-type="float" office:value="0.8419457">
                <text:p>0.84194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0.921946">
                <text:p>0.921946</text:p>
              </table:table-cell>
              <table:table-cell office:value-type="float" office:value="8.21">
                <text:p>8.21</text:p>
              </table:table-cell>
              <table:table-cell office:value-type="float" office:value="0.8410178">
                <text:p>0.841017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0.8160567">
                <text:p>0.8160567</text:p>
              </table:table-cell>
              <table:table-cell office:value-type="float" office:value="8.22">
                <text:p>8.22</text:p>
              </table:table-cell>
              <table:table-cell office:value-type="float" office:value="0.8400899">
                <text:p>0.84008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0.7795979">
                <text:p>0.7795979</text:p>
              </table:table-cell>
              <table:table-cell office:value-type="float" office:value="8.23">
                <text:p>8.23</text:p>
              </table:table-cell>
              <table:table-cell office:value-type="float" office:value="0.8391619">
                <text:p>0.83916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0.8234337">
                <text:p>0.8234337</text:p>
              </table:table-cell>
              <table:table-cell office:value-type="float" office:value="8.24">
                <text:p>8.24</text:p>
              </table:table-cell>
              <table:table-cell office:value-type="float" office:value="0.8391576">
                <text:p>0.83915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0.8634337">
                <text:p>0.8634337</text:p>
              </table:table-cell>
              <table:table-cell office:value-type="float" office:value="8.25">
                <text:p>8.25</text:p>
              </table:table-cell>
              <table:table-cell office:value-type="float" office:value="0.8398989">
                <text:p>0.83989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0.9223641">
                <text:p>0.9223641</text:p>
              </table:table-cell>
              <table:table-cell office:value-type="float" office:value="8.26">
                <text:p>8.26</text:p>
              </table:table-cell>
              <table:table-cell office:value-type="float" office:value="0.8406402">
                <text:p>0.84064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03183">
                <text:p>1.03183</text:p>
              </table:table-cell>
              <table:table-cell office:value-type="float" office:value="8.27">
                <text:p>8.27</text:p>
              </table:table-cell>
              <table:table-cell office:value-type="float" office:value="0.8413815">
                <text:p>0.84138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114414">
                <text:p>1.114414</text:p>
              </table:table-cell>
              <table:table-cell office:value-type="float" office:value="8.28">
                <text:p>8.28</text:p>
              </table:table-cell>
              <table:table-cell office:value-type="float" office:value="0.8421228">
                <text:p>0.84212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151736">
                <text:p>1.151736</text:p>
              </table:table-cell>
              <table:table-cell office:value-type="float" office:value="8.29">
                <text:p>8.29</text:p>
              </table:table-cell>
              <table:table-cell office:value-type="float" office:value="0.8441389">
                <text:p>0.84413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246132">
                <text:p>1.246132</text:p>
              </table:table-cell>
              <table:table-cell office:value-type="float" office:value="8.3">
                <text:p>8.3</text:p>
              </table:table-cell>
              <table:table-cell office:value-type="float" office:value="0.8471843">
                <text:p>0.84718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10919">
                <text:p>1.10919</text:p>
              </table:table-cell>
              <table:table-cell office:value-type="float" office:value="8.31">
                <text:p>8.31</text:p>
              </table:table-cell>
              <table:table-cell office:value-type="float" office:value="0.8502297">
                <text:p>0.85022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0.6488183">
                <text:p>0.6488183</text:p>
              </table:table-cell>
              <table:table-cell office:value-type="float" office:value="8.32">
                <text:p>8.32</text:p>
              </table:table-cell>
              <table:table-cell office:value-type="float" office:value="0.8532751">
                <text:p>0.85327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0.5772841">
                <text:p>0.5772841</text:p>
              </table:table-cell>
              <table:table-cell office:value-type="float" office:value="8.33">
                <text:p>8.33</text:p>
              </table:table-cell>
              <table:table-cell office:value-type="float" office:value="0.8563205">
                <text:p>0.85632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0.8168572">
                <text:p>0.8168572</text:p>
              </table:table-cell>
              <table:table-cell office:value-type="float" office:value="8.34">
                <text:p>8.34</text:p>
              </table:table-cell>
              <table:table-cell office:value-type="float" office:value="0.866238">
                <text:p>0.8662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1.098797">
                <text:p>1.098797</text:p>
              </table:table-cell>
              <table:table-cell office:value-type="float" office:value="8.35">
                <text:p>8.35</text:p>
              </table:table-cell>
              <table:table-cell office:value-type="float" office:value="0.8817039">
                <text:p>0.88170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1.664027">
                <text:p>1.664027</text:p>
              </table:table-cell>
              <table:table-cell office:value-type="float" office:value="8.36">
                <text:p>8.36</text:p>
              </table:table-cell>
              <table:table-cell office:value-type="float" office:value="0.8971698">
                <text:p>0.897169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.430077">
                <text:p>2.430077</text:p>
              </table:table-cell>
              <table:table-cell office:value-type="float" office:value="8.37">
                <text:p>8.37</text:p>
              </table:table-cell>
              <table:table-cell office:value-type="float" office:value="0.9126357">
                <text:p>0.91263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.754156">
                <text:p>2.754156</text:p>
              </table:table-cell>
              <table:table-cell office:value-type="float" office:value="8.38">
                <text:p>8.38</text:p>
              </table:table-cell>
              <table:table-cell office:value-type="float" office:value="0.9281016">
                <text:p>0.92810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2.792658">
                <text:p>2.792658</text:p>
              </table:table-cell>
              <table:table-cell office:value-type="float" office:value="8.39">
                <text:p>8.39</text:p>
              </table:table-cell>
              <table:table-cell office:value-type="float" office:value="0.9468446">
                <text:p>0.94684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2.902608">
                <text:p>2.902608</text:p>
              </table:table-cell>
              <table:table-cell office:value-type="float" office:value="8.4">
                <text:p>8.4</text:p>
              </table:table-cell>
              <table:table-cell office:value-type="float" office:value="0.9682334">
                <text:p>0.96823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3.143563">
                <text:p>3.143563</text:p>
              </table:table-cell>
              <table:table-cell office:value-type="float" office:value="8.41">
                <text:p>8.41</text:p>
              </table:table-cell>
              <table:table-cell office:value-type="float" office:value="0.9896223">
                <text:p>0.98962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3.475782">
                <text:p>3.475782</text:p>
              </table:table-cell>
              <table:table-cell office:value-type="float" office:value="8.42">
                <text:p>8.42</text:p>
              </table:table-cell>
              <table:table-cell office:value-type="float" office:value="1.011011">
                <text:p>1.0110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3.607283">
                <text:p>3.607283</text:p>
              </table:table-cell>
              <table:table-cell office:value-type="float" office:value="8.43">
                <text:p>8.43</text:p>
              </table:table-cell>
              <table:table-cell office:value-type="float" office:value="1.0324">
                <text:p>1.03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3.557558">
                <text:p>3.557558</text:p>
              </table:table-cell>
              <table:table-cell office:value-type="float" office:value="8.44">
                <text:p>8.44</text:p>
              </table:table-cell>
              <table:table-cell office:value-type="float" office:value="1.083843">
                <text:p>1.0838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3.580737">
                <text:p>3.580737</text:p>
              </table:table-cell>
              <table:table-cell office:value-type="float" office:value="8.45">
                <text:p>8.45</text:p>
              </table:table-cell>
              <table:table-cell office:value-type="float" office:value="1.15955">
                <text:p>1.159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3.675049">
                <text:p>3.675049</text:p>
              </table:table-cell>
              <table:table-cell office:value-type="float" office:value="8.46">
                <text:p>8.46</text:p>
              </table:table-cell>
              <table:table-cell office:value-type="float" office:value="1.235257">
                <text:p>1.2352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3.784365">
                <text:p>3.784365</text:p>
              </table:table-cell>
              <table:table-cell office:value-type="float" office:value="8.47">
                <text:p>8.47</text:p>
              </table:table-cell>
              <table:table-cell office:value-type="float" office:value="1.310964">
                <text:p>1.3109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3.758254">
                <text:p>3.758254</text:p>
              </table:table-cell>
              <table:table-cell office:value-type="float" office:value="8.48">
                <text:p>8.48</text:p>
              </table:table-cell>
              <table:table-cell office:value-type="float" office:value="1.386672">
                <text:p>1.3866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3.614666">
                <text:p>3.614666</text:p>
              </table:table-cell>
              <table:table-cell office:value-type="float" office:value="8.49">
                <text:p>8.49</text:p>
              </table:table-cell>
              <table:table-cell office:value-type="float" office:value="1.461486">
                <text:p>1.4614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3.648723">
                <text:p>3.648723</text:p>
              </table:table-cell>
              <table:table-cell office:value-type="float" office:value="8.5">
                <text:p>8.5</text:p>
              </table:table-cell>
              <table:table-cell office:value-type="float" office:value="1.535579">
                <text:p>1.5355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3.848323">
                <text:p>3.848323</text:p>
              </table:table-cell>
              <table:table-cell office:value-type="float" office:value="8.51">
                <text:p>8.51</text:p>
              </table:table-cell>
              <table:table-cell office:value-type="float" office:value="1.609672">
                <text:p>1.6096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4.057762">
                <text:p>4.057762</text:p>
              </table:table-cell>
              <table:table-cell office:value-type="float" office:value="8.52">
                <text:p>8.52</text:p>
              </table:table-cell>
              <table:table-cell office:value-type="float" office:value="1.683765">
                <text:p>1.6837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4.014374">
                <text:p>4.014374</text:p>
              </table:table-cell>
              <table:table-cell office:value-type="float" office:value="8.53">
                <text:p>8.53</text:p>
              </table:table-cell>
              <table:table-cell office:value-type="float" office:value="1.757859">
                <text:p>1.7578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3.72604">
                <text:p>3.72604</text:p>
              </table:table-cell>
              <table:table-cell office:value-type="float" office:value="8.54">
                <text:p>8.54</text:p>
              </table:table-cell>
              <table:table-cell office:value-type="float" office:value="1.819956">
                <text:p>1.8199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3.253778">
                <text:p>3.253778</text:p>
              </table:table-cell>
              <table:table-cell office:value-type="float" office:value="8.55">
                <text:p>8.55</text:p>
              </table:table-cell>
              <table:table-cell office:value-type="float" office:value="1.872369">
                <text:p>1.8723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769661">
                <text:p>2.769661</text:p>
              </table:table-cell>
              <table:table-cell office:value-type="float" office:value="8.56">
                <text:p>8.56</text:p>
              </table:table-cell>
              <table:table-cell office:value-type="float" office:value="1.924782">
                <text:p>1.9247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438189">
                <text:p>2.438189</text:p>
              </table:table-cell>
              <table:table-cell office:value-type="float" office:value="8.57">
                <text:p>8.57</text:p>
              </table:table-cell>
              <table:table-cell office:value-type="float" office:value="1.977195">
                <text:p>1.9771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258508">
                <text:p>2.258508</text:p>
              </table:table-cell>
              <table:table-cell office:value-type="float" office:value="8.58">
                <text:p>8.58</text:p>
              </table:table-cell>
              <table:table-cell office:value-type="float" office:value="2.029608">
                <text:p>2.0296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189839">
                <text:p>2.189839</text:p>
              </table:table-cell>
              <table:table-cell office:value-type="float" office:value="8.59">
                <text:p>8.59</text:p>
              </table:table-cell>
              <table:table-cell office:value-type="float" office:value="2.066553">
                <text:p>2.0665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116262">
                <text:p>2.116262</text:p>
              </table:table-cell>
              <table:table-cell office:value-type="float" office:value="8.6">
                <text:p>8.6</text:p>
              </table:table-cell>
              <table:table-cell office:value-type="float" office:value="2.091011">
                <text:p>2.0910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039671">
                <text:p>2.039671</text:p>
              </table:table-cell>
              <table:table-cell office:value-type="float" office:value="8.61">
                <text:p>8.61</text:p>
              </table:table-cell>
              <table:table-cell office:value-type="float" office:value="2.115469">
                <text:p>2.1154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1.976741">
                <text:p>1.976741</text:p>
              </table:table-cell>
              <table:table-cell office:value-type="float" office:value="8.62">
                <text:p>8.62</text:p>
              </table:table-cell>
              <table:table-cell office:value-type="float" office:value="2.139927">
                <text:p>2.13992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1.91338">
                <text:p>1.91338</text:p>
              </table:table-cell>
              <table:table-cell office:value-type="float" office:value="8.63">
                <text:p>8.63</text:p>
              </table:table-cell>
              <table:table-cell office:value-type="float" office:value="2.164385">
                <text:p>2.1643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1.83865">
                <text:p>1.83865</text:p>
              </table:table-cell>
              <table:table-cell office:value-type="float" office:value="8.64">
                <text:p>8.64</text:p>
              </table:table-cell>
              <table:table-cell office:value-type="float" office:value="2.16583">
                <text:p>2.165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1.768336">
                <text:p>1.768336</text:p>
              </table:table-cell>
              <table:table-cell office:value-type="float" office:value="8.65">
                <text:p>8.65</text:p>
              </table:table-cell>
              <table:table-cell office:value-type="float" office:value="2.148695">
                <text:p>2.1486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1.667481">
                <text:p>1.667481</text:p>
              </table:table-cell>
              <table:table-cell office:value-type="float" office:value="8.66">
                <text:p>8.66</text:p>
              </table:table-cell>
              <table:table-cell office:value-type="float" office:value="2.131561">
                <text:p>2.1315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1.497918">
                <text:p>1.497918</text:p>
              </table:table-cell>
              <table:table-cell office:value-type="float" office:value="8.67">
                <text:p>8.67</text:p>
              </table:table-cell>
              <table:table-cell office:value-type="float" office:value="2.114426">
                <text:p>2.1144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1.382502">
                <text:p>1.382502</text:p>
              </table:table-cell>
              <table:table-cell office:value-type="float" office:value="8.68">
                <text:p>8.68</text:p>
              </table:table-cell>
              <table:table-cell office:value-type="float" office:value="2.097292">
                <text:p>2.0972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1.33661">
                <text:p>1.33661</text:p>
              </table:table-cell>
              <table:table-cell office:value-type="float" office:value="8.69">
                <text:p>8.69</text:p>
              </table:table-cell>
              <table:table-cell office:value-type="float" office:value="2.070942">
                <text:p>2.0709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1.288544">
                <text:p>1.288544</text:p>
              </table:table-cell>
              <table:table-cell office:value-type="float" office:value="8.7">
                <text:p>8.7</text:p>
              </table:table-cell>
              <table:table-cell office:value-type="float" office:value="2.037153">
                <text:p>2.0371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1.239263">
                <text:p>1.239263</text:p>
              </table:table-cell>
              <table:table-cell office:value-type="float" office:value="8.71">
                <text:p>8.71</text:p>
              </table:table-cell>
              <table:table-cell office:value-type="float" office:value="2.003364">
                <text:p>2.0033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200515">
                <text:p>1.200515</text:p>
              </table:table-cell>
              <table:table-cell office:value-type="float" office:value="8.72">
                <text:p>8.72</text:p>
              </table:table-cell>
              <table:table-cell office:value-type="float" office:value="1.969576">
                <text:p>1.9695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169002">
                <text:p>1.169002</text:p>
              </table:table-cell>
              <table:table-cell office:value-type="float" office:value="8.73">
                <text:p>8.73</text:p>
              </table:table-cell>
              <table:table-cell office:value-type="float" office:value="1.935787">
                <text:p>1.9357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13678">
                <text:p>1.13678</text:p>
              </table:table-cell>
              <table:table-cell office:value-type="float" office:value="8.74">
                <text:p>8.74</text:p>
              </table:table-cell>
              <table:table-cell office:value-type="float" office:value="1.896295">
                <text:p>1.8962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100049">
                <text:p>1.100049</text:p>
              </table:table-cell>
              <table:table-cell office:value-type="float" office:value="8.75">
                <text:p>8.75</text:p>
              </table:table-cell>
              <table:table-cell office:value-type="float" office:value="1.8522">
                <text:p>1.85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064906">
                <text:p>1.064906</text:p>
              </table:table-cell>
              <table:table-cell office:value-type="float" office:value="8.76">
                <text:p>8.76</text:p>
              </table:table-cell>
              <table:table-cell office:value-type="float" office:value="1.808105">
                <text:p>1.8081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049086">
                <text:p>1.049086</text:p>
              </table:table-cell>
              <table:table-cell office:value-type="float" office:value="8.77">
                <text:p>8.77</text:p>
              </table:table-cell>
              <table:table-cell office:value-type="float" office:value="1.76401">
                <text:p>1.764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0297">
                <text:p>1.0297</text:p>
              </table:table-cell>
              <table:table-cell office:value-type="float" office:value="8.78">
                <text:p>8.78</text:p>
              </table:table-cell>
              <table:table-cell office:value-type="float" office:value="1.719914">
                <text:p>1.7199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0.9931283">
                <text:p>0.9931283</text:p>
              </table:table-cell>
              <table:table-cell office:value-type="float" office:value="8.79">
                <text:p>8.79</text:p>
              </table:table-cell>
              <table:table-cell office:value-type="float" office:value="1.675552">
                <text:p>1.6755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0.9651178">
                <text:p>0.9651178</text:p>
              </table:table-cell>
              <table:table-cell office:value-type="float" office:value="8.8">
                <text:p>8.8</text:p>
              </table:table-cell>
              <table:table-cell office:value-type="float" office:value="1.630973">
                <text:p>1.63097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0.911408">
                <text:p>0.911408</text:p>
              </table:table-cell>
              <table:table-cell office:value-type="float" office:value="8.81">
                <text:p>8.81</text:p>
              </table:table-cell>
              <table:table-cell office:value-type="float" office:value="1.586394">
                <text:p>1.5863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7636013">
                <text:p>0.7636013</text:p>
              </table:table-cell>
              <table:table-cell office:value-type="float" office:value="8.82">
                <text:p>8.82</text:p>
              </table:table-cell>
              <table:table-cell office:value-type="float" office:value="1.541815">
                <text:p>1.5418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6760329">
                <text:p>0.6760329</text:p>
              </table:table-cell>
              <table:table-cell office:value-type="float" office:value="8.83">
                <text:p>8.83</text:p>
              </table:table-cell>
              <table:table-cell office:value-type="float" office:value="1.497237">
                <text:p>1.4972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6693964">
                <text:p>0.6693964</text:p>
              </table:table-cell>
              <table:table-cell office:value-type="float" office:value="8.84">
                <text:p>8.84</text:p>
              </table:table-cell>
              <table:table-cell office:value-type="float" office:value="1.45312">
                <text:p>1.453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6762835">
                <text:p>0.6762835</text:p>
              </table:table-cell>
              <table:table-cell office:value-type="float" office:value="8.85">
                <text:p>8.85</text:p>
              </table:table-cell>
              <table:table-cell office:value-type="float" office:value="1.409376">
                <text:p>1.4093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6811985">
                <text:p>0.6811985</text:p>
              </table:table-cell>
              <table:table-cell office:value-type="float" office:value="8.86">
                <text:p>8.86</text:p>
              </table:table-cell>
              <table:table-cell office:value-type="float" office:value="1.365632">
                <text:p>1.3656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6225657">
                <text:p>0.6225657</text:p>
              </table:table-cell>
              <table:table-cell office:value-type="float" office:value="8.87">
                <text:p>8.87</text:p>
              </table:table-cell>
              <table:table-cell office:value-type="float" office:value="1.321888">
                <text:p>1.3218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5966117">
                <text:p>0.5966117</text:p>
              </table:table-cell>
              <table:table-cell office:value-type="float" office:value="8.88">
                <text:p>8.88</text:p>
              </table:table-cell>
              <table:table-cell office:value-type="float" office:value="1.278144">
                <text:p>1.2781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6180482">
                <text:p>0.6180482</text:p>
              </table:table-cell>
              <table:table-cell office:value-type="float" office:value="8.89">
                <text:p>8.89</text:p>
              </table:table-cell>
              <table:table-cell office:value-type="float" office:value="1.234152">
                <text:p>1.2341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6343909">
                <text:p>0.6343909</text:p>
              </table:table-cell>
              <table:table-cell office:value-type="float" office:value="8.9">
                <text:p>8.9</text:p>
              </table:table-cell>
              <table:table-cell office:value-type="float" office:value="1.189962">
                <text:p>1.1899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6482478">
                <text:p>0.6482478</text:p>
              </table:table-cell>
              <table:table-cell office:value-type="float" office:value="8.91">
                <text:p>8.91</text:p>
              </table:table-cell>
              <table:table-cell office:value-type="float" office:value="1.145771">
                <text:p>1.1457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666192">
                <text:p>0.666192</text:p>
              </table:table-cell>
              <table:table-cell office:value-type="float" office:value="8.92">
                <text:p>8.92</text:p>
              </table:table-cell>
              <table:table-cell office:value-type="float" office:value="1.101581">
                <text:p>1.1015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6834574">
                <text:p>0.6834574</text:p>
              </table:table-cell>
              <table:table-cell office:value-type="float" office:value="8.93">
                <text:p>8.93</text:p>
              </table:table-cell>
              <table:table-cell office:value-type="float" office:value="1.05739">
                <text:p>1.057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6970679">
                <text:p>0.6970679</text:p>
              </table:table-cell>
              <table:table-cell office:value-type="float" office:value="8.94">
                <text:p>8.94</text:p>
              </table:table-cell>
              <table:table-cell office:value-type="float" office:value="1.018466">
                <text:p>1.0184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7081683">
                <text:p>0.7081683</text:p>
              </table:table-cell>
              <table:table-cell office:value-type="float" office:value="8.95">
                <text:p>8.95</text:p>
              </table:table-cell>
              <table:table-cell office:value-type="float" office:value="0.9837934">
                <text:p>0.98379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7211821">
                <text:p>0.7211821</text:p>
              </table:table-cell>
              <table:table-cell office:value-type="float" office:value="8.96">
                <text:p>8.96</text:p>
              </table:table-cell>
              <table:table-cell office:value-type="float" office:value="0.9491208">
                <text:p>0.94912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7455796">
                <text:p>0.7455796</text:p>
              </table:table-cell>
              <table:table-cell office:value-type="float" office:value="8.97">
                <text:p>8.97</text:p>
              </table:table-cell>
              <table:table-cell office:value-type="float" office:value="0.9144482">
                <text:p>0.91444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7676465">
                <text:p>0.7676465</text:p>
              </table:table-cell>
              <table:table-cell office:value-type="float" office:value="8.98">
                <text:p>8.98</text:p>
              </table:table-cell>
              <table:table-cell office:value-type="float" office:value="0.8797757">
                <text:p>0.87977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7820721">
                <text:p>0.7820721</text:p>
              </table:table-cell>
              <table:table-cell office:value-type="float" office:value="8.99">
                <text:p>8.99</text:p>
              </table:table-cell>
              <table:table-cell office:value-type="float" office:value="0.8543984">
                <text:p>0.85439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7997474">
                <text:p>0.7997474</text:p>
              </table:table-cell>
              <table:table-cell office:value-type="float" office:value="9">
                <text:p>9</text:p>
              </table:table-cell>
              <table:table-cell office:value-type="float" office:value="0.836526">
                <text:p>0.8365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8075802">
                <text:p>0.8075802</text:p>
              </table:table-cell>
              <table:table-cell office:value-type="float" office:value="9.01">
                <text:p>9.01</text:p>
              </table:table-cell>
              <table:table-cell office:value-type="float" office:value="0.8186535">
                <text:p>0.81865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7927599">
                <text:p>0.7927599</text:p>
              </table:table-cell>
              <table:table-cell office:value-type="float" office:value="9.02">
                <text:p>9.02</text:p>
              </table:table-cell>
              <table:table-cell office:value-type="float" office:value="0.800781">
                <text:p>0.8007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0.7965005">
                <text:p>0.7965005</text:p>
              </table:table-cell>
              <table:table-cell office:value-type="float" office:value="9.03">
                <text:p>9.03</text:p>
              </table:table-cell>
              <table:table-cell office:value-type="float" office:value="0.7829085">
                <text:p>0.78290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0.8236805">
                <text:p>0.8236805</text:p>
              </table:table-cell>
              <table:table-cell office:value-type="float" office:value="9.04">
                <text:p>9.04</text:p>
              </table:table-cell>
              <table:table-cell office:value-type="float" office:value="0.772407">
                <text:p>0.7724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0.8498016">
                <text:p>0.8498016</text:p>
              </table:table-cell>
              <table:table-cell office:value-type="float" office:value="9.05">
                <text:p>9.05</text:p>
              </table:table-cell>
              <table:table-cell office:value-type="float" office:value="0.7678564">
                <text:p>0.76785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0.8799438">
                <text:p>0.8799438</text:p>
              </table:table-cell>
              <table:table-cell office:value-type="float" office:value="9.06">
                <text:p>9.06</text:p>
              </table:table-cell>
              <table:table-cell office:value-type="float" office:value="0.7633058">
                <text:p>0.76330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0.9231688">
                <text:p>0.9231688</text:p>
              </table:table-cell>
              <table:table-cell office:value-type="float" office:value="9.07">
                <text:p>9.07</text:p>
              </table:table-cell>
              <table:table-cell office:value-type="float" office:value="0.7587553">
                <text:p>0.75875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0.9628714">
                <text:p>0.9628714</text:p>
              </table:table-cell>
              <table:table-cell office:value-type="float" office:value="9.08">
                <text:p>9.08</text:p>
              </table:table-cell>
              <table:table-cell office:value-type="float" office:value="0.7542047">
                <text:p>0.75420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0.9938899">
                <text:p>0.9938899</text:p>
              </table:table-cell>
              <table:table-cell office:value-type="float" office:value="9.09">
                <text:p>9.09</text:p>
              </table:table-cell>
              <table:table-cell office:value-type="float" office:value="0.7544219">
                <text:p>0.75442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0.9888457">
                <text:p>0.9888457</text:p>
              </table:table-cell>
              <table:table-cell office:value-type="float" office:value="9.1">
                <text:p>9.1</text:p>
              </table:table-cell>
              <table:table-cell office:value-type="float" office:value="0.7584882">
                <text:p>0.75848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082119">
                <text:p>1.082119</text:p>
              </table:table-cell>
              <table:table-cell office:value-type="float" office:value="9.11">
                <text:p>9.11</text:p>
              </table:table-cell>
              <table:table-cell office:value-type="float" office:value="0.7625546">
                <text:p>0.76255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.465461">
                <text:p>1.465461</text:p>
              </table:table-cell>
              <table:table-cell office:value-type="float" office:value="9.12">
                <text:p>9.12</text:p>
              </table:table-cell>
              <table:table-cell office:value-type="float" office:value="0.766621">
                <text:p>0.7666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.664303">
                <text:p>1.664303</text:p>
              </table:table-cell>
              <table:table-cell office:value-type="float" office:value="9.13">
                <text:p>9.13</text:p>
              </table:table-cell>
              <table:table-cell office:value-type="float" office:value="0.7706874">
                <text:p>0.770687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594126">
                <text:p>1.594126</text:p>
              </table:table-cell>
              <table:table-cell office:value-type="float" office:value="9.14">
                <text:p>9.14</text:p>
              </table:table-cell>
              <table:table-cell office:value-type="float" office:value="0.7797726">
                <text:p>0.77977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.532014">
                <text:p>1.532014</text:p>
              </table:table-cell>
              <table:table-cell office:value-type="float" office:value="9.15">
                <text:p>9.15</text:p>
              </table:table-cell>
              <table:table-cell office:value-type="float" office:value="0.79291">
                <text:p>0.792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.440501">
                <text:p>1.440501</text:p>
              </table:table-cell>
              <table:table-cell office:value-type="float" office:value="9.16">
                <text:p>9.16</text:p>
              </table:table-cell>
              <table:table-cell office:value-type="float" office:value="0.8060473">
                <text:p>0.80604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.277849">
                <text:p>1.277849</text:p>
              </table:table-cell>
              <table:table-cell office:value-type="float" office:value="9.17">
                <text:p>9.17</text:p>
              </table:table-cell>
              <table:table-cell office:value-type="float" office:value="0.8191847">
                <text:p>0.81918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.168588">
                <text:p>1.168588</text:p>
              </table:table-cell>
              <table:table-cell office:value-type="float" office:value="9.18">
                <text:p>9.18</text:p>
              </table:table-cell>
              <table:table-cell office:value-type="float" office:value="0.832322">
                <text:p>0.8323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.125755">
                <text:p>1.125755</text:p>
              </table:table-cell>
              <table:table-cell office:value-type="float" office:value="9.19">
                <text:p>9.19</text:p>
              </table:table-cell>
              <table:table-cell office:value-type="float" office:value="0.8487307">
                <text:p>0.84873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.093904">
                <text:p>1.093904</text:p>
              </table:table-cell>
              <table:table-cell office:value-type="float" office:value="9.2">
                <text:p>9.2</text:p>
              </table:table-cell>
              <table:table-cell office:value-type="float" office:value="0.8677806">
                <text:p>0.86778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1.029892">
                <text:p>1.029892</text:p>
              </table:table-cell>
              <table:table-cell office:value-type="float" office:value="9.21">
                <text:p>9.21</text:p>
              </table:table-cell>
              <table:table-cell office:value-type="float" office:value="0.8868305">
                <text:p>0.88683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8902717">
                <text:p>0.8902717</text:p>
              </table:table-cell>
              <table:table-cell office:value-type="float" office:value="9.22">
                <text:p>9.22</text:p>
              </table:table-cell>
              <table:table-cell office:value-type="float" office:value="0.9058804">
                <text:p>0.90588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8127183">
                <text:p>0.8127183</text:p>
              </table:table-cell>
              <table:table-cell office:value-type="float" office:value="9.23">
                <text:p>9.23</text:p>
              </table:table-cell>
              <table:table-cell office:value-type="float" office:value="0.9249302">
                <text:p>0.92493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8050554">
                <text:p>0.8050554</text:p>
              </table:table-cell>
              <table:table-cell office:value-type="float" office:value="9.24">
                <text:p>9.24</text:p>
              </table:table-cell>
              <table:table-cell office:value-type="float" office:value="0.9322276">
                <text:p>0.93222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7861891">
                <text:p>0.7861891</text:p>
              </table:table-cell>
              <table:table-cell office:value-type="float" office:value="9.25">
                <text:p>9.25</text:p>
              </table:table-cell>
              <table:table-cell office:value-type="float" office:value="0.9300363">
                <text:p>0.93003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7759875">
                <text:p>0.7759875</text:p>
              </table:table-cell>
              <table:table-cell office:value-type="float" office:value="9.26">
                <text:p>9.26</text:p>
              </table:table-cell>
              <table:table-cell office:value-type="float" office:value="0.927845">
                <text:p>0.92784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8208172">
                <text:p>0.8208172</text:p>
              </table:table-cell>
              <table:table-cell office:value-type="float" office:value="9.27">
                <text:p>9.27</text:p>
              </table:table-cell>
              <table:table-cell office:value-type="float" office:value="0.9256537">
                <text:p>0.92565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8389252">
                <text:p>0.8389252</text:p>
              </table:table-cell>
              <table:table-cell office:value-type="float" office:value="9.28">
                <text:p>9.28</text:p>
              </table:table-cell>
              <table:table-cell office:value-type="float" office:value="0.9234624">
                <text:p>0.92346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7956057">
                <text:p>0.7956057</text:p>
              </table:table-cell>
              <table:table-cell office:value-type="float" office:value="9.29">
                <text:p>9.29</text:p>
              </table:table-cell>
              <table:table-cell office:value-type="float" office:value="0.9139007">
                <text:p>0.91390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7642481">
                <text:p>0.7642481</text:p>
              </table:table-cell>
              <table:table-cell office:value-type="float" office:value="9.3">
                <text:p>9.3</text:p>
              </table:table-cell>
              <table:table-cell office:value-type="float" office:value="0.8983885">
                <text:p>0.89838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7407844">
                <text:p>0.7407844</text:p>
              </table:table-cell>
              <table:table-cell office:value-type="float" office:value="9.31">
                <text:p>9.31</text:p>
              </table:table-cell>
              <table:table-cell office:value-type="float" office:value="0.8828763">
                <text:p>0.882876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6159434">
                <text:p>0.6159434</text:p>
              </table:table-cell>
              <table:table-cell office:value-type="float" office:value="9.32">
                <text:p>9.32</text:p>
              </table:table-cell>
              <table:table-cell office:value-type="float" office:value="0.8673641">
                <text:p>0.86736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5496167">
                <text:p>0.5496167</text:p>
              </table:table-cell>
              <table:table-cell office:value-type="float" office:value="9.33">
                <text:p>9.33</text:p>
              </table:table-cell>
              <table:table-cell office:value-type="float" office:value="0.8518519">
                <text:p>0.85185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5712291">
                <text:p>0.5712291</text:p>
              </table:table-cell>
              <table:table-cell office:value-type="float" office:value="9.34">
                <text:p>9.34</text:p>
              </table:table-cell>
              <table:table-cell office:value-type="float" office:value="0.8359565">
                <text:p>0.83595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5806318">
                <text:p>0.5806318</text:p>
              </table:table-cell>
              <table:table-cell office:value-type="float" office:value="9.35">
                <text:p>9.35</text:p>
              </table:table-cell>
              <table:table-cell office:value-type="float" office:value="0.8197518">
                <text:p>0.81975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5859156">
                <text:p>0.5859156</text:p>
              </table:table-cell>
              <table:table-cell office:value-type="float" office:value="9.36">
                <text:p>9.36</text:p>
              </table:table-cell>
              <table:table-cell office:value-type="float" office:value="0.803547">
                <text:p>0.8035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6343426">
                <text:p>0.6343426</text:p>
              </table:table-cell>
              <table:table-cell office:value-type="float" office:value="9.37">
                <text:p>9.37</text:p>
              </table:table-cell>
              <table:table-cell office:value-type="float" office:value="0.7873423">
                <text:p>0.78734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6653222">
                <text:p>0.6653222</text:p>
              </table:table-cell>
              <table:table-cell office:value-type="float" office:value="9.38">
                <text:p>9.38</text:p>
              </table:table-cell>
              <table:table-cell office:value-type="float" office:value="0.7711375">
                <text:p>0.77113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6513946">
                <text:p>0.6513946</text:p>
              </table:table-cell>
              <table:table-cell office:value-type="float" office:value="9.39">
                <text:p>9.39</text:p>
              </table:table-cell>
              <table:table-cell office:value-type="float" office:value="0.7523939">
                <text:p>0.75239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6256415">
                <text:p>0.6256415</text:p>
              </table:table-cell>
              <table:table-cell office:value-type="float" office:value="9.4">
                <text:p>9.4</text:p>
              </table:table-cell>
              <table:table-cell office:value-type="float" office:value="0.7316005">
                <text:p>0.73160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5890018">
                <text:p>0.5890018</text:p>
              </table:table-cell>
              <table:table-cell office:value-type="float" office:value="9.41">
                <text:p>9.41</text:p>
              </table:table-cell>
              <table:table-cell office:value-type="float" office:value="0.710807">
                <text:p>0.7108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5873723">
                <text:p>0.5873723</text:p>
              </table:table-cell>
              <table:table-cell office:value-type="float" office:value="9.42">
                <text:p>9.42</text:p>
              </table:table-cell>
              <table:table-cell office:value-type="float" office:value="0.6900136">
                <text:p>0.69001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5645347">
                <text:p>0.5645347</text:p>
              </table:table-cell>
              <table:table-cell office:value-type="float" office:value="9.43">
                <text:p>9.43</text:p>
              </table:table-cell>
              <table:table-cell office:value-type="float" office:value="0.6692202">
                <text:p>0.66922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486302">
                <text:p>0.486302</text:p>
              </table:table-cell>
              <table:table-cell office:value-type="float" office:value="9.44">
                <text:p>9.44</text:p>
              </table:table-cell>
              <table:table-cell office:value-type="float" office:value="0.6528172">
                <text:p>0.65281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4226174">
                <text:p>0.4226174</text:p>
              </table:table-cell>
              <table:table-cell office:value-type="float" office:value="9.45">
                <text:p>9.45</text:p>
              </table:table-cell>
              <table:table-cell office:value-type="float" office:value="0.6399588">
                <text:p>0.63995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4136092">
                <text:p>0.4136092</text:p>
              </table:table-cell>
              <table:table-cell office:value-type="float" office:value="9.46">
                <text:p>9.46</text:p>
              </table:table-cell>
              <table:table-cell office:value-type="float" office:value="0.6271005">
                <text:p>0.62710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3334527">
                <text:p>0.3334527</text:p>
              </table:table-cell>
              <table:table-cell office:value-type="float" office:value="9.47">
                <text:p>9.47</text:p>
              </table:table-cell>
              <table:table-cell office:value-type="float" office:value="0.6142421">
                <text:p>0.61424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2881991">
                <text:p>0.2881991</text:p>
              </table:table-cell>
              <table:table-cell office:value-type="float" office:value="9.48">
                <text:p>9.48</text:p>
              </table:table-cell>
              <table:table-cell office:value-type="float" office:value="0.6013838">
                <text:p>0.60138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322237">
                <text:p>0.322237</text:p>
              </table:table-cell>
              <table:table-cell office:value-type="float" office:value="9.49">
                <text:p>9.49</text:p>
              </table:table-cell>
              <table:table-cell office:value-type="float" office:value="0.5896631">
                <text:p>0.5896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3496111">
                <text:p>0.3496111</text:p>
              </table:table-cell>
              <table:table-cell office:value-type="float" office:value="9.5">
                <text:p>9.5</text:p>
              </table:table-cell>
              <table:table-cell office:value-type="float" office:value="0.5788609">
                <text:p>0.578860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3651867">
                <text:p>0.3651867</text:p>
              </table:table-cell>
              <table:table-cell office:value-type="float" office:value="9.51">
                <text:p>9.51</text:p>
              </table:table-cell>
              <table:table-cell office:value-type="float" office:value="0.5680587">
                <text:p>0.56805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3928635">
                <text:p>0.3928635</text:p>
              </table:table-cell>
              <table:table-cell office:value-type="float" office:value="9.52">
                <text:p>9.52</text:p>
              </table:table-cell>
              <table:table-cell office:value-type="float" office:value="0.5572565">
                <text:p>0.55725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4154411">
                <text:p>0.4154411</text:p>
              </table:table-cell>
              <table:table-cell office:value-type="float" office:value="9.53">
                <text:p>9.53</text:p>
              </table:table-cell>
              <table:table-cell office:value-type="float" office:value="0.5464543">
                <text:p>0.54645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4220065">
                <text:p>0.4220065</text:p>
              </table:table-cell>
              <table:table-cell office:value-type="float" office:value="9.54">
                <text:p>9.54</text:p>
              </table:table-cell>
              <table:table-cell office:value-type="float" office:value="0.5334871">
                <text:p>0.53348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4224692">
                <text:p>0.4224692</text:p>
              </table:table-cell>
              <table:table-cell office:value-type="float" office:value="9.55">
                <text:p>9.55</text:p>
              </table:table-cell>
              <table:table-cell office:value-type="float" office:value="0.5187722">
                <text:p>0.51877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4117169">
                <text:p>0.4117169</text:p>
              </table:table-cell>
              <table:table-cell office:value-type="float" office:value="9.56">
                <text:p>9.56</text:p>
              </table:table-cell>
              <table:table-cell office:value-type="float" office:value="0.5040572">
                <text:p>0.50405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4184276">
                <text:p>0.4184276</text:p>
              </table:table-cell>
              <table:table-cell office:value-type="float" office:value="9.57">
                <text:p>9.57</text:p>
              </table:table-cell>
              <table:table-cell office:value-type="float" office:value="0.4893422">
                <text:p>0.48934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4198001">
                <text:p>0.4198001</text:p>
              </table:table-cell>
              <table:table-cell office:value-type="float" office:value="9.58">
                <text:p>9.58</text:p>
              </table:table-cell>
              <table:table-cell office:value-type="float" office:value="0.4746272">
                <text:p>0.47462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4004216">
                <text:p>0.4004216</text:p>
              </table:table-cell>
              <table:table-cell office:value-type="float" office:value="9.59">
                <text:p>9.59</text:p>
              </table:table-cell>
              <table:table-cell office:value-type="float" office:value="0.4630543">
                <text:p>0.46305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382019">
                <text:p>0.382019</text:p>
              </table:table-cell>
              <table:table-cell office:value-type="float" office:value="9.6">
                <text:p>9.6</text:p>
              </table:table-cell>
              <table:table-cell office:value-type="float" office:value="0.4540181">
                <text:p>0.45401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3669799">
                <text:p>0.3669799</text:p>
              </table:table-cell>
              <table:table-cell office:value-type="float" office:value="9.61">
                <text:p>9.61</text:p>
              </table:table-cell>
              <table:table-cell office:value-type="float" office:value="0.4449819">
                <text:p>0.44498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3470778">
                <text:p>0.3470778</text:p>
              </table:table-cell>
              <table:table-cell office:value-type="float" office:value="9.62">
                <text:p>9.62</text:p>
              </table:table-cell>
              <table:table-cell office:value-type="float" office:value="0.4359458">
                <text:p>0.43594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3291061">
                <text:p>0.3291061</text:p>
              </table:table-cell>
              <table:table-cell office:value-type="float" office:value="9.63">
                <text:p>9.63</text:p>
              </table:table-cell>
              <table:table-cell office:value-type="float" office:value="0.4269096">
                <text:p>0.42690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3169949">
                <text:p>0.3169949</text:p>
              </table:table-cell>
              <table:table-cell office:value-type="float" office:value="9.64">
                <text:p>9.64</text:p>
              </table:table-cell>
              <table:table-cell office:value-type="float" office:value="0.4199007">
                <text:p>0.41990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3183365">
                <text:p>0.3183365</text:p>
              </table:table-cell>
              <table:table-cell office:value-type="float" office:value="9.65">
                <text:p>9.65</text:p>
              </table:table-cell>
              <table:table-cell office:value-type="float" office:value="0.4145287">
                <text:p>0.41452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3523321">
                <text:p>0.3523321</text:p>
              </table:table-cell>
              <table:table-cell office:value-type="float" office:value="9.66">
                <text:p>9.66</text:p>
              </table:table-cell>
              <table:table-cell office:value-type="float" office:value="0.4091566">
                <text:p>0.409156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3505056">
                <text:p>0.3505056</text:p>
              </table:table-cell>
              <table:table-cell office:value-type="float" office:value="9.67">
                <text:p>9.67</text:p>
              </table:table-cell>
              <table:table-cell office:value-type="float" office:value="0.4037846">
                <text:p>0.40378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3614305">
                <text:p>0.3614305</text:p>
              </table:table-cell>
              <table:table-cell office:value-type="float" office:value="9.68">
                <text:p>9.68</text:p>
              </table:table-cell>
              <table:table-cell office:value-type="float" office:value="0.3984125">
                <text:p>0.39841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4079335">
                <text:p>0.4079335</text:p>
              </table:table-cell>
              <table:table-cell office:value-type="float" office:value="9.69">
                <text:p>9.69</text:p>
              </table:table-cell>
              <table:table-cell office:value-type="float" office:value="0.3931188">
                <text:p>0.39311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4417399">
                <text:p>0.4417399</text:p>
              </table:table-cell>
              <table:table-cell office:value-type="float" office:value="9.7">
                <text:p>9.7</text:p>
              </table:table-cell>
              <table:table-cell office:value-type="float" office:value="0.3878884">
                <text:p>0.38788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4605874">
                <text:p>0.4605874</text:p>
              </table:table-cell>
              <table:table-cell office:value-type="float" office:value="9.71">
                <text:p>9.71</text:p>
              </table:table-cell>
              <table:table-cell office:value-type="float" office:value="0.3826579">
                <text:p>0.382657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5023616">
                <text:p>0.5023616</text:p>
              </table:table-cell>
              <table:table-cell office:value-type="float" office:value="9.72">
                <text:p>9.72</text:p>
              </table:table-cell>
              <table:table-cell office:value-type="float" office:value="0.3774275">
                <text:p>0.37742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534591">
                <text:p>0.534591</text:p>
              </table:table-cell>
              <table:table-cell office:value-type="float" office:value="9.73">
                <text:p>9.73</text:p>
              </table:table-cell>
              <table:table-cell office:value-type="float" office:value="0.372197">
                <text:p>0.3721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5395551">
                <text:p>0.5395551</text:p>
              </table:table-cell>
              <table:table-cell office:value-type="float" office:value="9.74">
                <text:p>9.74</text:p>
              </table:table-cell>
              <table:table-cell office:value-type="float" office:value="0.3671546">
                <text:p>0.36715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5376489">
                <text:p>0.5376489</text:p>
              </table:table-cell>
              <table:table-cell office:value-type="float" office:value="9.75">
                <text:p>9.75</text:p>
              </table:table-cell>
              <table:table-cell office:value-type="float" office:value="0.362264">
                <text:p>0.3622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5280782">
                <text:p>0.5280782</text:p>
              </table:table-cell>
              <table:table-cell office:value-type="float" office:value="9.76">
                <text:p>9.76</text:p>
              </table:table-cell>
              <table:table-cell office:value-type="float" office:value="0.3573734">
                <text:p>0.35737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5424785">
                <text:p>0.5424785</text:p>
              </table:table-cell>
              <table:table-cell office:value-type="float" office:value="9.77">
                <text:p>9.77</text:p>
              </table:table-cell>
              <table:table-cell office:value-type="float" office:value="0.3524828">
                <text:p>0.35248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5472416">
                <text:p>0.5472416</text:p>
              </table:table-cell>
              <table:table-cell office:value-type="float" office:value="9.78">
                <text:p>9.78</text:p>
              </table:table-cell>
              <table:table-cell office:value-type="float" office:value="0.3475922">
                <text:p>0.34759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5242498">
                <text:p>0.5242498</text:p>
              </table:table-cell>
              <table:table-cell office:value-type="float" office:value="9.79">
                <text:p>9.79</text:p>
              </table:table-cell>
              <table:table-cell office:value-type="float" office:value="0.3457883">
                <text:p>0.345788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5089728">
                <text:p>0.5089728</text:p>
              </table:table-cell>
              <table:table-cell office:value-type="float" office:value="9.8">
                <text:p>9.8</text:p>
              </table:table-cell>
              <table:table-cell office:value-type="float" office:value="0.3464765">
                <text:p>0.34647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5085202">
                <text:p>0.5085202</text:p>
              </table:table-cell>
              <table:table-cell office:value-type="float" office:value="9.81">
                <text:p>9.81</text:p>
              </table:table-cell>
              <table:table-cell office:value-type="float" office:value="0.3471647">
                <text:p>0.34716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4787928">
                <text:p>0.4787928</text:p>
              </table:table-cell>
              <table:table-cell office:value-type="float" office:value="9.82">
                <text:p>9.82</text:p>
              </table:table-cell>
              <table:table-cell office:value-type="float" office:value="0.3478529">
                <text:p>0.34785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4628526">
                <text:p>0.4628526</text:p>
              </table:table-cell>
              <table:table-cell office:value-type="float" office:value="9.83">
                <text:p>9.83</text:p>
              </table:table-cell>
              <table:table-cell office:value-type="float" office:value="0.3485411">
                <text:p>0.34854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4781354">
                <text:p>0.4781354</text:p>
              </table:table-cell>
              <table:table-cell office:value-type="float" office:value="9.84">
                <text:p>9.84</text:p>
              </table:table-cell>
              <table:table-cell office:value-type="float" office:value="0.3500028">
                <text:p>0.35000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486054">
                <text:p>0.486054</text:p>
              </table:table-cell>
              <table:table-cell office:value-type="float" office:value="9.85">
                <text:p>9.85</text:p>
              </table:table-cell>
              <table:table-cell office:value-type="float" office:value="0.3520891">
                <text:p>0.35208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4839379">
                <text:p>0.4839379</text:p>
              </table:table-cell>
              <table:table-cell office:value-type="float" office:value="9.86">
                <text:p>9.86</text:p>
              </table:table-cell>
              <table:table-cell office:value-type="float" office:value="0.3541753">
                <text:p>0.35417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5040882">
                <text:p>0.5040882</text:p>
              </table:table-cell>
              <table:table-cell office:value-type="float" office:value="9.87">
                <text:p>9.87</text:p>
              </table:table-cell>
              <table:table-cell office:value-type="float" office:value="0.3562616">
                <text:p>0.35626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515274">
                <text:p>0.515274</text:p>
              </table:table-cell>
              <table:table-cell office:value-type="float" office:value="9.88">
                <text:p>9.88</text:p>
              </table:table-cell>
              <table:table-cell office:value-type="float" office:value="0.3583478">
                <text:p>0.35834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5002084">
                <text:p>0.5002084</text:p>
              </table:table-cell>
              <table:table-cell office:value-type="float" office:value="9.89">
                <text:p>9.89</text:p>
              </table:table-cell>
              <table:table-cell office:value-type="float" office:value="0.3589391">
                <text:p>0.35893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4882812">
                <text:p>0.4882812</text:p>
              </table:table-cell>
              <table:table-cell office:value-type="float" office:value="9.9">
                <text:p>9.9</text:p>
              </table:table-cell>
              <table:table-cell office:value-type="float" office:value="0.3583236">
                <text:p>0.35832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4824614">
                <text:p>0.4824614</text:p>
              </table:table-cell>
              <table:table-cell office:value-type="float" office:value="9.91">
                <text:p>9.91</text:p>
              </table:table-cell>
              <table:table-cell office:value-type="float" office:value="0.357708">
                <text:p>0.3577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4647302">
                <text:p>0.4647302</text:p>
              </table:table-cell>
              <table:table-cell office:value-type="float" office:value="9.92">
                <text:p>9.92</text:p>
              </table:table-cell>
              <table:table-cell office:value-type="float" office:value="0.3570924">
                <text:p>0.35709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4519702">
                <text:p>0.4519702</text:p>
              </table:table-cell>
              <table:table-cell office:value-type="float" office:value="9.93">
                <text:p>9.93</text:p>
              </table:table-cell>
              <table:table-cell office:value-type="float" office:value="0.3564768">
                <text:p>0.35647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4524192">
                <text:p>0.4524192</text:p>
              </table:table-cell>
              <table:table-cell office:value-type="float" office:value="9.94">
                <text:p>9.94</text:p>
              </table:table-cell>
              <table:table-cell office:value-type="float" office:value="0.3566665">
                <text:p>0.35666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4474268">
                <text:p>0.4474268</text:p>
              </table:table-cell>
              <table:table-cell office:value-type="float" office:value="9.95">
                <text:p>9.95</text:p>
              </table:table-cell>
              <table:table-cell office:value-type="float" office:value="0.3575064">
                <text:p>0.35750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4325436">
                <text:p>0.4325436</text:p>
              </table:table-cell>
              <table:table-cell office:value-type="float" office:value="9.96">
                <text:p>9.96</text:p>
              </table:table-cell>
              <table:table-cell office:value-type="float" office:value="0.3583463">
                <text:p>0.3583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">
                <text:p>9.97</text:p>
              </table:table-cell>
              <table:table-cell office:value-type="float" office:value="0.3591862">
                <text:p>0.359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0261">
                <text:p>0.3600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0316">
                <text:p>0.3600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3636">
                <text:p>0.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